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 1" table:style-name="ta1">
        <table:shapes>
          <draw:frame draw:z-index="0" draw:style-name="gr1" draw:text-style-name="P1" svg:width="159.99mm" svg:height="89.99mm" svg:x="113.89mm" svg:y="5.51mm">
            <draw:object draw:notify-on-update-of-ranges="'Planilha 1'.B2:'Planilha 1'.B1001 'Planilha 1'.D2:'Planilha 1'.D1001 'Planilha 1'.B2:'Planilha 1'.B1001 'Planilha 1'.E2:'Planilha 1'.E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9783" calcext:value-type="float">
            <text:p>8,809783</text:p>
          </table:table-cell>
          <table:table-cell office:value-type="float" office:value="7.611147" calcext:value-type="float">
            <text:p>7,611147</text:p>
          </table:table-cell>
          <table:table-cell table:formula="of:=IF([.A2]=0;[.C2];NA())" office:value-type="float" office:value="7.611147" calcext:value-type="float">
            <text:p>7,611147</text:p>
          </table:table-cell>
          <table:table-cell table:formula="of:=IF([.A2]=1;[.C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0747" calcext:value-type="float">
            <text:p>4,110747</text:p>
          </table:table-cell>
          <table:table-cell office:value-type="float" office:value="11.103186" calcext:value-type="float">
            <text:p>11,103186</text:p>
          </table:table-cell>
          <table:table-cell table:formula="of:=IF([.A3]=0;[.C3];NA())" office:value-type="float" office:value="11.103186" calcext:value-type="float">
            <text:p>11,103186</text:p>
          </table:table-cell>
          <table:table-cell table:formula="of:=IF([.A3]=1;[.C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471" calcext:value-type="float">
            <text:p>4,11471</text:p>
          </table:table-cell>
          <table:table-cell office:value-type="float" office:value="11.039587" calcext:value-type="float">
            <text:p>11,039587</text:p>
          </table:table-cell>
          <table:table-cell table:formula="of:=IF([.A4]=0;[.C4];NA())" office:value-type="float" office:value="11.039587" calcext:value-type="float">
            <text:p>11,039587</text:p>
          </table:table-cell>
          <table:table-cell table:formula="of:=IF([.A4]=1;[.C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54736" calcext:value-type="float">
            <text:p>3,154736</text:p>
          </table:table-cell>
          <table:table-cell office:value-type="float" office:value="6.743244" calcext:value-type="float">
            <text:p>6,743244</text:p>
          </table:table-cell>
          <table:table-cell table:formula="of:=IF([.A5]=0;[.C5];NA())" office:value-type="float" office:value="6.743244" calcext:value-type="float">
            <text:p>6,743244</text:p>
          </table:table-cell>
          <table:table-cell table:formula="of:=IF([.A5]=1;[.C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2931" calcext:value-type="float">
            <text:p>5,972931</text:p>
          </table:table-cell>
          <table:table-cell office:value-type="float" office:value="7.537982" calcext:value-type="float">
            <text:p>7,537982</text:p>
          </table:table-cell>
          <table:table-cell table:formula="of:=IF([.A6]=0;[.C6];NA())" office:value-type="float" office:value="7.537982" calcext:value-type="float">
            <text:p>7,537982</text:p>
          </table:table-cell>
          <table:table-cell table:formula="of:=IF([.A6]=1;[.C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30675" calcext:value-type="float">
            <text:p>5,330675</text:p>
          </table:table-cell>
          <table:table-cell office:value-type="float" office:value="7.03301" calcext:value-type="float">
            <text:p>7,03301</text:p>
          </table:table-cell>
          <table:table-cell table:formula="of:=IF([.A7]=0;[.C7];NA())" office:value-type="float" office:value="7.03301" calcext:value-type="float">
            <text:p>7,03301</text:p>
          </table:table-cell>
          <table:table-cell table:formula="of:=IF([.A7]=1;[.C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1986" calcext:value-type="float">
            <text:p>5,721986</text:p>
          </table:table-cell>
          <table:table-cell office:value-type="float" office:value="6.103138" calcext:value-type="float">
            <text:p>6,103138</text:p>
          </table:table-cell>
          <table:table-cell table:formula="of:=IF([.A8]=0;[.C8];NA())" office:value-type="float" office:value="6.103138" calcext:value-type="float">
            <text:p>6,103138</text:p>
          </table:table-cell>
          <table:table-cell table:formula="of:=IF([.A8]=1;[.C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0546" calcext:value-type="float">
            <text:p>6,040546</text:p>
          </table:table-cell>
          <table:table-cell office:value-type="float" office:value="6.567276" calcext:value-type="float">
            <text:p>6,567276</text:p>
          </table:table-cell>
          <table:table-cell table:formula="of:=IF([.A9]=0;[.C9];NA())" office:value-type="float" office:value="6.567276" calcext:value-type="float">
            <text:p>6,567276</text:p>
          </table:table-cell>
          <table:table-cell table:formula="of:=IF([.A9]=1;[.C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0096" calcext:value-type="float">
            <text:p>8,010096</text:p>
          </table:table-cell>
          <table:table-cell office:value-type="float" office:value="9.235093" calcext:value-type="float">
            <text:p>9,235093</text:p>
          </table:table-cell>
          <table:table-cell table:formula="of:=IF([.A10]=0;[.C10];NA())" office:value-type="float" office:value="9.235093" calcext:value-type="float">
            <text:p>9,235093</text:p>
          </table:table-cell>
          <table:table-cell table:formula="of:=IF([.A10]=1;[.C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63637" calcext:value-type="float">
            <text:p>8,663637</text:p>
          </table:table-cell>
          <table:table-cell office:value-type="float" office:value="9.113787" calcext:value-type="float">
            <text:p>9,113787</text:p>
          </table:table-cell>
          <table:table-cell table:formula="of:=IF([.A11]=0;[.C11];NA())" office:value-type="float" office:value="9.113787" calcext:value-type="float">
            <text:p>9,113787</text:p>
          </table:table-cell>
          <table:table-cell table:formula="of:=IF([.A11]=1;[.C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4345" calcext:value-type="float">
            <text:p>3,364345</text:p>
          </table:table-cell>
          <table:table-cell office:value-type="float" office:value="10.19331" calcext:value-type="float">
            <text:p>10,19331</text:p>
          </table:table-cell>
          <table:table-cell table:formula="of:=IF([.A12]=0;[.C12];NA())" office:value-type="float" office:value="10.19331" calcext:value-type="float">
            <text:p>10,19331</text:p>
          </table:table-cell>
          <table:table-cell table:formula="of:=IF([.A12]=1;[.C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3395" calcext:value-type="float">
            <text:p>4,23395</text:p>
          </table:table-cell>
          <table:table-cell office:value-type="float" office:value="10.003093" calcext:value-type="float">
            <text:p>10,003093</text:p>
          </table:table-cell>
          <table:table-cell table:formula="of:=IF([.A13]=0;[.C13];NA())" office:value-type="float" office:value="10.003093" calcext:value-type="float">
            <text:p>10,003093</text:p>
          </table:table-cell>
          <table:table-cell table:formula="of:=IF([.A13]=1;[.C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5098" calcext:value-type="float">
            <text:p>6,545098</text:p>
          </table:table-cell>
          <table:table-cell office:value-type="float" office:value="9.127085" calcext:value-type="float">
            <text:p>9,127085</text:p>
          </table:table-cell>
          <table:table-cell table:formula="of:=IF([.A14]=0;[.C14];NA())" office:value-type="float" office:value="9.127085" calcext:value-type="float">
            <text:p>9,127085</text:p>
          </table:table-cell>
          <table:table-cell table:formula="of:=IF([.A14]=1;[.C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5131" calcext:value-type="float">
            <text:p>7,35131</text:p>
          </table:table-cell>
          <table:table-cell office:value-type="float" office:value="10.731793" calcext:value-type="float">
            <text:p>10,731793</text:p>
          </table:table-cell>
          <table:table-cell table:formula="of:=IF([.A15]=0;[.C15];NA())" office:value-type="float" office:value="10.731793" calcext:value-type="float">
            <text:p>10,731793</text:p>
          </table:table-cell>
          <table:table-cell table:formula="of:=IF([.A15]=1;[.C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00897" calcext:value-type="float">
            <text:p>6,600897</text:p>
          </table:table-cell>
          <table:table-cell office:value-type="float" office:value="9.293019" calcext:value-type="float">
            <text:p>9,293019</text:p>
          </table:table-cell>
          <table:table-cell table:formula="of:=IF([.A16]=0;[.C16];NA())" office:value-type="float" office:value="9.293019" calcext:value-type="float">
            <text:p>9,293019</text:p>
          </table:table-cell>
          <table:table-cell table:formula="of:=IF([.A16]=1;[.C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7767" calcext:value-type="float">
            <text:p>8,227767</text:p>
          </table:table-cell>
          <table:table-cell office:value-type="float" office:value="7.990697" calcext:value-type="float">
            <text:p>7,990697</text:p>
          </table:table-cell>
          <table:table-cell table:formula="of:=IF([.A17]=0;[.C17];NA())" office:value-type="float" office:value="7.990697" calcext:value-type="float">
            <text:p>7,990697</text:p>
          </table:table-cell>
          <table:table-cell table:formula="of:=IF([.A17]=1;[.C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0258" calcext:value-type="float">
            <text:p>3,640258</text:p>
          </table:table-cell>
          <table:table-cell office:value-type="float" office:value="7.066937" calcext:value-type="float">
            <text:p>7,066937</text:p>
          </table:table-cell>
          <table:table-cell table:formula="of:=IF([.A18]=0;[.C18];NA())" office:value-type="float" office:value="7.066937" calcext:value-type="float">
            <text:p>7,066937</text:p>
          </table:table-cell>
          <table:table-cell table:formula="of:=IF([.A18]=1;[.C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6746" calcext:value-type="float">
            <text:p>2,616746</text:p>
          </table:table-cell>
          <table:table-cell office:value-type="float" office:value="8.077674" calcext:value-type="float">
            <text:p>8,077674</text:p>
          </table:table-cell>
          <table:table-cell table:formula="of:=IF([.A19]=0;[.C19];NA())" office:value-type="float" office:value="8.077674" calcext:value-type="float">
            <text:p>8,077674</text:p>
          </table:table-cell>
          <table:table-cell table:formula="of:=IF([.A19]=1;[.C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98015" calcext:value-type="float">
            <text:p>4,698015</text:p>
          </table:table-cell>
          <table:table-cell office:value-type="float" office:value="7.995143" calcext:value-type="float">
            <text:p>7,995143</text:p>
          </table:table-cell>
          <table:table-cell table:formula="of:=IF([.A20]=0;[.C20];NA())" office:value-type="float" office:value="7.995143" calcext:value-type="float">
            <text:p>7,995143</text:p>
          </table:table-cell>
          <table:table-cell table:formula="of:=IF([.A20]=1;[.C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63209" calcext:value-type="float">
            <text:p>4,663209</text:p>
          </table:table-cell>
          <table:table-cell office:value-type="float" office:value="9.719093" calcext:value-type="float">
            <text:p>9,719093</text:p>
          </table:table-cell>
          <table:table-cell table:formula="of:=IF([.A21]=0;[.C21];NA())" office:value-type="float" office:value="9.719093" calcext:value-type="float">
            <text:p>9,719093</text:p>
          </table:table-cell>
          <table:table-cell table:formula="of:=IF([.A21]=1;[.C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9547" calcext:value-type="float">
            <text:p>6,889547</text:p>
          </table:table-cell>
          <table:table-cell office:value-type="float" office:value="10.594419" calcext:value-type="float">
            <text:p>10,594419</text:p>
          </table:table-cell>
          <table:table-cell table:formula="of:=IF([.A22]=0;[.C22];NA())" office:value-type="float" office:value="10.594419" calcext:value-type="float">
            <text:p>10,594419</text:p>
          </table:table-cell>
          <table:table-cell table:formula="of:=IF([.A22]=1;[.C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74191" calcext:value-type="float">
            <text:p>4,474191</text:p>
          </table:table-cell>
          <table:table-cell office:value-type="float" office:value="8.945728" calcext:value-type="float">
            <text:p>8,945728</text:p>
          </table:table-cell>
          <table:table-cell table:formula="of:=IF([.A23]=0;[.C23];NA())" office:value-type="float" office:value="8.945728" calcext:value-type="float">
            <text:p>8,945728</text:p>
          </table:table-cell>
          <table:table-cell table:formula="of:=IF([.A23]=1;[.C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22474" calcext:value-type="float">
            <text:p>7,822474</text:p>
          </table:table-cell>
          <table:table-cell office:value-type="float" office:value="6.546626" calcext:value-type="float">
            <text:p>6,546626</text:p>
          </table:table-cell>
          <table:table-cell table:formula="of:=IF([.A24]=0;[.C24];NA())" office:value-type="float" office:value="6.546626" calcext:value-type="float">
            <text:p>6,546626</text:p>
          </table:table-cell>
          <table:table-cell table:formula="of:=IF([.A24]=1;[.C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25493" calcext:value-type="float">
            <text:p>5,325493</text:p>
          </table:table-cell>
          <table:table-cell office:value-type="float" office:value="5.438902" calcext:value-type="float">
            <text:p>5,438902</text:p>
          </table:table-cell>
          <table:table-cell table:formula="of:=IF([.A25]=0;[.C25];NA())" office:value-type="float" office:value="5.438902" calcext:value-type="float">
            <text:p>5,438902</text:p>
          </table:table-cell>
          <table:table-cell table:formula="of:=IF([.A25]=1;[.C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71755" calcext:value-type="float">
            <text:p>4,271755</text:p>
          </table:table-cell>
          <table:table-cell office:value-type="float" office:value="7.876889" calcext:value-type="float">
            <text:p>7,876889</text:p>
          </table:table-cell>
          <table:table-cell table:formula="of:=IF([.A26]=0;[.C26];NA())" office:value-type="float" office:value="7.876889" calcext:value-type="float">
            <text:p>7,876889</text:p>
          </table:table-cell>
          <table:table-cell table:formula="of:=IF([.A26]=1;[.C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916" calcext:value-type="float">
            <text:p>3,77916</text:p>
          </table:table-cell>
          <table:table-cell office:value-type="float" office:value="7.983635" calcext:value-type="float">
            <text:p>7,983635</text:p>
          </table:table-cell>
          <table:table-cell table:formula="of:=IF([.A27]=0;[.C27];NA())" office:value-type="float" office:value="7.983635" calcext:value-type="float">
            <text:p>7,983635</text:p>
          </table:table-cell>
          <table:table-cell table:formula="of:=IF([.A27]=1;[.C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42428" calcext:value-type="float">
            <text:p>6,642428</text:p>
          </table:table-cell>
          <table:table-cell office:value-type="float" office:value="7.317616" calcext:value-type="float">
            <text:p>7,317616</text:p>
          </table:table-cell>
          <table:table-cell table:formula="of:=IF([.A28]=0;[.C28];NA())" office:value-type="float" office:value="7.317616" calcext:value-type="float">
            <text:p>7,317616</text:p>
          </table:table-cell>
          <table:table-cell table:formula="of:=IF([.A28]=1;[.C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0352" calcext:value-type="float">
            <text:p>6,10352</text:p>
          </table:table-cell>
          <table:table-cell office:value-type="float" office:value="8.246751" calcext:value-type="float">
            <text:p>8,246751</text:p>
          </table:table-cell>
          <table:table-cell table:formula="of:=IF([.A29]=0;[.C29];NA())" office:value-type="float" office:value="8.246751" calcext:value-type="float">
            <text:p>8,246751</text:p>
          </table:table-cell>
          <table:table-cell table:formula="of:=IF([.A29]=1;[.C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0682" calcext:value-type="float">
            <text:p>8,280682</text:p>
          </table:table-cell>
          <table:table-cell office:value-type="float" office:value="8.250152" calcext:value-type="float">
            <text:p>8,250152</text:p>
          </table:table-cell>
          <table:table-cell table:formula="of:=IF([.A30]=0;[.C30];NA())" office:value-type="float" office:value="8.250152" calcext:value-type="float">
            <text:p>8,250152</text:p>
          </table:table-cell>
          <table:table-cell table:formula="of:=IF([.A30]=1;[.C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098" calcext:value-type="float">
            <text:p>3,83098</text:p>
          </table:table-cell>
          <table:table-cell office:value-type="float" office:value="11.027824" calcext:value-type="float">
            <text:p>11,027824</text:p>
          </table:table-cell>
          <table:table-cell table:formula="of:=IF([.A31]=0;[.C31];NA())" office:value-type="float" office:value="11.027824" calcext:value-type="float">
            <text:p>11,027824</text:p>
          </table:table-cell>
          <table:table-cell table:formula="of:=IF([.A31]=1;[.C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18995" calcext:value-type="float">
            <text:p>6,018995</text:p>
          </table:table-cell>
          <table:table-cell office:value-type="float" office:value="9.116624" calcext:value-type="float">
            <text:p>9,116624</text:p>
          </table:table-cell>
          <table:table-cell table:formula="of:=IF([.A32]=0;[.C32];NA())" office:value-type="float" office:value="9.116624" calcext:value-type="float">
            <text:p>9,116624</text:p>
          </table:table-cell>
          <table:table-cell table:formula="of:=IF([.A32]=1;[.C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1034" calcext:value-type="float">
            <text:p>3,901034</text:p>
          </table:table-cell>
          <table:table-cell office:value-type="float" office:value="7.045717" calcext:value-type="float">
            <text:p>7,045717</text:p>
          </table:table-cell>
          <table:table-cell table:formula="of:=IF([.A33]=0;[.C33];NA())" office:value-type="float" office:value="7.045717" calcext:value-type="float">
            <text:p>7,045717</text:p>
          </table:table-cell>
          <table:table-cell table:formula="of:=IF([.A33]=1;[.C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0581" calcext:value-type="float">
            <text:p>8,280581</text:p>
          </table:table-cell>
          <table:table-cell office:value-type="float" office:value="8.204739" calcext:value-type="float">
            <text:p>8,204739</text:p>
          </table:table-cell>
          <table:table-cell table:formula="of:=IF([.A34]=0;[.C34];NA())" office:value-type="float" office:value="8.204739" calcext:value-type="float">
            <text:p>8,204739</text:p>
          </table:table-cell>
          <table:table-cell table:formula="of:=IF([.A34]=1;[.C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19908" calcext:value-type="float">
            <text:p>6,219908</text:p>
          </table:table-cell>
          <table:table-cell office:value-type="float" office:value="5.360467" calcext:value-type="float">
            <text:p>5,360467</text:p>
          </table:table-cell>
          <table:table-cell table:formula="of:=IF([.A35]=0;[.C35];NA())" office:value-type="float" office:value="5.360467" calcext:value-type="float">
            <text:p>5,360467</text:p>
          </table:table-cell>
          <table:table-cell table:formula="of:=IF([.A35]=1;[.C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2382" calcext:value-type="float">
            <text:p>5,042382</text:p>
          </table:table-cell>
          <table:table-cell office:value-type="float" office:value="6.955637" calcext:value-type="float">
            <text:p>6,955637</text:p>
          </table:table-cell>
          <table:table-cell table:formula="of:=IF([.A36]=0;[.C36];NA())" office:value-type="float" office:value="6.955637" calcext:value-type="float">
            <text:p>6,955637</text:p>
          </table:table-cell>
          <table:table-cell table:formula="of:=IF([.A36]=1;[.C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17093" calcext:value-type="float">
            <text:p>3,817093</text:p>
          </table:table-cell>
          <table:table-cell office:value-type="float" office:value="6.841828" calcext:value-type="float">
            <text:p>6,841828</text:p>
          </table:table-cell>
          <table:table-cell table:formula="of:=IF([.A37]=0;[.C37];NA())" office:value-type="float" office:value="6.841828" calcext:value-type="float">
            <text:p>6,841828</text:p>
          </table:table-cell>
          <table:table-cell table:formula="of:=IF([.A37]=1;[.C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5995" calcext:value-type="float">
            <text:p>3,955995</text:p>
          </table:table-cell>
          <table:table-cell office:value-type="float" office:value="5.91963" calcext:value-type="float">
            <text:p>5,91963</text:p>
          </table:table-cell>
          <table:table-cell table:formula="of:=IF([.A38]=0;[.C38];NA())" office:value-type="float" office:value="5.91963" calcext:value-type="float">
            <text:p>5,91963</text:p>
          </table:table-cell>
          <table:table-cell table:formula="of:=IF([.A38]=1;[.C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8717" calcext:value-type="float">
            <text:p>6,628717</text:p>
          </table:table-cell>
          <table:table-cell office:value-type="float" office:value="9.448322" calcext:value-type="float">
            <text:p>9,448322</text:p>
          </table:table-cell>
          <table:table-cell table:formula="of:=IF([.A39]=0;[.C39];NA())" office:value-type="float" office:value="9.448322" calcext:value-type="float">
            <text:p>9,448322</text:p>
          </table:table-cell>
          <table:table-cell table:formula="of:=IF([.A39]=1;[.C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22353" calcext:value-type="float">
            <text:p>2,822353</text:p>
          </table:table-cell>
          <table:table-cell office:value-type="float" office:value="9.205873" calcext:value-type="float">
            <text:p>9,205873</text:p>
          </table:table-cell>
          <table:table-cell table:formula="of:=IF([.A40]=0;[.C40];NA())" office:value-type="float" office:value="9.205873" calcext:value-type="float">
            <text:p>9,205873</text:p>
          </table:table-cell>
          <table:table-cell table:formula="of:=IF([.A40]=1;[.C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03825" calcext:value-type="float">
            <text:p>6,903825</text:p>
          </table:table-cell>
          <table:table-cell office:value-type="float" office:value="8.486555" calcext:value-type="float">
            <text:p>8,486555</text:p>
          </table:table-cell>
          <table:table-cell table:formula="of:=IF([.A41]=0;[.C41];NA())" office:value-type="float" office:value="8.486555" calcext:value-type="float">
            <text:p>8,486555</text:p>
          </table:table-cell>
          <table:table-cell table:formula="of:=IF([.A41]=1;[.C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3976" calcext:value-type="float">
            <text:p>3,363976</text:p>
          </table:table-cell>
          <table:table-cell office:value-type="float" office:value="9.243669" calcext:value-type="float">
            <text:p>9,243669</text:p>
          </table:table-cell>
          <table:table-cell table:formula="of:=IF([.A42]=0;[.C42];NA())" office:value-type="float" office:value="9.243669" calcext:value-type="float">
            <text:p>9,243669</text:p>
          </table:table-cell>
          <table:table-cell table:formula="of:=IF([.A42]=1;[.C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18036" calcext:value-type="float">
            <text:p>6,818036</text:p>
          </table:table-cell>
          <table:table-cell office:value-type="float" office:value="6.262664" calcext:value-type="float">
            <text:p>6,262664</text:p>
          </table:table-cell>
          <table:table-cell table:formula="of:=IF([.A43]=0;[.C43];NA())" office:value-type="float" office:value="6.262664" calcext:value-type="float">
            <text:p>6,262664</text:p>
          </table:table-cell>
          <table:table-cell table:formula="of:=IF([.A43]=1;[.C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466" calcext:value-type="float">
            <text:p>4,14466</text:p>
          </table:table-cell>
          <table:table-cell office:value-type="float" office:value="6.782835" calcext:value-type="float">
            <text:p>6,782835</text:p>
          </table:table-cell>
          <table:table-cell table:formula="of:=IF([.A44]=0;[.C44];NA())" office:value-type="float" office:value="6.782835" calcext:value-type="float">
            <text:p>6,782835</text:p>
          </table:table-cell>
          <table:table-cell table:formula="of:=IF([.A44]=1;[.C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72984" calcext:value-type="float">
            <text:p>7,572984</text:p>
          </table:table-cell>
          <table:table-cell office:value-type="float" office:value="6.063416" calcext:value-type="float">
            <text:p>6,063416</text:p>
          </table:table-cell>
          <table:table-cell table:formula="of:=IF([.A45]=0;[.C45];NA())" office:value-type="float" office:value="6.063416" calcext:value-type="float">
            <text:p>6,063416</text:p>
          </table:table-cell>
          <table:table-cell table:formula="of:=IF([.A45]=1;[.C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7722" calcext:value-type="float">
            <text:p>3,987722</text:p>
          </table:table-cell>
          <table:table-cell office:value-type="float" office:value="5.900285" calcext:value-type="float">
            <text:p>5,900285</text:p>
          </table:table-cell>
          <table:table-cell table:formula="of:=IF([.A46]=0;[.C46];NA())" office:value-type="float" office:value="5.900285" calcext:value-type="float">
            <text:p>5,900285</text:p>
          </table:table-cell>
          <table:table-cell table:formula="of:=IF([.A46]=1;[.C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70627" calcext:value-type="float">
            <text:p>4,270627</text:p>
          </table:table-cell>
          <table:table-cell office:value-type="float" office:value="8.432667" calcext:value-type="float">
            <text:p>8,432667</text:p>
          </table:table-cell>
          <table:table-cell table:formula="of:=IF([.A47]=0;[.C47];NA())" office:value-type="float" office:value="8.432667" calcext:value-type="float">
            <text:p>8,432667</text:p>
          </table:table-cell>
          <table:table-cell table:formula="of:=IF([.A47]=1;[.C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6263" calcext:value-type="float">
            <text:p>5,926263</text:p>
          </table:table-cell>
          <table:table-cell office:value-type="float" office:value="8.145282" calcext:value-type="float">
            <text:p>8,145282</text:p>
          </table:table-cell>
          <table:table-cell table:formula="of:=IF([.A48]=0;[.C48];NA())" office:value-type="float" office:value="8.145282" calcext:value-type="float">
            <text:p>8,145282</text:p>
          </table:table-cell>
          <table:table-cell table:formula="of:=IF([.A48]=1;[.C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00541" calcext:value-type="float">
            <text:p>4,500541</text:p>
          </table:table-cell>
          <table:table-cell office:value-type="float" office:value="9.591276" calcext:value-type="float">
            <text:p>9,591276</text:p>
          </table:table-cell>
          <table:table-cell table:formula="of:=IF([.A49]=0;[.C49];NA())" office:value-type="float" office:value="9.591276" calcext:value-type="float">
            <text:p>9,591276</text:p>
          </table:table-cell>
          <table:table-cell table:formula="of:=IF([.A49]=1;[.C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20171" calcext:value-type="float">
            <text:p>5,120171</text:p>
          </table:table-cell>
          <table:table-cell office:value-type="float" office:value="7.886808" calcext:value-type="float">
            <text:p>7,886808</text:p>
          </table:table-cell>
          <table:table-cell table:formula="of:=IF([.A50]=0;[.C50];NA())" office:value-type="float" office:value="7.886808" calcext:value-type="float">
            <text:p>7,886808</text:p>
          </table:table-cell>
          <table:table-cell table:formula="of:=IF([.A50]=1;[.C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26431" calcext:value-type="float">
            <text:p>3,026431</text:p>
          </table:table-cell>
          <table:table-cell office:value-type="float" office:value="8.199161" calcext:value-type="float">
            <text:p>8,199161</text:p>
          </table:table-cell>
          <table:table-cell table:formula="of:=IF([.A51]=0;[.C51];NA())" office:value-type="float" office:value="8.199161" calcext:value-type="float">
            <text:p>8,199161</text:p>
          </table:table-cell>
          <table:table-cell table:formula="of:=IF([.A51]=1;[.C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84014" calcext:value-type="float">
            <text:p>3,384014</text:p>
          </table:table-cell>
          <table:table-cell office:value-type="float" office:value="10.567839" calcext:value-type="float">
            <text:p>10,567839</text:p>
          </table:table-cell>
          <table:table-cell table:formula="of:=IF([.A52]=0;[.C52];NA())" office:value-type="float" office:value="10.567839" calcext:value-type="float">
            <text:p>10,567839</text:p>
          </table:table-cell>
          <table:table-cell table:formula="of:=IF([.A52]=1;[.C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77119" calcext:value-type="float">
            <text:p>5,077119</text:p>
          </table:table-cell>
          <table:table-cell office:value-type="float" office:value="11.421814" calcext:value-type="float">
            <text:p>11,421814</text:p>
          </table:table-cell>
          <table:table-cell table:formula="of:=IF([.A53]=0;[.C53];NA())" office:value-type="float" office:value="11.421814" calcext:value-type="float">
            <text:p>11,421814</text:p>
          </table:table-cell>
          <table:table-cell table:formula="of:=IF([.A53]=1;[.C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30788" calcext:value-type="float">
            <text:p>2,530788</text:p>
          </table:table-cell>
          <table:table-cell office:value-type="float" office:value="8.254285" calcext:value-type="float">
            <text:p>8,254285</text:p>
          </table:table-cell>
          <table:table-cell table:formula="of:=IF([.A54]=0;[.C54];NA())" office:value-type="float" office:value="8.254285" calcext:value-type="float">
            <text:p>8,254285</text:p>
          </table:table-cell>
          <table:table-cell table:formula="of:=IF([.A54]=1;[.C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645" calcext:value-type="float">
            <text:p>3,71645</text:p>
          </table:table-cell>
          <table:table-cell office:value-type="float" office:value="7.269865" calcext:value-type="float">
            <text:p>7,269865</text:p>
          </table:table-cell>
          <table:table-cell table:formula="of:=IF([.A55]=0;[.C55];NA())" office:value-type="float" office:value="7.269865" calcext:value-type="float">
            <text:p>7,269865</text:p>
          </table:table-cell>
          <table:table-cell table:formula="of:=IF([.A55]=1;[.C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4159" calcext:value-type="float">
            <text:p>3,544159</text:p>
          </table:table-cell>
          <table:table-cell office:value-type="float" office:value="9.030493" calcext:value-type="float">
            <text:p>9,030493</text:p>
          </table:table-cell>
          <table:table-cell table:formula="of:=IF([.A56]=0;[.C56];NA())" office:value-type="float" office:value="9.030493" calcext:value-type="float">
            <text:p>9,030493</text:p>
          </table:table-cell>
          <table:table-cell table:formula="of:=IF([.A56]=1;[.C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82348" calcext:value-type="float">
            <text:p>5,082348</text:p>
          </table:table-cell>
          <table:table-cell office:value-type="float" office:value="5.956756" calcext:value-type="float">
            <text:p>5,956756</text:p>
          </table:table-cell>
          <table:table-cell table:formula="of:=IF([.A57]=0;[.C57];NA())" office:value-type="float" office:value="5.956756" calcext:value-type="float">
            <text:p>5,956756</text:p>
          </table:table-cell>
          <table:table-cell table:formula="of:=IF([.A57]=1;[.C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763" calcext:value-type="float">
            <text:p>7,92763</text:p>
          </table:table-cell>
          <table:table-cell office:value-type="float" office:value="10.868154" calcext:value-type="float">
            <text:p>10,868154</text:p>
          </table:table-cell>
          <table:table-cell table:formula="of:=IF([.A58]=0;[.C58];NA())" office:value-type="float" office:value="10.868154" calcext:value-type="float">
            <text:p>10,868154</text:p>
          </table:table-cell>
          <table:table-cell table:formula="of:=IF([.A58]=1;[.C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24846" calcext:value-type="float">
            <text:p>8,124846</text:p>
          </table:table-cell>
          <table:table-cell office:value-type="float" office:value="6.988325" calcext:value-type="float">
            <text:p>6,988325</text:p>
          </table:table-cell>
          <table:table-cell table:formula="of:=IF([.A59]=0;[.C59];NA())" office:value-type="float" office:value="6.988325" calcext:value-type="float">
            <text:p>6,988325</text:p>
          </table:table-cell>
          <table:table-cell table:formula="of:=IF([.A59]=1;[.C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1655" calcext:value-type="float">
            <text:p>4,221655</text:p>
          </table:table-cell>
          <table:table-cell office:value-type="float" office:value="9.035337" calcext:value-type="float">
            <text:p>9,035337</text:p>
          </table:table-cell>
          <table:table-cell table:formula="of:=IF([.A60]=0;[.C60];NA())" office:value-type="float" office:value="9.035337" calcext:value-type="float">
            <text:p>9,035337</text:p>
          </table:table-cell>
          <table:table-cell table:formula="of:=IF([.A60]=1;[.C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66817" calcext:value-type="float">
            <text:p>4,466817</text:p>
          </table:table-cell>
          <table:table-cell office:value-type="float" office:value="9.909351" calcext:value-type="float">
            <text:p>9,909351</text:p>
          </table:table-cell>
          <table:table-cell table:formula="of:=IF([.A61]=0;[.C61];NA())" office:value-type="float" office:value="9.909351" calcext:value-type="float">
            <text:p>9,909351</text:p>
          </table:table-cell>
          <table:table-cell table:formula="of:=IF([.A61]=1;[.C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11248" calcext:value-type="float">
            <text:p>4,411248</text:p>
          </table:table-cell>
          <table:table-cell office:value-type="float" office:value="10.22585" calcext:value-type="float">
            <text:p>10,22585</text:p>
          </table:table-cell>
          <table:table-cell table:formula="of:=IF([.A62]=0;[.C62];NA())" office:value-type="float" office:value="10.22585" calcext:value-type="float">
            <text:p>10,22585</text:p>
          </table:table-cell>
          <table:table-cell table:formula="of:=IF([.A62]=1;[.C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719" calcext:value-type="float">
            <text:p>5,89719</text:p>
          </table:table-cell>
          <table:table-cell office:value-type="float" office:value="7.23744" calcext:value-type="float">
            <text:p>7,23744</text:p>
          </table:table-cell>
          <table:table-cell table:formula="of:=IF([.A63]=0;[.C63];NA())" office:value-type="float" office:value="7.23744" calcext:value-type="float">
            <text:p>7,23744</text:p>
          </table:table-cell>
          <table:table-cell table:formula="of:=IF([.A63]=1;[.C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29004" calcext:value-type="float">
            <text:p>5,529004</text:p>
          </table:table-cell>
          <table:table-cell office:value-type="float" office:value="9.789156" calcext:value-type="float">
            <text:p>9,789156</text:p>
          </table:table-cell>
          <table:table-cell table:formula="of:=IF([.A64]=0;[.C64];NA())" office:value-type="float" office:value="9.789156" calcext:value-type="float">
            <text:p>9,789156</text:p>
          </table:table-cell>
          <table:table-cell table:formula="of:=IF([.A64]=1;[.C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7066" calcext:value-type="float">
            <text:p>5,767066</text:p>
          </table:table-cell>
          <table:table-cell office:value-type="float" office:value="10.772608" calcext:value-type="float">
            <text:p>10,772608</text:p>
          </table:table-cell>
          <table:table-cell table:formula="of:=IF([.A65]=0;[.C65];NA())" office:value-type="float" office:value="10.772608" calcext:value-type="float">
            <text:p>10,772608</text:p>
          </table:table-cell>
          <table:table-cell table:formula="of:=IF([.A65]=1;[.C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2135" calcext:value-type="float">
            <text:p>8,72135</text:p>
          </table:table-cell>
          <table:table-cell office:value-type="float" office:value="9.249069" calcext:value-type="float">
            <text:p>9,249069</text:p>
          </table:table-cell>
          <table:table-cell table:formula="of:=IF([.A66]=0;[.C66];NA())" office:value-type="float" office:value="9.249069" calcext:value-type="float">
            <text:p>9,249069</text:p>
          </table:table-cell>
          <table:table-cell table:formula="of:=IF([.A66]=1;[.C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39044" calcext:value-type="float">
            <text:p>7,539044</text:p>
          </table:table-cell>
          <table:table-cell office:value-type="float" office:value="11.218934" calcext:value-type="float">
            <text:p>11,218934</text:p>
          </table:table-cell>
          <table:table-cell table:formula="of:=IF([.A67]=0;[.C67];NA())" office:value-type="float" office:value="11.218934" calcext:value-type="float">
            <text:p>11,218934</text:p>
          </table:table-cell>
          <table:table-cell table:formula="of:=IF([.A67]=1;[.C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3203" calcext:value-type="float">
            <text:p>8,573203</text:p>
          </table:table-cell>
          <table:table-cell office:value-type="float" office:value="8.459427" calcext:value-type="float">
            <text:p>8,459427</text:p>
          </table:table-cell>
          <table:table-cell table:formula="of:=IF([.A68]=0;[.C68];NA())" office:value-type="float" office:value="8.459427" calcext:value-type="float">
            <text:p>8,459427</text:p>
          </table:table-cell>
          <table:table-cell table:formula="of:=IF([.A68]=1;[.C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55552" calcext:value-type="float">
            <text:p>4,655552</text:p>
          </table:table-cell>
          <table:table-cell office:value-type="float" office:value="9.116182" calcext:value-type="float">
            <text:p>9,116182</text:p>
          </table:table-cell>
          <table:table-cell table:formula="of:=IF([.A69]=0;[.C69];NA())" office:value-type="float" office:value="9.116182" calcext:value-type="float">
            <text:p>9,116182</text:p>
          </table:table-cell>
          <table:table-cell table:formula="of:=IF([.A69]=1;[.C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83182" calcext:value-type="float">
            <text:p>3,583182</text:p>
          </table:table-cell>
          <table:table-cell office:value-type="float" office:value="7.966725" calcext:value-type="float">
            <text:p>7,966725</text:p>
          </table:table-cell>
          <table:table-cell table:formula="of:=IF([.A70]=0;[.C70];NA())" office:value-type="float" office:value="7.966725" calcext:value-type="float">
            <text:p>7,966725</text:p>
          </table:table-cell>
          <table:table-cell table:formula="of:=IF([.A70]=1;[.C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51029" calcext:value-type="float">
            <text:p>5,451029</text:p>
          </table:table-cell>
          <table:table-cell office:value-type="float" office:value="9.655049" calcext:value-type="float">
            <text:p>9,655049</text:p>
          </table:table-cell>
          <table:table-cell table:formula="of:=IF([.A71]=0;[.C71];NA())" office:value-type="float" office:value="9.655049" calcext:value-type="float">
            <text:p>9,655049</text:p>
          </table:table-cell>
          <table:table-cell table:formula="of:=IF([.A71]=1;[.C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62684" calcext:value-type="float">
            <text:p>7,162684</text:p>
          </table:table-cell>
          <table:table-cell office:value-type="float" office:value="6.837426" calcext:value-type="float">
            <text:p>6,837426</text:p>
          </table:table-cell>
          <table:table-cell table:formula="of:=IF([.A72]=0;[.C72];NA())" office:value-type="float" office:value="6.837426" calcext:value-type="float">
            <text:p>6,837426</text:p>
          </table:table-cell>
          <table:table-cell table:formula="of:=IF([.A72]=1;[.C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1867" calcext:value-type="float">
            <text:p>8,821867</text:p>
          </table:table-cell>
          <table:table-cell office:value-type="float" office:value="8.343967" calcext:value-type="float">
            <text:p>8,343967</text:p>
          </table:table-cell>
          <table:table-cell table:formula="of:=IF([.A73]=0;[.C73];NA())" office:value-type="float" office:value="8.343967" calcext:value-type="float">
            <text:p>8,343967</text:p>
          </table:table-cell>
          <table:table-cell table:formula="of:=IF([.A73]=1;[.C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01482" calcext:value-type="float">
            <text:p>8,701482</text:p>
          </table:table-cell>
          <table:table-cell office:value-type="float" office:value="8.446791" calcext:value-type="float">
            <text:p>8,446791</text:p>
          </table:table-cell>
          <table:table-cell table:formula="of:=IF([.A74]=0;[.C74];NA())" office:value-type="float" office:value="8.446791" calcext:value-type="float">
            <text:p>8,446791</text:p>
          </table:table-cell>
          <table:table-cell table:formula="of:=IF([.A74]=1;[.C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2971" calcext:value-type="float">
            <text:p>8,572971</text:p>
          </table:table-cell>
          <table:table-cell office:value-type="float" office:value="7.615591" calcext:value-type="float">
            <text:p>7,615591</text:p>
          </table:table-cell>
          <table:table-cell table:formula="of:=IF([.A75]=0;[.C75];NA())" office:value-type="float" office:value="7.615591" calcext:value-type="float">
            <text:p>7,615591</text:p>
          </table:table-cell>
          <table:table-cell table:formula="of:=IF([.A75]=1;[.C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83246" calcext:value-type="float">
            <text:p>5,683246</text:p>
          </table:table-cell>
          <table:table-cell office:value-type="float" office:value="11.425206" calcext:value-type="float">
            <text:p>11,425206</text:p>
          </table:table-cell>
          <table:table-cell table:formula="of:=IF([.A76]=0;[.C76];NA())" office:value-type="float" office:value="11.425206" calcext:value-type="float">
            <text:p>11,425206</text:p>
          </table:table-cell>
          <table:table-cell table:formula="of:=IF([.A76]=1;[.C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7466" calcext:value-type="float">
            <text:p>8,77466</text:p>
          </table:table-cell>
          <table:table-cell office:value-type="float" office:value="7.663022" calcext:value-type="float">
            <text:p>7,663022</text:p>
          </table:table-cell>
          <table:table-cell table:formula="of:=IF([.A77]=0;[.C77];NA())" office:value-type="float" office:value="7.663022" calcext:value-type="float">
            <text:p>7,663022</text:p>
          </table:table-cell>
          <table:table-cell table:formula="of:=IF([.A77]=1;[.C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1045" calcext:value-type="float">
            <text:p>5,941045</text:p>
          </table:table-cell>
          <table:table-cell office:value-type="float" office:value="8.100747" calcext:value-type="float">
            <text:p>8,100747</text:p>
          </table:table-cell>
          <table:table-cell table:formula="of:=IF([.A78]=0;[.C78];NA())" office:value-type="float" office:value="8.100747" calcext:value-type="float">
            <text:p>8,100747</text:p>
          </table:table-cell>
          <table:table-cell table:formula="of:=IF([.A78]=1;[.C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9203" calcext:value-type="float">
            <text:p>8,689203</text:p>
          </table:table-cell>
          <table:table-cell office:value-type="float" office:value="7.930233" calcext:value-type="float">
            <text:p>7,930233</text:p>
          </table:table-cell>
          <table:table-cell table:formula="of:=IF([.A79]=0;[.C79];NA())" office:value-type="float" office:value="7.930233" calcext:value-type="float">
            <text:p>7,930233</text:p>
          </table:table-cell>
          <table:table-cell table:formula="of:=IF([.A79]=1;[.C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6315" calcext:value-type="float">
            <text:p>4,816315</text:p>
          </table:table-cell>
          <table:table-cell office:value-type="float" office:value="8.632522" calcext:value-type="float">
            <text:p>8,632522</text:p>
          </table:table-cell>
          <table:table-cell table:formula="of:=IF([.A80]=0;[.C80];NA())" office:value-type="float" office:value="8.632522" calcext:value-type="float">
            <text:p>8,632522</text:p>
          </table:table-cell>
          <table:table-cell table:formula="of:=IF([.A80]=1;[.C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02916" calcext:value-type="float">
            <text:p>3,302916</text:p>
          </table:table-cell>
          <table:table-cell office:value-type="float" office:value="8.45439" calcext:value-type="float">
            <text:p>8,45439</text:p>
          </table:table-cell>
          <table:table-cell table:formula="of:=IF([.A81]=0;[.C81];NA())" office:value-type="float" office:value="8.45439" calcext:value-type="float">
            <text:p>8,45439</text:p>
          </table:table-cell>
          <table:table-cell table:formula="of:=IF([.A81]=1;[.C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6416" calcext:value-type="float">
            <text:p>6,076416</text:p>
          </table:table-cell>
          <table:table-cell office:value-type="float" office:value="8.800519" calcext:value-type="float">
            <text:p>8,800519</text:p>
          </table:table-cell>
          <table:table-cell table:formula="of:=IF([.A82]=0;[.C82];NA())" office:value-type="float" office:value="8.800519" calcext:value-type="float">
            <text:p>8,800519</text:p>
          </table:table-cell>
          <table:table-cell table:formula="of:=IF([.A82]=1;[.C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87504" calcext:value-type="float">
            <text:p>7,387504</text:p>
          </table:table-cell>
          <table:table-cell office:value-type="float" office:value="9.878985" calcext:value-type="float">
            <text:p>9,878985</text:p>
          </table:table-cell>
          <table:table-cell table:formula="of:=IF([.A83]=0;[.C83];NA())" office:value-type="float" office:value="9.878985" calcext:value-type="float">
            <text:p>9,878985</text:p>
          </table:table-cell>
          <table:table-cell table:formula="of:=IF([.A83]=1;[.C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42558" calcext:value-type="float">
            <text:p>3,942558</text:p>
          </table:table-cell>
          <table:table-cell office:value-type="float" office:value="7.579624" calcext:value-type="float">
            <text:p>7,579624</text:p>
          </table:table-cell>
          <table:table-cell table:formula="of:=IF([.A84]=0;[.C84];NA())" office:value-type="float" office:value="7.579624" calcext:value-type="float">
            <text:p>7,579624</text:p>
          </table:table-cell>
          <table:table-cell table:formula="of:=IF([.A84]=1;[.C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6414" calcext:value-type="float">
            <text:p>3,856414</text:p>
          </table:table-cell>
          <table:table-cell office:value-type="float" office:value="10.752869" calcext:value-type="float">
            <text:p>10,752869</text:p>
          </table:table-cell>
          <table:table-cell table:formula="of:=IF([.A85]=0;[.C85];NA())" office:value-type="float" office:value="10.752869" calcext:value-type="float">
            <text:p>10,752869</text:p>
          </table:table-cell>
          <table:table-cell table:formula="of:=IF([.A85]=1;[.C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9162" calcext:value-type="float">
            <text:p>3,49162</text:p>
          </table:table-cell>
          <table:table-cell office:value-type="float" office:value="7.01771" calcext:value-type="float">
            <text:p>7,01771</text:p>
          </table:table-cell>
          <table:table-cell table:formula="of:=IF([.A86]=0;[.C86];NA())" office:value-type="float" office:value="7.01771" calcext:value-type="float">
            <text:p>7,01771</text:p>
          </table:table-cell>
          <table:table-cell table:formula="of:=IF([.A86]=1;[.C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85159" calcext:value-type="float">
            <text:p>3,185159</text:p>
          </table:table-cell>
          <table:table-cell office:value-type="float" office:value="7.260653" calcext:value-type="float">
            <text:p>7,260653</text:p>
          </table:table-cell>
          <table:table-cell table:formula="of:=IF([.A87]=0;[.C87];NA())" office:value-type="float" office:value="7.260653" calcext:value-type="float">
            <text:p>7,260653</text:p>
          </table:table-cell>
          <table:table-cell table:formula="of:=IF([.A87]=1;[.C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95014" calcext:value-type="float">
            <text:p>8,395014</text:p>
          </table:table-cell>
          <table:table-cell office:value-type="float" office:value="8.584327" calcext:value-type="float">
            <text:p>8,584327</text:p>
          </table:table-cell>
          <table:table-cell table:formula="of:=IF([.A88]=0;[.C88];NA())" office:value-type="float" office:value="8.584327" calcext:value-type="float">
            <text:p>8,584327</text:p>
          </table:table-cell>
          <table:table-cell table:formula="of:=IF([.A88]=1;[.C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1698" calcext:value-type="float">
            <text:p>7,901698</text:p>
          </table:table-cell>
          <table:table-cell office:value-type="float" office:value="8.27353" calcext:value-type="float">
            <text:p>8,27353</text:p>
          </table:table-cell>
          <table:table-cell table:formula="of:=IF([.A89]=0;[.C89];NA())" office:value-type="float" office:value="8.27353" calcext:value-type="float">
            <text:p>8,27353</text:p>
          </table:table-cell>
          <table:table-cell table:formula="of:=IF([.A89]=1;[.C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15924" calcext:value-type="float">
            <text:p>5,915924</text:p>
          </table:table-cell>
          <table:table-cell office:value-type="float" office:value="6.473233" calcext:value-type="float">
            <text:p>6,473233</text:p>
          </table:table-cell>
          <table:table-cell table:formula="of:=IF([.A90]=0;[.C90];NA())" office:value-type="float" office:value="6.473233" calcext:value-type="float">
            <text:p>6,473233</text:p>
          </table:table-cell>
          <table:table-cell table:formula="of:=IF([.A90]=1;[.C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13762" calcext:value-type="float">
            <text:p>8,113762</text:p>
          </table:table-cell>
          <table:table-cell office:value-type="float" office:value="9.805755" calcext:value-type="float">
            <text:p>9,805755</text:p>
          </table:table-cell>
          <table:table-cell table:formula="of:=IF([.A91]=0;[.C91];NA())" office:value-type="float" office:value="9.805755" calcext:value-type="float">
            <text:p>9,805755</text:p>
          </table:table-cell>
          <table:table-cell table:formula="of:=IF([.A91]=1;[.C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06678" calcext:value-type="float">
            <text:p>8,906678</text:p>
          </table:table-cell>
          <table:table-cell office:value-type="float" office:value="8.36598" calcext:value-type="float">
            <text:p>8,36598</text:p>
          </table:table-cell>
          <table:table-cell table:formula="of:=IF([.A92]=0;[.C92];NA())" office:value-type="float" office:value="8.36598" calcext:value-type="float">
            <text:p>8,36598</text:p>
          </table:table-cell>
          <table:table-cell table:formula="of:=IF([.A92]=1;[.C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0145" calcext:value-type="float">
            <text:p>3,680145</text:p>
          </table:table-cell>
          <table:table-cell office:value-type="float" office:value="7.058862" calcext:value-type="float">
            <text:p>7,058862</text:p>
          </table:table-cell>
          <table:table-cell table:formula="of:=IF([.A93]=0;[.C93];NA())" office:value-type="float" office:value="7.058862" calcext:value-type="float">
            <text:p>7,058862</text:p>
          </table:table-cell>
          <table:table-cell table:formula="of:=IF([.A93]=1;[.C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40986" calcext:value-type="float">
            <text:p>2,640986</text:p>
          </table:table-cell>
          <table:table-cell office:value-type="float" office:value="9.436634" calcext:value-type="float">
            <text:p>9,436634</text:p>
          </table:table-cell>
          <table:table-cell table:formula="of:=IF([.A94]=0;[.C94];NA())" office:value-type="float" office:value="9.436634" calcext:value-type="float">
            <text:p>9,436634</text:p>
          </table:table-cell>
          <table:table-cell table:formula="of:=IF([.A94]=1;[.C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0142" calcext:value-type="float">
            <text:p>5,70142</text:p>
          </table:table-cell>
          <table:table-cell office:value-type="float" office:value="11.716258" calcext:value-type="float">
            <text:p>11,716258</text:p>
          </table:table-cell>
          <table:table-cell table:formula="of:=IF([.A95]=0;[.C95];NA())" office:value-type="float" office:value="11.716258" calcext:value-type="float">
            <text:p>11,716258</text:p>
          </table:table-cell>
          <table:table-cell table:formula="of:=IF([.A95]=1;[.C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47834" calcext:value-type="float">
            <text:p>7,047834</text:p>
          </table:table-cell>
          <table:table-cell office:value-type="float" office:value="7.001495" calcext:value-type="float">
            <text:p>7,001495</text:p>
          </table:table-cell>
          <table:table-cell table:formula="of:=IF([.A96]=0;[.C96];NA())" office:value-type="float" office:value="7.001495" calcext:value-type="float">
            <text:p>7,001495</text:p>
          </table:table-cell>
          <table:table-cell table:formula="of:=IF([.A96]=1;[.C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8.719205" calcext:value-type="float">
            <text:p>8,719205</text:p>
          </table:table-cell>
          <table:table-cell table:formula="of:=IF([.A97]=0;[.C97];NA())" office:value-type="float" office:value="8.719205" calcext:value-type="float">
            <text:p>8,719205</text:p>
          </table:table-cell>
          <table:table-cell table:formula="of:=IF([.A97]=1;[.C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64286" calcext:value-type="float">
            <text:p>8,564286</text:p>
          </table:table-cell>
          <table:table-cell office:value-type="float" office:value="9.64051" calcext:value-type="float">
            <text:p>9,64051</text:p>
          </table:table-cell>
          <table:table-cell table:formula="of:=IF([.A98]=0;[.C98];NA())" office:value-type="float" office:value="9.64051" calcext:value-type="float">
            <text:p>9,64051</text:p>
          </table:table-cell>
          <table:table-cell table:formula="of:=IF([.A98]=1;[.C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34939" calcext:value-type="float">
            <text:p>4,034939</text:p>
          </table:table-cell>
          <table:table-cell office:value-type="float" office:value="6.434837" calcext:value-type="float">
            <text:p>6,434837</text:p>
          </table:table-cell>
          <table:table-cell table:formula="of:=IF([.A99]=0;[.C99];NA())" office:value-type="float" office:value="6.434837" calcext:value-type="float">
            <text:p>6,434837</text:p>
          </table:table-cell>
          <table:table-cell table:formula="of:=IF([.A99]=1;[.C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36636" calcext:value-type="float">
            <text:p>2,936636</text:p>
          </table:table-cell>
          <table:table-cell office:value-type="float" office:value="9.408366" calcext:value-type="float">
            <text:p>9,408366</text:p>
          </table:table-cell>
          <table:table-cell table:formula="of:=IF([.A100]=0;[.C100];NA())" office:value-type="float" office:value="9.408366" calcext:value-type="float">
            <text:p>9,408366</text:p>
          </table:table-cell>
          <table:table-cell table:formula="of:=IF([.A100]=1;[.C1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4256" calcext:value-type="float">
            <text:p>6,34256</text:p>
          </table:table-cell>
          <table:table-cell office:value-type="float" office:value="8.522129" calcext:value-type="float">
            <text:p>8,522129</text:p>
          </table:table-cell>
          <table:table-cell table:formula="of:=IF([.A101]=0;[.C101];NA())" office:value-type="float" office:value="8.522129" calcext:value-type="float">
            <text:p>8,522129</text:p>
          </table:table-cell>
          <table:table-cell table:formula="of:=IF([.A101]=1;[.C1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64799" calcext:value-type="float">
            <text:p>5,564799</text:p>
          </table:table-cell>
          <table:table-cell office:value-type="float" office:value="11.782053" calcext:value-type="float">
            <text:p>11,782053</text:p>
          </table:table-cell>
          <table:table-cell table:formula="of:=IF([.A102]=0;[.C102];NA())" office:value-type="float" office:value="11.782053" calcext:value-type="float">
            <text:p>11,782053</text:p>
          </table:table-cell>
          <table:table-cell table:formula="of:=IF([.A102]=1;[.C1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38808" calcext:value-type="float">
            <text:p>5,638808</text:p>
          </table:table-cell>
          <table:table-cell office:value-type="float" office:value="6.462198" calcext:value-type="float">
            <text:p>6,462198</text:p>
          </table:table-cell>
          <table:table-cell table:formula="of:=IF([.A103]=0;[.C103];NA())" office:value-type="float" office:value="6.462198" calcext:value-type="float">
            <text:p>6,462198</text:p>
          </table:table-cell>
          <table:table-cell table:formula="of:=IF([.A103]=1;[.C1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1903" calcext:value-type="float">
            <text:p>2,621903</text:p>
          </table:table-cell>
          <table:table-cell office:value-type="float" office:value="8.410019" calcext:value-type="float">
            <text:p>8,410019</text:p>
          </table:table-cell>
          <table:table-cell table:formula="of:=IF([.A104]=0;[.C104];NA())" office:value-type="float" office:value="8.410019" calcext:value-type="float">
            <text:p>8,410019</text:p>
          </table:table-cell>
          <table:table-cell table:formula="of:=IF([.A104]=1;[.C1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08206" calcext:value-type="float">
            <text:p>3,808206</text:p>
          </table:table-cell>
          <table:table-cell office:value-type="float" office:value="7.439472" calcext:value-type="float">
            <text:p>7,439472</text:p>
          </table:table-cell>
          <table:table-cell table:formula="of:=IF([.A105]=0;[.C105];NA())" office:value-type="float" office:value="7.439472" calcext:value-type="float">
            <text:p>7,439472</text:p>
          </table:table-cell>
          <table:table-cell table:formula="of:=IF([.A105]=1;[.C1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27411" calcext:value-type="float">
            <text:p>7,227411</text:p>
          </table:table-cell>
          <table:table-cell office:value-type="float" office:value="8.536152" calcext:value-type="float">
            <text:p>8,536152</text:p>
          </table:table-cell>
          <table:table-cell table:formula="of:=IF([.A106]=0;[.C106];NA())" office:value-type="float" office:value="8.536152" calcext:value-type="float">
            <text:p>8,536152</text:p>
          </table:table-cell>
          <table:table-cell table:formula="of:=IF([.A106]=1;[.C1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1763" calcext:value-type="float">
            <text:p>3,861763</text:p>
          </table:table-cell>
          <table:table-cell office:value-type="float" office:value="10.06109" calcext:value-type="float">
            <text:p>10,06109</text:p>
          </table:table-cell>
          <table:table-cell table:formula="of:=IF([.A107]=0;[.C107];NA())" office:value-type="float" office:value="10.06109" calcext:value-type="float">
            <text:p>10,06109</text:p>
          </table:table-cell>
          <table:table-cell table:formula="of:=IF([.A107]=1;[.C1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59066" calcext:value-type="float">
            <text:p>8,959066</text:p>
          </table:table-cell>
          <table:table-cell office:value-type="float" office:value="9.002758" calcext:value-type="float">
            <text:p>9,002758</text:p>
          </table:table-cell>
          <table:table-cell table:formula="of:=IF([.A108]=0;[.C108];NA())" office:value-type="float" office:value="9.002758" calcext:value-type="float">
            <text:p>9,002758</text:p>
          </table:table-cell>
          <table:table-cell table:formula="of:=IF([.A108]=1;[.C1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7727" calcext:value-type="float">
            <text:p>7,697727</text:p>
          </table:table-cell>
          <table:table-cell office:value-type="float" office:value="6.621125" calcext:value-type="float">
            <text:p>6,621125</text:p>
          </table:table-cell>
          <table:table-cell table:formula="of:=IF([.A109]=0;[.C109];NA())" office:value-type="float" office:value="6.621125" calcext:value-type="float">
            <text:p>6,621125</text:p>
          </table:table-cell>
          <table:table-cell table:formula="of:=IF([.A109]=1;[.C1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0287" calcext:value-type="float">
            <text:p>5,040287</text:p>
          </table:table-cell>
          <table:table-cell office:value-type="float" office:value="8.038429" calcext:value-type="float">
            <text:p>8,038429</text:p>
          </table:table-cell>
          <table:table-cell table:formula="of:=IF([.A110]=0;[.C110];NA())" office:value-type="float" office:value="8.038429" calcext:value-type="float">
            <text:p>8,038429</text:p>
          </table:table-cell>
          <table:table-cell table:formula="of:=IF([.A110]=1;[.C1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53254" calcext:value-type="float">
            <text:p>7,053254</text:p>
          </table:table-cell>
          <table:table-cell office:value-type="float" office:value="8.030483" calcext:value-type="float">
            <text:p>8,030483</text:p>
          </table:table-cell>
          <table:table-cell table:formula="of:=IF([.A111]=0;[.C111];NA())" office:value-type="float" office:value="8.030483" calcext:value-type="float">
            <text:p>8,030483</text:p>
          </table:table-cell>
          <table:table-cell table:formula="of:=IF([.A111]=1;[.C1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2062" calcext:value-type="float">
            <text:p>3,692062</text:p>
          </table:table-cell>
          <table:table-cell office:value-type="float" office:value="10.515866" calcext:value-type="float">
            <text:p>10,515866</text:p>
          </table:table-cell>
          <table:table-cell table:formula="of:=IF([.A112]=0;[.C112];NA())" office:value-type="float" office:value="10.515866" calcext:value-type="float">
            <text:p>10,515866</text:p>
          </table:table-cell>
          <table:table-cell table:formula="of:=IF([.A112]=1;[.C1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02681" calcext:value-type="float">
            <text:p>6,402681</text:p>
          </table:table-cell>
          <table:table-cell office:value-type="float" office:value="10.223146" calcext:value-type="float">
            <text:p>10,223146</text:p>
          </table:table-cell>
          <table:table-cell table:formula="of:=IF([.A113]=0;[.C113];NA())" office:value-type="float" office:value="10.223146" calcext:value-type="float">
            <text:p>10,223146</text:p>
          </table:table-cell>
          <table:table-cell table:formula="of:=IF([.A113]=1;[.C1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2527" calcext:value-type="float">
            <text:p>7,122527</text:p>
          </table:table-cell>
          <table:table-cell office:value-type="float" office:value="8.46473" calcext:value-type="float">
            <text:p>8,46473</text:p>
          </table:table-cell>
          <table:table-cell table:formula="of:=IF([.A114]=0;[.C114];NA())" office:value-type="float" office:value="8.46473" calcext:value-type="float">
            <text:p>8,46473</text:p>
          </table:table-cell>
          <table:table-cell table:formula="of:=IF([.A114]=1;[.C1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71412" calcext:value-type="float">
            <text:p>7,271412</text:p>
          </table:table-cell>
          <table:table-cell office:value-type="float" office:value="7.036915" calcext:value-type="float">
            <text:p>7,036915</text:p>
          </table:table-cell>
          <table:table-cell table:formula="of:=IF([.A115]=0;[.C115];NA())" office:value-type="float" office:value="7.036915" calcext:value-type="float">
            <text:p>7,036915</text:p>
          </table:table-cell>
          <table:table-cell table:formula="of:=IF([.A115]=1;[.C1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68124" calcext:value-type="float">
            <text:p>6,868124</text:p>
          </table:table-cell>
          <table:table-cell office:value-type="float" office:value="6.571746" calcext:value-type="float">
            <text:p>6,571746</text:p>
          </table:table-cell>
          <table:table-cell table:formula="of:=IF([.A116]=0;[.C116];NA())" office:value-type="float" office:value="6.571746" calcext:value-type="float">
            <text:p>6,571746</text:p>
          </table:table-cell>
          <table:table-cell table:formula="of:=IF([.A116]=1;[.C1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56935" calcext:value-type="float">
            <text:p>7,356935</text:p>
          </table:table-cell>
          <table:table-cell office:value-type="float" office:value="10.243612" calcext:value-type="float">
            <text:p>10,243612</text:p>
          </table:table-cell>
          <table:table-cell table:formula="of:=IF([.A117]=0;[.C117];NA())" office:value-type="float" office:value="10.243612" calcext:value-type="float">
            <text:p>10,243612</text:p>
          </table:table-cell>
          <table:table-cell table:formula="of:=IF([.A117]=1;[.C1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06407" calcext:value-type="float">
            <text:p>3,006407</text:p>
          </table:table-cell>
          <table:table-cell office:value-type="float" office:value="9.183741" calcext:value-type="float">
            <text:p>9,183741</text:p>
          </table:table-cell>
          <table:table-cell table:formula="of:=IF([.A118]=0;[.C118];NA())" office:value-type="float" office:value="9.183741" calcext:value-type="float">
            <text:p>9,183741</text:p>
          </table:table-cell>
          <table:table-cell table:formula="of:=IF([.A118]=1;[.C1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9764" calcext:value-type="float">
            <text:p>4,199764</text:p>
          </table:table-cell>
          <table:table-cell office:value-type="float" office:value="7.107236" calcext:value-type="float">
            <text:p>7,107236</text:p>
          </table:table-cell>
          <table:table-cell table:formula="of:=IF([.A119]=0;[.C119];NA())" office:value-type="float" office:value="7.107236" calcext:value-type="float">
            <text:p>7,107236</text:p>
          </table:table-cell>
          <table:table-cell table:formula="of:=IF([.A119]=1;[.C1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442" calcext:value-type="float">
            <text:p>6,17442</text:p>
          </table:table-cell>
          <table:table-cell office:value-type="float" office:value="10.448582" calcext:value-type="float">
            <text:p>10,448582</text:p>
          </table:table-cell>
          <table:table-cell table:formula="of:=IF([.A120]=0;[.C120];NA())" office:value-type="float" office:value="10.448582" calcext:value-type="float">
            <text:p>10,448582</text:p>
          </table:table-cell>
          <table:table-cell table:formula="of:=IF([.A120]=1;[.C1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79368" calcext:value-type="float">
            <text:p>5,079368</text:p>
          </table:table-cell>
          <table:table-cell office:value-type="float" office:value="6.488869" calcext:value-type="float">
            <text:p>6,488869</text:p>
          </table:table-cell>
          <table:table-cell table:formula="of:=IF([.A121]=0;[.C121];NA())" office:value-type="float" office:value="6.488869" calcext:value-type="float">
            <text:p>6,488869</text:p>
          </table:table-cell>
          <table:table-cell table:formula="of:=IF([.A121]=1;[.C1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17797" calcext:value-type="float">
            <text:p>7,817797</text:p>
          </table:table-cell>
          <table:table-cell office:value-type="float" office:value="8.338799" calcext:value-type="float">
            <text:p>8,338799</text:p>
          </table:table-cell>
          <table:table-cell table:formula="of:=IF([.A122]=0;[.C122];NA())" office:value-type="float" office:value="8.338799" calcext:value-type="float">
            <text:p>8,338799</text:p>
          </table:table-cell>
          <table:table-cell table:formula="of:=IF([.A122]=1;[.C1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93956" calcext:value-type="float">
            <text:p>2,793956</text:p>
          </table:table-cell>
          <table:table-cell office:value-type="float" office:value="9.520861" calcext:value-type="float">
            <text:p>9,520861</text:p>
          </table:table-cell>
          <table:table-cell table:formula="of:=IF([.A123]=0;[.C123];NA())" office:value-type="float" office:value="9.520861" calcext:value-type="float">
            <text:p>9,520861</text:p>
          </table:table-cell>
          <table:table-cell table:formula="of:=IF([.A123]=1;[.C1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09822" calcext:value-type="float">
            <text:p>8,009822</text:p>
          </table:table-cell>
          <table:table-cell office:value-type="float" office:value="10.74096" calcext:value-type="float">
            <text:p>10,74096</text:p>
          </table:table-cell>
          <table:table-cell table:formula="of:=IF([.A124]=0;[.C124];NA())" office:value-type="float" office:value="10.74096" calcext:value-type="float">
            <text:p>10,74096</text:p>
          </table:table-cell>
          <table:table-cell table:formula="of:=IF([.A124]=1;[.C1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24825" calcext:value-type="float">
            <text:p>8,024825</text:p>
          </table:table-cell>
          <table:table-cell office:value-type="float" office:value="8.863487" calcext:value-type="float">
            <text:p>8,863487</text:p>
          </table:table-cell>
          <table:table-cell table:formula="of:=IF([.A125]=0;[.C125];NA())" office:value-type="float" office:value="8.863487" calcext:value-type="float">
            <text:p>8,863487</text:p>
          </table:table-cell>
          <table:table-cell table:formula="of:=IF([.A125]=1;[.C1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99555" calcext:value-type="float">
            <text:p>4,699555</text:p>
          </table:table-cell>
          <table:table-cell office:value-type="float" office:value="7.504381" calcext:value-type="float">
            <text:p>7,504381</text:p>
          </table:table-cell>
          <table:table-cell table:formula="of:=IF([.A126]=0;[.C126];NA())" office:value-type="float" office:value="7.504381" calcext:value-type="float">
            <text:p>7,504381</text:p>
          </table:table-cell>
          <table:table-cell table:formula="of:=IF([.A126]=1;[.C1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62495" calcext:value-type="float">
            <text:p>2,562495</text:p>
          </table:table-cell>
          <table:table-cell office:value-type="float" office:value="8.079812" calcext:value-type="float">
            <text:p>8,079812</text:p>
          </table:table-cell>
          <table:table-cell table:formula="of:=IF([.A127]=0;[.C127];NA())" office:value-type="float" office:value="8.079812" calcext:value-type="float">
            <text:p>8,079812</text:p>
          </table:table-cell>
          <table:table-cell table:formula="of:=IF([.A127]=1;[.C1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32573" calcext:value-type="float">
            <text:p>5,632573</text:p>
          </table:table-cell>
          <table:table-cell office:value-type="float" office:value="6.767617" calcext:value-type="float">
            <text:p>6,767617</text:p>
          </table:table-cell>
          <table:table-cell table:formula="of:=IF([.A128]=0;[.C128];NA())" office:value-type="float" office:value="6.767617" calcext:value-type="float">
            <text:p>6,767617</text:p>
          </table:table-cell>
          <table:table-cell table:formula="of:=IF([.A128]=1;[.C1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37982" calcext:value-type="float">
            <text:p>7,137982</text:p>
          </table:table-cell>
          <table:table-cell office:value-type="float" office:value="6.728472" calcext:value-type="float">
            <text:p>6,728472</text:p>
          </table:table-cell>
          <table:table-cell table:formula="of:=IF([.A129]=0;[.C129];NA())" office:value-type="float" office:value="6.728472" calcext:value-type="float">
            <text:p>6,728472</text:p>
          </table:table-cell>
          <table:table-cell table:formula="of:=IF([.A129]=1;[.C1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45217" calcext:value-type="float">
            <text:p>8,945217</text:p>
          </table:table-cell>
          <table:table-cell office:value-type="float" office:value="8.180662" calcext:value-type="float">
            <text:p>8,180662</text:p>
          </table:table-cell>
          <table:table-cell table:formula="of:=IF([.A130]=0;[.C130];NA())" office:value-type="float" office:value="8.180662" calcext:value-type="float">
            <text:p>8,180662</text:p>
          </table:table-cell>
          <table:table-cell table:formula="of:=IF([.A130]=1;[.C1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3859" calcext:value-type="float">
            <text:p>8,523859</text:p>
          </table:table-cell>
          <table:table-cell office:value-type="float" office:value="7.131622" calcext:value-type="float">
            <text:p>7,131622</text:p>
          </table:table-cell>
          <table:table-cell table:formula="of:=IF([.A131]=0;[.C131];NA())" office:value-type="float" office:value="7.131622" calcext:value-type="float">
            <text:p>7,131622</text:p>
          </table:table-cell>
          <table:table-cell table:formula="of:=IF([.A131]=1;[.C1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8685" calcext:value-type="float">
            <text:p>7,548685</text:p>
          </table:table-cell>
          <table:table-cell office:value-type="float" office:value="9.802669" calcext:value-type="float">
            <text:p>9,802669</text:p>
          </table:table-cell>
          <table:table-cell table:formula="of:=IF([.A132]=0;[.C132];NA())" office:value-type="float" office:value="9.802669" calcext:value-type="float">
            <text:p>9,802669</text:p>
          </table:table-cell>
          <table:table-cell table:formula="of:=IF([.A132]=1;[.C1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511" calcext:value-type="float">
            <text:p>7,90511</text:p>
          </table:table-cell>
          <table:table-cell office:value-type="float" office:value="10.747605" calcext:value-type="float">
            <text:p>10,747605</text:p>
          </table:table-cell>
          <table:table-cell table:formula="of:=IF([.A133]=0;[.C133];NA())" office:value-type="float" office:value="10.747605" calcext:value-type="float">
            <text:p>10,747605</text:p>
          </table:table-cell>
          <table:table-cell table:formula="of:=IF([.A133]=1;[.C1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4712" calcext:value-type="float">
            <text:p>7,174712</text:p>
          </table:table-cell>
          <table:table-cell office:value-type="float" office:value="5.758117" calcext:value-type="float">
            <text:p>5,758117</text:p>
          </table:table-cell>
          <table:table-cell table:formula="of:=IF([.A134]=0;[.C134];NA())" office:value-type="float" office:value="5.758117" calcext:value-type="float">
            <text:p>5,758117</text:p>
          </table:table-cell>
          <table:table-cell table:formula="of:=IF([.A134]=1;[.C1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8386" calcext:value-type="float">
            <text:p>8,528386</text:p>
          </table:table-cell>
          <table:table-cell office:value-type="float" office:value="8.53793" calcext:value-type="float">
            <text:p>8,53793</text:p>
          </table:table-cell>
          <table:table-cell table:formula="of:=IF([.A135]=0;[.C135];NA())" office:value-type="float" office:value="8.53793" calcext:value-type="float">
            <text:p>8,53793</text:p>
          </table:table-cell>
          <table:table-cell table:formula="of:=IF([.A135]=1;[.C1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60959" calcext:value-type="float">
            <text:p>5,160959</text:p>
          </table:table-cell>
          <table:table-cell office:value-type="float" office:value="6.827317" calcext:value-type="float">
            <text:p>6,827317</text:p>
          </table:table-cell>
          <table:table-cell table:formula="of:=IF([.A136]=0;[.C136];NA())" office:value-type="float" office:value="6.827317" calcext:value-type="float">
            <text:p>6,827317</text:p>
          </table:table-cell>
          <table:table-cell table:formula="of:=IF([.A136]=1;[.C1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5911" calcext:value-type="float">
            <text:p>3,885911</text:p>
          </table:table-cell>
          <table:table-cell office:value-type="float" office:value="8.255789" calcext:value-type="float">
            <text:p>8,255789</text:p>
          </table:table-cell>
          <table:table-cell table:formula="of:=IF([.A137]=0;[.C137];NA())" office:value-type="float" office:value="8.255789" calcext:value-type="float">
            <text:p>8,255789</text:p>
          </table:table-cell>
          <table:table-cell table:formula="of:=IF([.A137]=1;[.C1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1129" calcext:value-type="float">
            <text:p>3,831129</text:p>
          </table:table-cell>
          <table:table-cell office:value-type="float" office:value="8.342843" calcext:value-type="float">
            <text:p>8,342843</text:p>
          </table:table-cell>
          <table:table-cell table:formula="of:=IF([.A138]=0;[.C138];NA())" office:value-type="float" office:value="8.342843" calcext:value-type="float">
            <text:p>8,342843</text:p>
          </table:table-cell>
          <table:table-cell table:formula="of:=IF([.A138]=1;[.C1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45714" calcext:value-type="float">
            <text:p>6,345714</text:p>
          </table:table-cell>
          <table:table-cell office:value-type="float" office:value="9.618766" calcext:value-type="float">
            <text:p>9,618766</text:p>
          </table:table-cell>
          <table:table-cell table:formula="of:=IF([.A139]=0;[.C139];NA())" office:value-type="float" office:value="9.618766" calcext:value-type="float">
            <text:p>9,618766</text:p>
          </table:table-cell>
          <table:table-cell table:formula="of:=IF([.A139]=1;[.C1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78096" calcext:value-type="float">
            <text:p>7,678096</text:p>
          </table:table-cell>
          <table:table-cell office:value-type="float" office:value="6.858757" calcext:value-type="float">
            <text:p>6,858757</text:p>
          </table:table-cell>
          <table:table-cell table:formula="of:=IF([.A140]=0;[.C140];NA())" office:value-type="float" office:value="6.858757" calcext:value-type="float">
            <text:p>6,858757</text:p>
          </table:table-cell>
          <table:table-cell table:formula="of:=IF([.A140]=1;[.C1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4906" calcext:value-type="float">
            <text:p>8,574906</text:p>
          </table:table-cell>
          <table:table-cell office:value-type="float" office:value="8.69038" calcext:value-type="float">
            <text:p>8,69038</text:p>
          </table:table-cell>
          <table:table-cell table:formula="of:=IF([.A141]=0;[.C141];NA())" office:value-type="float" office:value="8.69038" calcext:value-type="float">
            <text:p>8,69038</text:p>
          </table:table-cell>
          <table:table-cell table:formula="of:=IF([.A141]=1;[.C1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3591" calcext:value-type="float">
            <text:p>7,123591</text:p>
          </table:table-cell>
          <table:table-cell office:value-type="float" office:value="9.761013" calcext:value-type="float">
            <text:p>9,761013</text:p>
          </table:table-cell>
          <table:table-cell table:formula="of:=IF([.A142]=0;[.C142];NA())" office:value-type="float" office:value="9.761013" calcext:value-type="float">
            <text:p>9,761013</text:p>
          </table:table-cell>
          <table:table-cell table:formula="of:=IF([.A142]=1;[.C1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0549" calcext:value-type="float">
            <text:p>4,80549</text:p>
          </table:table-cell>
          <table:table-cell office:value-type="float" office:value="9.978064" calcext:value-type="float">
            <text:p>9,978064</text:p>
          </table:table-cell>
          <table:table-cell table:formula="of:=IF([.A143]=0;[.C143];NA())" office:value-type="float" office:value="9.978064" calcext:value-type="float">
            <text:p>9,978064</text:p>
          </table:table-cell>
          <table:table-cell table:formula="of:=IF([.A143]=1;[.C1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3094" calcext:value-type="float">
            <text:p>3,763094</text:p>
          </table:table-cell>
          <table:table-cell office:value-type="float" office:value="8.826543" calcext:value-type="float">
            <text:p>8,826543</text:p>
          </table:table-cell>
          <table:table-cell table:formula="of:=IF([.A144]=0;[.C144];NA())" office:value-type="float" office:value="8.826543" calcext:value-type="float">
            <text:p>8,826543</text:p>
          </table:table-cell>
          <table:table-cell table:formula="of:=IF([.A144]=1;[.C1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77617" calcext:value-type="float">
            <text:p>7,477617</text:p>
          </table:table-cell>
          <table:table-cell office:value-type="float" office:value="9.28466" calcext:value-type="float">
            <text:p>9,28466</text:p>
          </table:table-cell>
          <table:table-cell table:formula="of:=IF([.A145]=0;[.C145];NA())" office:value-type="float" office:value="9.28466" calcext:value-type="float">
            <text:p>9,28466</text:p>
          </table:table-cell>
          <table:table-cell table:formula="of:=IF([.A145]=1;[.C1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06003" calcext:value-type="float">
            <text:p>7,006003</text:p>
          </table:table-cell>
          <table:table-cell office:value-type="float" office:value="6.89464" calcext:value-type="float">
            <text:p>6,89464</text:p>
          </table:table-cell>
          <table:table-cell table:formula="of:=IF([.A146]=0;[.C146];NA())" office:value-type="float" office:value="6.89464" calcext:value-type="float">
            <text:p>6,89464</text:p>
          </table:table-cell>
          <table:table-cell table:formula="of:=IF([.A146]=1;[.C1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4259" calcext:value-type="float">
            <text:p>3,24259</text:p>
          </table:table-cell>
          <table:table-cell office:value-type="float" office:value="8.421957" calcext:value-type="float">
            <text:p>8,421957</text:p>
          </table:table-cell>
          <table:table-cell table:formula="of:=IF([.A147]=0;[.C147];NA())" office:value-type="float" office:value="8.421957" calcext:value-type="float">
            <text:p>8,421957</text:p>
          </table:table-cell>
          <table:table-cell table:formula="of:=IF([.A147]=1;[.C1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18501" calcext:value-type="float">
            <text:p>4,618501</text:p>
          </table:table-cell>
          <table:table-cell office:value-type="float" office:value="11.377746" calcext:value-type="float">
            <text:p>11,377746</text:p>
          </table:table-cell>
          <table:table-cell table:formula="of:=IF([.A148]=0;[.C148];NA())" office:value-type="float" office:value="11.377746" calcext:value-type="float">
            <text:p>11,377746</text:p>
          </table:table-cell>
          <table:table-cell table:formula="of:=IF([.A148]=1;[.C1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3963" calcext:value-type="float">
            <text:p>5,93963</text:p>
          </table:table-cell>
          <table:table-cell office:value-type="float" office:value="7.930589" calcext:value-type="float">
            <text:p>7,930589</text:p>
          </table:table-cell>
          <table:table-cell table:formula="of:=IF([.A149]=0;[.C149];NA())" office:value-type="float" office:value="7.930589" calcext:value-type="float">
            <text:p>7,930589</text:p>
          </table:table-cell>
          <table:table-cell table:formula="of:=IF([.A149]=1;[.C1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85343" calcext:value-type="float">
            <text:p>3,285343</text:p>
          </table:table-cell>
          <table:table-cell office:value-type="float" office:value="9.454054" calcext:value-type="float">
            <text:p>9,454054</text:p>
          </table:table-cell>
          <table:table-cell table:formula="of:=IF([.A150]=0;[.C150];NA())" office:value-type="float" office:value="9.454054" calcext:value-type="float">
            <text:p>9,454054</text:p>
          </table:table-cell>
          <table:table-cell table:formula="of:=IF([.A150]=1;[.C1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69354" calcext:value-type="float">
            <text:p>2,969354</text:p>
          </table:table-cell>
          <table:table-cell office:value-type="float" office:value="9.505102" calcext:value-type="float">
            <text:p>9,505102</text:p>
          </table:table-cell>
          <table:table-cell table:formula="of:=IF([.A151]=0;[.C151];NA())" office:value-type="float" office:value="9.505102" calcext:value-type="float">
            <text:p>9,505102</text:p>
          </table:table-cell>
          <table:table-cell table:formula="of:=IF([.A151]=1;[.C1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47998" calcext:value-type="float">
            <text:p>8,847998</text:p>
          </table:table-cell>
          <table:table-cell office:value-type="float" office:value="9.080009" calcext:value-type="float">
            <text:p>9,080009</text:p>
          </table:table-cell>
          <table:table-cell table:formula="of:=IF([.A152]=0;[.C152];NA())" office:value-type="float" office:value="9.080009" calcext:value-type="float">
            <text:p>9,080009</text:p>
          </table:table-cell>
          <table:table-cell table:formula="of:=IF([.A152]=1;[.C1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6343" calcext:value-type="float">
            <text:p>8,806343</text:p>
          </table:table-cell>
          <table:table-cell office:value-type="float" office:value="9.567356" calcext:value-type="float">
            <text:p>9,567356</text:p>
          </table:table-cell>
          <table:table-cell table:formula="of:=IF([.A153]=0;[.C153];NA())" office:value-type="float" office:value="9.567356" calcext:value-type="float">
            <text:p>9,567356</text:p>
          </table:table-cell>
          <table:table-cell table:formula="of:=IF([.A153]=1;[.C1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18066" calcext:value-type="float">
            <text:p>2,718066</text:p>
          </table:table-cell>
          <table:table-cell office:value-type="float" office:value="7.75542" calcext:value-type="float">
            <text:p>7,75542</text:p>
          </table:table-cell>
          <table:table-cell table:formula="of:=IF([.A154]=0;[.C154];NA())" office:value-type="float" office:value="7.75542" calcext:value-type="float">
            <text:p>7,75542</text:p>
          </table:table-cell>
          <table:table-cell table:formula="of:=IF([.A154]=1;[.C1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1161" calcext:value-type="float">
            <text:p>3,971161</text:p>
          </table:table-cell>
          <table:table-cell office:value-type="float" office:value="6.233037" calcext:value-type="float">
            <text:p>6,233037</text:p>
          </table:table-cell>
          <table:table-cell table:formula="of:=IF([.A155]=0;[.C155];NA())" office:value-type="float" office:value="6.233037" calcext:value-type="float">
            <text:p>6,233037</text:p>
          </table:table-cell>
          <table:table-cell table:formula="of:=IF([.A155]=1;[.C1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06101" calcext:value-type="float">
            <text:p>5,506101</text:p>
          </table:table-cell>
          <table:table-cell office:value-type="float" office:value="7.086634" calcext:value-type="float">
            <text:p>7,086634</text:p>
          </table:table-cell>
          <table:table-cell table:formula="of:=IF([.A156]=0;[.C156];NA())" office:value-type="float" office:value="7.086634" calcext:value-type="float">
            <text:p>7,086634</text:p>
          </table:table-cell>
          <table:table-cell table:formula="of:=IF([.A156]=1;[.C1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9039" calcext:value-type="float">
            <text:p>7,939039</text:p>
          </table:table-cell>
          <table:table-cell office:value-type="float" office:value="7.819224" calcext:value-type="float">
            <text:p>7,819224</text:p>
          </table:table-cell>
          <table:table-cell table:formula="of:=IF([.A157]=0;[.C157];NA())" office:value-type="float" office:value="7.819224" calcext:value-type="float">
            <text:p>7,819224</text:p>
          </table:table-cell>
          <table:table-cell table:formula="of:=IF([.A157]=1;[.C1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96002" calcext:value-type="float">
            <text:p>8,596002</text:p>
          </table:table-cell>
          <table:table-cell office:value-type="float" office:value="9.927725" calcext:value-type="float">
            <text:p>9,927725</text:p>
          </table:table-cell>
          <table:table-cell table:formula="of:=IF([.A158]=0;[.C158];NA())" office:value-type="float" office:value="9.927725" calcext:value-type="float">
            <text:p>9,927725</text:p>
          </table:table-cell>
          <table:table-cell table:formula="of:=IF([.A158]=1;[.C1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98158" calcext:value-type="float">
            <text:p>8,498158</text:p>
          </table:table-cell>
          <table:table-cell office:value-type="float" office:value="6.867354" calcext:value-type="float">
            <text:p>6,867354</text:p>
          </table:table-cell>
          <table:table-cell table:formula="of:=IF([.A159]=0;[.C159];NA())" office:value-type="float" office:value="6.867354" calcext:value-type="float">
            <text:p>6,867354</text:p>
          </table:table-cell>
          <table:table-cell table:formula="of:=IF([.A159]=1;[.C1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4163" calcext:value-type="float">
            <text:p>7,904163</text:p>
          </table:table-cell>
          <table:table-cell office:value-type="float" office:value="8.741033" calcext:value-type="float">
            <text:p>8,741033</text:p>
          </table:table-cell>
          <table:table-cell table:formula="of:=IF([.A160]=0;[.C160];NA())" office:value-type="float" office:value="8.741033" calcext:value-type="float">
            <text:p>8,741033</text:p>
          </table:table-cell>
          <table:table-cell table:formula="of:=IF([.A160]=1;[.C1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52698" calcext:value-type="float">
            <text:p>4,852698</text:p>
          </table:table-cell>
          <table:table-cell office:value-type="float" office:value="9.200387" calcext:value-type="float">
            <text:p>9,200387</text:p>
          </table:table-cell>
          <table:table-cell table:formula="of:=IF([.A161]=0;[.C161];NA())" office:value-type="float" office:value="9.200387" calcext:value-type="float">
            <text:p>9,200387</text:p>
          </table:table-cell>
          <table:table-cell table:formula="of:=IF([.A161]=1;[.C1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06137" calcext:value-type="float">
            <text:p>4,306137</text:p>
          </table:table-cell>
          <table:table-cell office:value-type="float" office:value="6.073319" calcext:value-type="float">
            <text:p>6,073319</text:p>
          </table:table-cell>
          <table:table-cell table:formula="of:=IF([.A162]=0;[.C162];NA())" office:value-type="float" office:value="6.073319" calcext:value-type="float">
            <text:p>6,073319</text:p>
          </table:table-cell>
          <table:table-cell table:formula="of:=IF([.A162]=1;[.C1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8385" calcext:value-type="float">
            <text:p>6,258385</text:p>
          </table:table-cell>
          <table:table-cell office:value-type="float" office:value="9.853328" calcext:value-type="float">
            <text:p>9,853328</text:p>
          </table:table-cell>
          <table:table-cell table:formula="of:=IF([.A163]=0;[.C163];NA())" office:value-type="float" office:value="9.853328" calcext:value-type="float">
            <text:p>9,853328</text:p>
          </table:table-cell>
          <table:table-cell table:formula="of:=IF([.A163]=1;[.C1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4728" calcext:value-type="float">
            <text:p>6,064728</text:p>
          </table:table-cell>
          <table:table-cell office:value-type="float" office:value="6.02091" calcext:value-type="float">
            <text:p>6,02091</text:p>
          </table:table-cell>
          <table:table-cell table:formula="of:=IF([.A164]=0;[.C164];NA())" office:value-type="float" office:value="6.02091" calcext:value-type="float">
            <text:p>6,02091</text:p>
          </table:table-cell>
          <table:table-cell table:formula="of:=IF([.A164]=1;[.C1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6928" calcext:value-type="float">
            <text:p>8,966928</text:p>
          </table:table-cell>
          <table:table-cell office:value-type="float" office:value="8.95958" calcext:value-type="float">
            <text:p>8,95958</text:p>
          </table:table-cell>
          <table:table-cell table:formula="of:=IF([.A165]=0;[.C165];NA())" office:value-type="float" office:value="8.95958" calcext:value-type="float">
            <text:p>8,95958</text:p>
          </table:table-cell>
          <table:table-cell table:formula="of:=IF([.A165]=1;[.C1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698" calcext:value-type="float">
            <text:p>5,99698</text:p>
          </table:table-cell>
          <table:table-cell office:value-type="float" office:value="8.140191" calcext:value-type="float">
            <text:p>8,140191</text:p>
          </table:table-cell>
          <table:table-cell table:formula="of:=IF([.A166]=0;[.C166];NA())" office:value-type="float" office:value="8.140191" calcext:value-type="float">
            <text:p>8,140191</text:p>
          </table:table-cell>
          <table:table-cell table:formula="of:=IF([.A166]=1;[.C1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5582" calcext:value-type="float">
            <text:p>5,765582</text:p>
          </table:table-cell>
          <table:table-cell office:value-type="float" office:value="6.277915" calcext:value-type="float">
            <text:p>6,277915</text:p>
          </table:table-cell>
          <table:table-cell table:formula="of:=IF([.A167]=0;[.C167];NA())" office:value-type="float" office:value="6.277915" calcext:value-type="float">
            <text:p>6,277915</text:p>
          </table:table-cell>
          <table:table-cell table:formula="of:=IF([.A167]=1;[.C1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63739" calcext:value-type="float">
            <text:p>5,263739</text:p>
          </table:table-cell>
          <table:table-cell office:value-type="float" office:value="10.820123" calcext:value-type="float">
            <text:p>10,820123</text:p>
          </table:table-cell>
          <table:table-cell table:formula="of:=IF([.A168]=0;[.C168];NA())" office:value-type="float" office:value="10.820123" calcext:value-type="float">
            <text:p>10,820123</text:p>
          </table:table-cell>
          <table:table-cell table:formula="of:=IF([.A168]=1;[.C1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527" calcext:value-type="float">
            <text:p>5,05527</text:p>
          </table:table-cell>
          <table:table-cell office:value-type="float" office:value="7.771155" calcext:value-type="float">
            <text:p>7,771155</text:p>
          </table:table-cell>
          <table:table-cell table:formula="of:=IF([.A169]=0;[.C169];NA())" office:value-type="float" office:value="7.771155" calcext:value-type="float">
            <text:p>7,771155</text:p>
          </table:table-cell>
          <table:table-cell table:formula="of:=IF([.A169]=1;[.C1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97968" calcext:value-type="float">
            <text:p>7,397968</text:p>
          </table:table-cell>
          <table:table-cell office:value-type="float" office:value="10.01612" calcext:value-type="float">
            <text:p>10,01612</text:p>
          </table:table-cell>
          <table:table-cell table:formula="of:=IF([.A170]=0;[.C170];NA())" office:value-type="float" office:value="10.01612" calcext:value-type="float">
            <text:p>10,01612</text:p>
          </table:table-cell>
          <table:table-cell table:formula="of:=IF([.A170]=1;[.C1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81543" calcext:value-type="float">
            <text:p>8,881543</text:p>
          </table:table-cell>
          <table:table-cell office:value-type="float" office:value="8.929928" calcext:value-type="float">
            <text:p>8,929928</text:p>
          </table:table-cell>
          <table:table-cell table:formula="of:=IF([.A171]=0;[.C171];NA())" office:value-type="float" office:value="8.929928" calcext:value-type="float">
            <text:p>8,929928</text:p>
          </table:table-cell>
          <table:table-cell table:formula="of:=IF([.A171]=1;[.C1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2438" calcext:value-type="float">
            <text:p>5,512438</text:p>
          </table:table-cell>
          <table:table-cell office:value-type="float" office:value="8.852768" calcext:value-type="float">
            <text:p>8,852768</text:p>
          </table:table-cell>
          <table:table-cell table:formula="of:=IF([.A172]=0;[.C172];NA())" office:value-type="float" office:value="8.852768" calcext:value-type="float">
            <text:p>8,852768</text:p>
          </table:table-cell>
          <table:table-cell table:formula="of:=IF([.A172]=1;[.C1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04656" calcext:value-type="float">
            <text:p>3,204656</text:p>
          </table:table-cell>
          <table:table-cell office:value-type="float" office:value="8.819695" calcext:value-type="float">
            <text:p>8,819695</text:p>
          </table:table-cell>
          <table:table-cell table:formula="of:=IF([.A173]=0;[.C173];NA())" office:value-type="float" office:value="8.819695" calcext:value-type="float">
            <text:p>8,819695</text:p>
          </table:table-cell>
          <table:table-cell table:formula="of:=IF([.A173]=1;[.C1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6742" calcext:value-type="float">
            <text:p>4,536742</text:p>
          </table:table-cell>
          <table:table-cell office:value-type="float" office:value="9.952325" calcext:value-type="float">
            <text:p>9,952325</text:p>
          </table:table-cell>
          <table:table-cell table:formula="of:=IF([.A174]=0;[.C174];NA())" office:value-type="float" office:value="9.952325" calcext:value-type="float">
            <text:p>9,952325</text:p>
          </table:table-cell>
          <table:table-cell table:formula="of:=IF([.A174]=1;[.C1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2054" calcext:value-type="float">
            <text:p>6,762054</text:p>
          </table:table-cell>
          <table:table-cell office:value-type="float" office:value="5.852462" calcext:value-type="float">
            <text:p>5,852462</text:p>
          </table:table-cell>
          <table:table-cell table:formula="of:=IF([.A175]=0;[.C175];NA())" office:value-type="float" office:value="5.852462" calcext:value-type="float">
            <text:p>5,852462</text:p>
          </table:table-cell>
          <table:table-cell table:formula="of:=IF([.A175]=1;[.C1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96388" calcext:value-type="float">
            <text:p>5,296388</text:p>
          </table:table-cell>
          <table:table-cell office:value-type="float" office:value="9.344788" calcext:value-type="float">
            <text:p>9,344788</text:p>
          </table:table-cell>
          <table:table-cell table:formula="of:=IF([.A176]=0;[.C176];NA())" office:value-type="float" office:value="9.344788" calcext:value-type="float">
            <text:p>9,344788</text:p>
          </table:table-cell>
          <table:table-cell table:formula="of:=IF([.A176]=1;[.C1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48701" calcext:value-type="float">
            <text:p>8,448701</text:p>
          </table:table-cell>
          <table:table-cell office:value-type="float" office:value="8.235682" calcext:value-type="float">
            <text:p>8,235682</text:p>
          </table:table-cell>
          <table:table-cell table:formula="of:=IF([.A177]=0;[.C177];NA())" office:value-type="float" office:value="8.235682" calcext:value-type="float">
            <text:p>8,235682</text:p>
          </table:table-cell>
          <table:table-cell table:formula="of:=IF([.A177]=1;[.C1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7545" calcext:value-type="float">
            <text:p>8,457545</text:p>
          </table:table-cell>
          <table:table-cell office:value-type="float" office:value="9.76995" calcext:value-type="float">
            <text:p>9,76995</text:p>
          </table:table-cell>
          <table:table-cell table:formula="of:=IF([.A178]=0;[.C178];NA())" office:value-type="float" office:value="9.76995" calcext:value-type="float">
            <text:p>9,76995</text:p>
          </table:table-cell>
          <table:table-cell table:formula="of:=IF([.A178]=1;[.C1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5359" calcext:value-type="float">
            <text:p>3,665359</text:p>
          </table:table-cell>
          <table:table-cell office:value-type="float" office:value="8.280731" calcext:value-type="float">
            <text:p>8,280731</text:p>
          </table:table-cell>
          <table:table-cell table:formula="of:=IF([.A179]=0;[.C179];NA())" office:value-type="float" office:value="8.280731" calcext:value-type="float">
            <text:p>8,280731</text:p>
          </table:table-cell>
          <table:table-cell table:formula="of:=IF([.A179]=1;[.C1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01591" calcext:value-type="float">
            <text:p>4,901591</text:p>
          </table:table-cell>
          <table:table-cell office:value-type="float" office:value="7.956638" calcext:value-type="float">
            <text:p>7,956638</text:p>
          </table:table-cell>
          <table:table-cell table:formula="of:=IF([.A180]=0;[.C180];NA())" office:value-type="float" office:value="7.956638" calcext:value-type="float">
            <text:p>7,956638</text:p>
          </table:table-cell>
          <table:table-cell table:formula="of:=IF([.A180]=1;[.C1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8699" calcext:value-type="float">
            <text:p>3,888699</text:p>
          </table:table-cell>
          <table:table-cell office:value-type="float" office:value="7.838181" calcext:value-type="float">
            <text:p>7,838181</text:p>
          </table:table-cell>
          <table:table-cell table:formula="of:=IF([.A181]=0;[.C181];NA())" office:value-type="float" office:value="7.838181" calcext:value-type="float">
            <text:p>7,838181</text:p>
          </table:table-cell>
          <table:table-cell table:formula="of:=IF([.A181]=1;[.C1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2804" calcext:value-type="float">
            <text:p>4,082804</text:p>
          </table:table-cell>
          <table:table-cell office:value-type="float" office:value="9.875242" calcext:value-type="float">
            <text:p>9,875242</text:p>
          </table:table-cell>
          <table:table-cell table:formula="of:=IF([.A182]=0;[.C182];NA())" office:value-type="float" office:value="9.875242" calcext:value-type="float">
            <text:p>9,875242</text:p>
          </table:table-cell>
          <table:table-cell table:formula="of:=IF([.A182]=1;[.C1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79918" calcext:value-type="float">
            <text:p>5,679918</text:p>
          </table:table-cell>
          <table:table-cell office:value-type="float" office:value="7.108591" calcext:value-type="float">
            <text:p>7,108591</text:p>
          </table:table-cell>
          <table:table-cell table:formula="of:=IF([.A183]=0;[.C183];NA())" office:value-type="float" office:value="7.108591" calcext:value-type="float">
            <text:p>7,108591</text:p>
          </table:table-cell>
          <table:table-cell table:formula="of:=IF([.A183]=1;[.C1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09614" calcext:value-type="float">
            <text:p>2,709614</text:p>
          </table:table-cell>
          <table:table-cell office:value-type="float" office:value="7.699506" calcext:value-type="float">
            <text:p>7,699506</text:p>
          </table:table-cell>
          <table:table-cell table:formula="of:=IF([.A184]=0;[.C184];NA())" office:value-type="float" office:value="7.699506" calcext:value-type="float">
            <text:p>7,699506</text:p>
          </table:table-cell>
          <table:table-cell table:formula="of:=IF([.A184]=1;[.C1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0916" calcext:value-type="float">
            <text:p>8,970916</text:p>
          </table:table-cell>
          <table:table-cell office:value-type="float" office:value="8.207761" calcext:value-type="float">
            <text:p>8,207761</text:p>
          </table:table-cell>
          <table:table-cell table:formula="of:=IF([.A185]=0;[.C185];NA())" office:value-type="float" office:value="8.207761" calcext:value-type="float">
            <text:p>8,207761</text:p>
          </table:table-cell>
          <table:table-cell table:formula="of:=IF([.A185]=1;[.C1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2956" calcext:value-type="float">
            <text:p>5,822956</text:p>
          </table:table-cell>
          <table:table-cell office:value-type="float" office:value="10.262858" calcext:value-type="float">
            <text:p>10,262858</text:p>
          </table:table-cell>
          <table:table-cell table:formula="of:=IF([.A186]=0;[.C186];NA())" office:value-type="float" office:value="10.262858" calcext:value-type="float">
            <text:p>10,262858</text:p>
          </table:table-cell>
          <table:table-cell table:formula="of:=IF([.A186]=1;[.C1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3121" calcext:value-type="float">
            <text:p>6,573121</text:p>
          </table:table-cell>
          <table:table-cell office:value-type="float" office:value="10.996548" calcext:value-type="float">
            <text:p>10,996548</text:p>
          </table:table-cell>
          <table:table-cell table:formula="of:=IF([.A187]=0;[.C187];NA())" office:value-type="float" office:value="10.996548" calcext:value-type="float">
            <text:p>10,996548</text:p>
          </table:table-cell>
          <table:table-cell table:formula="of:=IF([.A187]=1;[.C1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58603" calcext:value-type="float">
            <text:p>6,758603</text:p>
          </table:table-cell>
          <table:table-cell office:value-type="float" office:value="5.539148" calcext:value-type="float">
            <text:p>5,539148</text:p>
          </table:table-cell>
          <table:table-cell table:formula="of:=IF([.A188]=0;[.C188];NA())" office:value-type="float" office:value="5.539148" calcext:value-type="float">
            <text:p>5,539148</text:p>
          </table:table-cell>
          <table:table-cell table:formula="of:=IF([.A188]=1;[.C1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08139" calcext:value-type="float">
            <text:p>4,108139</text:p>
          </table:table-cell>
          <table:table-cell office:value-type="float" office:value="6.917848" calcext:value-type="float">
            <text:p>6,917848</text:p>
          </table:table-cell>
          <table:table-cell table:formula="of:=IF([.A189]=0;[.C189];NA())" office:value-type="float" office:value="6.917848" calcext:value-type="float">
            <text:p>6,917848</text:p>
          </table:table-cell>
          <table:table-cell table:formula="of:=IF([.A189]=1;[.C1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2585" calcext:value-type="float">
            <text:p>4,72585</text:p>
          </table:table-cell>
          <table:table-cell office:value-type="float" office:value="8.253421" calcext:value-type="float">
            <text:p>8,253421</text:p>
          </table:table-cell>
          <table:table-cell table:formula="of:=IF([.A190]=0;[.C190];NA())" office:value-type="float" office:value="8.253421" calcext:value-type="float">
            <text:p>8,253421</text:p>
          </table:table-cell>
          <table:table-cell table:formula="of:=IF([.A190]=1;[.C1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00652" calcext:value-type="float">
            <text:p>5,700652</text:p>
          </table:table-cell>
          <table:table-cell office:value-type="float" office:value="7.93153" calcext:value-type="float">
            <text:p>7,93153</text:p>
          </table:table-cell>
          <table:table-cell table:formula="of:=IF([.A191]=0;[.C191];NA())" office:value-type="float" office:value="7.93153" calcext:value-type="float">
            <text:p>7,93153</text:p>
          </table:table-cell>
          <table:table-cell table:formula="of:=IF([.A191]=1;[.C1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5894" calcext:value-type="float">
            <text:p>3,785894</text:p>
          </table:table-cell>
          <table:table-cell office:value-type="float" office:value="10.302918" calcext:value-type="float">
            <text:p>10,302918</text:p>
          </table:table-cell>
          <table:table-cell table:formula="of:=IF([.A192]=0;[.C192];NA())" office:value-type="float" office:value="10.302918" calcext:value-type="float">
            <text:p>10,302918</text:p>
          </table:table-cell>
          <table:table-cell table:formula="of:=IF([.A192]=1;[.C1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4295" calcext:value-type="float">
            <text:p>5,514295</text:p>
          </table:table-cell>
          <table:table-cell office:value-type="float" office:value="10.502533" calcext:value-type="float">
            <text:p>10,502533</text:p>
          </table:table-cell>
          <table:table-cell table:formula="of:=IF([.A193]=0;[.C193];NA())" office:value-type="float" office:value="10.502533" calcext:value-type="float">
            <text:p>10,502533</text:p>
          </table:table-cell>
          <table:table-cell table:formula="of:=IF([.A193]=1;[.C1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13801" calcext:value-type="float">
            <text:p>7,913801</text:p>
          </table:table-cell>
          <table:table-cell office:value-type="float" office:value="8.355401" calcext:value-type="float">
            <text:p>8,355401</text:p>
          </table:table-cell>
          <table:table-cell table:formula="of:=IF([.A194]=0;[.C194];NA())" office:value-type="float" office:value="8.355401" calcext:value-type="float">
            <text:p>8,355401</text:p>
          </table:table-cell>
          <table:table-cell table:formula="of:=IF([.A194]=1;[.C1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74201" calcext:value-type="float">
            <text:p>5,674201</text:p>
          </table:table-cell>
          <table:table-cell office:value-type="float" office:value="8.878779" calcext:value-type="float">
            <text:p>8,878779</text:p>
          </table:table-cell>
          <table:table-cell table:formula="of:=IF([.A195]=0;[.C195];NA())" office:value-type="float" office:value="8.878779" calcext:value-type="float">
            <text:p>8,878779</text:p>
          </table:table-cell>
          <table:table-cell table:formula="of:=IF([.A195]=1;[.C1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22256" calcext:value-type="float">
            <text:p>6,422256</text:p>
          </table:table-cell>
          <table:table-cell office:value-type="float" office:value="11.706095" calcext:value-type="float">
            <text:p>11,706095</text:p>
          </table:table-cell>
          <table:table-cell table:formula="of:=IF([.A196]=0;[.C196];NA())" office:value-type="float" office:value="11.706095" calcext:value-type="float">
            <text:p>11,706095</text:p>
          </table:table-cell>
          <table:table-cell table:formula="of:=IF([.A196]=1;[.C1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086" calcext:value-type="float">
            <text:p>6,06086</text:p>
          </table:table-cell>
          <table:table-cell office:value-type="float" office:value="5.709003" calcext:value-type="float">
            <text:p>5,709003</text:p>
          </table:table-cell>
          <table:table-cell table:formula="of:=IF([.A197]=0;[.C197];NA())" office:value-type="float" office:value="5.709003" calcext:value-type="float">
            <text:p>5,709003</text:p>
          </table:table-cell>
          <table:table-cell table:formula="of:=IF([.A197]=1;[.C1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862" calcext:value-type="float">
            <text:p>8,96862</text:p>
          </table:table-cell>
          <table:table-cell office:value-type="float" office:value="8.518632" calcext:value-type="float">
            <text:p>8,518632</text:p>
          </table:table-cell>
          <table:table-cell table:formula="of:=IF([.A198]=0;[.C198];NA())" office:value-type="float" office:value="8.518632" calcext:value-type="float">
            <text:p>8,518632</text:p>
          </table:table-cell>
          <table:table-cell table:formula="of:=IF([.A198]=1;[.C1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2466" calcext:value-type="float">
            <text:p>3,842466</text:p>
          </table:table-cell>
          <table:table-cell office:value-type="float" office:value="9.156186" calcext:value-type="float">
            <text:p>9,156186</text:p>
          </table:table-cell>
          <table:table-cell table:formula="of:=IF([.A199]=0;[.C199];NA())" office:value-type="float" office:value="9.156186" calcext:value-type="float">
            <text:p>9,156186</text:p>
          </table:table-cell>
          <table:table-cell table:formula="of:=IF([.A199]=1;[.C1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21246" calcext:value-type="float">
            <text:p>7,421246</text:p>
          </table:table-cell>
          <table:table-cell office:value-type="float" office:value="6.847308" calcext:value-type="float">
            <text:p>6,847308</text:p>
          </table:table-cell>
          <table:table-cell table:formula="of:=IF([.A200]=0;[.C200];NA())" office:value-type="float" office:value="6.847308" calcext:value-type="float">
            <text:p>6,847308</text:p>
          </table:table-cell>
          <table:table-cell table:formula="of:=IF([.A200]=1;[.C2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8228" calcext:value-type="float">
            <text:p>6,28228</text:p>
          </table:table-cell>
          <table:table-cell office:value-type="float" office:value="8.124973" calcext:value-type="float">
            <text:p>8,124973</text:p>
          </table:table-cell>
          <table:table-cell table:formula="of:=IF([.A201]=0;[.C201];NA())" office:value-type="float" office:value="8.124973" calcext:value-type="float">
            <text:p>8,124973</text:p>
          </table:table-cell>
          <table:table-cell table:formula="of:=IF([.A201]=1;[.C2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91284" calcext:value-type="float">
            <text:p>6,691284</text:p>
          </table:table-cell>
          <table:table-cell office:value-type="float" office:value="7.240727" calcext:value-type="float">
            <text:p>7,240727</text:p>
          </table:table-cell>
          <table:table-cell table:formula="of:=IF([.A202]=0;[.C202];NA())" office:value-type="float" office:value="7.240727" calcext:value-type="float">
            <text:p>7,240727</text:p>
          </table:table-cell>
          <table:table-cell table:formula="of:=IF([.A202]=1;[.C2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5595" calcext:value-type="float">
            <text:p>3,435595</text:p>
          </table:table-cell>
          <table:table-cell office:value-type="float" office:value="8.074634" calcext:value-type="float">
            <text:p>8,074634</text:p>
          </table:table-cell>
          <table:table-cell table:formula="of:=IF([.A203]=0;[.C203];NA())" office:value-type="float" office:value="8.074634" calcext:value-type="float">
            <text:p>8,074634</text:p>
          </table:table-cell>
          <table:table-cell table:formula="of:=IF([.A203]=1;[.C2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1556" calcext:value-type="float">
            <text:p>3,661556</text:p>
          </table:table-cell>
          <table:table-cell office:value-type="float" office:value="6.572813" calcext:value-type="float">
            <text:p>6,572813</text:p>
          </table:table-cell>
          <table:table-cell table:formula="of:=IF([.A204]=0;[.C204];NA())" office:value-type="float" office:value="6.572813" calcext:value-type="float">
            <text:p>6,572813</text:p>
          </table:table-cell>
          <table:table-cell table:formula="of:=IF([.A204]=1;[.C2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72821" calcext:value-type="float">
            <text:p>7,372821</text:p>
          </table:table-cell>
          <table:table-cell office:value-type="float" office:value="8.778398" calcext:value-type="float">
            <text:p>8,778398</text:p>
          </table:table-cell>
          <table:table-cell table:formula="of:=IF([.A205]=0;[.C205];NA())" office:value-type="float" office:value="8.778398" calcext:value-type="float">
            <text:p>8,778398</text:p>
          </table:table-cell>
          <table:table-cell table:formula="of:=IF([.A205]=1;[.C2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88856" calcext:value-type="float">
            <text:p>4,588856</text:p>
          </table:table-cell>
          <table:table-cell office:value-type="float" office:value="8.040503" calcext:value-type="float">
            <text:p>8,040503</text:p>
          </table:table-cell>
          <table:table-cell table:formula="of:=IF([.A206]=0;[.C206];NA())" office:value-type="float" office:value="8.040503" calcext:value-type="float">
            <text:p>8,040503</text:p>
          </table:table-cell>
          <table:table-cell table:formula="of:=IF([.A206]=1;[.C2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57404" calcext:value-type="float">
            <text:p>4,657404</text:p>
          </table:table-cell>
          <table:table-cell office:value-type="float" office:value="8.74794" calcext:value-type="float">
            <text:p>8,74794</text:p>
          </table:table-cell>
          <table:table-cell table:formula="of:=IF([.A207]=0;[.C207];NA())" office:value-type="float" office:value="8.74794" calcext:value-type="float">
            <text:p>8,74794</text:p>
          </table:table-cell>
          <table:table-cell table:formula="of:=IF([.A207]=1;[.C2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78122" calcext:value-type="float">
            <text:p>6,678122</text:p>
          </table:table-cell>
          <table:table-cell office:value-type="float" office:value="7.534221" calcext:value-type="float">
            <text:p>7,534221</text:p>
          </table:table-cell>
          <table:table-cell table:formula="of:=IF([.A208]=0;[.C208];NA())" office:value-type="float" office:value="7.534221" calcext:value-type="float">
            <text:p>7,534221</text:p>
          </table:table-cell>
          <table:table-cell table:formula="of:=IF([.A208]=1;[.C2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2771" calcext:value-type="float">
            <text:p>3,772771</text:p>
          </table:table-cell>
          <table:table-cell office:value-type="float" office:value="8.495072" calcext:value-type="float">
            <text:p>8,495072</text:p>
          </table:table-cell>
          <table:table-cell table:formula="of:=IF([.A209]=0;[.C209];NA())" office:value-type="float" office:value="8.495072" calcext:value-type="float">
            <text:p>8,495072</text:p>
          </table:table-cell>
          <table:table-cell table:formula="of:=IF([.A209]=1;[.C2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1403" calcext:value-type="float">
            <text:p>6,991403</text:p>
          </table:table-cell>
          <table:table-cell office:value-type="float" office:value="9.077653" calcext:value-type="float">
            <text:p>9,077653</text:p>
          </table:table-cell>
          <table:table-cell table:formula="of:=IF([.A210]=0;[.C210];NA())" office:value-type="float" office:value="9.077653" calcext:value-type="float">
            <text:p>9,077653</text:p>
          </table:table-cell>
          <table:table-cell table:formula="of:=IF([.A210]=1;[.C2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40124" calcext:value-type="float">
            <text:p>3,340124</text:p>
          </table:table-cell>
          <table:table-cell office:value-type="float" office:value="7.498899" calcext:value-type="float">
            <text:p>7,498899</text:p>
          </table:table-cell>
          <table:table-cell table:formula="of:=IF([.A211]=0;[.C211];NA())" office:value-type="float" office:value="7.498899" calcext:value-type="float">
            <text:p>7,498899</text:p>
          </table:table-cell>
          <table:table-cell table:formula="of:=IF([.A211]=1;[.C2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87432" calcext:value-type="float">
            <text:p>4,887432</text:p>
          </table:table-cell>
          <table:table-cell office:value-type="float" office:value="10.919868" calcext:value-type="float">
            <text:p>10,919868</text:p>
          </table:table-cell>
          <table:table-cell table:formula="of:=IF([.A212]=0;[.C212];NA())" office:value-type="float" office:value="10.919868" calcext:value-type="float">
            <text:p>10,919868</text:p>
          </table:table-cell>
          <table:table-cell table:formula="of:=IF([.A212]=1;[.C2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81005" calcext:value-type="float">
            <text:p>6,681005</text:p>
          </table:table-cell>
          <table:table-cell office:value-type="float" office:value="8.611153" calcext:value-type="float">
            <text:p>8,611153</text:p>
          </table:table-cell>
          <table:table-cell table:formula="of:=IF([.A213]=0;[.C213];NA())" office:value-type="float" office:value="8.611153" calcext:value-type="float">
            <text:p>8,611153</text:p>
          </table:table-cell>
          <table:table-cell table:formula="of:=IF([.A213]=1;[.C2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21731" calcext:value-type="float">
            <text:p>8,621731</text:p>
          </table:table-cell>
          <table:table-cell office:value-type="float" office:value="7.712634" calcext:value-type="float">
            <text:p>7,712634</text:p>
          </table:table-cell>
          <table:table-cell table:formula="of:=IF([.A214]=0;[.C214];NA())" office:value-type="float" office:value="7.712634" calcext:value-type="float">
            <text:p>7,712634</text:p>
          </table:table-cell>
          <table:table-cell table:formula="of:=IF([.A214]=1;[.C2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5855" calcext:value-type="float">
            <text:p>3,545855</text:p>
          </table:table-cell>
          <table:table-cell office:value-type="float" office:value="7.173959" calcext:value-type="float">
            <text:p>7,173959</text:p>
          </table:table-cell>
          <table:table-cell table:formula="of:=IF([.A215]=0;[.C215];NA())" office:value-type="float" office:value="7.173959" calcext:value-type="float">
            <text:p>7,173959</text:p>
          </table:table-cell>
          <table:table-cell table:formula="of:=IF([.A215]=1;[.C2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6541" calcext:value-type="float">
            <text:p>6,36541</text:p>
          </table:table-cell>
          <table:table-cell office:value-type="float" office:value="8.164311" calcext:value-type="float">
            <text:p>8,164311</text:p>
          </table:table-cell>
          <table:table-cell table:formula="of:=IF([.A216]=0;[.C216];NA())" office:value-type="float" office:value="8.164311" calcext:value-type="float">
            <text:p>8,164311</text:p>
          </table:table-cell>
          <table:table-cell table:formula="of:=IF([.A216]=1;[.C2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4462" calcext:value-type="float">
            <text:p>7,124462</text:p>
          </table:table-cell>
          <table:table-cell office:value-type="float" office:value="10.649853" calcext:value-type="float">
            <text:p>10,649853</text:p>
          </table:table-cell>
          <table:table-cell table:formula="of:=IF([.A217]=0;[.C217];NA())" office:value-type="float" office:value="10.649853" calcext:value-type="float">
            <text:p>10,649853</text:p>
          </table:table-cell>
          <table:table-cell table:formula="of:=IF([.A217]=1;[.C2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10364" calcext:value-type="float">
            <text:p>7,110364</text:p>
          </table:table-cell>
          <table:table-cell office:value-type="float" office:value="8.260755" calcext:value-type="float">
            <text:p>8,260755</text:p>
          </table:table-cell>
          <table:table-cell table:formula="of:=IF([.A218]=0;[.C218];NA())" office:value-type="float" office:value="8.260755" calcext:value-type="float">
            <text:p>8,260755</text:p>
          </table:table-cell>
          <table:table-cell table:formula="of:=IF([.A218]=1;[.C2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37975" calcext:value-type="float">
            <text:p>5,537975</text:p>
          </table:table-cell>
          <table:table-cell office:value-type="float" office:value="9.523525" calcext:value-type="float">
            <text:p>9,523525</text:p>
          </table:table-cell>
          <table:table-cell table:formula="of:=IF([.A219]=0;[.C219];NA())" office:value-type="float" office:value="9.523525" calcext:value-type="float">
            <text:p>9,523525</text:p>
          </table:table-cell>
          <table:table-cell table:formula="of:=IF([.A219]=1;[.C2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83162" calcext:value-type="float">
            <text:p>7,983162</text:p>
          </table:table-cell>
          <table:table-cell office:value-type="float" office:value="8.839658" calcext:value-type="float">
            <text:p>8,839658</text:p>
          </table:table-cell>
          <table:table-cell table:formula="of:=IF([.A220]=0;[.C220];NA())" office:value-type="float" office:value="8.839658" calcext:value-type="float">
            <text:p>8,839658</text:p>
          </table:table-cell>
          <table:table-cell table:formula="of:=IF([.A220]=1;[.C2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24927" calcext:value-type="float">
            <text:p>4,724927</text:p>
          </table:table-cell>
          <table:table-cell office:value-type="float" office:value="9.669781" calcext:value-type="float">
            <text:p>9,669781</text:p>
          </table:table-cell>
          <table:table-cell table:formula="of:=IF([.A221]=0;[.C221];NA())" office:value-type="float" office:value="9.669781" calcext:value-type="float">
            <text:p>9,669781</text:p>
          </table:table-cell>
          <table:table-cell table:formula="of:=IF([.A221]=1;[.C2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2515" calcext:value-type="float">
            <text:p>6,572515</text:p>
          </table:table-cell>
          <table:table-cell office:value-type="float" office:value="10.259713" calcext:value-type="float">
            <text:p>10,259713</text:p>
          </table:table-cell>
          <table:table-cell table:formula="of:=IF([.A222]=0;[.C222];NA())" office:value-type="float" office:value="10.259713" calcext:value-type="float">
            <text:p>10,259713</text:p>
          </table:table-cell>
          <table:table-cell table:formula="of:=IF([.A222]=1;[.C2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67212" calcext:value-type="float">
            <text:p>2,767212</text:p>
          </table:table-cell>
          <table:table-cell office:value-type="float" office:value="7.940718" calcext:value-type="float">
            <text:p>7,940718</text:p>
          </table:table-cell>
          <table:table-cell table:formula="of:=IF([.A223]=0;[.C223];NA())" office:value-type="float" office:value="7.940718" calcext:value-type="float">
            <text:p>7,940718</text:p>
          </table:table-cell>
          <table:table-cell table:formula="of:=IF([.A223]=1;[.C2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69617" calcext:value-type="float">
            <text:p>7,969617</text:p>
          </table:table-cell>
          <table:table-cell office:value-type="float" office:value="7.562449" calcext:value-type="float">
            <text:p>7,562449</text:p>
          </table:table-cell>
          <table:table-cell table:formula="of:=IF([.A224]=0;[.C224];NA())" office:value-type="float" office:value="7.562449" calcext:value-type="float">
            <text:p>7,562449</text:p>
          </table:table-cell>
          <table:table-cell table:formula="of:=IF([.A224]=1;[.C2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7618" calcext:value-type="float">
            <text:p>7,607618</text:p>
          </table:table-cell>
          <table:table-cell office:value-type="float" office:value="6.666648" calcext:value-type="float">
            <text:p>6,666648</text:p>
          </table:table-cell>
          <table:table-cell table:formula="of:=IF([.A225]=0;[.C225];NA())" office:value-type="float" office:value="6.666648" calcext:value-type="float">
            <text:p>6,666648</text:p>
          </table:table-cell>
          <table:table-cell table:formula="of:=IF([.A225]=1;[.C2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30252" calcext:value-type="float">
            <text:p>3,530252</text:p>
          </table:table-cell>
          <table:table-cell office:value-type="float" office:value="6.233691" calcext:value-type="float">
            <text:p>6,233691</text:p>
          </table:table-cell>
          <table:table-cell table:formula="of:=IF([.A226]=0;[.C226];NA())" office:value-type="float" office:value="6.233691" calcext:value-type="float">
            <text:p>6,233691</text:p>
          </table:table-cell>
          <table:table-cell table:formula="of:=IF([.A226]=1;[.C2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53661" calcext:value-type="float">
            <text:p>4,253661</text:p>
          </table:table-cell>
          <table:table-cell office:value-type="float" office:value="8.107651" calcext:value-type="float">
            <text:p>8,107651</text:p>
          </table:table-cell>
          <table:table-cell table:formula="of:=IF([.A227]=0;[.C227];NA())" office:value-type="float" office:value="8.107651" calcext:value-type="float">
            <text:p>8,107651</text:p>
          </table:table-cell>
          <table:table-cell table:formula="of:=IF([.A227]=1;[.C2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9071" calcext:value-type="float">
            <text:p>8,109071</text:p>
          </table:table-cell>
          <table:table-cell office:value-type="float" office:value="9.970017" calcext:value-type="float">
            <text:p>9,970017</text:p>
          </table:table-cell>
          <table:table-cell table:formula="of:=IF([.A228]=0;[.C228];NA())" office:value-type="float" office:value="9.970017" calcext:value-type="float">
            <text:p>9,970017</text:p>
          </table:table-cell>
          <table:table-cell table:formula="of:=IF([.A228]=1;[.C2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2112" calcext:value-type="float">
            <text:p>3,442112</text:p>
          </table:table-cell>
          <table:table-cell office:value-type="float" office:value="8.82987" calcext:value-type="float">
            <text:p>8,82987</text:p>
          </table:table-cell>
          <table:table-cell table:formula="of:=IF([.A229]=0;[.C229];NA())" office:value-type="float" office:value="8.82987" calcext:value-type="float">
            <text:p>8,82987</text:p>
          </table:table-cell>
          <table:table-cell table:formula="of:=IF([.A229]=1;[.C2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42477" calcext:value-type="float">
            <text:p>8,042477</text:p>
          </table:table-cell>
          <table:table-cell office:value-type="float" office:value="6.88264" calcext:value-type="float">
            <text:p>6,88264</text:p>
          </table:table-cell>
          <table:table-cell table:formula="of:=IF([.A230]=0;[.C230];NA())" office:value-type="float" office:value="6.88264" calcext:value-type="float">
            <text:p>6,88264</text:p>
          </table:table-cell>
          <table:table-cell table:formula="of:=IF([.A230]=1;[.C2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77846" calcext:value-type="float">
            <text:p>2,577846</text:p>
          </table:table-cell>
          <table:table-cell office:value-type="float" office:value="8.226719" calcext:value-type="float">
            <text:p>8,226719</text:p>
          </table:table-cell>
          <table:table-cell table:formula="of:=IF([.A231]=0;[.C231];NA())" office:value-type="float" office:value="8.226719" calcext:value-type="float">
            <text:p>8,226719</text:p>
          </table:table-cell>
          <table:table-cell table:formula="of:=IF([.A231]=1;[.C2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41092" calcext:value-type="float">
            <text:p>4,041092</text:p>
          </table:table-cell>
          <table:table-cell office:value-type="float" office:value="7.111822" calcext:value-type="float">
            <text:p>7,111822</text:p>
          </table:table-cell>
          <table:table-cell table:formula="of:=IF([.A232]=0;[.C232];NA())" office:value-type="float" office:value="7.111822" calcext:value-type="float">
            <text:p>7,111822</text:p>
          </table:table-cell>
          <table:table-cell table:formula="of:=IF([.A232]=1;[.C2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65" calcext:value-type="float">
            <text:p>3,3165</text:p>
          </table:table-cell>
          <table:table-cell office:value-type="float" office:value="7.595993" calcext:value-type="float">
            <text:p>7,595993</text:p>
          </table:table-cell>
          <table:table-cell table:formula="of:=IF([.A233]=0;[.C233];NA())" office:value-type="float" office:value="7.595993" calcext:value-type="float">
            <text:p>7,595993</text:p>
          </table:table-cell>
          <table:table-cell table:formula="of:=IF([.A233]=1;[.C2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32254" calcext:value-type="float">
            <text:p>5,432254</text:p>
          </table:table-cell>
          <table:table-cell office:value-type="float" office:value="5.33333" calcext:value-type="float">
            <text:p>5,33333</text:p>
          </table:table-cell>
          <table:table-cell table:formula="of:=IF([.A234]=0;[.C234];NA())" office:value-type="float" office:value="5.33333" calcext:value-type="float">
            <text:p>5,33333</text:p>
          </table:table-cell>
          <table:table-cell table:formula="of:=IF([.A234]=1;[.C2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953" calcext:value-type="float">
            <text:p>4,81953</text:p>
          </table:table-cell>
          <table:table-cell office:value-type="float" office:value="10.430947" calcext:value-type="float">
            <text:p>10,430947</text:p>
          </table:table-cell>
          <table:table-cell table:formula="of:=IF([.A235]=0;[.C235];NA())" office:value-type="float" office:value="10.430947" calcext:value-type="float">
            <text:p>10,430947</text:p>
          </table:table-cell>
          <table:table-cell table:formula="of:=IF([.A235]=1;[.C2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17367" calcext:value-type="float">
            <text:p>4,717367</text:p>
          </table:table-cell>
          <table:table-cell office:value-type="float" office:value="11.451199" calcext:value-type="float">
            <text:p>11,451199</text:p>
          </table:table-cell>
          <table:table-cell table:formula="of:=IF([.A236]=0;[.C236];NA())" office:value-type="float" office:value="11.451199" calcext:value-type="float">
            <text:p>11,451199</text:p>
          </table:table-cell>
          <table:table-cell table:formula="of:=IF([.A236]=1;[.C2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1058" calcext:value-type="float">
            <text:p>5,651058</text:p>
          </table:table-cell>
          <table:table-cell office:value-type="float" office:value="6.766906" calcext:value-type="float">
            <text:p>6,766906</text:p>
          </table:table-cell>
          <table:table-cell table:formula="of:=IF([.A237]=0;[.C237];NA())" office:value-type="float" office:value="6.766906" calcext:value-type="float">
            <text:p>6,766906</text:p>
          </table:table-cell>
          <table:table-cell table:formula="of:=IF([.A237]=1;[.C2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8709" calcext:value-type="float">
            <text:p>8,458709</text:p>
          </table:table-cell>
          <table:table-cell office:value-type="float" office:value="8.476794" calcext:value-type="float">
            <text:p>8,476794</text:p>
          </table:table-cell>
          <table:table-cell table:formula="of:=IF([.A238]=0;[.C238];NA())" office:value-type="float" office:value="8.476794" calcext:value-type="float">
            <text:p>8,476794</text:p>
          </table:table-cell>
          <table:table-cell table:formula="of:=IF([.A238]=1;[.C2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3297" calcext:value-type="float">
            <text:p>8,433297</text:p>
          </table:table-cell>
          <table:table-cell office:value-type="float" office:value="8.544641" calcext:value-type="float">
            <text:p>8,544641</text:p>
          </table:table-cell>
          <table:table-cell table:formula="of:=IF([.A239]=0;[.C239];NA())" office:value-type="float" office:value="8.544641" calcext:value-type="float">
            <text:p>8,544641</text:p>
          </table:table-cell>
          <table:table-cell table:formula="of:=IF([.A239]=1;[.C2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20359" calcext:value-type="float">
            <text:p>7,820359</text:p>
          </table:table-cell>
          <table:table-cell office:value-type="float" office:value="7.595647" calcext:value-type="float">
            <text:p>7,595647</text:p>
          </table:table-cell>
          <table:table-cell table:formula="of:=IF([.A240]=0;[.C240];NA())" office:value-type="float" office:value="7.595647" calcext:value-type="float">
            <text:p>7,595647</text:p>
          </table:table-cell>
          <table:table-cell table:formula="of:=IF([.A240]=1;[.C2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57078" calcext:value-type="float">
            <text:p>4,257078</text:p>
          </table:table-cell>
          <table:table-cell office:value-type="float" office:value="9.40747" calcext:value-type="float">
            <text:p>9,40747</text:p>
          </table:table-cell>
          <table:table-cell table:formula="of:=IF([.A241]=0;[.C241];NA())" office:value-type="float" office:value="9.40747" calcext:value-type="float">
            <text:p>9,40747</text:p>
          </table:table-cell>
          <table:table-cell table:formula="of:=IF([.A241]=1;[.C2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63578" calcext:value-type="float">
            <text:p>5,063578</text:p>
          </table:table-cell>
          <table:table-cell office:value-type="float" office:value="6.369475" calcext:value-type="float">
            <text:p>6,369475</text:p>
          </table:table-cell>
          <table:table-cell table:formula="of:=IF([.A242]=0;[.C242];NA())" office:value-type="float" office:value="6.369475" calcext:value-type="float">
            <text:p>6,369475</text:p>
          </table:table-cell>
          <table:table-cell table:formula="of:=IF([.A242]=1;[.C2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99006" calcext:value-type="float">
            <text:p>6,899006</text:p>
          </table:table-cell>
          <table:table-cell office:value-type="float" office:value="8.665467" calcext:value-type="float">
            <text:p>8,665467</text:p>
          </table:table-cell>
          <table:table-cell table:formula="of:=IF([.A243]=0;[.C243];NA())" office:value-type="float" office:value="8.665467" calcext:value-type="float">
            <text:p>8,665467</text:p>
          </table:table-cell>
          <table:table-cell table:formula="of:=IF([.A243]=1;[.C2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31259" calcext:value-type="float">
            <text:p>3,331259</text:p>
          </table:table-cell>
          <table:table-cell office:value-type="float" office:value="8.950621" calcext:value-type="float">
            <text:p>8,950621</text:p>
          </table:table-cell>
          <table:table-cell table:formula="of:=IF([.A244]=0;[.C244];NA())" office:value-type="float" office:value="8.950621" calcext:value-type="float">
            <text:p>8,950621</text:p>
          </table:table-cell>
          <table:table-cell table:formula="of:=IF([.A244]=1;[.C2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84998" calcext:value-type="float">
            <text:p>8,184998</text:p>
          </table:table-cell>
          <table:table-cell office:value-type="float" office:value="7.591568" calcext:value-type="float">
            <text:p>7,591568</text:p>
          </table:table-cell>
          <table:table-cell table:formula="of:=IF([.A245]=0;[.C245];NA())" office:value-type="float" office:value="7.591568" calcext:value-type="float">
            <text:p>7,591568</text:p>
          </table:table-cell>
          <table:table-cell table:formula="of:=IF([.A245]=1;[.C2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2365" calcext:value-type="float">
            <text:p>3,902365</text:p>
          </table:table-cell>
          <table:table-cell office:value-type="float" office:value="7.252767" calcext:value-type="float">
            <text:p>7,252767</text:p>
          </table:table-cell>
          <table:table-cell table:formula="of:=IF([.A246]=0;[.C246];NA())" office:value-type="float" office:value="7.252767" calcext:value-type="float">
            <text:p>7,252767</text:p>
          </table:table-cell>
          <table:table-cell table:formula="of:=IF([.A246]=1;[.C2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43423" calcext:value-type="float">
            <text:p>7,043423</text:p>
          </table:table-cell>
          <table:table-cell office:value-type="float" office:value="8.719673" calcext:value-type="float">
            <text:p>8,719673</text:p>
          </table:table-cell>
          <table:table-cell table:formula="of:=IF([.A247]=0;[.C247];NA())" office:value-type="float" office:value="8.719673" calcext:value-type="float">
            <text:p>8,719673</text:p>
          </table:table-cell>
          <table:table-cell table:formula="of:=IF([.A247]=1;[.C2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02131" calcext:value-type="float">
            <text:p>6,502131</text:p>
          </table:table-cell>
          <table:table-cell office:value-type="float" office:value="7.596409" calcext:value-type="float">
            <text:p>7,596409</text:p>
          </table:table-cell>
          <table:table-cell table:formula="of:=IF([.A248]=0;[.C248];NA())" office:value-type="float" office:value="7.596409" calcext:value-type="float">
            <text:p>7,596409</text:p>
          </table:table-cell>
          <table:table-cell table:formula="of:=IF([.A248]=1;[.C2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6597" calcext:value-type="float">
            <text:p>5,576597</text:p>
          </table:table-cell>
          <table:table-cell office:value-type="float" office:value="7.132378" calcext:value-type="float">
            <text:p>7,132378</text:p>
          </table:table-cell>
          <table:table-cell table:formula="of:=IF([.A249]=0;[.C249];NA())" office:value-type="float" office:value="7.132378" calcext:value-type="float">
            <text:p>7,132378</text:p>
          </table:table-cell>
          <table:table-cell table:formula="of:=IF([.A249]=1;[.C2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3391" calcext:value-type="float">
            <text:p>8,753391</text:p>
          </table:table-cell>
          <table:table-cell office:value-type="float" office:value="9.116248" calcext:value-type="float">
            <text:p>9,116248</text:p>
          </table:table-cell>
          <table:table-cell table:formula="of:=IF([.A250]=0;[.C250];NA())" office:value-type="float" office:value="9.116248" calcext:value-type="float">
            <text:p>9,116248</text:p>
          </table:table-cell>
          <table:table-cell table:formula="of:=IF([.A250]=1;[.C2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60987" calcext:value-type="float">
            <text:p>5,460987</text:p>
          </table:table-cell>
          <table:table-cell office:value-type="float" office:value="7.936607" calcext:value-type="float">
            <text:p>7,936607</text:p>
          </table:table-cell>
          <table:table-cell table:formula="of:=IF([.A251]=0;[.C251];NA())" office:value-type="float" office:value="7.936607" calcext:value-type="float">
            <text:p>7,936607</text:p>
          </table:table-cell>
          <table:table-cell table:formula="of:=IF([.A251]=1;[.C2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5761" calcext:value-type="float">
            <text:p>5,895761</text:p>
          </table:table-cell>
          <table:table-cell office:value-type="float" office:value="10.593678" calcext:value-type="float">
            <text:p>10,593678</text:p>
          </table:table-cell>
          <table:table-cell table:formula="of:=IF([.A252]=0;[.C252];NA())" office:value-type="float" office:value="10.593678" calcext:value-type="float">
            <text:p>10,593678</text:p>
          </table:table-cell>
          <table:table-cell table:formula="of:=IF([.A252]=1;[.C2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93685" calcext:value-type="float">
            <text:p>6,893685</text:p>
          </table:table-cell>
          <table:table-cell office:value-type="float" office:value="8.211149" calcext:value-type="float">
            <text:p>8,211149</text:p>
          </table:table-cell>
          <table:table-cell table:formula="of:=IF([.A253]=0;[.C253];NA())" office:value-type="float" office:value="8.211149" calcext:value-type="float">
            <text:p>8,211149</text:p>
          </table:table-cell>
          <table:table-cell table:formula="of:=IF([.A253]=1;[.C2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7263" calcext:value-type="float">
            <text:p>2,957263</text:p>
          </table:table-cell>
          <table:table-cell office:value-type="float" office:value="9.364554" calcext:value-type="float">
            <text:p>9,364554</text:p>
          </table:table-cell>
          <table:table-cell table:formula="of:=IF([.A254]=0;[.C254];NA())" office:value-type="float" office:value="9.364554" calcext:value-type="float">
            <text:p>9,364554</text:p>
          </table:table-cell>
          <table:table-cell table:formula="of:=IF([.A254]=1;[.C2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6569" calcext:value-type="float">
            <text:p>5,806569</text:p>
          </table:table-cell>
          <table:table-cell office:value-type="float" office:value="6.525175" calcext:value-type="float">
            <text:p>6,525175</text:p>
          </table:table-cell>
          <table:table-cell table:formula="of:=IF([.A255]=0;[.C255];NA())" office:value-type="float" office:value="6.525175" calcext:value-type="float">
            <text:p>6,525175</text:p>
          </table:table-cell>
          <table:table-cell table:formula="of:=IF([.A255]=1;[.C2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91568" calcext:value-type="float">
            <text:p>4,991568</text:p>
          </table:table-cell>
          <table:table-cell office:value-type="float" office:value="6.447376" calcext:value-type="float">
            <text:p>6,447376</text:p>
          </table:table-cell>
          <table:table-cell table:formula="of:=IF([.A256]=0;[.C256];NA())" office:value-type="float" office:value="6.447376" calcext:value-type="float">
            <text:p>6,447376</text:p>
          </table:table-cell>
          <table:table-cell table:formula="of:=IF([.A256]=1;[.C2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6742" calcext:value-type="float">
            <text:p>6,026742</text:p>
          </table:table-cell>
          <table:table-cell office:value-type="float" office:value="6.024689" calcext:value-type="float">
            <text:p>6,024689</text:p>
          </table:table-cell>
          <table:table-cell table:formula="of:=IF([.A257]=0;[.C257];NA())" office:value-type="float" office:value="6.024689" calcext:value-type="float">
            <text:p>6,024689</text:p>
          </table:table-cell>
          <table:table-cell table:formula="of:=IF([.A257]=1;[.C2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7951" calcext:value-type="float">
            <text:p>7,97951</text:p>
          </table:table-cell>
          <table:table-cell office:value-type="float" office:value="7.217355" calcext:value-type="float">
            <text:p>7,217355</text:p>
          </table:table-cell>
          <table:table-cell table:formula="of:=IF([.A258]=0;[.C258];NA())" office:value-type="float" office:value="7.217355" calcext:value-type="float">
            <text:p>7,217355</text:p>
          </table:table-cell>
          <table:table-cell table:formula="of:=IF([.A258]=1;[.C2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17014" calcext:value-type="float">
            <text:p>4,617014</text:p>
          </table:table-cell>
          <table:table-cell office:value-type="float" office:value="11.209486" calcext:value-type="float">
            <text:p>11,209486</text:p>
          </table:table-cell>
          <table:table-cell table:formula="of:=IF([.A259]=0;[.C259];NA())" office:value-type="float" office:value="11.209486" calcext:value-type="float">
            <text:p>11,209486</text:p>
          </table:table-cell>
          <table:table-cell table:formula="of:=IF([.A259]=1;[.C2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3424" calcext:value-type="float">
            <text:p>6,913424</text:p>
          </table:table-cell>
          <table:table-cell office:value-type="float" office:value="10.765779" calcext:value-type="float">
            <text:p>10,765779</text:p>
          </table:table-cell>
          <table:table-cell table:formula="of:=IF([.A260]=0;[.C260];NA())" office:value-type="float" office:value="10.765779" calcext:value-type="float">
            <text:p>10,765779</text:p>
          </table:table-cell>
          <table:table-cell table:formula="of:=IF([.A260]=1;[.C2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12438" calcext:value-type="float">
            <text:p>6,312438</text:p>
          </table:table-cell>
          <table:table-cell office:value-type="float" office:value="10.519171" calcext:value-type="float">
            <text:p>10,519171</text:p>
          </table:table-cell>
          <table:table-cell table:formula="of:=IF([.A261]=0;[.C261];NA())" office:value-type="float" office:value="10.519171" calcext:value-type="float">
            <text:p>10,519171</text:p>
          </table:table-cell>
          <table:table-cell table:formula="of:=IF([.A261]=1;[.C2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8686" calcext:value-type="float">
            <text:p>3,638686</text:p>
          </table:table-cell>
          <table:table-cell office:value-type="float" office:value="7.996787" calcext:value-type="float">
            <text:p>7,996787</text:p>
          </table:table-cell>
          <table:table-cell table:formula="of:=IF([.A262]=0;[.C262];NA())" office:value-type="float" office:value="7.996787" calcext:value-type="float">
            <text:p>7,996787</text:p>
          </table:table-cell>
          <table:table-cell table:formula="of:=IF([.A262]=1;[.C2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37202" calcext:value-type="float">
            <text:p>4,237202</text:p>
          </table:table-cell>
          <table:table-cell office:value-type="float" office:value="11.382547" calcext:value-type="float">
            <text:p>11,382547</text:p>
          </table:table-cell>
          <table:table-cell table:formula="of:=IF([.A263]=0;[.C263];NA())" office:value-type="float" office:value="11.382547" calcext:value-type="float">
            <text:p>11,382547</text:p>
          </table:table-cell>
          <table:table-cell table:formula="of:=IF([.A263]=1;[.C2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40881" calcext:value-type="float">
            <text:p>3,040881</text:p>
          </table:table-cell>
          <table:table-cell office:value-type="float" office:value="6.958979" calcext:value-type="float">
            <text:p>6,958979</text:p>
          </table:table-cell>
          <table:table-cell table:formula="of:=IF([.A264]=0;[.C264];NA())" office:value-type="float" office:value="6.958979" calcext:value-type="float">
            <text:p>6,958979</text:p>
          </table:table-cell>
          <table:table-cell table:formula="of:=IF([.A264]=1;[.C2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54175" calcext:value-type="float">
            <text:p>7,454175</text:p>
          </table:table-cell>
          <table:table-cell office:value-type="float" office:value="7.406242" calcext:value-type="float">
            <text:p>7,406242</text:p>
          </table:table-cell>
          <table:table-cell table:formula="of:=IF([.A265]=0;[.C265];NA())" office:value-type="float" office:value="7.406242" calcext:value-type="float">
            <text:p>7,406242</text:p>
          </table:table-cell>
          <table:table-cell table:formula="of:=IF([.A265]=1;[.C2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85276" calcext:value-type="float">
            <text:p>7,385276</text:p>
          </table:table-cell>
          <table:table-cell office:value-type="float" office:value="9.552184" calcext:value-type="float">
            <text:p>9,552184</text:p>
          </table:table-cell>
          <table:table-cell table:formula="of:=IF([.A266]=0;[.C266];NA())" office:value-type="float" office:value="9.552184" calcext:value-type="float">
            <text:p>9,552184</text:p>
          </table:table-cell>
          <table:table-cell table:formula="of:=IF([.A266]=1;[.C2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0797" calcext:value-type="float">
            <text:p>8,680797</text:p>
          </table:table-cell>
          <table:table-cell office:value-type="float" office:value="9.463412" calcext:value-type="float">
            <text:p>9,463412</text:p>
          </table:table-cell>
          <table:table-cell table:formula="of:=IF([.A267]=0;[.C267];NA())" office:value-type="float" office:value="9.463412" calcext:value-type="float">
            <text:p>9,463412</text:p>
          </table:table-cell>
          <table:table-cell table:formula="of:=IF([.A267]=1;[.C2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50974" calcext:value-type="float">
            <text:p>3,050974</text:p>
          </table:table-cell>
          <table:table-cell office:value-type="float" office:value="9.722713" calcext:value-type="float">
            <text:p>9,722713</text:p>
          </table:table-cell>
          <table:table-cell table:formula="of:=IF([.A268]=0;[.C268];NA())" office:value-type="float" office:value="9.722713" calcext:value-type="float">
            <text:p>9,722713</text:p>
          </table:table-cell>
          <table:table-cell table:formula="of:=IF([.A268]=1;[.C2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57345" calcext:value-type="float">
            <text:p>4,057345</text:p>
          </table:table-cell>
          <table:table-cell office:value-type="float" office:value="8.702224" calcext:value-type="float">
            <text:p>8,702224</text:p>
          </table:table-cell>
          <table:table-cell table:formula="of:=IF([.A269]=0;[.C269];NA())" office:value-type="float" office:value="8.702224" calcext:value-type="float">
            <text:p>8,702224</text:p>
          </table:table-cell>
          <table:table-cell table:formula="of:=IF([.A269]=1;[.C2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47" calcext:value-type="float">
            <text:p>5,9747</text:p>
          </table:table-cell>
          <table:table-cell office:value-type="float" office:value="8.672677" calcext:value-type="float">
            <text:p>8,672677</text:p>
          </table:table-cell>
          <table:table-cell table:formula="of:=IF([.A270]=0;[.C270];NA())" office:value-type="float" office:value="8.672677" calcext:value-type="float">
            <text:p>8,672677</text:p>
          </table:table-cell>
          <table:table-cell table:formula="of:=IF([.A270]=1;[.C2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1406" calcext:value-type="float">
            <text:p>8,311406</text:p>
          </table:table-cell>
          <table:table-cell office:value-type="float" office:value="6.5861" calcext:value-type="float">
            <text:p>6,5861</text:p>
          </table:table-cell>
          <table:table-cell table:formula="of:=IF([.A271]=0;[.C271];NA())" office:value-type="float" office:value="6.5861" calcext:value-type="float">
            <text:p>6,5861</text:p>
          </table:table-cell>
          <table:table-cell table:formula="of:=IF([.A271]=1;[.C2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87186" calcext:value-type="float">
            <text:p>7,287186</text:p>
          </table:table-cell>
          <table:table-cell office:value-type="float" office:value="6.331901" calcext:value-type="float">
            <text:p>6,331901</text:p>
          </table:table-cell>
          <table:table-cell table:formula="of:=IF([.A272]=0;[.C272];NA())" office:value-type="float" office:value="6.331901" calcext:value-type="float">
            <text:p>6,331901</text:p>
          </table:table-cell>
          <table:table-cell table:formula="of:=IF([.A272]=1;[.C2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16357" calcext:value-type="float">
            <text:p>6,016357</text:p>
          </table:table-cell>
          <table:table-cell office:value-type="float" office:value="9.028687" calcext:value-type="float">
            <text:p>9,028687</text:p>
          </table:table-cell>
          <table:table-cell table:formula="of:=IF([.A273]=0;[.C273];NA())" office:value-type="float" office:value="9.028687" calcext:value-type="float">
            <text:p>9,028687</text:p>
          </table:table-cell>
          <table:table-cell table:formula="of:=IF([.A273]=1;[.C2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3559" calcext:value-type="float">
            <text:p>7,743559</text:p>
          </table:table-cell>
          <table:table-cell office:value-type="float" office:value="10.390601" calcext:value-type="float">
            <text:p>10,390601</text:p>
          </table:table-cell>
          <table:table-cell table:formula="of:=IF([.A274]=0;[.C274];NA())" office:value-type="float" office:value="10.390601" calcext:value-type="float">
            <text:p>10,390601</text:p>
          </table:table-cell>
          <table:table-cell table:formula="of:=IF([.A274]=1;[.C2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31235" calcext:value-type="float">
            <text:p>5,831235</text:p>
          </table:table-cell>
          <table:table-cell office:value-type="float" office:value="5.55958" calcext:value-type="float">
            <text:p>5,55958</text:p>
          </table:table-cell>
          <table:table-cell table:formula="of:=IF([.A275]=0;[.C275];NA())" office:value-type="float" office:value="5.55958" calcext:value-type="float">
            <text:p>5,55958</text:p>
          </table:table-cell>
          <table:table-cell table:formula="of:=IF([.A275]=1;[.C2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541" calcext:value-type="float">
            <text:p>4,28541</text:p>
          </table:table-cell>
          <table:table-cell office:value-type="float" office:value="8.01647" calcext:value-type="float">
            <text:p>8,01647</text:p>
          </table:table-cell>
          <table:table-cell table:formula="of:=IF([.A276]=0;[.C276];NA())" office:value-type="float" office:value="8.01647" calcext:value-type="float">
            <text:p>8,01647</text:p>
          </table:table-cell>
          <table:table-cell table:formula="of:=IF([.A276]=1;[.C2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75823" calcext:value-type="float">
            <text:p>4,875823</text:p>
          </table:table-cell>
          <table:table-cell office:value-type="float" office:value="5.778654" calcext:value-type="float">
            <text:p>5,778654</text:p>
          </table:table-cell>
          <table:table-cell table:formula="of:=IF([.A277]=0;[.C277];NA())" office:value-type="float" office:value="5.778654" calcext:value-type="float">
            <text:p>5,778654</text:p>
          </table:table-cell>
          <table:table-cell table:formula="of:=IF([.A277]=1;[.C2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56619" calcext:value-type="float">
            <text:p>4,556619</text:p>
          </table:table-cell>
          <table:table-cell office:value-type="float" office:value="7.142531" calcext:value-type="float">
            <text:p>7,142531</text:p>
          </table:table-cell>
          <table:table-cell table:formula="of:=IF([.A278]=0;[.C278];NA())" office:value-type="float" office:value="7.142531" calcext:value-type="float">
            <text:p>7,142531</text:p>
          </table:table-cell>
          <table:table-cell table:formula="of:=IF([.A278]=1;[.C2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72252" calcext:value-type="float">
            <text:p>8,872252</text:p>
          </table:table-cell>
          <table:table-cell office:value-type="float" office:value="8.898933" calcext:value-type="float">
            <text:p>8,898933</text:p>
          </table:table-cell>
          <table:table-cell table:formula="of:=IF([.A279]=0;[.C279];NA())" office:value-type="float" office:value="8.898933" calcext:value-type="float">
            <text:p>8,898933</text:p>
          </table:table-cell>
          <table:table-cell table:formula="of:=IF([.A279]=1;[.C2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2175" calcext:value-type="float">
            <text:p>3,432175</text:p>
          </table:table-cell>
          <table:table-cell office:value-type="float" office:value="7.186119" calcext:value-type="float">
            <text:p>7,186119</text:p>
          </table:table-cell>
          <table:table-cell table:formula="of:=IF([.A280]=0;[.C280];NA())" office:value-type="float" office:value="7.186119" calcext:value-type="float">
            <text:p>7,186119</text:p>
          </table:table-cell>
          <table:table-cell table:formula="of:=IF([.A280]=1;[.C2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8798" calcext:value-type="float">
            <text:p>3,628798</text:p>
          </table:table-cell>
          <table:table-cell office:value-type="float" office:value="10.692476" calcext:value-type="float">
            <text:p>10,692476</text:p>
          </table:table-cell>
          <table:table-cell table:formula="of:=IF([.A281]=0;[.C281];NA())" office:value-type="float" office:value="10.692476" calcext:value-type="float">
            <text:p>10,692476</text:p>
          </table:table-cell>
          <table:table-cell table:formula="of:=IF([.A281]=1;[.C2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54106" calcext:value-type="float">
            <text:p>4,954106</text:p>
          </table:table-cell>
          <table:table-cell office:value-type="float" office:value="9.908254" calcext:value-type="float">
            <text:p>9,908254</text:p>
          </table:table-cell>
          <table:table-cell table:formula="of:=IF([.A282]=0;[.C282];NA())" office:value-type="float" office:value="9.908254" calcext:value-type="float">
            <text:p>9,908254</text:p>
          </table:table-cell>
          <table:table-cell table:formula="of:=IF([.A282]=1;[.C2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46035" calcext:value-type="float">
            <text:p>6,646035</text:p>
          </table:table-cell>
          <table:table-cell office:value-type="float" office:value="6.739489" calcext:value-type="float">
            <text:p>6,739489</text:p>
          </table:table-cell>
          <table:table-cell table:formula="of:=IF([.A283]=0;[.C283];NA())" office:value-type="float" office:value="6.739489" calcext:value-type="float">
            <text:p>6,739489</text:p>
          </table:table-cell>
          <table:table-cell table:formula="of:=IF([.A283]=1;[.C2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0475" calcext:value-type="float">
            <text:p>5,920475</text:p>
          </table:table-cell>
          <table:table-cell office:value-type="float" office:value="6.604288" calcext:value-type="float">
            <text:p>6,604288</text:p>
          </table:table-cell>
          <table:table-cell table:formula="of:=IF([.A284]=0;[.C284];NA())" office:value-type="float" office:value="6.604288" calcext:value-type="float">
            <text:p>6,604288</text:p>
          </table:table-cell>
          <table:table-cell table:formula="of:=IF([.A284]=1;[.C2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4899" calcext:value-type="float">
            <text:p>5,724899</text:p>
          </table:table-cell>
          <table:table-cell office:value-type="float" office:value="8.970111" calcext:value-type="float">
            <text:p>8,970111</text:p>
          </table:table-cell>
          <table:table-cell table:formula="of:=IF([.A285]=0;[.C285];NA())" office:value-type="float" office:value="8.970111" calcext:value-type="float">
            <text:p>8,970111</text:p>
          </table:table-cell>
          <table:table-cell table:formula="of:=IF([.A285]=1;[.C2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5585" calcext:value-type="float">
            <text:p>5,885585</text:p>
          </table:table-cell>
          <table:table-cell office:value-type="float" office:value="5.415599" calcext:value-type="float">
            <text:p>5,415599</text:p>
          </table:table-cell>
          <table:table-cell table:formula="of:=IF([.A286]=0;[.C286];NA())" office:value-type="float" office:value="5.415599" calcext:value-type="float">
            <text:p>5,415599</text:p>
          </table:table-cell>
          <table:table-cell table:formula="of:=IF([.A286]=1;[.C2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673" calcext:value-type="float">
            <text:p>8,22673</text:p>
          </table:table-cell>
          <table:table-cell office:value-type="float" office:value="7.479321" calcext:value-type="float">
            <text:p>7,479321</text:p>
          </table:table-cell>
          <table:table-cell table:formula="of:=IF([.A287]=0;[.C287];NA())" office:value-type="float" office:value="7.479321" calcext:value-type="float">
            <text:p>7,479321</text:p>
          </table:table-cell>
          <table:table-cell table:formula="of:=IF([.A287]=1;[.C2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4406" calcext:value-type="float">
            <text:p>7,24406</text:p>
          </table:table-cell>
          <table:table-cell office:value-type="float" office:value="5.701076" calcext:value-type="float">
            <text:p>5,701076</text:p>
          </table:table-cell>
          <table:table-cell table:formula="of:=IF([.A288]=0;[.C288];NA())" office:value-type="float" office:value="5.701076" calcext:value-type="float">
            <text:p>5,701076</text:p>
          </table:table-cell>
          <table:table-cell table:formula="of:=IF([.A288]=1;[.C2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4624" calcext:value-type="float">
            <text:p>5,574624</text:p>
          </table:table-cell>
          <table:table-cell office:value-type="float" office:value="7.379963" calcext:value-type="float">
            <text:p>7,379963</text:p>
          </table:table-cell>
          <table:table-cell table:formula="of:=IF([.A289]=0;[.C289];NA())" office:value-type="float" office:value="7.379963" calcext:value-type="float">
            <text:p>7,379963</text:p>
          </table:table-cell>
          <table:table-cell table:formula="of:=IF([.A289]=1;[.C2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72151" calcext:value-type="float">
            <text:p>3,372151</text:p>
          </table:table-cell>
          <table:table-cell office:value-type="float" office:value="9.135339" calcext:value-type="float">
            <text:p>9,135339</text:p>
          </table:table-cell>
          <table:table-cell table:formula="of:=IF([.A290]=0;[.C290];NA())" office:value-type="float" office:value="9.135339" calcext:value-type="float">
            <text:p>9,135339</text:p>
          </table:table-cell>
          <table:table-cell table:formula="of:=IF([.A290]=1;[.C2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51528" calcext:value-type="float">
            <text:p>3,151528</text:p>
          </table:table-cell>
          <table:table-cell office:value-type="float" office:value="10.057513" calcext:value-type="float">
            <text:p>10,057513</text:p>
          </table:table-cell>
          <table:table-cell table:formula="of:=IF([.A291]=0;[.C291];NA())" office:value-type="float" office:value="10.057513" calcext:value-type="float">
            <text:p>10,057513</text:p>
          </table:table-cell>
          <table:table-cell table:formula="of:=IF([.A291]=1;[.C2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99193" calcext:value-type="float">
            <text:p>2,999193</text:p>
          </table:table-cell>
          <table:table-cell office:value-type="float" office:value="7.130417" calcext:value-type="float">
            <text:p>7,130417</text:p>
          </table:table-cell>
          <table:table-cell table:formula="of:=IF([.A292]=0;[.C292];NA())" office:value-type="float" office:value="7.130417" calcext:value-type="float">
            <text:p>7,130417</text:p>
          </table:table-cell>
          <table:table-cell table:formula="of:=IF([.A292]=1;[.C2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87013" calcext:value-type="float">
            <text:p>8,487013</text:p>
          </table:table-cell>
          <table:table-cell office:value-type="float" office:value="8.175124" calcext:value-type="float">
            <text:p>8,175124</text:p>
          </table:table-cell>
          <table:table-cell table:formula="of:=IF([.A293]=0;[.C293];NA())" office:value-type="float" office:value="8.175124" calcext:value-type="float">
            <text:p>8,175124</text:p>
          </table:table-cell>
          <table:table-cell table:formula="of:=IF([.A293]=1;[.C2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6502" calcext:value-type="float">
            <text:p>3,436502</text:p>
          </table:table-cell>
          <table:table-cell office:value-type="float" office:value="9.479412" calcext:value-type="float">
            <text:p>9,479412</text:p>
          </table:table-cell>
          <table:table-cell table:formula="of:=IF([.A294]=0;[.C294];NA())" office:value-type="float" office:value="9.479412" calcext:value-type="float">
            <text:p>9,479412</text:p>
          </table:table-cell>
          <table:table-cell table:formula="of:=IF([.A294]=1;[.C2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51401" calcext:value-type="float">
            <text:p>6,651401</text:p>
          </table:table-cell>
          <table:table-cell office:value-type="float" office:value="6.659523" calcext:value-type="float">
            <text:p>6,659523</text:p>
          </table:table-cell>
          <table:table-cell table:formula="of:=IF([.A295]=0;[.C295];NA())" office:value-type="float" office:value="6.659523" calcext:value-type="float">
            <text:p>6,659523</text:p>
          </table:table-cell>
          <table:table-cell table:formula="of:=IF([.A295]=1;[.C2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36986" calcext:value-type="float">
            <text:p>3,536986</text:p>
          </table:table-cell>
          <table:table-cell office:value-type="float" office:value="8.065574" calcext:value-type="float">
            <text:p>8,065574</text:p>
          </table:table-cell>
          <table:table-cell table:formula="of:=IF([.A296]=0;[.C296];NA())" office:value-type="float" office:value="8.065574" calcext:value-type="float">
            <text:p>8,065574</text:p>
          </table:table-cell>
          <table:table-cell table:formula="of:=IF([.A296]=1;[.C2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9162" calcext:value-type="float">
            <text:p>6,999162</text:p>
          </table:table-cell>
          <table:table-cell office:value-type="float" office:value="11.130198" calcext:value-type="float">
            <text:p>11,130198</text:p>
          </table:table-cell>
          <table:table-cell table:formula="of:=IF([.A297]=0;[.C297];NA())" office:value-type="float" office:value="11.130198" calcext:value-type="float">
            <text:p>11,130198</text:p>
          </table:table-cell>
          <table:table-cell table:formula="of:=IF([.A297]=1;[.C2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0651" calcext:value-type="float">
            <text:p>6,30651</text:p>
          </table:table-cell>
          <table:table-cell office:value-type="float" office:value="7.337623" calcext:value-type="float">
            <text:p>7,337623</text:p>
          </table:table-cell>
          <table:table-cell table:formula="of:=IF([.A298]=0;[.C298];NA())" office:value-type="float" office:value="7.337623" calcext:value-type="float">
            <text:p>7,337623</text:p>
          </table:table-cell>
          <table:table-cell table:formula="of:=IF([.A298]=1;[.C2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12349" calcext:value-type="float">
            <text:p>2,712349</text:p>
          </table:table-cell>
          <table:table-cell office:value-type="float" office:value="7.979151" calcext:value-type="float">
            <text:p>7,979151</text:p>
          </table:table-cell>
          <table:table-cell table:formula="of:=IF([.A299]=0;[.C299];NA())" office:value-type="float" office:value="7.979151" calcext:value-type="float">
            <text:p>7,979151</text:p>
          </table:table-cell>
          <table:table-cell table:formula="of:=IF([.A299]=1;[.C2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3433" calcext:value-type="float">
            <text:p>7,173433</text:p>
          </table:table-cell>
          <table:table-cell office:value-type="float" office:value="11.199362" calcext:value-type="float">
            <text:p>11,199362</text:p>
          </table:table-cell>
          <table:table-cell table:formula="of:=IF([.A300]=0;[.C300];NA())" office:value-type="float" office:value="11.199362" calcext:value-type="float">
            <text:p>11,199362</text:p>
          </table:table-cell>
          <table:table-cell table:formula="of:=IF([.A300]=1;[.C3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78345" calcext:value-type="float">
            <text:p>5,678345</text:p>
          </table:table-cell>
          <table:table-cell office:value-type="float" office:value="10.585672" calcext:value-type="float">
            <text:p>10,585672</text:p>
          </table:table-cell>
          <table:table-cell table:formula="of:=IF([.A301]=0;[.C301];NA())" office:value-type="float" office:value="10.585672" calcext:value-type="float">
            <text:p>10,585672</text:p>
          </table:table-cell>
          <table:table-cell table:formula="of:=IF([.A301]=1;[.C3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47104" calcext:value-type="float">
            <text:p>7,047104</text:p>
          </table:table-cell>
          <table:table-cell office:value-type="float" office:value="8.580316" calcext:value-type="float">
            <text:p>8,580316</text:p>
          </table:table-cell>
          <table:table-cell table:formula="of:=IF([.A302]=0;[.C302];NA())" office:value-type="float" office:value="8.580316" calcext:value-type="float">
            <text:p>8,580316</text:p>
          </table:table-cell>
          <table:table-cell table:formula="of:=IF([.A302]=1;[.C3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3609" calcext:value-type="float">
            <text:p>3,13609</text:p>
          </table:table-cell>
          <table:table-cell office:value-type="float" office:value="8.801214" calcext:value-type="float">
            <text:p>8,801214</text:p>
          </table:table-cell>
          <table:table-cell table:formula="of:=IF([.A303]=0;[.C303];NA())" office:value-type="float" office:value="8.801214" calcext:value-type="float">
            <text:p>8,801214</text:p>
          </table:table-cell>
          <table:table-cell table:formula="of:=IF([.A303]=1;[.C3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0619" calcext:value-type="float">
            <text:p>7,460619</text:p>
          </table:table-cell>
          <table:table-cell office:value-type="float" office:value="11.292218" calcext:value-type="float">
            <text:p>11,292218</text:p>
          </table:table-cell>
          <table:table-cell table:formula="of:=IF([.A304]=0;[.C304];NA())" office:value-type="float" office:value="11.292218" calcext:value-type="float">
            <text:p>11,292218</text:p>
          </table:table-cell>
          <table:table-cell table:formula="of:=IF([.A304]=1;[.C3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0627" calcext:value-type="float">
            <text:p>3,700627</text:p>
          </table:table-cell>
          <table:table-cell office:value-type="float" office:value="10.745353" calcext:value-type="float">
            <text:p>10,745353</text:p>
          </table:table-cell>
          <table:table-cell table:formula="of:=IF([.A305]=0;[.C305];NA())" office:value-type="float" office:value="10.745353" calcext:value-type="float">
            <text:p>10,745353</text:p>
          </table:table-cell>
          <table:table-cell table:formula="of:=IF([.A305]=1;[.C3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60151" calcext:value-type="float">
            <text:p>5,060151</text:p>
          </table:table-cell>
          <table:table-cell office:value-type="float" office:value="8.929006" calcext:value-type="float">
            <text:p>8,929006</text:p>
          </table:table-cell>
          <table:table-cell table:formula="of:=IF([.A306]=0;[.C306];NA())" office:value-type="float" office:value="8.929006" calcext:value-type="float">
            <text:p>8,929006</text:p>
          </table:table-cell>
          <table:table-cell table:formula="of:=IF([.A306]=1;[.C3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24086" calcext:value-type="float">
            <text:p>7,524086</text:p>
          </table:table-cell>
          <table:table-cell office:value-type="float" office:value="8.684107" calcext:value-type="float">
            <text:p>8,684107</text:p>
          </table:table-cell>
          <table:table-cell table:formula="of:=IF([.A307]=0;[.C307];NA())" office:value-type="float" office:value="8.684107" calcext:value-type="float">
            <text:p>8,684107</text:p>
          </table:table-cell>
          <table:table-cell table:formula="of:=IF([.A307]=1;[.C3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8067" calcext:value-type="float">
            <text:p>7,08067</text:p>
          </table:table-cell>
          <table:table-cell office:value-type="float" office:value="11.201978" calcext:value-type="float">
            <text:p>11,201978</text:p>
          </table:table-cell>
          <table:table-cell table:formula="of:=IF([.A308]=0;[.C308];NA())" office:value-type="float" office:value="11.201978" calcext:value-type="float">
            <text:p>11,201978</text:p>
          </table:table-cell>
          <table:table-cell table:formula="of:=IF([.A308]=1;[.C3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93268" calcext:value-type="float">
            <text:p>3,893268</text:p>
          </table:table-cell>
          <table:table-cell office:value-type="float" office:value="10.542175" calcext:value-type="float">
            <text:p>10,542175</text:p>
          </table:table-cell>
          <table:table-cell table:formula="of:=IF([.A309]=0;[.C309];NA())" office:value-type="float" office:value="10.542175" calcext:value-type="float">
            <text:p>10,542175</text:p>
          </table:table-cell>
          <table:table-cell table:formula="of:=IF([.A309]=1;[.C3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89779" calcext:value-type="float">
            <text:p>7,689779</text:p>
          </table:table-cell>
          <table:table-cell office:value-type="float" office:value="10.744524" calcext:value-type="float">
            <text:p>10,744524</text:p>
          </table:table-cell>
          <table:table-cell table:formula="of:=IF([.A310]=0;[.C310];NA())" office:value-type="float" office:value="10.744524" calcext:value-type="float">
            <text:p>10,744524</text:p>
          </table:table-cell>
          <table:table-cell table:formula="of:=IF([.A310]=1;[.C3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1628" calcext:value-type="float">
            <text:p>8,831628</text:p>
          </table:table-cell>
          <table:table-cell office:value-type="float" office:value="8.917957" calcext:value-type="float">
            <text:p>8,917957</text:p>
          </table:table-cell>
          <table:table-cell table:formula="of:=IF([.A311]=0;[.C311];NA())" office:value-type="float" office:value="8.917957" calcext:value-type="float">
            <text:p>8,917957</text:p>
          </table:table-cell>
          <table:table-cell table:formula="of:=IF([.A311]=1;[.C3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4099" calcext:value-type="float">
            <text:p>8,24099</text:p>
          </table:table-cell>
          <table:table-cell office:value-type="float" office:value="6.948593" calcext:value-type="float">
            <text:p>6,948593</text:p>
          </table:table-cell>
          <table:table-cell table:formula="of:=IF([.A312]=0;[.C312];NA())" office:value-type="float" office:value="6.948593" calcext:value-type="float">
            <text:p>6,948593</text:p>
          </table:table-cell>
          <table:table-cell table:formula="of:=IF([.A312]=1;[.C3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36663" calcext:value-type="float">
            <text:p>7,036663</text:p>
          </table:table-cell>
          <table:table-cell office:value-type="float" office:value="10.228909" calcext:value-type="float">
            <text:p>10,228909</text:p>
          </table:table-cell>
          <table:table-cell table:formula="of:=IF([.A313]=0;[.C313];NA())" office:value-type="float" office:value="10.228909" calcext:value-type="float">
            <text:p>10,228909</text:p>
          </table:table-cell>
          <table:table-cell table:formula="of:=IF([.A313]=1;[.C3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62753" calcext:value-type="float">
            <text:p>7,662753</text:p>
          </table:table-cell>
          <table:table-cell office:value-type="float" office:value="6.804669" calcext:value-type="float">
            <text:p>6,804669</text:p>
          </table:table-cell>
          <table:table-cell table:formula="of:=IF([.A314]=0;[.C314];NA())" office:value-type="float" office:value="6.804669" calcext:value-type="float">
            <text:p>6,804669</text:p>
          </table:table-cell>
          <table:table-cell table:formula="of:=IF([.A314]=1;[.C3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4938" calcext:value-type="float">
            <text:p>7,124938</text:p>
          </table:table-cell>
          <table:table-cell office:value-type="float" office:value="9.417156" calcext:value-type="float">
            <text:p>9,417156</text:p>
          </table:table-cell>
          <table:table-cell table:formula="of:=IF([.A315]=0;[.C315];NA())" office:value-type="float" office:value="9.417156" calcext:value-type="float">
            <text:p>9,417156</text:p>
          </table:table-cell>
          <table:table-cell table:formula="of:=IF([.A315]=1;[.C3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4593" calcext:value-type="float">
            <text:p>5,864593</text:p>
          </table:table-cell>
          <table:table-cell office:value-type="float" office:value="7.867308" calcext:value-type="float">
            <text:p>7,867308</text:p>
          </table:table-cell>
          <table:table-cell table:formula="of:=IF([.A316]=0;[.C316];NA())" office:value-type="float" office:value="7.867308" calcext:value-type="float">
            <text:p>7,867308</text:p>
          </table:table-cell>
          <table:table-cell table:formula="of:=IF([.A316]=1;[.C3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8251" calcext:value-type="float">
            <text:p>5,58251</text:p>
          </table:table-cell>
          <table:table-cell office:value-type="float" office:value="11.496313" calcext:value-type="float">
            <text:p>11,496313</text:p>
          </table:table-cell>
          <table:table-cell table:formula="of:=IF([.A317]=0;[.C317];NA())" office:value-type="float" office:value="11.496313" calcext:value-type="float">
            <text:p>11,496313</text:p>
          </table:table-cell>
          <table:table-cell table:formula="of:=IF([.A317]=1;[.C3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06596" calcext:value-type="float">
            <text:p>4,106596</text:p>
          </table:table-cell>
          <table:table-cell office:value-type="float" office:value="7.851147" calcext:value-type="float">
            <text:p>7,851147</text:p>
          </table:table-cell>
          <table:table-cell table:formula="of:=IF([.A318]=0;[.C318];NA())" office:value-type="float" office:value="7.851147" calcext:value-type="float">
            <text:p>7,851147</text:p>
          </table:table-cell>
          <table:table-cell table:formula="of:=IF([.A318]=1;[.C3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0042" calcext:value-type="float">
            <text:p>5,60042</text:p>
          </table:table-cell>
          <table:table-cell office:value-type="float" office:value="7.263125" calcext:value-type="float">
            <text:p>7,263125</text:p>
          </table:table-cell>
          <table:table-cell table:formula="of:=IF([.A319]=0;[.C319];NA())" office:value-type="float" office:value="7.263125" calcext:value-type="float">
            <text:p>7,263125</text:p>
          </table:table-cell>
          <table:table-cell table:formula="of:=IF([.A319]=1;[.C3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83689" calcext:value-type="float">
            <text:p>6,983689</text:p>
          </table:table-cell>
          <table:table-cell office:value-type="float" office:value="9.505596" calcext:value-type="float">
            <text:p>9,505596</text:p>
          </table:table-cell>
          <table:table-cell table:formula="of:=IF([.A320]=0;[.C320];NA())" office:value-type="float" office:value="9.505596" calcext:value-type="float">
            <text:p>9,505596</text:p>
          </table:table-cell>
          <table:table-cell table:formula="of:=IF([.A320]=1;[.C3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53" calcext:value-type="float">
            <text:p>3,2253</text:p>
          </table:table-cell>
          <table:table-cell office:value-type="float" office:value="9.581549" calcext:value-type="float">
            <text:p>9,581549</text:p>
          </table:table-cell>
          <table:table-cell table:formula="of:=IF([.A321]=0;[.C321];NA())" office:value-type="float" office:value="9.581549" calcext:value-type="float">
            <text:p>9,581549</text:p>
          </table:table-cell>
          <table:table-cell table:formula="of:=IF([.A321]=1;[.C3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69825" calcext:value-type="float">
            <text:p>8,669825</text:p>
          </table:table-cell>
          <table:table-cell office:value-type="float" office:value="8.295095" calcext:value-type="float">
            <text:p>8,295095</text:p>
          </table:table-cell>
          <table:table-cell table:formula="of:=IF([.A322]=0;[.C322];NA())" office:value-type="float" office:value="8.295095" calcext:value-type="float">
            <text:p>8,295095</text:p>
          </table:table-cell>
          <table:table-cell table:formula="of:=IF([.A322]=1;[.C3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56653" calcext:value-type="float">
            <text:p>3,056653</text:p>
          </table:table-cell>
          <table:table-cell office:value-type="float" office:value="7.536085" calcext:value-type="float">
            <text:p>7,536085</text:p>
          </table:table-cell>
          <table:table-cell table:formula="of:=IF([.A323]=0;[.C323];NA())" office:value-type="float" office:value="7.536085" calcext:value-type="float">
            <text:p>7,536085</text:p>
          </table:table-cell>
          <table:table-cell table:formula="of:=IF([.A323]=1;[.C3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80101" calcext:value-type="float">
            <text:p>8,980101</text:p>
          </table:table-cell>
          <table:table-cell office:value-type="float" office:value="8.675283" calcext:value-type="float">
            <text:p>8,675283</text:p>
          </table:table-cell>
          <table:table-cell table:formula="of:=IF([.A324]=0;[.C324];NA())" office:value-type="float" office:value="8.675283" calcext:value-type="float">
            <text:p>8,675283</text:p>
          </table:table-cell>
          <table:table-cell table:formula="of:=IF([.A324]=1;[.C3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55" calcext:value-type="float">
            <text:p>7,9355</text:p>
          </table:table-cell>
          <table:table-cell office:value-type="float" office:value="6.800221" calcext:value-type="float">
            <text:p>6,800221</text:p>
          </table:table-cell>
          <table:table-cell table:formula="of:=IF([.A325]=0;[.C325];NA())" office:value-type="float" office:value="6.800221" calcext:value-type="float">
            <text:p>6,800221</text:p>
          </table:table-cell>
          <table:table-cell table:formula="of:=IF([.A325]=1;[.C3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9467" calcext:value-type="float">
            <text:p>3,609467</text:p>
          </table:table-cell>
          <table:table-cell office:value-type="float" office:value="10.720611" calcext:value-type="float">
            <text:p>10,720611</text:p>
          </table:table-cell>
          <table:table-cell table:formula="of:=IF([.A326]=0;[.C326];NA())" office:value-type="float" office:value="10.720611" calcext:value-type="float">
            <text:p>10,720611</text:p>
          </table:table-cell>
          <table:table-cell table:formula="of:=IF([.A326]=1;[.C3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27378" calcext:value-type="float">
            <text:p>8,127378</text:p>
          </table:table-cell>
          <table:table-cell office:value-type="float" office:value="6.797919" calcext:value-type="float">
            <text:p>6,797919</text:p>
          </table:table-cell>
          <table:table-cell table:formula="of:=IF([.A327]=0;[.C327];NA())" office:value-type="float" office:value="6.797919" calcext:value-type="float">
            <text:p>6,797919</text:p>
          </table:table-cell>
          <table:table-cell table:formula="of:=IF([.A327]=1;[.C3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09888" calcext:value-type="float">
            <text:p>4,709888</text:p>
          </table:table-cell>
          <table:table-cell office:value-type="float" office:value="9.168803" calcext:value-type="float">
            <text:p>9,168803</text:p>
          </table:table-cell>
          <table:table-cell table:formula="of:=IF([.A328]=0;[.C328];NA())" office:value-type="float" office:value="9.168803" calcext:value-type="float">
            <text:p>9,168803</text:p>
          </table:table-cell>
          <table:table-cell table:formula="of:=IF([.A328]=1;[.C3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4232" calcext:value-type="float">
            <text:p>3,714232</text:p>
          </table:table-cell>
          <table:table-cell office:value-type="float" office:value="9.594653" calcext:value-type="float">
            <text:p>9,594653</text:p>
          </table:table-cell>
          <table:table-cell table:formula="of:=IF([.A329]=0;[.C329];NA())" office:value-type="float" office:value="9.594653" calcext:value-type="float">
            <text:p>9,594653</text:p>
          </table:table-cell>
          <table:table-cell table:formula="of:=IF([.A329]=1;[.C3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375" calcext:value-type="float">
            <text:p>5,98375</text:p>
          </table:table-cell>
          <table:table-cell office:value-type="float" office:value="7.193075" calcext:value-type="float">
            <text:p>7,193075</text:p>
          </table:table-cell>
          <table:table-cell table:formula="of:=IF([.A330]=0;[.C330];NA())" office:value-type="float" office:value="7.193075" calcext:value-type="float">
            <text:p>7,193075</text:p>
          </table:table-cell>
          <table:table-cell table:formula="of:=IF([.A330]=1;[.C3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88342" calcext:value-type="float">
            <text:p>4,788342</text:p>
          </table:table-cell>
          <table:table-cell office:value-type="float" office:value="7.908375" calcext:value-type="float">
            <text:p>7,908375</text:p>
          </table:table-cell>
          <table:table-cell table:formula="of:=IF([.A331]=0;[.C331];NA())" office:value-type="float" office:value="7.908375" calcext:value-type="float">
            <text:p>7,908375</text:p>
          </table:table-cell>
          <table:table-cell table:formula="of:=IF([.A331]=1;[.C3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51809" calcext:value-type="float">
            <text:p>7,951809</text:p>
          </table:table-cell>
          <table:table-cell office:value-type="float" office:value="10.770894" calcext:value-type="float">
            <text:p>10,770894</text:p>
          </table:table-cell>
          <table:table-cell table:formula="of:=IF([.A332]=0;[.C332];NA())" office:value-type="float" office:value="10.770894" calcext:value-type="float">
            <text:p>10,770894</text:p>
          </table:table-cell>
          <table:table-cell table:formula="of:=IF([.A332]=1;[.C3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882" calcext:value-type="float">
            <text:p>4,7882</text:p>
          </table:table-cell>
          <table:table-cell office:value-type="float" office:value="11.317546" calcext:value-type="float">
            <text:p>11,317546</text:p>
          </table:table-cell>
          <table:table-cell table:formula="of:=IF([.A333]=0;[.C333];NA())" office:value-type="float" office:value="11.317546" calcext:value-type="float">
            <text:p>11,317546</text:p>
          </table:table-cell>
          <table:table-cell table:formula="of:=IF([.A333]=1;[.C3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75982" calcext:value-type="float">
            <text:p>8,075982</text:p>
          </table:table-cell>
          <table:table-cell office:value-type="float" office:value="9.482988" calcext:value-type="float">
            <text:p>9,482988</text:p>
          </table:table-cell>
          <table:table-cell table:formula="of:=IF([.A334]=0;[.C334];NA())" office:value-type="float" office:value="9.482988" calcext:value-type="float">
            <text:p>9,482988</text:p>
          </table:table-cell>
          <table:table-cell table:formula="of:=IF([.A334]=1;[.C3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07648" calcext:value-type="float">
            <text:p>8,507648</text:p>
          </table:table-cell>
          <table:table-cell office:value-type="float" office:value="9.755736" calcext:value-type="float">
            <text:p>9,755736</text:p>
          </table:table-cell>
          <table:table-cell table:formula="of:=IF([.A335]=0;[.C335];NA())" office:value-type="float" office:value="9.755736" calcext:value-type="float">
            <text:p>9,755736</text:p>
          </table:table-cell>
          <table:table-cell table:formula="of:=IF([.A335]=1;[.C3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68301" calcext:value-type="float">
            <text:p>5,968301</text:p>
          </table:table-cell>
          <table:table-cell office:value-type="float" office:value="6.19764" calcext:value-type="float">
            <text:p>6,19764</text:p>
          </table:table-cell>
          <table:table-cell table:formula="of:=IF([.A336]=0;[.C336];NA())" office:value-type="float" office:value="6.19764" calcext:value-type="float">
            <text:p>6,19764</text:p>
          </table:table-cell>
          <table:table-cell table:formula="of:=IF([.A336]=1;[.C3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01237" calcext:value-type="float">
            <text:p>5,901237</text:p>
          </table:table-cell>
          <table:table-cell office:value-type="float" office:value="7.697862" calcext:value-type="float">
            <text:p>7,697862</text:p>
          </table:table-cell>
          <table:table-cell table:formula="of:=IF([.A337]=0;[.C337];NA())" office:value-type="float" office:value="7.697862" calcext:value-type="float">
            <text:p>7,697862</text:p>
          </table:table-cell>
          <table:table-cell table:formula="of:=IF([.A337]=1;[.C3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00704" calcext:value-type="float">
            <text:p>7,000704</text:p>
          </table:table-cell>
          <table:table-cell office:value-type="float" office:value="6.654234" calcext:value-type="float">
            <text:p>6,654234</text:p>
          </table:table-cell>
          <table:table-cell table:formula="of:=IF([.A338]=0;[.C338];NA())" office:value-type="float" office:value="6.654234" calcext:value-type="float">
            <text:p>6,654234</text:p>
          </table:table-cell>
          <table:table-cell table:formula="of:=IF([.A338]=1;[.C3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3524" calcext:value-type="float">
            <text:p>4,03524</text:p>
          </table:table-cell>
          <table:table-cell office:value-type="float" office:value="8.152154" calcext:value-type="float">
            <text:p>8,152154</text:p>
          </table:table-cell>
          <table:table-cell table:formula="of:=IF([.A339]=0;[.C339];NA())" office:value-type="float" office:value="8.152154" calcext:value-type="float">
            <text:p>8,152154</text:p>
          </table:table-cell>
          <table:table-cell table:formula="of:=IF([.A339]=1;[.C3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35127" calcext:value-type="float">
            <text:p>6,235127</text:p>
          </table:table-cell>
          <table:table-cell office:value-type="float" office:value="11.623566" calcext:value-type="float">
            <text:p>11,623566</text:p>
          </table:table-cell>
          <table:table-cell table:formula="of:=IF([.A340]=0;[.C340];NA())" office:value-type="float" office:value="11.623566" calcext:value-type="float">
            <text:p>11,623566</text:p>
          </table:table-cell>
          <table:table-cell table:formula="of:=IF([.A340]=1;[.C3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66386" calcext:value-type="float">
            <text:p>6,566386</text:p>
          </table:table-cell>
          <table:table-cell office:value-type="float" office:value="11.553516" calcext:value-type="float">
            <text:p>11,553516</text:p>
          </table:table-cell>
          <table:table-cell table:formula="of:=IF([.A341]=0;[.C341];NA())" office:value-type="float" office:value="11.553516" calcext:value-type="float">
            <text:p>11,553516</text:p>
          </table:table-cell>
          <table:table-cell table:formula="of:=IF([.A341]=1;[.C3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71039" calcext:value-type="float">
            <text:p>4,371039</text:p>
          </table:table-cell>
          <table:table-cell office:value-type="float" office:value="9.80536" calcext:value-type="float">
            <text:p>9,80536</text:p>
          </table:table-cell>
          <table:table-cell table:formula="of:=IF([.A342]=0;[.C342];NA())" office:value-type="float" office:value="9.80536" calcext:value-type="float">
            <text:p>9,80536</text:p>
          </table:table-cell>
          <table:table-cell table:formula="of:=IF([.A342]=1;[.C3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6591" calcext:value-type="float">
            <text:p>4,166591</text:p>
          </table:table-cell>
          <table:table-cell office:value-type="float" office:value="10.994705" calcext:value-type="float">
            <text:p>10,994705</text:p>
          </table:table-cell>
          <table:table-cell table:formula="of:=IF([.A343]=0;[.C343];NA())" office:value-type="float" office:value="10.994705" calcext:value-type="float">
            <text:p>10,994705</text:p>
          </table:table-cell>
          <table:table-cell table:formula="of:=IF([.A343]=1;[.C3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4967" calcext:value-type="float">
            <text:p>6,774967</text:p>
          </table:table-cell>
          <table:table-cell office:value-type="float" office:value="8.391189" calcext:value-type="float">
            <text:p>8,391189</text:p>
          </table:table-cell>
          <table:table-cell table:formula="of:=IF([.A344]=0;[.C344];NA())" office:value-type="float" office:value="8.391189" calcext:value-type="float">
            <text:p>8,391189</text:p>
          </table:table-cell>
          <table:table-cell table:formula="of:=IF([.A344]=1;[.C3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85599" calcext:value-type="float">
            <text:p>7,185599</text:p>
          </table:table-cell>
          <table:table-cell office:value-type="float" office:value="10.338093" calcext:value-type="float">
            <text:p>10,338093</text:p>
          </table:table-cell>
          <table:table-cell table:formula="of:=IF([.A345]=0;[.C345];NA())" office:value-type="float" office:value="10.338093" calcext:value-type="float">
            <text:p>10,338093</text:p>
          </table:table-cell>
          <table:table-cell table:formula="of:=IF([.A345]=1;[.C3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13146" calcext:value-type="float">
            <text:p>6,713146</text:p>
          </table:table-cell>
          <table:table-cell office:value-type="float" office:value="10.919148" calcext:value-type="float">
            <text:p>10,919148</text:p>
          </table:table-cell>
          <table:table-cell table:formula="of:=IF([.A346]=0;[.C346];NA())" office:value-type="float" office:value="10.919148" calcext:value-type="float">
            <text:p>10,919148</text:p>
          </table:table-cell>
          <table:table-cell table:formula="of:=IF([.A346]=1;[.C3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41082" calcext:value-type="float">
            <text:p>5,241082</text:p>
          </table:table-cell>
          <table:table-cell office:value-type="float" office:value="8.441505" calcext:value-type="float">
            <text:p>8,441505</text:p>
          </table:table-cell>
          <table:table-cell table:formula="of:=IF([.A347]=0;[.C347];NA())" office:value-type="float" office:value="8.441505" calcext:value-type="float">
            <text:p>8,441505</text:p>
          </table:table-cell>
          <table:table-cell table:formula="of:=IF([.A347]=1;[.C3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06818" calcext:value-type="float">
            <text:p>3,206818</text:p>
          </table:table-cell>
          <table:table-cell office:value-type="float" office:value="9.339146" calcext:value-type="float">
            <text:p>9,339146</text:p>
          </table:table-cell>
          <table:table-cell table:formula="of:=IF([.A348]=0;[.C348];NA())" office:value-type="float" office:value="9.339146" calcext:value-type="float">
            <text:p>9,339146</text:p>
          </table:table-cell>
          <table:table-cell table:formula="of:=IF([.A348]=1;[.C3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98055" calcext:value-type="float">
            <text:p>6,598055</text:p>
          </table:table-cell>
          <table:table-cell office:value-type="float" office:value="7.388759" calcext:value-type="float">
            <text:p>7,388759</text:p>
          </table:table-cell>
          <table:table-cell table:formula="of:=IF([.A349]=0;[.C349];NA())" office:value-type="float" office:value="7.388759" calcext:value-type="float">
            <text:p>7,388759</text:p>
          </table:table-cell>
          <table:table-cell table:formula="of:=IF([.A349]=1;[.C3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66952" calcext:value-type="float">
            <text:p>6,966952</text:p>
          </table:table-cell>
          <table:table-cell office:value-type="float" office:value="6.772248" calcext:value-type="float">
            <text:p>6,772248</text:p>
          </table:table-cell>
          <table:table-cell table:formula="of:=IF([.A350]=0;[.C350];NA())" office:value-type="float" office:value="6.772248" calcext:value-type="float">
            <text:p>6,772248</text:p>
          </table:table-cell>
          <table:table-cell table:formula="of:=IF([.A350]=1;[.C3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53522" calcext:value-type="float">
            <text:p>7,053522</text:p>
          </table:table-cell>
          <table:table-cell office:value-type="float" office:value="10.497375" calcext:value-type="float">
            <text:p>10,497375</text:p>
          </table:table-cell>
          <table:table-cell table:formula="of:=IF([.A351]=0;[.C351];NA())" office:value-type="float" office:value="10.497375" calcext:value-type="float">
            <text:p>10,497375</text:p>
          </table:table-cell>
          <table:table-cell table:formula="of:=IF([.A351]=1;[.C3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7088" calcext:value-type="float">
            <text:p>6,887088</text:p>
          </table:table-cell>
          <table:table-cell office:value-type="float" office:value="10.175491" calcext:value-type="float">
            <text:p>10,175491</text:p>
          </table:table-cell>
          <table:table-cell table:formula="of:=IF([.A352]=0;[.C352];NA())" office:value-type="float" office:value="10.175491" calcext:value-type="float">
            <text:p>10,175491</text:p>
          </table:table-cell>
          <table:table-cell table:formula="of:=IF([.A352]=1;[.C3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8984" calcext:value-type="float">
            <text:p>8,738984</text:p>
          </table:table-cell>
          <table:table-cell office:value-type="float" office:value="9.544344" calcext:value-type="float">
            <text:p>9,544344</text:p>
          </table:table-cell>
          <table:table-cell table:formula="of:=IF([.A353]=0;[.C353];NA())" office:value-type="float" office:value="9.544344" calcext:value-type="float">
            <text:p>9,544344</text:p>
          </table:table-cell>
          <table:table-cell table:formula="of:=IF([.A353]=1;[.C3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07195" calcext:value-type="float">
            <text:p>8,307195</text:p>
          </table:table-cell>
          <table:table-cell office:value-type="float" office:value="9.68591" calcext:value-type="float">
            <text:p>9,68591</text:p>
          </table:table-cell>
          <table:table-cell table:formula="of:=IF([.A354]=0;[.C354];NA())" office:value-type="float" office:value="9.68591" calcext:value-type="float">
            <text:p>9,68591</text:p>
          </table:table-cell>
          <table:table-cell table:formula="of:=IF([.A354]=1;[.C3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5905" calcext:value-type="float">
            <text:p>5,95905</text:p>
          </table:table-cell>
          <table:table-cell office:value-type="float" office:value="6.287099" calcext:value-type="float">
            <text:p>6,287099</text:p>
          </table:table-cell>
          <table:table-cell table:formula="of:=IF([.A355]=0;[.C355];NA())" office:value-type="float" office:value="6.287099" calcext:value-type="float">
            <text:p>6,287099</text:p>
          </table:table-cell>
          <table:table-cell table:formula="of:=IF([.A355]=1;[.C3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4649" calcext:value-type="float">
            <text:p>4,144649</text:p>
          </table:table-cell>
          <table:table-cell office:value-type="float" office:value="8.925328" calcext:value-type="float">
            <text:p>8,925328</text:p>
          </table:table-cell>
          <table:table-cell table:formula="of:=IF([.A356]=0;[.C356];NA())" office:value-type="float" office:value="8.925328" calcext:value-type="float">
            <text:p>8,925328</text:p>
          </table:table-cell>
          <table:table-cell table:formula="of:=IF([.A356]=1;[.C3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5192" calcext:value-type="float">
            <text:p>8,535192</text:p>
          </table:table-cell>
          <table:table-cell office:value-type="float" office:value="8.054477" calcext:value-type="float">
            <text:p>8,054477</text:p>
          </table:table-cell>
          <table:table-cell table:formula="of:=IF([.A357]=0;[.C357];NA())" office:value-type="float" office:value="8.054477" calcext:value-type="float">
            <text:p>8,054477</text:p>
          </table:table-cell>
          <table:table-cell table:formula="of:=IF([.A357]=1;[.C3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76274" calcext:value-type="float">
            <text:p>4,776274</text:p>
          </table:table-cell>
          <table:table-cell office:value-type="float" office:value="8.358587" calcext:value-type="float">
            <text:p>8,358587</text:p>
          </table:table-cell>
          <table:table-cell table:formula="of:=IF([.A358]=0;[.C358];NA())" office:value-type="float" office:value="8.358587" calcext:value-type="float">
            <text:p>8,358587</text:p>
          </table:table-cell>
          <table:table-cell table:formula="of:=IF([.A358]=1;[.C3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05982" calcext:value-type="float">
            <text:p>8,405982</text:p>
          </table:table-cell>
          <table:table-cell office:value-type="float" office:value="9.037682" calcext:value-type="float">
            <text:p>9,037682</text:p>
          </table:table-cell>
          <table:table-cell table:formula="of:=IF([.A359]=0;[.C359];NA())" office:value-type="float" office:value="9.037682" calcext:value-type="float">
            <text:p>9,037682</text:p>
          </table:table-cell>
          <table:table-cell table:formula="of:=IF([.A359]=1;[.C3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55129" calcext:value-type="float">
            <text:p>5,955129</text:p>
          </table:table-cell>
          <table:table-cell office:value-type="float" office:value="5.861147" calcext:value-type="float">
            <text:p>5,861147</text:p>
          </table:table-cell>
          <table:table-cell table:formula="of:=IF([.A360]=0;[.C360];NA())" office:value-type="float" office:value="5.861147" calcext:value-type="float">
            <text:p>5,861147</text:p>
          </table:table-cell>
          <table:table-cell table:formula="of:=IF([.A360]=1;[.C3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0399" calcext:value-type="float">
            <text:p>2,860399</text:p>
          </table:table-cell>
          <table:table-cell office:value-type="float" office:value="7.949906" calcext:value-type="float">
            <text:p>7,949906</text:p>
          </table:table-cell>
          <table:table-cell table:formula="of:=IF([.A361]=0;[.C361];NA())" office:value-type="float" office:value="7.949906" calcext:value-type="float">
            <text:p>7,949906</text:p>
          </table:table-cell>
          <table:table-cell table:formula="of:=IF([.A361]=1;[.C3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17351" calcext:value-type="float">
            <text:p>7,317351</text:p>
          </table:table-cell>
          <table:table-cell office:value-type="float" office:value="10.164385" calcext:value-type="float">
            <text:p>10,164385</text:p>
          </table:table-cell>
          <table:table-cell table:formula="of:=IF([.A362]=0;[.C362];NA())" office:value-type="float" office:value="10.164385" calcext:value-type="float">
            <text:p>10,164385</text:p>
          </table:table-cell>
          <table:table-cell table:formula="of:=IF([.A362]=1;[.C3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13427" calcext:value-type="float">
            <text:p>3,213427</text:p>
          </table:table-cell>
          <table:table-cell office:value-type="float" office:value="8.871759" calcext:value-type="float">
            <text:p>8,871759</text:p>
          </table:table-cell>
          <table:table-cell table:formula="of:=IF([.A363]=0;[.C363];NA())" office:value-type="float" office:value="8.871759" calcext:value-type="float">
            <text:p>8,871759</text:p>
          </table:table-cell>
          <table:table-cell table:formula="of:=IF([.A363]=1;[.C3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0515" calcext:value-type="float">
            <text:p>7,590515</text:p>
          </table:table-cell>
          <table:table-cell office:value-type="float" office:value="9.311948" calcext:value-type="float">
            <text:p>9,311948</text:p>
          </table:table-cell>
          <table:table-cell table:formula="of:=IF([.A364]=0;[.C364];NA())" office:value-type="float" office:value="9.311948" calcext:value-type="float">
            <text:p>9,311948</text:p>
          </table:table-cell>
          <table:table-cell table:formula="of:=IF([.A364]=1;[.C3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0744" calcext:value-type="float">
            <text:p>5,820744</text:p>
          </table:table-cell>
          <table:table-cell office:value-type="float" office:value="9.558478" calcext:value-type="float">
            <text:p>9,558478</text:p>
          </table:table-cell>
          <table:table-cell table:formula="of:=IF([.A365]=0;[.C365];NA())" office:value-type="float" office:value="9.558478" calcext:value-type="float">
            <text:p>9,558478</text:p>
          </table:table-cell>
          <table:table-cell table:formula="of:=IF([.A365]=1;[.C3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5088" calcext:value-type="float">
            <text:p>3,575088</text:p>
          </table:table-cell>
          <table:table-cell office:value-type="float" office:value="7.338313" calcext:value-type="float">
            <text:p>7,338313</text:p>
          </table:table-cell>
          <table:table-cell table:formula="of:=IF([.A366]=0;[.C366];NA())" office:value-type="float" office:value="7.338313" calcext:value-type="float">
            <text:p>7,338313</text:p>
          </table:table-cell>
          <table:table-cell table:formula="of:=IF([.A366]=1;[.C3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64389" calcext:value-type="float">
            <text:p>4,664389</text:p>
          </table:table-cell>
          <table:table-cell office:value-type="float" office:value="10.910475" calcext:value-type="float">
            <text:p>10,910475</text:p>
          </table:table-cell>
          <table:table-cell table:formula="of:=IF([.A367]=0;[.C367];NA())" office:value-type="float" office:value="10.910475" calcext:value-type="float">
            <text:p>10,910475</text:p>
          </table:table-cell>
          <table:table-cell table:formula="of:=IF([.A367]=1;[.C3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1489" calcext:value-type="float">
            <text:p>5,651489</text:p>
          </table:table-cell>
          <table:table-cell office:value-type="float" office:value="11.448786" calcext:value-type="float">
            <text:p>11,448786</text:p>
          </table:table-cell>
          <table:table-cell table:formula="of:=IF([.A368]=0;[.C368];NA())" office:value-type="float" office:value="11.448786" calcext:value-type="float">
            <text:p>11,448786</text:p>
          </table:table-cell>
          <table:table-cell table:formula="of:=IF([.A368]=1;[.C3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55803" calcext:value-type="float">
            <text:p>5,255803</text:p>
          </table:table-cell>
          <table:table-cell office:value-type="float" office:value="10.79658" calcext:value-type="float">
            <text:p>10,79658</text:p>
          </table:table-cell>
          <table:table-cell table:formula="of:=IF([.A369]=0;[.C369];NA())" office:value-type="float" office:value="10.79658" calcext:value-type="float">
            <text:p>10,79658</text:p>
          </table:table-cell>
          <table:table-cell table:formula="of:=IF([.A369]=1;[.C3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028" calcext:value-type="float">
            <text:p>8,01028</text:p>
          </table:table-cell>
          <table:table-cell office:value-type="float" office:value="10.242954" calcext:value-type="float">
            <text:p>10,242954</text:p>
          </table:table-cell>
          <table:table-cell table:formula="of:=IF([.A370]=0;[.C370];NA())" office:value-type="float" office:value="10.242954" calcext:value-type="float">
            <text:p>10,242954</text:p>
          </table:table-cell>
          <table:table-cell table:formula="of:=IF([.A370]=1;[.C3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75169" calcext:value-type="float">
            <text:p>4,575169</text:p>
          </table:table-cell>
          <table:table-cell office:value-type="float" office:value="6.716047" calcext:value-type="float">
            <text:p>6,716047</text:p>
          </table:table-cell>
          <table:table-cell table:formula="of:=IF([.A371]=0;[.C371];NA())" office:value-type="float" office:value="6.716047" calcext:value-type="float">
            <text:p>6,716047</text:p>
          </table:table-cell>
          <table:table-cell table:formula="of:=IF([.A371]=1;[.C3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285" calcext:value-type="float">
            <text:p>8,31285</text:p>
          </table:table-cell>
          <table:table-cell office:value-type="float" office:value="7.161392" calcext:value-type="float">
            <text:p>7,161392</text:p>
          </table:table-cell>
          <table:table-cell table:formula="of:=IF([.A372]=0;[.C372];NA())" office:value-type="float" office:value="7.161392" calcext:value-type="float">
            <text:p>7,161392</text:p>
          </table:table-cell>
          <table:table-cell table:formula="of:=IF([.A372]=1;[.C3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87194" calcext:value-type="float">
            <text:p>4,487194</text:p>
          </table:table-cell>
          <table:table-cell office:value-type="float" office:value="10.553529" calcext:value-type="float">
            <text:p>10,553529</text:p>
          </table:table-cell>
          <table:table-cell table:formula="of:=IF([.A373]=0;[.C373];NA())" office:value-type="float" office:value="10.553529" calcext:value-type="float">
            <text:p>10,553529</text:p>
          </table:table-cell>
          <table:table-cell table:formula="of:=IF([.A373]=1;[.C3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371" calcext:value-type="float">
            <text:p>7,1371</text:p>
          </table:table-cell>
          <table:table-cell office:value-type="float" office:value="9.770599" calcext:value-type="float">
            <text:p>9,770599</text:p>
          </table:table-cell>
          <table:table-cell table:formula="of:=IF([.A374]=0;[.C374];NA())" office:value-type="float" office:value="9.770599" calcext:value-type="float">
            <text:p>9,770599</text:p>
          </table:table-cell>
          <table:table-cell table:formula="of:=IF([.A374]=1;[.C3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37914" calcext:value-type="float">
            <text:p>6,137914</text:p>
          </table:table-cell>
          <table:table-cell office:value-type="float" office:value="8.907056" calcext:value-type="float">
            <text:p>8,907056</text:p>
          </table:table-cell>
          <table:table-cell table:formula="of:=IF([.A375]=0;[.C375];NA())" office:value-type="float" office:value="8.907056" calcext:value-type="float">
            <text:p>8,907056</text:p>
          </table:table-cell>
          <table:table-cell table:formula="of:=IF([.A375]=1;[.C3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19673" calcext:value-type="float">
            <text:p>3,219673</text:p>
          </table:table-cell>
          <table:table-cell office:value-type="float" office:value="9.221042" calcext:value-type="float">
            <text:p>9,221042</text:p>
          </table:table-cell>
          <table:table-cell table:formula="of:=IF([.A376]=0;[.C376];NA())" office:value-type="float" office:value="9.221042" calcext:value-type="float">
            <text:p>9,221042</text:p>
          </table:table-cell>
          <table:table-cell table:formula="of:=IF([.A376]=1;[.C3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9004" calcext:value-type="float">
            <text:p>3,639004</text:p>
          </table:table-cell>
          <table:table-cell office:value-type="float" office:value="10.687482" calcext:value-type="float">
            <text:p>10,687482</text:p>
          </table:table-cell>
          <table:table-cell table:formula="of:=IF([.A377]=0;[.C377];NA())" office:value-type="float" office:value="10.687482" calcext:value-type="float">
            <text:p>10,687482</text:p>
          </table:table-cell>
          <table:table-cell table:formula="of:=IF([.A377]=1;[.C3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5505" calcext:value-type="float">
            <text:p>7,595505</text:p>
          </table:table-cell>
          <table:table-cell office:value-type="float" office:value="7.500473" calcext:value-type="float">
            <text:p>7,500473</text:p>
          </table:table-cell>
          <table:table-cell table:formula="of:=IF([.A378]=0;[.C378];NA())" office:value-type="float" office:value="7.500473" calcext:value-type="float">
            <text:p>7,500473</text:p>
          </table:table-cell>
          <table:table-cell table:formula="of:=IF([.A378]=1;[.C3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1872" calcext:value-type="float">
            <text:p>3,561872</text:p>
          </table:table-cell>
          <table:table-cell office:value-type="float" office:value="6.620948" calcext:value-type="float">
            <text:p>6,620948</text:p>
          </table:table-cell>
          <table:table-cell table:formula="of:=IF([.A379]=0;[.C379];NA())" office:value-type="float" office:value="6.620948" calcext:value-type="float">
            <text:p>6,620948</text:p>
          </table:table-cell>
          <table:table-cell table:formula="of:=IF([.A379]=1;[.C3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03361" calcext:value-type="float">
            <text:p>6,703361</text:p>
          </table:table-cell>
          <table:table-cell office:value-type="float" office:value="8.068429" calcext:value-type="float">
            <text:p>8,068429</text:p>
          </table:table-cell>
          <table:table-cell table:formula="of:=IF([.A380]=0;[.C380];NA())" office:value-type="float" office:value="8.068429" calcext:value-type="float">
            <text:p>8,068429</text:p>
          </table:table-cell>
          <table:table-cell table:formula="of:=IF([.A380]=1;[.C3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6751" calcext:value-type="float">
            <text:p>6,576751</text:p>
          </table:table-cell>
          <table:table-cell office:value-type="float" office:value="7.07501" calcext:value-type="float">
            <text:p>7,07501</text:p>
          </table:table-cell>
          <table:table-cell table:formula="of:=IF([.A381]=0;[.C381];NA())" office:value-type="float" office:value="7.07501" calcext:value-type="float">
            <text:p>7,07501</text:p>
          </table:table-cell>
          <table:table-cell table:formula="of:=IF([.A381]=1;[.C3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87031" calcext:value-type="float">
            <text:p>5,587031</text:p>
          </table:table-cell>
          <table:table-cell office:value-type="float" office:value="10.622995" calcext:value-type="float">
            <text:p>10,622995</text:p>
          </table:table-cell>
          <table:table-cell table:formula="of:=IF([.A382]=0;[.C382];NA())" office:value-type="float" office:value="10.622995" calcext:value-type="float">
            <text:p>10,622995</text:p>
          </table:table-cell>
          <table:table-cell table:formula="of:=IF([.A382]=1;[.C3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50178" calcext:value-type="float">
            <text:p>6,350178</text:p>
          </table:table-cell>
          <table:table-cell office:value-type="float" office:value="5.549042" calcext:value-type="float">
            <text:p>5,549042</text:p>
          </table:table-cell>
          <table:table-cell table:formula="of:=IF([.A383]=0;[.C383];NA())" office:value-type="float" office:value="5.549042" calcext:value-type="float">
            <text:p>5,549042</text:p>
          </table:table-cell>
          <table:table-cell table:formula="of:=IF([.A383]=1;[.C3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63028" calcext:value-type="float">
            <text:p>5,663028</text:p>
          </table:table-cell>
          <table:table-cell office:value-type="float" office:value="8.654685" calcext:value-type="float">
            <text:p>8,654685</text:p>
          </table:table-cell>
          <table:table-cell table:formula="of:=IF([.A384]=0;[.C384];NA())" office:value-type="float" office:value="8.654685" calcext:value-type="float">
            <text:p>8,654685</text:p>
          </table:table-cell>
          <table:table-cell table:formula="of:=IF([.A384]=1;[.C3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36236" calcext:value-type="float">
            <text:p>4,736236</text:p>
          </table:table-cell>
          <table:table-cell office:value-type="float" office:value="7.418214" calcext:value-type="float">
            <text:p>7,418214</text:p>
          </table:table-cell>
          <table:table-cell table:formula="of:=IF([.A385]=0;[.C385];NA())" office:value-type="float" office:value="7.418214" calcext:value-type="float">
            <text:p>7,418214</text:p>
          </table:table-cell>
          <table:table-cell table:formula="of:=IF([.A385]=1;[.C3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3336" calcext:value-type="float">
            <text:p>2,873336</text:p>
          </table:table-cell>
          <table:table-cell office:value-type="float" office:value="9.703932" calcext:value-type="float">
            <text:p>9,703932</text:p>
          </table:table-cell>
          <table:table-cell table:formula="of:=IF([.A386]=0;[.C386];NA())" office:value-type="float" office:value="9.703932" calcext:value-type="float">
            <text:p>9,703932</text:p>
          </table:table-cell>
          <table:table-cell table:formula="of:=IF([.A386]=1;[.C3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58" calcext:value-type="float">
            <text:p>8,9658</text:p>
          </table:table-cell>
          <table:table-cell office:value-type="float" office:value="8.587065" calcext:value-type="float">
            <text:p>8,587065</text:p>
          </table:table-cell>
          <table:table-cell table:formula="of:=IF([.A387]=0;[.C387];NA())" office:value-type="float" office:value="8.587065" calcext:value-type="float">
            <text:p>8,587065</text:p>
          </table:table-cell>
          <table:table-cell table:formula="of:=IF([.A387]=1;[.C3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40419" calcext:value-type="float">
            <text:p>6,940419</text:p>
          </table:table-cell>
          <table:table-cell office:value-type="float" office:value="7.881721" calcext:value-type="float">
            <text:p>7,881721</text:p>
          </table:table-cell>
          <table:table-cell table:formula="of:=IF([.A388]=0;[.C388];NA())" office:value-type="float" office:value="7.881721" calcext:value-type="float">
            <text:p>7,881721</text:p>
          </table:table-cell>
          <table:table-cell table:formula="of:=IF([.A388]=1;[.C3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7538" calcext:value-type="float">
            <text:p>7,997538</text:p>
          </table:table-cell>
          <table:table-cell office:value-type="float" office:value="8.485651" calcext:value-type="float">
            <text:p>8,485651</text:p>
          </table:table-cell>
          <table:table-cell table:formula="of:=IF([.A389]=0;[.C389];NA())" office:value-type="float" office:value="8.485651" calcext:value-type="float">
            <text:p>8,485651</text:p>
          </table:table-cell>
          <table:table-cell table:formula="of:=IF([.A389]=1;[.C3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79793" calcext:value-type="float">
            <text:p>4,479793</text:p>
          </table:table-cell>
          <table:table-cell office:value-type="float" office:value="9.685237" calcext:value-type="float">
            <text:p>9,685237</text:p>
          </table:table-cell>
          <table:table-cell table:formula="of:=IF([.A390]=0;[.C390];NA())" office:value-type="float" office:value="9.685237" calcext:value-type="float">
            <text:p>9,685237</text:p>
          </table:table-cell>
          <table:table-cell table:formula="of:=IF([.A390]=1;[.C3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5692" calcext:value-type="float">
            <text:p>6,075692</text:p>
          </table:table-cell>
          <table:table-cell office:value-type="float" office:value="6.272268" calcext:value-type="float">
            <text:p>6,272268</text:p>
          </table:table-cell>
          <table:table-cell table:formula="of:=IF([.A391]=0;[.C391];NA())" office:value-type="float" office:value="6.272268" calcext:value-type="float">
            <text:p>6,272268</text:p>
          </table:table-cell>
          <table:table-cell table:formula="of:=IF([.A391]=1;[.C3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08687" calcext:value-type="float">
            <text:p>4,908687</text:p>
          </table:table-cell>
          <table:table-cell office:value-type="float" office:value="6.39498" calcext:value-type="float">
            <text:p>6,39498</text:p>
          </table:table-cell>
          <table:table-cell table:formula="of:=IF([.A392]=0;[.C392];NA())" office:value-type="float" office:value="6.39498" calcext:value-type="float">
            <text:p>6,39498</text:p>
          </table:table-cell>
          <table:table-cell table:formula="of:=IF([.A392]=1;[.C3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75562" calcext:value-type="float">
            <text:p>4,975562</text:p>
          </table:table-cell>
          <table:table-cell office:value-type="float" office:value="9.548008" calcext:value-type="float">
            <text:p>9,548008</text:p>
          </table:table-cell>
          <table:table-cell table:formula="of:=IF([.A393]=0;[.C393];NA())" office:value-type="float" office:value="9.548008" calcext:value-type="float">
            <text:p>9,548008</text:p>
          </table:table-cell>
          <table:table-cell table:formula="of:=IF([.A393]=1;[.C3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0248" calcext:value-type="float">
            <text:p>8,330248</text:p>
          </table:table-cell>
          <table:table-cell office:value-type="float" office:value="10.173965" calcext:value-type="float">
            <text:p>10,173965</text:p>
          </table:table-cell>
          <table:table-cell table:formula="of:=IF([.A394]=0;[.C394];NA())" office:value-type="float" office:value="10.173965" calcext:value-type="float">
            <text:p>10,173965</text:p>
          </table:table-cell>
          <table:table-cell table:formula="of:=IF([.A394]=1;[.C3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84285" calcext:value-type="float">
            <text:p>3,084285</text:p>
          </table:table-cell>
          <table:table-cell office:value-type="float" office:value="9.741163" calcext:value-type="float">
            <text:p>9,741163</text:p>
          </table:table-cell>
          <table:table-cell table:formula="of:=IF([.A395]=0;[.C395];NA())" office:value-type="float" office:value="9.741163" calcext:value-type="float">
            <text:p>9,741163</text:p>
          </table:table-cell>
          <table:table-cell table:formula="of:=IF([.A395]=1;[.C3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5093" calcext:value-type="float">
            <text:p>8,285093</text:p>
          </table:table-cell>
          <table:table-cell office:value-type="float" office:value="10.11803" calcext:value-type="float">
            <text:p>10,11803</text:p>
          </table:table-cell>
          <table:table-cell table:formula="of:=IF([.A396]=0;[.C396];NA())" office:value-type="float" office:value="10.11803" calcext:value-type="float">
            <text:p>10,11803</text:p>
          </table:table-cell>
          <table:table-cell table:formula="of:=IF([.A396]=1;[.C3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66606" calcext:value-type="float">
            <text:p>7,166606</text:p>
          </table:table-cell>
          <table:table-cell office:value-type="float" office:value="8.058449" calcext:value-type="float">
            <text:p>8,058449</text:p>
          </table:table-cell>
          <table:table-cell table:formula="of:=IF([.A397]=0;[.C397];NA())" office:value-type="float" office:value="8.058449" calcext:value-type="float">
            <text:p>8,058449</text:p>
          </table:table-cell>
          <table:table-cell table:formula="of:=IF([.A397]=1;[.C3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58327" calcext:value-type="float">
            <text:p>3,258327</text:p>
          </table:table-cell>
          <table:table-cell office:value-type="float" office:value="8.660671" calcext:value-type="float">
            <text:p>8,660671</text:p>
          </table:table-cell>
          <table:table-cell table:formula="of:=IF([.A398]=0;[.C398];NA())" office:value-type="float" office:value="8.660671" calcext:value-type="float">
            <text:p>8,660671</text:p>
          </table:table-cell>
          <table:table-cell table:formula="of:=IF([.A398]=1;[.C3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0739" calcext:value-type="float">
            <text:p>4,260739</text:p>
          </table:table-cell>
          <table:table-cell office:value-type="float" office:value="8.979157" calcext:value-type="float">
            <text:p>8,979157</text:p>
          </table:table-cell>
          <table:table-cell table:formula="of:=IF([.A399]=0;[.C399];NA())" office:value-type="float" office:value="8.979157" calcext:value-type="float">
            <text:p>8,979157</text:p>
          </table:table-cell>
          <table:table-cell table:formula="of:=IF([.A399]=1;[.C3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4639" calcext:value-type="float">
            <text:p>7,44639</text:p>
          </table:table-cell>
          <table:table-cell office:value-type="float" office:value="7.219483" calcext:value-type="float">
            <text:p>7,219483</text:p>
          </table:table-cell>
          <table:table-cell table:formula="of:=IF([.A400]=0;[.C400];NA())" office:value-type="float" office:value="7.219483" calcext:value-type="float">
            <text:p>7,219483</text:p>
          </table:table-cell>
          <table:table-cell table:formula="of:=IF([.A400]=1;[.C4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4394" calcext:value-type="float">
            <text:p>4,084394</text:p>
          </table:table-cell>
          <table:table-cell office:value-type="float" office:value="10.964285" calcext:value-type="float">
            <text:p>10,964285</text:p>
          </table:table-cell>
          <table:table-cell table:formula="of:=IF([.A401]=0;[.C401];NA())" office:value-type="float" office:value="10.964285" calcext:value-type="float">
            <text:p>10,964285</text:p>
          </table:table-cell>
          <table:table-cell table:formula="of:=IF([.A401]=1;[.C4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6663" calcext:value-type="float">
            <text:p>5,056663</text:p>
          </table:table-cell>
          <table:table-cell office:value-type="float" office:value="9.710769" calcext:value-type="float">
            <text:p>9,710769</text:p>
          </table:table-cell>
          <table:table-cell table:formula="of:=IF([.A402]=0;[.C402];NA())" office:value-type="float" office:value="9.710769" calcext:value-type="float">
            <text:p>9,710769</text:p>
          </table:table-cell>
          <table:table-cell table:formula="of:=IF([.A402]=1;[.C4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79266" calcext:value-type="float">
            <text:p>2,779266</text:p>
          </table:table-cell>
          <table:table-cell office:value-type="float" office:value="9.817274" calcext:value-type="float">
            <text:p>9,817274</text:p>
          </table:table-cell>
          <table:table-cell table:formula="of:=IF([.A403]=0;[.C403];NA())" office:value-type="float" office:value="9.817274" calcext:value-type="float">
            <text:p>9,817274</text:p>
          </table:table-cell>
          <table:table-cell table:formula="of:=IF([.A403]=1;[.C4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52473" calcext:value-type="float">
            <text:p>6,852473</text:p>
          </table:table-cell>
          <table:table-cell office:value-type="float" office:value="10.742463" calcext:value-type="float">
            <text:p>10,742463</text:p>
          </table:table-cell>
          <table:table-cell table:formula="of:=IF([.A404]=0;[.C404];NA())" office:value-type="float" office:value="10.742463" calcext:value-type="float">
            <text:p>10,742463</text:p>
          </table:table-cell>
          <table:table-cell table:formula="of:=IF([.A404]=1;[.C4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1559" calcext:value-type="float">
            <text:p>7,601559</text:p>
          </table:table-cell>
          <table:table-cell office:value-type="float" office:value="9.489763" calcext:value-type="float">
            <text:p>9,489763</text:p>
          </table:table-cell>
          <table:table-cell table:formula="of:=IF([.A405]=0;[.C405];NA())" office:value-type="float" office:value="9.489763" calcext:value-type="float">
            <text:p>9,489763</text:p>
          </table:table-cell>
          <table:table-cell table:formula="of:=IF([.A405]=1;[.C4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2719" calcext:value-type="float">
            <text:p>8,972719</text:p>
          </table:table-cell>
          <table:table-cell office:value-type="float" office:value="8.516995" calcext:value-type="float">
            <text:p>8,516995</text:p>
          </table:table-cell>
          <table:table-cell table:formula="of:=IF([.A406]=0;[.C406];NA())" office:value-type="float" office:value="8.516995" calcext:value-type="float">
            <text:p>8,516995</text:p>
          </table:table-cell>
          <table:table-cell table:formula="of:=IF([.A406]=1;[.C4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85843" calcext:value-type="float">
            <text:p>6,585843</text:p>
          </table:table-cell>
          <table:table-cell office:value-type="float" office:value="6.390128" calcext:value-type="float">
            <text:p>6,390128</text:p>
          </table:table-cell>
          <table:table-cell table:formula="of:=IF([.A407]=0;[.C407];NA())" office:value-type="float" office:value="6.390128" calcext:value-type="float">
            <text:p>6,390128</text:p>
          </table:table-cell>
          <table:table-cell table:formula="of:=IF([.A407]=1;[.C4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54291" calcext:value-type="float">
            <text:p>2,854291</text:p>
          </table:table-cell>
          <table:table-cell office:value-type="float" office:value="9.750799" calcext:value-type="float">
            <text:p>9,750799</text:p>
          </table:table-cell>
          <table:table-cell table:formula="of:=IF([.A408]=0;[.C408];NA())" office:value-type="float" office:value="9.750799" calcext:value-type="float">
            <text:p>9,750799</text:p>
          </table:table-cell>
          <table:table-cell table:formula="of:=IF([.A408]=1;[.C4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05031" calcext:value-type="float">
            <text:p>4,605031</text:p>
          </table:table-cell>
          <table:table-cell office:value-type="float" office:value="6.939956" calcext:value-type="float">
            <text:p>6,939956</text:p>
          </table:table-cell>
          <table:table-cell table:formula="of:=IF([.A409]=0;[.C409];NA())" office:value-type="float" office:value="6.939956" calcext:value-type="float">
            <text:p>6,939956</text:p>
          </table:table-cell>
          <table:table-cell table:formula="of:=IF([.A409]=1;[.C4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51421" calcext:value-type="float">
            <text:p>3,051421</text:p>
          </table:table-cell>
          <table:table-cell office:value-type="float" office:value="6.76002" calcext:value-type="float">
            <text:p>6,76002</text:p>
          </table:table-cell>
          <table:table-cell table:formula="of:=IF([.A410]=0;[.C410];NA())" office:value-type="float" office:value="6.76002" calcext:value-type="float">
            <text:p>6,76002</text:p>
          </table:table-cell>
          <table:table-cell table:formula="of:=IF([.A410]=1;[.C4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435" calcext:value-type="float">
            <text:p>5,72435</text:p>
          </table:table-cell>
          <table:table-cell office:value-type="float" office:value="5.934306" calcext:value-type="float">
            <text:p>5,934306</text:p>
          </table:table-cell>
          <table:table-cell table:formula="of:=IF([.A411]=0;[.C411];NA())" office:value-type="float" office:value="5.934306" calcext:value-type="float">
            <text:p>5,934306</text:p>
          </table:table-cell>
          <table:table-cell table:formula="of:=IF([.A411]=1;[.C4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71013" calcext:value-type="float">
            <text:p>8,271013</text:p>
          </table:table-cell>
          <table:table-cell office:value-type="float" office:value="9.583238" calcext:value-type="float">
            <text:p>9,583238</text:p>
          </table:table-cell>
          <table:table-cell table:formula="of:=IF([.A412]=0;[.C412];NA())" office:value-type="float" office:value="9.583238" calcext:value-type="float">
            <text:p>9,583238</text:p>
          </table:table-cell>
          <table:table-cell table:formula="of:=IF([.A412]=1;[.C4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277" calcext:value-type="float">
            <text:p>3,55277</text:p>
          </table:table-cell>
          <table:table-cell office:value-type="float" office:value="7.43571" calcext:value-type="float">
            <text:p>7,43571</text:p>
          </table:table-cell>
          <table:table-cell table:formula="of:=IF([.A413]=0;[.C413];NA())" office:value-type="float" office:value="7.43571" calcext:value-type="float">
            <text:p>7,43571</text:p>
          </table:table-cell>
          <table:table-cell table:formula="of:=IF([.A413]=1;[.C4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95233" calcext:value-type="float">
            <text:p>8,995233</text:p>
          </table:table-cell>
          <table:table-cell office:value-type="float" office:value="8.552937" calcext:value-type="float">
            <text:p>8,552937</text:p>
          </table:table-cell>
          <table:table-cell table:formula="of:=IF([.A414]=0;[.C414];NA())" office:value-type="float" office:value="8.552937" calcext:value-type="float">
            <text:p>8,552937</text:p>
          </table:table-cell>
          <table:table-cell table:formula="of:=IF([.A414]=1;[.C4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2808" calcext:value-type="float">
            <text:p>4,62808</text:p>
          </table:table-cell>
          <table:table-cell office:value-type="float" office:value="6.138779" calcext:value-type="float">
            <text:p>6,138779</text:p>
          </table:table-cell>
          <table:table-cell table:formula="of:=IF([.A415]=0;[.C415];NA())" office:value-type="float" office:value="6.138779" calcext:value-type="float">
            <text:p>6,138779</text:p>
          </table:table-cell>
          <table:table-cell table:formula="of:=IF([.A415]=1;[.C4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70599" calcext:value-type="float">
            <text:p>3,470599</text:p>
          </table:table-cell>
          <table:table-cell office:value-type="float" office:value="9.443047" calcext:value-type="float">
            <text:p>9,443047</text:p>
          </table:table-cell>
          <table:table-cell table:formula="of:=IF([.A416]=0;[.C416];NA())" office:value-type="float" office:value="9.443047" calcext:value-type="float">
            <text:p>9,443047</text:p>
          </table:table-cell>
          <table:table-cell table:formula="of:=IF([.A416]=1;[.C4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3071" calcext:value-type="float">
            <text:p>3,693071</text:p>
          </table:table-cell>
          <table:table-cell office:value-type="float" office:value="7.403846" calcext:value-type="float">
            <text:p>7,403846</text:p>
          </table:table-cell>
          <table:table-cell table:formula="of:=IF([.A417]=0;[.C417];NA())" office:value-type="float" office:value="7.403846" calcext:value-type="float">
            <text:p>7,403846</text:p>
          </table:table-cell>
          <table:table-cell table:formula="of:=IF([.A417]=1;[.C4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88102" calcext:value-type="float">
            <text:p>5,788102</text:p>
          </table:table-cell>
          <table:table-cell office:value-type="float" office:value="5.391983" calcext:value-type="float">
            <text:p>5,391983</text:p>
          </table:table-cell>
          <table:table-cell table:formula="of:=IF([.A418]=0;[.C418];NA())" office:value-type="float" office:value="5.391983" calcext:value-type="float">
            <text:p>5,391983</text:p>
          </table:table-cell>
          <table:table-cell table:formula="of:=IF([.A418]=1;[.C4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3803" calcext:value-type="float">
            <text:p>6,253803</text:p>
          </table:table-cell>
          <table:table-cell office:value-type="float" office:value="6.852003" calcext:value-type="float">
            <text:p>6,852003</text:p>
          </table:table-cell>
          <table:table-cell table:formula="of:=IF([.A419]=0;[.C419];NA())" office:value-type="float" office:value="6.852003" calcext:value-type="float">
            <text:p>6,852003</text:p>
          </table:table-cell>
          <table:table-cell table:formula="of:=IF([.A419]=1;[.C4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78153" calcext:value-type="float">
            <text:p>2,978153</text:p>
          </table:table-cell>
          <table:table-cell office:value-type="float" office:value="7.486309" calcext:value-type="float">
            <text:p>7,486309</text:p>
          </table:table-cell>
          <table:table-cell table:formula="of:=IF([.A420]=0;[.C420];NA())" office:value-type="float" office:value="7.486309" calcext:value-type="float">
            <text:p>7,486309</text:p>
          </table:table-cell>
          <table:table-cell table:formula="of:=IF([.A420]=1;[.C4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9165" calcext:value-type="float">
            <text:p>8,739165</text:p>
          </table:table-cell>
          <table:table-cell office:value-type="float" office:value="8.38988" calcext:value-type="float">
            <text:p>8,38988</text:p>
          </table:table-cell>
          <table:table-cell table:formula="of:=IF([.A421]=0;[.C421];NA())" office:value-type="float" office:value="8.38988" calcext:value-type="float">
            <text:p>8,38988</text:p>
          </table:table-cell>
          <table:table-cell table:formula="of:=IF([.A421]=1;[.C4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32404" calcext:value-type="float">
            <text:p>6,532404</text:p>
          </table:table-cell>
          <table:table-cell office:value-type="float" office:value="6.700067" calcext:value-type="float">
            <text:p>6,700067</text:p>
          </table:table-cell>
          <table:table-cell table:formula="of:=IF([.A422]=0;[.C422];NA())" office:value-type="float" office:value="6.700067" calcext:value-type="float">
            <text:p>6,700067</text:p>
          </table:table-cell>
          <table:table-cell table:formula="of:=IF([.A422]=1;[.C4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0726" calcext:value-type="float">
            <text:p>4,530726</text:p>
          </table:table-cell>
          <table:table-cell office:value-type="float" office:value="6.695299" calcext:value-type="float">
            <text:p>6,695299</text:p>
          </table:table-cell>
          <table:table-cell table:formula="of:=IF([.A423]=0;[.C423];NA())" office:value-type="float" office:value="6.695299" calcext:value-type="float">
            <text:p>6,695299</text:p>
          </table:table-cell>
          <table:table-cell table:formula="of:=IF([.A423]=1;[.C4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313" calcext:value-type="float">
            <text:p>8,55313</text:p>
          </table:table-cell>
          <table:table-cell office:value-type="float" office:value="8.848253" calcext:value-type="float">
            <text:p>8,848253</text:p>
          </table:table-cell>
          <table:table-cell table:formula="of:=IF([.A424]=0;[.C424];NA())" office:value-type="float" office:value="8.848253" calcext:value-type="float">
            <text:p>8,848253</text:p>
          </table:table-cell>
          <table:table-cell table:formula="of:=IF([.A424]=1;[.C4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6925" calcext:value-type="float">
            <text:p>5,056925</text:p>
          </table:table-cell>
          <table:table-cell office:value-type="float" office:value="5.61119" calcext:value-type="float">
            <text:p>5,61119</text:p>
          </table:table-cell>
          <table:table-cell table:formula="of:=IF([.A425]=0;[.C425];NA())" office:value-type="float" office:value="5.61119" calcext:value-type="float">
            <text:p>5,61119</text:p>
          </table:table-cell>
          <table:table-cell table:formula="of:=IF([.A425]=1;[.C4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5005" calcext:value-type="float">
            <text:p>7,175005</text:p>
          </table:table-cell>
          <table:table-cell office:value-type="float" office:value="7.279137" calcext:value-type="float">
            <text:p>7,279137</text:p>
          </table:table-cell>
          <table:table-cell table:formula="of:=IF([.A426]=0;[.C426];NA())" office:value-type="float" office:value="7.279137" calcext:value-type="float">
            <text:p>7,279137</text:p>
          </table:table-cell>
          <table:table-cell table:formula="of:=IF([.A426]=1;[.C4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997" calcext:value-type="float">
            <text:p>3,65997</text:p>
          </table:table-cell>
          <table:table-cell office:value-type="float" office:value="7.63304" calcext:value-type="float">
            <text:p>7,63304</text:p>
          </table:table-cell>
          <table:table-cell table:formula="of:=IF([.A427]=0;[.C427];NA())" office:value-type="float" office:value="7.63304" calcext:value-type="float">
            <text:p>7,63304</text:p>
          </table:table-cell>
          <table:table-cell table:formula="of:=IF([.A427]=1;[.C4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7049" calcext:value-type="float">
            <text:p>8,687049</text:p>
          </table:table-cell>
          <table:table-cell office:value-type="float" office:value="8.240664" calcext:value-type="float">
            <text:p>8,240664</text:p>
          </table:table-cell>
          <table:table-cell table:formula="of:=IF([.A428]=0;[.C428];NA())" office:value-type="float" office:value="8.240664" calcext:value-type="float">
            <text:p>8,240664</text:p>
          </table:table-cell>
          <table:table-cell table:formula="of:=IF([.A428]=1;[.C4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1034" calcext:value-type="float">
            <text:p>3,841034</text:p>
          </table:table-cell>
          <table:table-cell office:value-type="float" office:value="8.12369" calcext:value-type="float">
            <text:p>8,12369</text:p>
          </table:table-cell>
          <table:table-cell table:formula="of:=IF([.A429]=0;[.C429];NA())" office:value-type="float" office:value="8.12369" calcext:value-type="float">
            <text:p>8,12369</text:p>
          </table:table-cell>
          <table:table-cell table:formula="of:=IF([.A429]=1;[.C4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7343" calcext:value-type="float">
            <text:p>6,027343</text:p>
          </table:table-cell>
          <table:table-cell office:value-type="float" office:value="10.98715" calcext:value-type="float">
            <text:p>10,98715</text:p>
          </table:table-cell>
          <table:table-cell table:formula="of:=IF([.A430]=0;[.C430];NA())" office:value-type="float" office:value="10.98715" calcext:value-type="float">
            <text:p>10,98715</text:p>
          </table:table-cell>
          <table:table-cell table:formula="of:=IF([.A430]=1;[.C4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90987" calcext:value-type="float">
            <text:p>5,690987</text:p>
          </table:table-cell>
          <table:table-cell office:value-type="float" office:value="8.519554" calcext:value-type="float">
            <text:p>8,519554</text:p>
          </table:table-cell>
          <table:table-cell table:formula="of:=IF([.A431]=0;[.C431];NA())" office:value-type="float" office:value="8.519554" calcext:value-type="float">
            <text:p>8,519554</text:p>
          </table:table-cell>
          <table:table-cell table:formula="of:=IF([.A431]=1;[.C4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91054" calcext:value-type="float">
            <text:p>7,091054</text:p>
          </table:table-cell>
          <table:table-cell office:value-type="float" office:value="7.437949" calcext:value-type="float">
            <text:p>7,437949</text:p>
          </table:table-cell>
          <table:table-cell table:formula="of:=IF([.A432]=0;[.C432];NA())" office:value-type="float" office:value="7.437949" calcext:value-type="float">
            <text:p>7,437949</text:p>
          </table:table-cell>
          <table:table-cell table:formula="of:=IF([.A432]=1;[.C4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6.991079" calcext:value-type="float">
            <text:p>6,991079</text:p>
          </table:table-cell>
          <table:table-cell table:formula="of:=IF([.A433]=0;[.C433];NA())" office:value-type="float" office:value="6.991079" calcext:value-type="float">
            <text:p>6,991079</text:p>
          </table:table-cell>
          <table:table-cell table:formula="of:=IF([.A433]=1;[.C4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02425" calcext:value-type="float">
            <text:p>6,502425</text:p>
          </table:table-cell>
          <table:table-cell office:value-type="float" office:value="10.366648" calcext:value-type="float">
            <text:p>10,366648</text:p>
          </table:table-cell>
          <table:table-cell table:formula="of:=IF([.A434]=0;[.C434];NA())" office:value-type="float" office:value="10.366648" calcext:value-type="float">
            <text:p>10,366648</text:p>
          </table:table-cell>
          <table:table-cell table:formula="of:=IF([.A434]=1;[.C4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9333" calcext:value-type="float">
            <text:p>7,749333</text:p>
          </table:table-cell>
          <table:table-cell office:value-type="float" office:value="9.292866" calcext:value-type="float">
            <text:p>9,292866</text:p>
          </table:table-cell>
          <table:table-cell table:formula="of:=IF([.A435]=0;[.C435];NA())" office:value-type="float" office:value="9.292866" calcext:value-type="float">
            <text:p>9,292866</text:p>
          </table:table-cell>
          <table:table-cell table:formula="of:=IF([.A435]=1;[.C4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60523" calcext:value-type="float">
            <text:p>8,060523</text:p>
          </table:table-cell>
          <table:table-cell office:value-type="float" office:value="10.014355" calcext:value-type="float">
            <text:p>10,014355</text:p>
          </table:table-cell>
          <table:table-cell table:formula="of:=IF([.A436]=0;[.C436];NA())" office:value-type="float" office:value="10.014355" calcext:value-type="float">
            <text:p>10,014355</text:p>
          </table:table-cell>
          <table:table-cell table:formula="of:=IF([.A436]=1;[.C4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82002" calcext:value-type="float">
            <text:p>8,482002</text:p>
          </table:table-cell>
          <table:table-cell office:value-type="float" office:value="9.149959" calcext:value-type="float">
            <text:p>9,149959</text:p>
          </table:table-cell>
          <table:table-cell table:formula="of:=IF([.A437]=0;[.C437];NA())" office:value-type="float" office:value="9.149959" calcext:value-type="float">
            <text:p>9,149959</text:p>
          </table:table-cell>
          <table:table-cell table:formula="of:=IF([.A437]=1;[.C4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14186" calcext:value-type="float">
            <text:p>8,114186</text:p>
          </table:table-cell>
          <table:table-cell office:value-type="float" office:value="7.843533" calcext:value-type="float">
            <text:p>7,843533</text:p>
          </table:table-cell>
          <table:table-cell table:formula="of:=IF([.A438]=0;[.C438];NA())" office:value-type="float" office:value="7.843533" calcext:value-type="float">
            <text:p>7,843533</text:p>
          </table:table-cell>
          <table:table-cell table:formula="of:=IF([.A438]=1;[.C4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7007" calcext:value-type="float">
            <text:p>6,047007</text:p>
          </table:table-cell>
          <table:table-cell office:value-type="float" office:value="6.964674" calcext:value-type="float">
            <text:p>6,964674</text:p>
          </table:table-cell>
          <table:table-cell table:formula="of:=IF([.A439]=0;[.C439];NA())" office:value-type="float" office:value="6.964674" calcext:value-type="float">
            <text:p>6,964674</text:p>
          </table:table-cell>
          <table:table-cell table:formula="of:=IF([.A439]=1;[.C4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6038" calcext:value-type="float">
            <text:p>5,826038</text:p>
          </table:table-cell>
          <table:table-cell office:value-type="float" office:value="11.630048" calcext:value-type="float">
            <text:p>11,630048</text:p>
          </table:table-cell>
          <table:table-cell table:formula="of:=IF([.A440]=0;[.C440];NA())" office:value-type="float" office:value="11.630048" calcext:value-type="float">
            <text:p>11,630048</text:p>
          </table:table-cell>
          <table:table-cell table:formula="of:=IF([.A440]=1;[.C4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15338" calcext:value-type="float">
            <text:p>7,115338</text:p>
          </table:table-cell>
          <table:table-cell office:value-type="float" office:value="11.088033" calcext:value-type="float">
            <text:p>11,088033</text:p>
          </table:table-cell>
          <table:table-cell table:formula="of:=IF([.A441]=0;[.C441];NA())" office:value-type="float" office:value="11.088033" calcext:value-type="float">
            <text:p>11,088033</text:p>
          </table:table-cell>
          <table:table-cell table:formula="of:=IF([.A441]=1;[.C4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9028" calcext:value-type="float">
            <text:p>3,449028</text:p>
          </table:table-cell>
          <table:table-cell office:value-type="float" office:value="6.974415" calcext:value-type="float">
            <text:p>6,974415</text:p>
          </table:table-cell>
          <table:table-cell table:formula="of:=IF([.A442]=0;[.C442];NA())" office:value-type="float" office:value="6.974415" calcext:value-type="float">
            <text:p>6,974415</text:p>
          </table:table-cell>
          <table:table-cell table:formula="of:=IF([.A442]=1;[.C4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95184" calcext:value-type="float">
            <text:p>7,495184</text:p>
          </table:table-cell>
          <table:table-cell office:value-type="float" office:value="7.091638" calcext:value-type="float">
            <text:p>7,091638</text:p>
          </table:table-cell>
          <table:table-cell table:formula="of:=IF([.A443]=0;[.C443];NA())" office:value-type="float" office:value="7.091638" calcext:value-type="float">
            <text:p>7,091638</text:p>
          </table:table-cell>
          <table:table-cell table:formula="of:=IF([.A443]=1;[.C4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4738" calcext:value-type="float">
            <text:p>4,224738</text:p>
          </table:table-cell>
          <table:table-cell office:value-type="float" office:value="7.511068" calcext:value-type="float">
            <text:p>7,511068</text:p>
          </table:table-cell>
          <table:table-cell table:formula="of:=IF([.A444]=0;[.C444];NA())" office:value-type="float" office:value="7.511068" calcext:value-type="float">
            <text:p>7,511068</text:p>
          </table:table-cell>
          <table:table-cell table:formula="of:=IF([.A444]=1;[.C4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39588" calcext:value-type="float">
            <text:p>6,439588</text:p>
          </table:table-cell>
          <table:table-cell office:value-type="float" office:value="6.997421" calcext:value-type="float">
            <text:p>6,997421</text:p>
          </table:table-cell>
          <table:table-cell table:formula="of:=IF([.A445]=0;[.C445];NA())" office:value-type="float" office:value="6.997421" calcext:value-type="float">
            <text:p>6,997421</text:p>
          </table:table-cell>
          <table:table-cell table:formula="of:=IF([.A445]=1;[.C4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30667" calcext:value-type="float">
            <text:p>8,130667</text:p>
          </table:table-cell>
          <table:table-cell office:value-type="float" office:value="7.404831" calcext:value-type="float">
            <text:p>7,404831</text:p>
          </table:table-cell>
          <table:table-cell table:formula="of:=IF([.A446]=0;[.C446];NA())" office:value-type="float" office:value="7.404831" calcext:value-type="float">
            <text:p>7,404831</text:p>
          </table:table-cell>
          <table:table-cell table:formula="of:=IF([.A446]=1;[.C4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4069" calcext:value-type="float">
            <text:p>2,784069</text:p>
          </table:table-cell>
          <table:table-cell office:value-type="float" office:value="7.454181" calcext:value-type="float">
            <text:p>7,454181</text:p>
          </table:table-cell>
          <table:table-cell table:formula="of:=IF([.A447]=0;[.C447];NA())" office:value-type="float" office:value="7.454181" calcext:value-type="float">
            <text:p>7,454181</text:p>
          </table:table-cell>
          <table:table-cell table:formula="of:=IF([.A447]=1;[.C4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6935" calcext:value-type="float">
            <text:p>6,776935</text:p>
          </table:table-cell>
          <table:table-cell office:value-type="float" office:value="8.730522" calcext:value-type="float">
            <text:p>8,730522</text:p>
          </table:table-cell>
          <table:table-cell table:formula="of:=IF([.A448]=0;[.C448];NA())" office:value-type="float" office:value="8.730522" calcext:value-type="float">
            <text:p>8,730522</text:p>
          </table:table-cell>
          <table:table-cell table:formula="of:=IF([.A448]=1;[.C4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8535" calcext:value-type="float">
            <text:p>2,888535</text:p>
          </table:table-cell>
          <table:table-cell office:value-type="float" office:value="8.941014" calcext:value-type="float">
            <text:p>8,941014</text:p>
          </table:table-cell>
          <table:table-cell table:formula="of:=IF([.A449]=0;[.C449];NA())" office:value-type="float" office:value="8.941014" calcext:value-type="float">
            <text:p>8,941014</text:p>
          </table:table-cell>
          <table:table-cell table:formula="of:=IF([.A449]=1;[.C4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38494" calcext:value-type="float">
            <text:p>6,738494</text:p>
          </table:table-cell>
          <table:table-cell office:value-type="float" office:value="8.163124" calcext:value-type="float">
            <text:p>8,163124</text:p>
          </table:table-cell>
          <table:table-cell table:formula="of:=IF([.A450]=0;[.C450];NA())" office:value-type="float" office:value="8.163124" calcext:value-type="float">
            <text:p>8,163124</text:p>
          </table:table-cell>
          <table:table-cell table:formula="of:=IF([.A450]=1;[.C4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4547" calcext:value-type="float">
            <text:p>8,694547</text:p>
          </table:table-cell>
          <table:table-cell office:value-type="float" office:value="9.01334" calcext:value-type="float">
            <text:p>9,01334</text:p>
          </table:table-cell>
          <table:table-cell table:formula="of:=IF([.A451]=0;[.C451];NA())" office:value-type="float" office:value="9.01334" calcext:value-type="float">
            <text:p>9,01334</text:p>
          </table:table-cell>
          <table:table-cell table:formula="of:=IF([.A451]=1;[.C4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9221" calcext:value-type="float">
            <text:p>3,869221</text:p>
          </table:table-cell>
          <table:table-cell office:value-type="float" office:value="9.891539" calcext:value-type="float">
            <text:p>9,891539</text:p>
          </table:table-cell>
          <table:table-cell table:formula="of:=IF([.A452]=0;[.C452];NA())" office:value-type="float" office:value="9.891539" calcext:value-type="float">
            <text:p>9,891539</text:p>
          </table:table-cell>
          <table:table-cell table:formula="of:=IF([.A452]=1;[.C4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3388" calcext:value-type="float">
            <text:p>6,063388</text:p>
          </table:table-cell>
          <table:table-cell office:value-type="float" office:value="8.048612" calcext:value-type="float">
            <text:p>8,048612</text:p>
          </table:table-cell>
          <table:table-cell table:formula="of:=IF([.A453]=0;[.C453];NA())" office:value-type="float" office:value="8.048612" calcext:value-type="float">
            <text:p>8,048612</text:p>
          </table:table-cell>
          <table:table-cell table:formula="of:=IF([.A453]=1;[.C4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61421" calcext:value-type="float">
            <text:p>5,361421</text:p>
          </table:table-cell>
          <table:table-cell office:value-type="float" office:value="5.713586" calcext:value-type="float">
            <text:p>5,713586</text:p>
          </table:table-cell>
          <table:table-cell table:formula="of:=IF([.A454]=0;[.C454];NA())" office:value-type="float" office:value="5.713586" calcext:value-type="float">
            <text:p>5,713586</text:p>
          </table:table-cell>
          <table:table-cell table:formula="of:=IF([.A454]=1;[.C4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33027" calcext:value-type="float">
            <text:p>6,933027</text:p>
          </table:table-cell>
          <table:table-cell office:value-type="float" office:value="9.8336" calcext:value-type="float">
            <text:p>9,8336</text:p>
          </table:table-cell>
          <table:table-cell table:formula="of:=IF([.A455]=0;[.C455];NA())" office:value-type="float" office:value="9.8336" calcext:value-type="float">
            <text:p>9,8336</text:p>
          </table:table-cell>
          <table:table-cell table:formula="of:=IF([.A455]=1;[.C4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24665" calcext:value-type="float">
            <text:p>8,724665</text:p>
          </table:table-cell>
          <table:table-cell office:value-type="float" office:value="8.361342" calcext:value-type="float">
            <text:p>8,361342</text:p>
          </table:table-cell>
          <table:table-cell table:formula="of:=IF([.A456]=0;[.C456];NA())" office:value-type="float" office:value="8.361342" calcext:value-type="float">
            <text:p>8,361342</text:p>
          </table:table-cell>
          <table:table-cell table:formula="of:=IF([.A456]=1;[.C4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64669" calcext:value-type="float">
            <text:p>2,764669</text:p>
          </table:table-cell>
          <table:table-cell office:value-type="float" office:value="8.084918" calcext:value-type="float">
            <text:p>8,084918</text:p>
          </table:table-cell>
          <table:table-cell table:formula="of:=IF([.A457]=0;[.C457];NA())" office:value-type="float" office:value="8.084918" calcext:value-type="float">
            <text:p>8,084918</text:p>
          </table:table-cell>
          <table:table-cell table:formula="of:=IF([.A457]=1;[.C4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88579" calcext:value-type="float">
            <text:p>5,788579</text:p>
          </table:table-cell>
          <table:table-cell office:value-type="float" office:value="7.526159" calcext:value-type="float">
            <text:p>7,526159</text:p>
          </table:table-cell>
          <table:table-cell table:formula="of:=IF([.A458]=0;[.C458];NA())" office:value-type="float" office:value="7.526159" calcext:value-type="float">
            <text:p>7,526159</text:p>
          </table:table-cell>
          <table:table-cell table:formula="of:=IF([.A458]=1;[.C4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74918" calcext:value-type="float">
            <text:p>3,174918</text:p>
          </table:table-cell>
          <table:table-cell office:value-type="float" office:value="9.39544" calcext:value-type="float">
            <text:p>9,39544</text:p>
          </table:table-cell>
          <table:table-cell table:formula="of:=IF([.A459]=0;[.C459];NA())" office:value-type="float" office:value="9.39544" calcext:value-type="float">
            <text:p>9,39544</text:p>
          </table:table-cell>
          <table:table-cell table:formula="of:=IF([.A459]=1;[.C4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1296" calcext:value-type="float">
            <text:p>8,321296</text:p>
          </table:table-cell>
          <table:table-cell office:value-type="float" office:value="9.052032" calcext:value-type="float">
            <text:p>9,052032</text:p>
          </table:table-cell>
          <table:table-cell table:formula="of:=IF([.A460]=0;[.C460];NA())" office:value-type="float" office:value="9.052032" calcext:value-type="float">
            <text:p>9,052032</text:p>
          </table:table-cell>
          <table:table-cell table:formula="of:=IF([.A460]=1;[.C4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56454" calcext:value-type="float">
            <text:p>3,756454</text:p>
          </table:table-cell>
          <table:table-cell office:value-type="float" office:value="6.241001" calcext:value-type="float">
            <text:p>6,241001</text:p>
          </table:table-cell>
          <table:table-cell table:formula="of:=IF([.A461]=0;[.C461];NA())" office:value-type="float" office:value="6.241001" calcext:value-type="float">
            <text:p>6,241001</text:p>
          </table:table-cell>
          <table:table-cell table:formula="of:=IF([.A461]=1;[.C4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35291" calcext:value-type="float">
            <text:p>7,335291</text:p>
          </table:table-cell>
          <table:table-cell office:value-type="float" office:value="9.138495" calcext:value-type="float">
            <text:p>9,138495</text:p>
          </table:table-cell>
          <table:table-cell table:formula="of:=IF([.A462]=0;[.C462];NA())" office:value-type="float" office:value="9.138495" calcext:value-type="float">
            <text:p>9,138495</text:p>
          </table:table-cell>
          <table:table-cell table:formula="of:=IF([.A462]=1;[.C4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0222" calcext:value-type="float">
            <text:p>4,810222</text:p>
          </table:table-cell>
          <table:table-cell office:value-type="float" office:value="6.201883" calcext:value-type="float">
            <text:p>6,201883</text:p>
          </table:table-cell>
          <table:table-cell table:formula="of:=IF([.A463]=0;[.C463];NA())" office:value-type="float" office:value="6.201883" calcext:value-type="float">
            <text:p>6,201883</text:p>
          </table:table-cell>
          <table:table-cell table:formula="of:=IF([.A463]=1;[.C4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4781" calcext:value-type="float">
            <text:p>4,284781</text:p>
          </table:table-cell>
          <table:table-cell office:value-type="float" office:value="10.975441" calcext:value-type="float">
            <text:p>10,975441</text:p>
          </table:table-cell>
          <table:table-cell table:formula="of:=IF([.A464]=0;[.C464];NA())" office:value-type="float" office:value="10.975441" calcext:value-type="float">
            <text:p>10,975441</text:p>
          </table:table-cell>
          <table:table-cell table:formula="of:=IF([.A464]=1;[.C4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3305" calcext:value-type="float">
            <text:p>6,263305</text:p>
          </table:table-cell>
          <table:table-cell office:value-type="float" office:value="8.908468" calcext:value-type="float">
            <text:p>8,908468</text:p>
          </table:table-cell>
          <table:table-cell table:formula="of:=IF([.A465]=0;[.C465];NA())" office:value-type="float" office:value="8.908468" calcext:value-type="float">
            <text:p>8,908468</text:p>
          </table:table-cell>
          <table:table-cell table:formula="of:=IF([.A465]=1;[.C4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991" calcext:value-type="float">
            <text:p>7,60991</text:p>
          </table:table-cell>
          <table:table-cell office:value-type="float" office:value="8.633132" calcext:value-type="float">
            <text:p>8,633132</text:p>
          </table:table-cell>
          <table:table-cell table:formula="of:=IF([.A466]=0;[.C466];NA())" office:value-type="float" office:value="8.633132" calcext:value-type="float">
            <text:p>8,633132</text:p>
          </table:table-cell>
          <table:table-cell table:formula="of:=IF([.A466]=1;[.C4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81252" calcext:value-type="float">
            <text:p>4,181252</text:p>
          </table:table-cell>
          <table:table-cell office:value-type="float" office:value="5.797384" calcext:value-type="float">
            <text:p>5,797384</text:p>
          </table:table-cell>
          <table:table-cell table:formula="of:=IF([.A467]=0;[.C467];NA())" office:value-type="float" office:value="5.797384" calcext:value-type="float">
            <text:p>5,797384</text:p>
          </table:table-cell>
          <table:table-cell table:formula="of:=IF([.A467]=1;[.C4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55001" calcext:value-type="float">
            <text:p>5,355001</text:p>
          </table:table-cell>
          <table:table-cell office:value-type="float" office:value="7.738725" calcext:value-type="float">
            <text:p>7,738725</text:p>
          </table:table-cell>
          <table:table-cell table:formula="of:=IF([.A468]=0;[.C468];NA())" office:value-type="float" office:value="7.738725" calcext:value-type="float">
            <text:p>7,738725</text:p>
          </table:table-cell>
          <table:table-cell table:formula="of:=IF([.A468]=1;[.C4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2303" calcext:value-type="float">
            <text:p>5,792303</text:p>
          </table:table-cell>
          <table:table-cell office:value-type="float" office:value="9.964884" calcext:value-type="float">
            <text:p>9,964884</text:p>
          </table:table-cell>
          <table:table-cell table:formula="of:=IF([.A469]=0;[.C469];NA())" office:value-type="float" office:value="9.964884" calcext:value-type="float">
            <text:p>9,964884</text:p>
          </table:table-cell>
          <table:table-cell table:formula="of:=IF([.A469]=1;[.C4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7221" calcext:value-type="float">
            <text:p>6,457221</text:p>
          </table:table-cell>
          <table:table-cell office:value-type="float" office:value="10.366341" calcext:value-type="float">
            <text:p>10,366341</text:p>
          </table:table-cell>
          <table:table-cell table:formula="of:=IF([.A470]=0;[.C470];NA())" office:value-type="float" office:value="10.366341" calcext:value-type="float">
            <text:p>10,366341</text:p>
          </table:table-cell>
          <table:table-cell table:formula="of:=IF([.A470]=1;[.C4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7978" calcext:value-type="float">
            <text:p>7,177978</text:p>
          </table:table-cell>
          <table:table-cell office:value-type="float" office:value="9.687636" calcext:value-type="float">
            <text:p>9,687636</text:p>
          </table:table-cell>
          <table:table-cell table:formula="of:=IF([.A471]=0;[.C471];NA())" office:value-type="float" office:value="9.687636" calcext:value-type="float">
            <text:p>9,687636</text:p>
          </table:table-cell>
          <table:table-cell table:formula="of:=IF([.A471]=1;[.C4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40009" calcext:value-type="float">
            <text:p>4,440009</text:p>
          </table:table-cell>
          <table:table-cell office:value-type="float" office:value="8.099114" calcext:value-type="float">
            <text:p>8,099114</text:p>
          </table:table-cell>
          <table:table-cell table:formula="of:=IF([.A472]=0;[.C472];NA())" office:value-type="float" office:value="8.099114" calcext:value-type="float">
            <text:p>8,099114</text:p>
          </table:table-cell>
          <table:table-cell table:formula="of:=IF([.A472]=1;[.C4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7426" calcext:value-type="float">
            <text:p>3,957426</text:p>
          </table:table-cell>
          <table:table-cell office:value-type="float" office:value="9.040116" calcext:value-type="float">
            <text:p>9,040116</text:p>
          </table:table-cell>
          <table:table-cell table:formula="of:=IF([.A473]=0;[.C473];NA())" office:value-type="float" office:value="9.040116" calcext:value-type="float">
            <text:p>9,040116</text:p>
          </table:table-cell>
          <table:table-cell table:formula="of:=IF([.A473]=1;[.C4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82717" calcext:value-type="float">
            <text:p>8,782717</text:p>
          </table:table-cell>
          <table:table-cell office:value-type="float" office:value="8.009546" calcext:value-type="float">
            <text:p>8,009546</text:p>
          </table:table-cell>
          <table:table-cell table:formula="of:=IF([.A474]=0;[.C474];NA())" office:value-type="float" office:value="8.009546" calcext:value-type="float">
            <text:p>8,009546</text:p>
          </table:table-cell>
          <table:table-cell table:formula="of:=IF([.A474]=1;[.C4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15542" calcext:value-type="float">
            <text:p>2,815542</text:p>
          </table:table-cell>
          <table:table-cell office:value-type="float" office:value="7.194988" calcext:value-type="float">
            <text:p>7,194988</text:p>
          </table:table-cell>
          <table:table-cell table:formula="of:=IF([.A475]=0;[.C475];NA())" office:value-type="float" office:value="7.194988" calcext:value-type="float">
            <text:p>7,194988</text:p>
          </table:table-cell>
          <table:table-cell table:formula="of:=IF([.A475]=1;[.C4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68847" calcext:value-type="float">
            <text:p>6,568847</text:p>
          </table:table-cell>
          <table:table-cell office:value-type="float" office:value="8.813485" calcext:value-type="float">
            <text:p>8,813485</text:p>
          </table:table-cell>
          <table:table-cell table:formula="of:=IF([.A476]=0;[.C476];NA())" office:value-type="float" office:value="8.813485" calcext:value-type="float">
            <text:p>8,813485</text:p>
          </table:table-cell>
          <table:table-cell table:formula="of:=IF([.A476]=1;[.C4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3455" calcext:value-type="float">
            <text:p>8,013455</text:p>
          </table:table-cell>
          <table:table-cell office:value-type="float" office:value="9.045453" calcext:value-type="float">
            <text:p>9,045453</text:p>
          </table:table-cell>
          <table:table-cell table:formula="of:=IF([.A477]=0;[.C477];NA())" office:value-type="float" office:value="9.045453" calcext:value-type="float">
            <text:p>9,045453</text:p>
          </table:table-cell>
          <table:table-cell table:formula="of:=IF([.A477]=1;[.C4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56588" calcext:value-type="float">
            <text:p>4,856588</text:p>
          </table:table-cell>
          <table:table-cell office:value-type="float" office:value="9.640009" calcext:value-type="float">
            <text:p>9,640009</text:p>
          </table:table-cell>
          <table:table-cell table:formula="of:=IF([.A478]=0;[.C478];NA())" office:value-type="float" office:value="9.640009" calcext:value-type="float">
            <text:p>9,640009</text:p>
          </table:table-cell>
          <table:table-cell table:formula="of:=IF([.A478]=1;[.C4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42089" calcext:value-type="float">
            <text:p>6,742089</text:p>
          </table:table-cell>
          <table:table-cell office:value-type="float" office:value="5.99501" calcext:value-type="float">
            <text:p>5,99501</text:p>
          </table:table-cell>
          <table:table-cell table:formula="of:=IF([.A479]=0;[.C479];NA())" office:value-type="float" office:value="5.99501" calcext:value-type="float">
            <text:p>5,99501</text:p>
          </table:table-cell>
          <table:table-cell table:formula="of:=IF([.A479]=1;[.C4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90814" calcext:value-type="float">
            <text:p>2,690814</text:p>
          </table:table-cell>
          <table:table-cell office:value-type="float" office:value="8.883496" calcext:value-type="float">
            <text:p>8,883496</text:p>
          </table:table-cell>
          <table:table-cell table:formula="of:=IF([.A480]=0;[.C480];NA())" office:value-type="float" office:value="8.883496" calcext:value-type="float">
            <text:p>8,883496</text:p>
          </table:table-cell>
          <table:table-cell table:formula="of:=IF([.A480]=1;[.C4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493" calcext:value-type="float">
            <text:p>7,90493</text:p>
          </table:table-cell>
          <table:table-cell office:value-type="float" office:value="10.436156" calcext:value-type="float">
            <text:p>10,436156</text:p>
          </table:table-cell>
          <table:table-cell table:formula="of:=IF([.A481]=0;[.C481];NA())" office:value-type="float" office:value="10.436156" calcext:value-type="float">
            <text:p>10,436156</text:p>
          </table:table-cell>
          <table:table-cell table:formula="of:=IF([.A481]=1;[.C4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2567" calcext:value-type="float">
            <text:p>5,802567</text:p>
          </table:table-cell>
          <table:table-cell office:value-type="float" office:value="10.253683" calcext:value-type="float">
            <text:p>10,253683</text:p>
          </table:table-cell>
          <table:table-cell table:formula="of:=IF([.A482]=0;[.C482];NA())" office:value-type="float" office:value="10.253683" calcext:value-type="float">
            <text:p>10,253683</text:p>
          </table:table-cell>
          <table:table-cell table:formula="of:=IF([.A482]=1;[.C4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5271" calcext:value-type="float">
            <text:p>3,955271</text:p>
          </table:table-cell>
          <table:table-cell office:value-type="float" office:value="10.485388" calcext:value-type="float">
            <text:p>10,485388</text:p>
          </table:table-cell>
          <table:table-cell table:formula="of:=IF([.A483]=0;[.C483];NA())" office:value-type="float" office:value="10.485388" calcext:value-type="float">
            <text:p>10,485388</text:p>
          </table:table-cell>
          <table:table-cell table:formula="of:=IF([.A483]=1;[.C4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32709" calcext:value-type="float">
            <text:p>7,032709</text:p>
          </table:table-cell>
          <table:table-cell office:value-type="float" office:value="10.035726" calcext:value-type="float">
            <text:p>10,035726</text:p>
          </table:table-cell>
          <table:table-cell table:formula="of:=IF([.A484]=0;[.C484];NA())" office:value-type="float" office:value="10.035726" calcext:value-type="float">
            <text:p>10,035726</text:p>
          </table:table-cell>
          <table:table-cell table:formula="of:=IF([.A484]=1;[.C4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52255" calcext:value-type="float">
            <text:p>3,252255</text:p>
          </table:table-cell>
          <table:table-cell office:value-type="float" office:value="7.937243" calcext:value-type="float">
            <text:p>7,937243</text:p>
          </table:table-cell>
          <table:table-cell table:formula="of:=IF([.A485]=0;[.C485];NA())" office:value-type="float" office:value="7.937243" calcext:value-type="float">
            <text:p>7,937243</text:p>
          </table:table-cell>
          <table:table-cell table:formula="of:=IF([.A485]=1;[.C4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96896" calcext:value-type="float">
            <text:p>6,796896</text:p>
          </table:table-cell>
          <table:table-cell office:value-type="float" office:value="8.38433" calcext:value-type="float">
            <text:p>8,38433</text:p>
          </table:table-cell>
          <table:table-cell table:formula="of:=IF([.A486]=0;[.C486];NA())" office:value-type="float" office:value="8.38433" calcext:value-type="float">
            <text:p>8,38433</text:p>
          </table:table-cell>
          <table:table-cell table:formula="of:=IF([.A486]=1;[.C4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0699" calcext:value-type="float">
            <text:p>4,160699</text:p>
          </table:table-cell>
          <table:table-cell office:value-type="float" office:value="9.297288" calcext:value-type="float">
            <text:p>9,297288</text:p>
          </table:table-cell>
          <table:table-cell table:formula="of:=IF([.A487]=0;[.C487];NA())" office:value-type="float" office:value="9.297288" calcext:value-type="float">
            <text:p>9,297288</text:p>
          </table:table-cell>
          <table:table-cell table:formula="of:=IF([.A487]=1;[.C4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15661" calcext:value-type="float">
            <text:p>7,315661</text:p>
          </table:table-cell>
          <table:table-cell office:value-type="float" office:value="9.871871" calcext:value-type="float">
            <text:p>9,871871</text:p>
          </table:table-cell>
          <table:table-cell table:formula="of:=IF([.A488]=0;[.C488];NA())" office:value-type="float" office:value="9.871871" calcext:value-type="float">
            <text:p>9,871871</text:p>
          </table:table-cell>
          <table:table-cell table:formula="of:=IF([.A488]=1;[.C4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1261" calcext:value-type="float">
            <text:p>2,861261</text:p>
          </table:table-cell>
          <table:table-cell office:value-type="float" office:value="8.408382" calcext:value-type="float">
            <text:p>8,408382</text:p>
          </table:table-cell>
          <table:table-cell table:formula="of:=IF([.A489]=0;[.C489];NA())" office:value-type="float" office:value="8.408382" calcext:value-type="float">
            <text:p>8,408382</text:p>
          </table:table-cell>
          <table:table-cell table:formula="of:=IF([.A489]=1;[.C4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81033" calcext:value-type="float">
            <text:p>6,081033</text:p>
          </table:table-cell>
          <table:table-cell office:value-type="float" office:value="10.034191" calcext:value-type="float">
            <text:p>10,034191</text:p>
          </table:table-cell>
          <table:table-cell table:formula="of:=IF([.A490]=0;[.C490];NA())" office:value-type="float" office:value="10.034191" calcext:value-type="float">
            <text:p>10,034191</text:p>
          </table:table-cell>
          <table:table-cell table:formula="of:=IF([.A490]=1;[.C4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42057" calcext:value-type="float">
            <text:p>8,642057</text:p>
          </table:table-cell>
          <table:table-cell office:value-type="float" office:value="9.895741" calcext:value-type="float">
            <text:p>9,895741</text:p>
          </table:table-cell>
          <table:table-cell table:formula="of:=IF([.A491]=0;[.C491];NA())" office:value-type="float" office:value="9.895741" calcext:value-type="float">
            <text:p>9,895741</text:p>
          </table:table-cell>
          <table:table-cell table:formula="of:=IF([.A491]=1;[.C4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2461" calcext:value-type="float">
            <text:p>6,172461</text:p>
          </table:table-cell>
          <table:table-cell office:value-type="float" office:value="11.57675" calcext:value-type="float">
            <text:p>11,57675</text:p>
          </table:table-cell>
          <table:table-cell table:formula="of:=IF([.A492]=0;[.C492];NA())" office:value-type="float" office:value="11.57675" calcext:value-type="float">
            <text:p>11,57675</text:p>
          </table:table-cell>
          <table:table-cell table:formula="of:=IF([.A492]=1;[.C4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4588" calcext:value-type="float">
            <text:p>7,624588</text:p>
          </table:table-cell>
          <table:table-cell office:value-type="float" office:value="9.609458" calcext:value-type="float">
            <text:p>9,609458</text:p>
          </table:table-cell>
          <table:table-cell table:formula="of:=IF([.A493]=0;[.C493];NA())" office:value-type="float" office:value="9.609458" calcext:value-type="float">
            <text:p>9,609458</text:p>
          </table:table-cell>
          <table:table-cell table:formula="of:=IF([.A493]=1;[.C4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7094" calcext:value-type="float">
            <text:p>7,547094</text:p>
          </table:table-cell>
          <table:table-cell office:value-type="float" office:value="5.903574" calcext:value-type="float">
            <text:p>5,903574</text:p>
          </table:table-cell>
          <table:table-cell table:formula="of:=IF([.A494]=0;[.C494];NA())" office:value-type="float" office:value="5.903574" calcext:value-type="float">
            <text:p>5,903574</text:p>
          </table:table-cell>
          <table:table-cell table:formula="of:=IF([.A494]=1;[.C4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61714" calcext:value-type="float">
            <text:p>7,561714</text:p>
          </table:table-cell>
          <table:table-cell office:value-type="float" office:value="6.498957" calcext:value-type="float">
            <text:p>6,498957</text:p>
          </table:table-cell>
          <table:table-cell table:formula="of:=IF([.A495]=0;[.C495];NA())" office:value-type="float" office:value="6.498957" calcext:value-type="float">
            <text:p>6,498957</text:p>
          </table:table-cell>
          <table:table-cell table:formula="of:=IF([.A495]=1;[.C4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2039" calcext:value-type="float">
            <text:p>5,572039</text:p>
          </table:table-cell>
          <table:table-cell office:value-type="float" office:value="8.558749" calcext:value-type="float">
            <text:p>8,558749</text:p>
          </table:table-cell>
          <table:table-cell table:formula="of:=IF([.A496]=0;[.C496];NA())" office:value-type="float" office:value="8.558749" calcext:value-type="float">
            <text:p>8,558749</text:p>
          </table:table-cell>
          <table:table-cell table:formula="of:=IF([.A496]=1;[.C4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59656" calcext:value-type="float">
            <text:p>5,359656</text:p>
          </table:table-cell>
          <table:table-cell office:value-type="float" office:value="8.898531" calcext:value-type="float">
            <text:p>8,898531</text:p>
          </table:table-cell>
          <table:table-cell table:formula="of:=IF([.A497]=0;[.C497];NA())" office:value-type="float" office:value="8.898531" calcext:value-type="float">
            <text:p>8,898531</text:p>
          </table:table-cell>
          <table:table-cell table:formula="of:=IF([.A497]=1;[.C4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6944" calcext:value-type="float">
            <text:p>2,866944</text:p>
          </table:table-cell>
          <table:table-cell office:value-type="float" office:value="7.143353" calcext:value-type="float">
            <text:p>7,143353</text:p>
          </table:table-cell>
          <table:table-cell table:formula="of:=IF([.A498]=0;[.C498];NA())" office:value-type="float" office:value="7.143353" calcext:value-type="float">
            <text:p>7,143353</text:p>
          </table:table-cell>
          <table:table-cell table:formula="of:=IF([.A498]=1;[.C4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0402" calcext:value-type="float">
            <text:p>4,190402</text:p>
          </table:table-cell>
          <table:table-cell office:value-type="float" office:value="6.154024" calcext:value-type="float">
            <text:p>6,154024</text:p>
          </table:table-cell>
          <table:table-cell table:formula="of:=IF([.A499]=0;[.C499];NA())" office:value-type="float" office:value="6.154024" calcext:value-type="float">
            <text:p>6,154024</text:p>
          </table:table-cell>
          <table:table-cell table:formula="of:=IF([.A499]=1;[.C4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43087" calcext:value-type="float">
            <text:p>8,943087</text:p>
          </table:table-cell>
          <table:table-cell office:value-type="float" office:value="8.351469" calcext:value-type="float">
            <text:p>8,351469</text:p>
          </table:table-cell>
          <table:table-cell table:formula="of:=IF([.A500]=0;[.C500];NA())" office:value-type="float" office:value="8.351469" calcext:value-type="float">
            <text:p>8,351469</text:p>
          </table:table-cell>
          <table:table-cell table:formula="of:=IF([.A500]=1;[.C5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6774" calcext:value-type="float">
            <text:p>6,776774</text:p>
          </table:table-cell>
          <table:table-cell office:value-type="float" office:value="7.993526" calcext:value-type="float">
            <text:p>7,993526</text:p>
          </table:table-cell>
          <table:table-cell table:formula="of:=IF([.A501]=0;[.C501];NA())" office:value-type="float" office:value="7.993526" calcext:value-type="float">
            <text:p>7,993526</text:p>
          </table:table-cell>
          <table:table-cell table:formula="of:=IF([.A501]=1;[.C5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83963" calcext:value-type="float">
            <text:p>15,483963</text:p>
          </table:table-cell>
          <table:table-cell office:value-type="float" office:value="8.536093" calcext:value-type="float">
            <text:p>8,536093</text:p>
          </table:table-cell>
          <table:table-cell table:formula="of:=IF([.A502]=0;[.C502];NA())" office:value-type="string" office:string-value="" calcext:value-type="error">
            <text:p>#N/DISP</text:p>
          </table:table-cell>
          <table:table-cell table:formula="of:=IF([.A502]=1;[.C502];NA())" office:value-type="float" office:value="8.536093" calcext:value-type="float">
            <text:p>8,536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02266" calcext:value-type="float">
            <text:p>9,302266</text:p>
          </table:table-cell>
          <table:table-cell office:value-type="float" office:value="8.861015" calcext:value-type="float">
            <text:p>8,861015</text:p>
          </table:table-cell>
          <table:table-cell table:formula="of:=IF([.A503]=0;[.C503];NA())" office:value-type="float" office:value="8.861015" calcext:value-type="float">
            <text:p>8,861015</text:p>
          </table:table-cell>
          <table:table-cell table:formula="of:=IF([.A503]=1;[.C5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0767" calcext:value-type="float">
            <text:p>9,190767</text:p>
          </table:table-cell>
          <table:table-cell office:value-type="float" office:value="8.635822" calcext:value-type="float">
            <text:p>8,635822</text:p>
          </table:table-cell>
          <table:table-cell table:formula="of:=IF([.A504]=0;[.C504];NA())" office:value-type="float" office:value="8.635822" calcext:value-type="float">
            <text:p>8,635822</text:p>
          </table:table-cell>
          <table:table-cell table:formula="of:=IF([.A504]=1;[.C5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69546" calcext:value-type="float">
            <text:p>9,669546</text:p>
          </table:table-cell>
          <table:table-cell office:value-type="float" office:value="10.479175" calcext:value-type="float">
            <text:p>10,479175</text:p>
          </table:table-cell>
          <table:table-cell table:formula="of:=IF([.A505]=0;[.C505];NA())" office:value-type="string" office:string-value="" calcext:value-type="error">
            <text:p>#N/DISP</text:p>
          </table:table-cell>
          <table:table-cell table:formula="of:=IF([.A505]=1;[.C505];NA())" office:value-type="float" office:value="10.479175" calcext:value-type="float">
            <text:p>10,479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49948" calcext:value-type="float">
            <text:p>11,349948</text:p>
          </table:table-cell>
          <table:table-cell office:value-type="float" office:value="6.555915" calcext:value-type="float">
            <text:p>6,555915</text:p>
          </table:table-cell>
          <table:table-cell table:formula="of:=IF([.A506]=0;[.C506];NA())" office:value-type="string" office:string-value="" calcext:value-type="error">
            <text:p>#N/DISP</text:p>
          </table:table-cell>
          <table:table-cell table:formula="of:=IF([.A506]=1;[.C506];NA())" office:value-type="float" office:value="6.555915" calcext:value-type="float">
            <text:p>6,555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33198" calcext:value-type="float">
            <text:p>15,033198</text:p>
          </table:table-cell>
          <table:table-cell office:value-type="float" office:value="7.251656" calcext:value-type="float">
            <text:p>7,251656</text:p>
          </table:table-cell>
          <table:table-cell table:formula="of:=IF([.A507]=0;[.C507];NA())" office:value-type="string" office:string-value="" calcext:value-type="error">
            <text:p>#N/DISP</text:p>
          </table:table-cell>
          <table:table-cell table:formula="of:=IF([.A507]=1;[.C507];NA())" office:value-type="float" office:value="7.251656" calcext:value-type="float">
            <text:p>7,251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26483" calcext:value-type="float">
            <text:p>15,226483</text:p>
          </table:table-cell>
          <table:table-cell office:value-type="float" office:value="7.647297" calcext:value-type="float">
            <text:p>7,647297</text:p>
          </table:table-cell>
          <table:table-cell table:formula="of:=IF([.A508]=0;[.C508];NA())" office:value-type="string" office:string-value="" calcext:value-type="error">
            <text:p>#N/DISP</text:p>
          </table:table-cell>
          <table:table-cell table:formula="of:=IF([.A508]=1;[.C508];NA())" office:value-type="float" office:value="7.647297" calcext:value-type="float">
            <text:p>7,647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78816" calcext:value-type="float">
            <text:p>12,378816</text:p>
          </table:table-cell>
          <table:table-cell office:value-type="float" office:value="7.071152" calcext:value-type="float">
            <text:p>7,071152</text:p>
          </table:table-cell>
          <table:table-cell table:formula="of:=IF([.A509]=0;[.C509];NA())" office:value-type="string" office:string-value="" calcext:value-type="error">
            <text:p>#N/DISP</text:p>
          </table:table-cell>
          <table:table-cell table:formula="of:=IF([.A509]=1;[.C509];NA())" office:value-type="float" office:value="7.071152" calcext:value-type="float">
            <text:p>7,071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0309" calcext:value-type="float">
            <text:p>11,90309</text:p>
          </table:table-cell>
          <table:table-cell office:value-type="float" office:value="7.279613" calcext:value-type="float">
            <text:p>7,279613</text:p>
          </table:table-cell>
          <table:table-cell table:formula="of:=IF([.A510]=0;[.C510];NA())" office:value-type="string" office:string-value="" calcext:value-type="error">
            <text:p>#N/DISP</text:p>
          </table:table-cell>
          <table:table-cell table:formula="of:=IF([.A510]=1;[.C510];NA())" office:value-type="float" office:value="7.279613" calcext:value-type="float">
            <text:p>7,279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32101" calcext:value-type="float">
            <text:p>15,232101</text:p>
          </table:table-cell>
          <table:table-cell office:value-type="float" office:value="8.278193" calcext:value-type="float">
            <text:p>8,278193</text:p>
          </table:table-cell>
          <table:table-cell table:formula="of:=IF([.A511]=0;[.C511];NA())" office:value-type="string" office:string-value="" calcext:value-type="error">
            <text:p>#N/DISP</text:p>
          </table:table-cell>
          <table:table-cell table:formula="of:=IF([.A511]=1;[.C511];NA())" office:value-type="float" office:value="8.278193" calcext:value-type="float">
            <text:p>8,278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33202" calcext:value-type="float">
            <text:p>12,333202</text:p>
          </table:table-cell>
          <table:table-cell office:value-type="float" office:value="7.252878" calcext:value-type="float">
            <text:p>7,252878</text:p>
          </table:table-cell>
          <table:table-cell table:formula="of:=IF([.A512]=0;[.C512];NA())" office:value-type="string" office:string-value="" calcext:value-type="error">
            <text:p>#N/DISP</text:p>
          </table:table-cell>
          <table:table-cell table:formula="of:=IF([.A512]=1;[.C512];NA())" office:value-type="float" office:value="7.252878" calcext:value-type="float">
            <text:p>7,252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86325" calcext:value-type="float">
            <text:p>11,786325</text:p>
          </table:table-cell>
          <table:table-cell office:value-type="float" office:value="7.443645" calcext:value-type="float">
            <text:p>7,443645</text:p>
          </table:table-cell>
          <table:table-cell table:formula="of:=IF([.A513]=0;[.C513];NA())" office:value-type="string" office:string-value="" calcext:value-type="error">
            <text:p>#N/DISP</text:p>
          </table:table-cell>
          <table:table-cell table:formula="of:=IF([.A513]=1;[.C513];NA())" office:value-type="float" office:value="7.443645" calcext:value-type="float">
            <text:p>7,443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22148" calcext:value-type="float">
            <text:p>15,122148</text:p>
          </table:table-cell>
          <table:table-cell office:value-type="float" office:value="7.991356" calcext:value-type="float">
            <text:p>7,991356</text:p>
          </table:table-cell>
          <table:table-cell table:formula="of:=IF([.A514]=0;[.C514];NA())" office:value-type="string" office:string-value="" calcext:value-type="error">
            <text:p>#N/DISP</text:p>
          </table:table-cell>
          <table:table-cell table:formula="of:=IF([.A514]=1;[.C514];NA())" office:value-type="float" office:value="7.991356" calcext:value-type="float">
            <text:p>7,991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11322" calcext:value-type="float">
            <text:p>13,811322</text:p>
          </table:table-cell>
          <table:table-cell office:value-type="float" office:value="9.247271" calcext:value-type="float">
            <text:p>9,247271</text:p>
          </table:table-cell>
          <table:table-cell table:formula="of:=IF([.A515]=0;[.C515];NA())" office:value-type="string" office:string-value="" calcext:value-type="error">
            <text:p>#N/DISP</text:p>
          </table:table-cell>
          <table:table-cell table:formula="of:=IF([.A515]=1;[.C515];NA())" office:value-type="float" office:value="9.247271" calcext:value-type="float">
            <text:p>9,247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54521" calcext:value-type="float">
            <text:p>13,354521</text:p>
          </table:table-cell>
          <table:table-cell office:value-type="float" office:value="11.016747" calcext:value-type="float">
            <text:p>11,016747</text:p>
          </table:table-cell>
          <table:table-cell table:formula="of:=IF([.A516]=0;[.C516];NA())" office:value-type="string" office:string-value="" calcext:value-type="error">
            <text:p>#N/DISP</text:p>
          </table:table-cell>
          <table:table-cell table:formula="of:=IF([.A516]=1;[.C516];NA())" office:value-type="float" office:value="11.016747" calcext:value-type="float">
            <text:p>11,016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98926" calcext:value-type="float">
            <text:p>14,898926</text:p>
          </table:table-cell>
          <table:table-cell office:value-type="float" office:value="9.871251" calcext:value-type="float">
            <text:p>9,871251</text:p>
          </table:table-cell>
          <table:table-cell table:formula="of:=IF([.A517]=0;[.C517];NA())" office:value-type="string" office:string-value="" calcext:value-type="error">
            <text:p>#N/DISP</text:p>
          </table:table-cell>
          <table:table-cell table:formula="of:=IF([.A517]=1;[.C517];NA())" office:value-type="float" office:value="9.871251" calcext:value-type="float">
            <text:p>9,871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27355" calcext:value-type="float">
            <text:p>14,627355</text:p>
          </table:table-cell>
          <table:table-cell office:value-type="float" office:value="7.564961" calcext:value-type="float">
            <text:p>7,564961</text:p>
          </table:table-cell>
          <table:table-cell table:formula="of:=IF([.A518]=0;[.C518];NA())" office:value-type="string" office:string-value="" calcext:value-type="error">
            <text:p>#N/DISP</text:p>
          </table:table-cell>
          <table:table-cell table:formula="of:=IF([.A518]=1;[.C518];NA())" office:value-type="float" office:value="7.564961" calcext:value-type="float">
            <text:p>7,564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19281" calcext:value-type="float">
            <text:p>15,119281</text:p>
          </table:table-cell>
          <table:table-cell office:value-type="float" office:value="7.276578" calcext:value-type="float">
            <text:p>7,276578</text:p>
          </table:table-cell>
          <table:table-cell table:formula="of:=IF([.A519]=0;[.C519];NA())" office:value-type="string" office:string-value="" calcext:value-type="error">
            <text:p>#N/DISP</text:p>
          </table:table-cell>
          <table:table-cell table:formula="of:=IF([.A519]=1;[.C519];NA())" office:value-type="float" office:value="7.276578" calcext:value-type="float">
            <text:p>7,276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38563" calcext:value-type="float">
            <text:p>11,238563</text:p>
          </table:table-cell>
          <table:table-cell office:value-type="float" office:value="10.112326" calcext:value-type="float">
            <text:p>10,112326</text:p>
          </table:table-cell>
          <table:table-cell table:formula="of:=IF([.A520]=0;[.C520];NA())" office:value-type="string" office:string-value="" calcext:value-type="error">
            <text:p>#N/DISP</text:p>
          </table:table-cell>
          <table:table-cell table:formula="of:=IF([.A520]=1;[.C520];NA())" office:value-type="float" office:value="10.112326" calcext:value-type="float">
            <text:p>10,112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47731" calcext:value-type="float">
            <text:p>12,747731</text:p>
          </table:table-cell>
          <table:table-cell office:value-type="float" office:value="5.60194" calcext:value-type="float">
            <text:p>5,60194</text:p>
          </table:table-cell>
          <table:table-cell table:formula="of:=IF([.A521]=0;[.C521];NA())" office:value-type="string" office:string-value="" calcext:value-type="error">
            <text:p>#N/DISP</text:p>
          </table:table-cell>
          <table:table-cell table:formula="of:=IF([.A521]=1;[.C521];NA())" office:value-type="float" office:value="5.60194" calcext:value-type="float">
            <text:p>5,60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89832" calcext:value-type="float">
            <text:p>12,489832</text:p>
          </table:table-cell>
          <table:table-cell office:value-type="float" office:value="6.982588" calcext:value-type="float">
            <text:p>6,982588</text:p>
          </table:table-cell>
          <table:table-cell table:formula="of:=IF([.A522]=0;[.C522];NA())" office:value-type="string" office:string-value="" calcext:value-type="error">
            <text:p>#N/DISP</text:p>
          </table:table-cell>
          <table:table-cell table:formula="of:=IF([.A522]=1;[.C522];NA())" office:value-type="float" office:value="6.982588" calcext:value-type="float">
            <text:p>6,982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13707" calcext:value-type="float">
            <text:p>13,913707</text:p>
          </table:table-cell>
          <table:table-cell office:value-type="float" office:value="10.315791" calcext:value-type="float">
            <text:p>10,315791</text:p>
          </table:table-cell>
          <table:table-cell table:formula="of:=IF([.A523]=0;[.C523];NA())" office:value-type="string" office:string-value="" calcext:value-type="error">
            <text:p>#N/DISP</text:p>
          </table:table-cell>
          <table:table-cell table:formula="of:=IF([.A523]=1;[.C523];NA())" office:value-type="float" office:value="10.315791" calcext:value-type="float">
            <text:p>10,315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76586" calcext:value-type="float">
            <text:p>9,376586</text:p>
          </table:table-cell>
          <table:table-cell office:value-type="float" office:value="8.064351" calcext:value-type="float">
            <text:p>8,064351</text:p>
          </table:table-cell>
          <table:table-cell table:formula="of:=IF([.A524]=0;[.C524];NA())" office:value-type="string" office:string-value="" calcext:value-type="error">
            <text:p>#N/DISP</text:p>
          </table:table-cell>
          <table:table-cell table:formula="of:=IF([.A524]=1;[.C524];NA())" office:value-type="float" office:value="8.064351" calcext:value-type="float">
            <text:p>8,064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20009" calcext:value-type="float">
            <text:p>14,420009</text:p>
          </table:table-cell>
          <table:table-cell office:value-type="float" office:value="7.696498" calcext:value-type="float">
            <text:p>7,696498</text:p>
          </table:table-cell>
          <table:table-cell table:formula="of:=IF([.A525]=0;[.C525];NA())" office:value-type="string" office:string-value="" calcext:value-type="error">
            <text:p>#N/DISP</text:p>
          </table:table-cell>
          <table:table-cell table:formula="of:=IF([.A525]=1;[.C525];NA())" office:value-type="float" office:value="7.696498" calcext:value-type="float">
            <text:p>7,696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03772" calcext:value-type="float">
            <text:p>9,003772</text:p>
          </table:table-cell>
          <table:table-cell office:value-type="float" office:value="8.388904" calcext:value-type="float">
            <text:p>8,388904</text:p>
          </table:table-cell>
          <table:table-cell table:formula="of:=IF([.A526]=0;[.C526];NA())" office:value-type="float" office:value="8.388904" calcext:value-type="float">
            <text:p>8,388904</text:p>
          </table:table-cell>
          <table:table-cell table:formula="of:=IF([.A526]=1;[.C5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47688" calcext:value-type="float">
            <text:p>11,647688</text:p>
          </table:table-cell>
          <table:table-cell office:value-type="float" office:value="8.366929" calcext:value-type="float">
            <text:p>8,366929</text:p>
          </table:table-cell>
          <table:table-cell table:formula="of:=IF([.A527]=0;[.C527];NA())" office:value-type="string" office:string-value="" calcext:value-type="error">
            <text:p>#N/DISP</text:p>
          </table:table-cell>
          <table:table-cell table:formula="of:=IF([.A527]=1;[.C527];NA())" office:value-type="float" office:value="8.366929" calcext:value-type="float">
            <text:p>8,366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73479" calcext:value-type="float">
            <text:p>10,173479</text:p>
          </table:table-cell>
          <table:table-cell office:value-type="float" office:value="8.076015" calcext:value-type="float">
            <text:p>8,076015</text:p>
          </table:table-cell>
          <table:table-cell table:formula="of:=IF([.A528]=0;[.C528];NA())" office:value-type="string" office:string-value="" calcext:value-type="error">
            <text:p>#N/DISP</text:p>
          </table:table-cell>
          <table:table-cell table:formula="of:=IF([.A528]=1;[.C528];NA())" office:value-type="float" office:value="8.076015" calcext:value-type="float">
            <text:p>8,076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31281" calcext:value-type="float">
            <text:p>14,831281</text:p>
          </table:table-cell>
          <table:table-cell office:value-type="float" office:value="7.037778" calcext:value-type="float">
            <text:p>7,037778</text:p>
          </table:table-cell>
          <table:table-cell table:formula="of:=IF([.A529]=0;[.C529];NA())" office:value-type="string" office:string-value="" calcext:value-type="error">
            <text:p>#N/DISP</text:p>
          </table:table-cell>
          <table:table-cell table:formula="of:=IF([.A529]=1;[.C529];NA())" office:value-type="float" office:value="7.037778" calcext:value-type="float">
            <text:p>7,03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07259" calcext:value-type="float">
            <text:p>9,107259</text:p>
          </table:table-cell>
          <table:table-cell office:value-type="float" office:value="9.317832" calcext:value-type="float">
            <text:p>9,317832</text:p>
          </table:table-cell>
          <table:table-cell table:formula="of:=IF([.A530]=0;[.C530];NA())" office:value-type="float" office:value="9.317832" calcext:value-type="float">
            <text:p>9,317832</text:p>
          </table:table-cell>
          <table:table-cell table:formula="of:=IF([.A530]=1;[.C5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55599" calcext:value-type="float">
            <text:p>11,455599</text:p>
          </table:table-cell>
          <table:table-cell office:value-type="float" office:value="5.49669" calcext:value-type="float">
            <text:p>5,49669</text:p>
          </table:table-cell>
          <table:table-cell table:formula="of:=IF([.A531]=0;[.C531];NA())" office:value-type="string" office:string-value="" calcext:value-type="error">
            <text:p>#N/DISP</text:p>
          </table:table-cell>
          <table:table-cell table:formula="of:=IF([.A531]=1;[.C531];NA())" office:value-type="float" office:value="5.49669" calcext:value-type="float">
            <text:p>5,496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37939" calcext:value-type="float">
            <text:p>10,037939</text:p>
          </table:table-cell>
          <table:table-cell office:value-type="float" office:value="7.574473" calcext:value-type="float">
            <text:p>7,574473</text:p>
          </table:table-cell>
          <table:table-cell table:formula="of:=IF([.A532]=0;[.C532];NA())" office:value-type="string" office:string-value="" calcext:value-type="error">
            <text:p>#N/DISP</text:p>
          </table:table-cell>
          <table:table-cell table:formula="of:=IF([.A532]=1;[.C532];NA())" office:value-type="float" office:value="7.574473" calcext:value-type="float">
            <text:p>7,574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11283" calcext:value-type="float">
            <text:p>12,711283</text:p>
          </table:table-cell>
          <table:table-cell office:value-type="float" office:value="8.789611" calcext:value-type="float">
            <text:p>8,789611</text:p>
          </table:table-cell>
          <table:table-cell table:formula="of:=IF([.A533]=0;[.C533];NA())" office:value-type="string" office:string-value="" calcext:value-type="error">
            <text:p>#N/DISP</text:p>
          </table:table-cell>
          <table:table-cell table:formula="of:=IF([.A533]=1;[.C533];NA())" office:value-type="float" office:value="8.789611" calcext:value-type="float">
            <text:p>8,789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59588" calcext:value-type="float">
            <text:p>11,159588</text:p>
          </table:table-cell>
          <table:table-cell office:value-type="float" office:value="6.099215" calcext:value-type="float">
            <text:p>6,099215</text:p>
          </table:table-cell>
          <table:table-cell table:formula="of:=IF([.A534]=0;[.C534];NA())" office:value-type="string" office:string-value="" calcext:value-type="error">
            <text:p>#N/DISP</text:p>
          </table:table-cell>
          <table:table-cell table:formula="of:=IF([.A534]=1;[.C534];NA())" office:value-type="float" office:value="6.099215" calcext:value-type="float">
            <text:p>6,099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64496" calcext:value-type="float">
            <text:p>12,564496</text:p>
          </table:table-cell>
          <table:table-cell office:value-type="float" office:value="8.440556" calcext:value-type="float">
            <text:p>8,440556</text:p>
          </table:table-cell>
          <table:table-cell table:formula="of:=IF([.A535]=0;[.C535];NA())" office:value-type="string" office:string-value="" calcext:value-type="error">
            <text:p>#N/DISP</text:p>
          </table:table-cell>
          <table:table-cell table:formula="of:=IF([.A535]=1;[.C535];NA())" office:value-type="float" office:value="8.440556" calcext:value-type="float">
            <text:p>8,440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77943" calcext:value-type="float">
            <text:p>14,877943</text:p>
          </table:table-cell>
          <table:table-cell office:value-type="float" office:value="9.994827" calcext:value-type="float">
            <text:p>9,994827</text:p>
          </table:table-cell>
          <table:table-cell table:formula="of:=IF([.A536]=0;[.C536];NA())" office:value-type="string" office:string-value="" calcext:value-type="error">
            <text:p>#N/DISP</text:p>
          </table:table-cell>
          <table:table-cell table:formula="of:=IF([.A536]=1;[.C536];NA())" office:value-type="float" office:value="9.994827" calcext:value-type="float">
            <text:p>9,994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39627" calcext:value-type="float">
            <text:p>11,739627</text:p>
          </table:table-cell>
          <table:table-cell office:value-type="float" office:value="7.48055" calcext:value-type="float">
            <text:p>7,48055</text:p>
          </table:table-cell>
          <table:table-cell table:formula="of:=IF([.A537]=0;[.C537];NA())" office:value-type="string" office:string-value="" calcext:value-type="error">
            <text:p>#N/DISP</text:p>
          </table:table-cell>
          <table:table-cell table:formula="of:=IF([.A537]=1;[.C537];NA())" office:value-type="float" office:value="7.48055" calcext:value-type="float">
            <text:p>7,48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2853" calcext:value-type="float">
            <text:p>14,82853</text:p>
          </table:table-cell>
          <table:table-cell office:value-type="float" office:value="8.300731" calcext:value-type="float">
            <text:p>8,300731</text:p>
          </table:table-cell>
          <table:table-cell table:formula="of:=IF([.A538]=0;[.C538];NA())" office:value-type="string" office:string-value="" calcext:value-type="error">
            <text:p>#N/DISP</text:p>
          </table:table-cell>
          <table:table-cell table:formula="of:=IF([.A538]=1;[.C538];NA())" office:value-type="float" office:value="8.300731" calcext:value-type="float">
            <text:p>8,300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7998" calcext:value-type="float">
            <text:p>13,57998</text:p>
          </table:table-cell>
          <table:table-cell office:value-type="float" office:value="9.47421" calcext:value-type="float">
            <text:p>9,47421</text:p>
          </table:table-cell>
          <table:table-cell table:formula="of:=IF([.A539]=0;[.C539];NA())" office:value-type="string" office:string-value="" calcext:value-type="error">
            <text:p>#N/DISP</text:p>
          </table:table-cell>
          <table:table-cell table:formula="of:=IF([.A539]=1;[.C539];NA())" office:value-type="float" office:value="9.47421" calcext:value-type="float">
            <text:p>9,47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65995" calcext:value-type="float">
            <text:p>9,865995</text:p>
          </table:table-cell>
          <table:table-cell office:value-type="float" office:value="7.04674" calcext:value-type="float">
            <text:p>7,04674</text:p>
          </table:table-cell>
          <table:table-cell table:formula="of:=IF([.A540]=0;[.C540];NA())" office:value-type="string" office:string-value="" calcext:value-type="error">
            <text:p>#N/DISP</text:p>
          </table:table-cell>
          <table:table-cell table:formula="of:=IF([.A540]=1;[.C540];NA())" office:value-type="float" office:value="7.04674" calcext:value-type="float">
            <text:p>7,04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77697" calcext:value-type="float">
            <text:p>13,277697</text:p>
          </table:table-cell>
          <table:table-cell office:value-type="float" office:value="8.784518" calcext:value-type="float">
            <text:p>8,784518</text:p>
          </table:table-cell>
          <table:table-cell table:formula="of:=IF([.A541]=0;[.C541];NA())" office:value-type="string" office:string-value="" calcext:value-type="error">
            <text:p>#N/DISP</text:p>
          </table:table-cell>
          <table:table-cell table:formula="of:=IF([.A541]=1;[.C541];NA())" office:value-type="float" office:value="8.784518" calcext:value-type="float">
            <text:p>8,784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84955" calcext:value-type="float">
            <text:p>13,384955</text:p>
          </table:table-cell>
          <table:table-cell office:value-type="float" office:value="8.990073" calcext:value-type="float">
            <text:p>8,990073</text:p>
          </table:table-cell>
          <table:table-cell table:formula="of:=IF([.A542]=0;[.C542];NA())" office:value-type="string" office:string-value="" calcext:value-type="error">
            <text:p>#N/DISP</text:p>
          </table:table-cell>
          <table:table-cell table:formula="of:=IF([.A542]=1;[.C542];NA())" office:value-type="float" office:value="8.990073" calcext:value-type="float">
            <text:p>8,990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40117" calcext:value-type="float">
            <text:p>14,940117</text:p>
          </table:table-cell>
          <table:table-cell office:value-type="float" office:value="9.186763" calcext:value-type="float">
            <text:p>9,186763</text:p>
          </table:table-cell>
          <table:table-cell table:formula="of:=IF([.A543]=0;[.C543];NA())" office:value-type="string" office:string-value="" calcext:value-type="error">
            <text:p>#N/DISP</text:p>
          </table:table-cell>
          <table:table-cell table:formula="of:=IF([.A543]=1;[.C543];NA())" office:value-type="float" office:value="9.186763" calcext:value-type="float">
            <text:p>9,186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88056" calcext:value-type="float">
            <text:p>9,488056</text:p>
          </table:table-cell>
          <table:table-cell office:value-type="float" office:value="9.499338" calcext:value-type="float">
            <text:p>9,499338</text:p>
          </table:table-cell>
          <table:table-cell table:formula="of:=IF([.A544]=0;[.C544];NA())" office:value-type="string" office:string-value="" calcext:value-type="error">
            <text:p>#N/DISP</text:p>
          </table:table-cell>
          <table:table-cell table:formula="of:=IF([.A544]=1;[.C544];NA())" office:value-type="float" office:value="9.499338" calcext:value-type="float">
            <text:p>9,499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63122" calcext:value-type="float">
            <text:p>10,563122</text:p>
          </table:table-cell>
          <table:table-cell office:value-type="float" office:value="7.662337" calcext:value-type="float">
            <text:p>7,662337</text:p>
          </table:table-cell>
          <table:table-cell table:formula="of:=IF([.A545]=0;[.C545];NA())" office:value-type="string" office:string-value="" calcext:value-type="error">
            <text:p>#N/DISP</text:p>
          </table:table-cell>
          <table:table-cell table:formula="of:=IF([.A545]=1;[.C545];NA())" office:value-type="float" office:value="7.662337" calcext:value-type="float">
            <text:p>7,662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35342" calcext:value-type="float">
            <text:p>9,235342</text:p>
          </table:table-cell>
          <table:table-cell office:value-type="float" office:value="8.277059" calcext:value-type="float">
            <text:p>8,277059</text:p>
          </table:table-cell>
          <table:table-cell table:formula="of:=IF([.A546]=0;[.C546];NA())" office:value-type="float" office:value="8.277059" calcext:value-type="float">
            <text:p>8,277059</text:p>
          </table:table-cell>
          <table:table-cell table:formula="of:=IF([.A546]=1;[.C5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55328" calcext:value-type="float">
            <text:p>14,855328</text:p>
          </table:table-cell>
          <table:table-cell office:value-type="float" office:value="10.238964" calcext:value-type="float">
            <text:p>10,238964</text:p>
          </table:table-cell>
          <table:table-cell table:formula="of:=IF([.A547]=0;[.C547];NA())" office:value-type="string" office:string-value="" calcext:value-type="error">
            <text:p>#N/DISP</text:p>
          </table:table-cell>
          <table:table-cell table:formula="of:=IF([.A547]=1;[.C547];NA())" office:value-type="float" office:value="10.238964" calcext:value-type="float">
            <text:p>10,238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93563" calcext:value-type="float">
            <text:p>15,393563</text:p>
          </table:table-cell>
          <table:table-cell office:value-type="float" office:value="8.133919" calcext:value-type="float">
            <text:p>8,133919</text:p>
          </table:table-cell>
          <table:table-cell table:formula="of:=IF([.A548]=0;[.C548];NA())" office:value-type="string" office:string-value="" calcext:value-type="error">
            <text:p>#N/DISP</text:p>
          </table:table-cell>
          <table:table-cell table:formula="of:=IF([.A548]=1;[.C548];NA())" office:value-type="float" office:value="8.133919" calcext:value-type="float">
            <text:p>8,133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93637" calcext:value-type="float">
            <text:p>12,593637</text:p>
          </table:table-cell>
          <table:table-cell office:value-type="float" office:value="9.563616" calcext:value-type="float">
            <text:p>9,563616</text:p>
          </table:table-cell>
          <table:table-cell table:formula="of:=IF([.A549]=0;[.C549];NA())" office:value-type="string" office:string-value="" calcext:value-type="error">
            <text:p>#N/DISP</text:p>
          </table:table-cell>
          <table:table-cell table:formula="of:=IF([.A549]=1;[.C549];NA())" office:value-type="float" office:value="9.563616" calcext:value-type="float">
            <text:p>9,563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90399" calcext:value-type="float">
            <text:p>9,990399</text:p>
          </table:table-cell>
          <table:table-cell office:value-type="float" office:value="7.475941" calcext:value-type="float">
            <text:p>7,475941</text:p>
          </table:table-cell>
          <table:table-cell table:formula="of:=IF([.A550]=0;[.C550];NA())" office:value-type="string" office:string-value="" calcext:value-type="error">
            <text:p>#N/DISP</text:p>
          </table:table-cell>
          <table:table-cell table:formula="of:=IF([.A550]=1;[.C550];NA())" office:value-type="float" office:value="7.475941" calcext:value-type="float">
            <text:p>7,475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92284" calcext:value-type="float">
            <text:p>14,392284</text:p>
          </table:table-cell>
          <table:table-cell office:value-type="float" office:value="9.122481" calcext:value-type="float">
            <text:p>9,122481</text:p>
          </table:table-cell>
          <table:table-cell table:formula="of:=IF([.A551]=0;[.C551];NA())" office:value-type="string" office:string-value="" calcext:value-type="error">
            <text:p>#N/DISP</text:p>
          </table:table-cell>
          <table:table-cell table:formula="of:=IF([.A551]=1;[.C551];NA())" office:value-type="float" office:value="9.122481" calcext:value-type="float">
            <text:p>9,122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44205" calcext:value-type="float">
            <text:p>15,244205</text:p>
          </table:table-cell>
          <table:table-cell office:value-type="float" office:value="8.127743" calcext:value-type="float">
            <text:p>8,127743</text:p>
          </table:table-cell>
          <table:table-cell table:formula="of:=IF([.A552]=0;[.C552];NA())" office:value-type="string" office:string-value="" calcext:value-type="error">
            <text:p>#N/DISP</text:p>
          </table:table-cell>
          <table:table-cell table:formula="of:=IF([.A552]=1;[.C552];NA())" office:value-type="float" office:value="8.127743" calcext:value-type="float">
            <text:p>8,127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57822" calcext:value-type="float">
            <text:p>13,057822</text:p>
          </table:table-cell>
          <table:table-cell office:value-type="float" office:value="7.140635" calcext:value-type="float">
            <text:p>7,140635</text:p>
          </table:table-cell>
          <table:table-cell table:formula="of:=IF([.A553]=0;[.C553];NA())" office:value-type="string" office:string-value="" calcext:value-type="error">
            <text:p>#N/DISP</text:p>
          </table:table-cell>
          <table:table-cell table:formula="of:=IF([.A553]=1;[.C553];NA())" office:value-type="float" office:value="7.140635" calcext:value-type="float">
            <text:p>7,140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81108" calcext:value-type="float">
            <text:p>12,681108</text:p>
          </table:table-cell>
          <table:table-cell office:value-type="float" office:value="11.528973" calcext:value-type="float">
            <text:p>11,528973</text:p>
          </table:table-cell>
          <table:table-cell table:formula="of:=IF([.A554]=0;[.C554];NA())" office:value-type="string" office:string-value="" calcext:value-type="error">
            <text:p>#N/DISP</text:p>
          </table:table-cell>
          <table:table-cell table:formula="of:=IF([.A554]=1;[.C554];NA())" office:value-type="float" office:value="11.528973" calcext:value-type="float">
            <text:p>11,528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93154" calcext:value-type="float">
            <text:p>12,593154</text:p>
          </table:table-cell>
          <table:table-cell office:value-type="float" office:value="6.314322" calcext:value-type="float">
            <text:p>6,314322</text:p>
          </table:table-cell>
          <table:table-cell table:formula="of:=IF([.A555]=0;[.C555];NA())" office:value-type="string" office:string-value="" calcext:value-type="error">
            <text:p>#N/DISP</text:p>
          </table:table-cell>
          <table:table-cell table:formula="of:=IF([.A555]=1;[.C555];NA())" office:value-type="float" office:value="6.314322" calcext:value-type="float">
            <text:p>6,314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84204" calcext:value-type="float">
            <text:p>13,684204</text:p>
          </table:table-cell>
          <table:table-cell office:value-type="float" office:value="5.679649" calcext:value-type="float">
            <text:p>5,679649</text:p>
          </table:table-cell>
          <table:table-cell table:formula="of:=IF([.A556]=0;[.C556];NA())" office:value-type="string" office:string-value="" calcext:value-type="error">
            <text:p>#N/DISP</text:p>
          </table:table-cell>
          <table:table-cell table:formula="of:=IF([.A556]=1;[.C556];NA())" office:value-type="float" office:value="5.679649" calcext:value-type="float">
            <text:p>5,679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90714" calcext:value-type="float">
            <text:p>10,690714</text:p>
          </table:table-cell>
          <table:table-cell office:value-type="float" office:value="5.910972" calcext:value-type="float">
            <text:p>5,910972</text:p>
          </table:table-cell>
          <table:table-cell table:formula="of:=IF([.A557]=0;[.C557];NA())" office:value-type="string" office:string-value="" calcext:value-type="error">
            <text:p>#N/DISP</text:p>
          </table:table-cell>
          <table:table-cell table:formula="of:=IF([.A557]=1;[.C557];NA())" office:value-type="float" office:value="5.910972" calcext:value-type="float">
            <text:p>5,910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43963" calcext:value-type="float">
            <text:p>9,443963</text:p>
          </table:table-cell>
          <table:table-cell office:value-type="float" office:value="7.981731" calcext:value-type="float">
            <text:p>7,981731</text:p>
          </table:table-cell>
          <table:table-cell table:formula="of:=IF([.A558]=0;[.C558];NA())" office:value-type="string" office:string-value="" calcext:value-type="error">
            <text:p>#N/DISP</text:p>
          </table:table-cell>
          <table:table-cell table:formula="of:=IF([.A558]=1;[.C558];NA())" office:value-type="float" office:value="7.981731" calcext:value-type="float">
            <text:p>7,981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88643" calcext:value-type="float">
            <text:p>11,088643</text:p>
          </table:table-cell>
          <table:table-cell office:value-type="float" office:value="9.669616" calcext:value-type="float">
            <text:p>9,669616</text:p>
          </table:table-cell>
          <table:table-cell table:formula="of:=IF([.A559]=0;[.C559];NA())" office:value-type="string" office:string-value="" calcext:value-type="error">
            <text:p>#N/DISP</text:p>
          </table:table-cell>
          <table:table-cell table:formula="of:=IF([.A559]=1;[.C559];NA())" office:value-type="float" office:value="9.669616" calcext:value-type="float">
            <text:p>9,669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52259" calcext:value-type="float">
            <text:p>15,352259</text:p>
          </table:table-cell>
          <table:table-cell office:value-type="float" office:value="8.392687" calcext:value-type="float">
            <text:p>8,392687</text:p>
          </table:table-cell>
          <table:table-cell table:formula="of:=IF([.A560]=0;[.C560];NA())" office:value-type="string" office:string-value="" calcext:value-type="error">
            <text:p>#N/DISP</text:p>
          </table:table-cell>
          <table:table-cell table:formula="of:=IF([.A560]=1;[.C560];NA())" office:value-type="float" office:value="8.392687" calcext:value-type="float">
            <text:p>8,392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8504" calcext:value-type="float">
            <text:p>15,18504</text:p>
          </table:table-cell>
          <table:table-cell office:value-type="float" office:value="9.198326" calcext:value-type="float">
            <text:p>9,198326</text:p>
          </table:table-cell>
          <table:table-cell table:formula="of:=IF([.A561]=0;[.C561];NA())" office:value-type="string" office:string-value="" calcext:value-type="error">
            <text:p>#N/DISP</text:p>
          </table:table-cell>
          <table:table-cell table:formula="of:=IF([.A561]=1;[.C561];NA())" office:value-type="float" office:value="9.198326" calcext:value-type="float">
            <text:p>9,198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41617" calcext:value-type="float">
            <text:p>13,341617</text:p>
          </table:table-cell>
          <table:table-cell office:value-type="float" office:value="6.301481" calcext:value-type="float">
            <text:p>6,301481</text:p>
          </table:table-cell>
          <table:table-cell table:formula="of:=IF([.A562]=0;[.C562];NA())" office:value-type="string" office:string-value="" calcext:value-type="error">
            <text:p>#N/DISP</text:p>
          </table:table-cell>
          <table:table-cell table:formula="of:=IF([.A562]=1;[.C562];NA())" office:value-type="float" office:value="6.301481" calcext:value-type="float">
            <text:p>6,301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09051" calcext:value-type="float">
            <text:p>10,509051</text:p>
          </table:table-cell>
          <table:table-cell office:value-type="float" office:value="10.985684" calcext:value-type="float">
            <text:p>10,985684</text:p>
          </table:table-cell>
          <table:table-cell table:formula="of:=IF([.A563]=0;[.C563];NA())" office:value-type="string" office:string-value="" calcext:value-type="error">
            <text:p>#N/DISP</text:p>
          </table:table-cell>
          <table:table-cell table:formula="of:=IF([.A563]=1;[.C563];NA())" office:value-type="float" office:value="10.985684" calcext:value-type="float">
            <text:p>10,985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53543" calcext:value-type="float">
            <text:p>10,653543</text:p>
          </table:table-cell>
          <table:table-cell office:value-type="float" office:value="6.772159" calcext:value-type="float">
            <text:p>6,772159</text:p>
          </table:table-cell>
          <table:table-cell table:formula="of:=IF([.A564]=0;[.C564];NA())" office:value-type="string" office:string-value="" calcext:value-type="error">
            <text:p>#N/DISP</text:p>
          </table:table-cell>
          <table:table-cell table:formula="of:=IF([.A564]=1;[.C564];NA())" office:value-type="float" office:value="6.772159" calcext:value-type="float">
            <text:p>6,772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86398" calcext:value-type="float">
            <text:p>9,886398</text:p>
          </table:table-cell>
          <table:table-cell office:value-type="float" office:value="7.383131" calcext:value-type="float">
            <text:p>7,383131</text:p>
          </table:table-cell>
          <table:table-cell table:formula="of:=IF([.A565]=0;[.C565];NA())" office:value-type="string" office:string-value="" calcext:value-type="error">
            <text:p>#N/DISP</text:p>
          </table:table-cell>
          <table:table-cell table:formula="of:=IF([.A565]=1;[.C565];NA())" office:value-type="float" office:value="7.383131" calcext:value-type="float">
            <text:p>7,383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30361" calcext:value-type="float">
            <text:p>10,330361</text:p>
          </table:table-cell>
          <table:table-cell office:value-type="float" office:value="7.014029" calcext:value-type="float">
            <text:p>7,014029</text:p>
          </table:table-cell>
          <table:table-cell table:formula="of:=IF([.A566]=0;[.C566];NA())" office:value-type="string" office:string-value="" calcext:value-type="error">
            <text:p>#N/DISP</text:p>
          </table:table-cell>
          <table:table-cell table:formula="of:=IF([.A566]=1;[.C566];NA())" office:value-type="float" office:value="7.014029" calcext:value-type="float">
            <text:p>7,014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97665" calcext:value-type="float">
            <text:p>11,597665</text:p>
          </table:table-cell>
          <table:table-cell office:value-type="float" office:value="9.102673" calcext:value-type="float">
            <text:p>9,102673</text:p>
          </table:table-cell>
          <table:table-cell table:formula="of:=IF([.A567]=0;[.C567];NA())" office:value-type="string" office:string-value="" calcext:value-type="error">
            <text:p>#N/DISP</text:p>
          </table:table-cell>
          <table:table-cell table:formula="of:=IF([.A567]=1;[.C567];NA())" office:value-type="float" office:value="9.102673" calcext:value-type="float">
            <text:p>9,102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5837" calcext:value-type="float">
            <text:p>9,215837</text:p>
          </table:table-cell>
          <table:table-cell office:value-type="float" office:value="8.964931" calcext:value-type="float">
            <text:p>8,964931</text:p>
          </table:table-cell>
          <table:table-cell table:formula="of:=IF([.A568]=0;[.C568];NA())" office:value-type="float" office:value="8.964931" calcext:value-type="float">
            <text:p>8,964931</text:p>
          </table:table-cell>
          <table:table-cell table:formula="of:=IF([.A568]=1;[.C5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14407" calcext:value-type="float">
            <text:p>14,314407</text:p>
          </table:table-cell>
          <table:table-cell office:value-type="float" office:value="7.729475" calcext:value-type="float">
            <text:p>7,729475</text:p>
          </table:table-cell>
          <table:table-cell table:formula="of:=IF([.A569]=0;[.C569];NA())" office:value-type="string" office:string-value="" calcext:value-type="error">
            <text:p>#N/DISP</text:p>
          </table:table-cell>
          <table:table-cell table:formula="of:=IF([.A569]=1;[.C569];NA())" office:value-type="float" office:value="7.729475" calcext:value-type="float">
            <text:p>7,729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84613" calcext:value-type="float">
            <text:p>13,584613</text:p>
          </table:table-cell>
          <table:table-cell office:value-type="float" office:value="7.188098" calcext:value-type="float">
            <text:p>7,188098</text:p>
          </table:table-cell>
          <table:table-cell table:formula="of:=IF([.A570]=0;[.C570];NA())" office:value-type="string" office:string-value="" calcext:value-type="error">
            <text:p>#N/DISP</text:p>
          </table:table-cell>
          <table:table-cell table:formula="of:=IF([.A570]=1;[.C570];NA())" office:value-type="float" office:value="7.188098" calcext:value-type="float">
            <text:p>7,188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59423" calcext:value-type="float">
            <text:p>10,659423</text:p>
          </table:table-cell>
          <table:table-cell office:value-type="float" office:value="6.883138" calcext:value-type="float">
            <text:p>6,883138</text:p>
          </table:table-cell>
          <table:table-cell table:formula="of:=IF([.A571]=0;[.C571];NA())" office:value-type="string" office:string-value="" calcext:value-type="error">
            <text:p>#N/DISP</text:p>
          </table:table-cell>
          <table:table-cell table:formula="of:=IF([.A571]=1;[.C571];NA())" office:value-type="float" office:value="6.883138" calcext:value-type="float">
            <text:p>6,883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17114" calcext:value-type="float">
            <text:p>12,717114</text:p>
          </table:table-cell>
          <table:table-cell office:value-type="float" office:value="7.147808" calcext:value-type="float">
            <text:p>7,147808</text:p>
          </table:table-cell>
          <table:table-cell table:formula="of:=IF([.A572]=0;[.C572];NA())" office:value-type="string" office:string-value="" calcext:value-type="error">
            <text:p>#N/DISP</text:p>
          </table:table-cell>
          <table:table-cell table:formula="of:=IF([.A572]=1;[.C572];NA())" office:value-type="float" office:value="7.147808" calcext:value-type="float">
            <text:p>7,1478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22353" calcext:value-type="float">
            <text:p>10,922353</text:p>
          </table:table-cell>
          <table:table-cell office:value-type="float" office:value="11.489424" calcext:value-type="float">
            <text:p>11,489424</text:p>
          </table:table-cell>
          <table:table-cell table:formula="of:=IF([.A573]=0;[.C573];NA())" office:value-type="string" office:string-value="" calcext:value-type="error">
            <text:p>#N/DISP</text:p>
          </table:table-cell>
          <table:table-cell table:formula="of:=IF([.A573]=1;[.C573];NA())" office:value-type="float" office:value="11.489424" calcext:value-type="float">
            <text:p>11,489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00541" calcext:value-type="float">
            <text:p>11,000541</text:p>
          </table:table-cell>
          <table:table-cell office:value-type="float" office:value="7.426921" calcext:value-type="float">
            <text:p>7,426921</text:p>
          </table:table-cell>
          <table:table-cell table:formula="of:=IF([.A574]=0;[.C574];NA())" office:value-type="string" office:string-value="" calcext:value-type="error">
            <text:p>#N/DISP</text:p>
          </table:table-cell>
          <table:table-cell table:formula="of:=IF([.A574]=1;[.C574];NA())" office:value-type="float" office:value="7.426921" calcext:value-type="float">
            <text:p>7,426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08475" calcext:value-type="float">
            <text:p>10,208475</text:p>
          </table:table-cell>
          <table:table-cell office:value-type="float" office:value="6.622606" calcext:value-type="float">
            <text:p>6,622606</text:p>
          </table:table-cell>
          <table:table-cell table:formula="of:=IF([.A575]=0;[.C575];NA())" office:value-type="string" office:string-value="" calcext:value-type="error">
            <text:p>#N/DISP</text:p>
          </table:table-cell>
          <table:table-cell table:formula="of:=IF([.A575]=1;[.C575];NA())" office:value-type="float" office:value="6.622606" calcext:value-type="float">
            <text:p>6,622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62019" calcext:value-type="float">
            <text:p>11,862019</text:p>
          </table:table-cell>
          <table:table-cell office:value-type="float" office:value="9.865209" calcext:value-type="float">
            <text:p>9,865209</text:p>
          </table:table-cell>
          <table:table-cell table:formula="of:=IF([.A576]=0;[.C576];NA())" office:value-type="string" office:string-value="" calcext:value-type="error">
            <text:p>#N/DISP</text:p>
          </table:table-cell>
          <table:table-cell table:formula="of:=IF([.A576]=1;[.C576];NA())" office:value-type="float" office:value="9.865209" calcext:value-type="float">
            <text:p>9,865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09004" calcext:value-type="float">
            <text:p>11,209004</text:p>
          </table:table-cell>
          <table:table-cell office:value-type="float" office:value="8.839366" calcext:value-type="float">
            <text:p>8,839366</text:p>
          </table:table-cell>
          <table:table-cell table:formula="of:=IF([.A577]=0;[.C577];NA())" office:value-type="string" office:string-value="" calcext:value-type="error">
            <text:p>#N/DISP</text:p>
          </table:table-cell>
          <table:table-cell table:formula="of:=IF([.A577]=1;[.C577];NA())" office:value-type="float" office:value="8.839366" calcext:value-type="float">
            <text:p>8,839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45351" calcext:value-type="float">
            <text:p>9,545351</text:p>
          </table:table-cell>
          <table:table-cell office:value-type="float" office:value="8.056005" calcext:value-type="float">
            <text:p>8,056005</text:p>
          </table:table-cell>
          <table:table-cell table:formula="of:=IF([.A578]=0;[.C578];NA())" office:value-type="string" office:string-value="" calcext:value-type="error">
            <text:p>#N/DISP</text:p>
          </table:table-cell>
          <table:table-cell table:formula="of:=IF([.A578]=1;[.C578];NA())" office:value-type="float" office:value="8.056005" calcext:value-type="float">
            <text:p>8,056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61459" calcext:value-type="float">
            <text:p>10,061459</text:p>
          </table:table-cell>
          <table:table-cell office:value-type="float" office:value="8.271841" calcext:value-type="float">
            <text:p>8,271841</text:p>
          </table:table-cell>
          <table:table-cell table:formula="of:=IF([.A579]=0;[.C579];NA())" office:value-type="string" office:string-value="" calcext:value-type="error">
            <text:p>#N/DISP</text:p>
          </table:table-cell>
          <table:table-cell table:formula="of:=IF([.A579]=1;[.C579];NA())" office:value-type="float" office:value="8.271841" calcext:value-type="float">
            <text:p>8,271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53165" calcext:value-type="float">
            <text:p>11,953165</text:p>
          </table:table-cell>
          <table:table-cell office:value-type="float" office:value="6.822955" calcext:value-type="float">
            <text:p>6,822955</text:p>
          </table:table-cell>
          <table:table-cell table:formula="of:=IF([.A580]=0;[.C580];NA())" office:value-type="string" office:string-value="" calcext:value-type="error">
            <text:p>#N/DISP</text:p>
          </table:table-cell>
          <table:table-cell table:formula="of:=IF([.A580]=1;[.C580];NA())" office:value-type="float" office:value="6.822955" calcext:value-type="float">
            <text:p>6,822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96247" calcext:value-type="float">
            <text:p>10,796247</text:p>
          </table:table-cell>
          <table:table-cell office:value-type="float" office:value="9.252429" calcext:value-type="float">
            <text:p>9,252429</text:p>
          </table:table-cell>
          <table:table-cell table:formula="of:=IF([.A581]=0;[.C581];NA())" office:value-type="string" office:string-value="" calcext:value-type="error">
            <text:p>#N/DISP</text:p>
          </table:table-cell>
          <table:table-cell table:formula="of:=IF([.A581]=1;[.C581];NA())" office:value-type="float" office:value="9.252429" calcext:value-type="float">
            <text:p>9,252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8086" calcext:value-type="float">
            <text:p>15,38086</text:p>
          </table:table-cell>
          <table:table-cell office:value-type="float" office:value="8.138967" calcext:value-type="float">
            <text:p>8,138967</text:p>
          </table:table-cell>
          <table:table-cell table:formula="of:=IF([.A582]=0;[.C582];NA())" office:value-type="string" office:string-value="" calcext:value-type="error">
            <text:p>#N/DISP</text:p>
          </table:table-cell>
          <table:table-cell table:formula="of:=IF([.A582]=1;[.C582];NA())" office:value-type="float" office:value="8.138967" calcext:value-type="float">
            <text:p>8,1389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25966" calcext:value-type="float">
            <text:p>11,925966</text:p>
          </table:table-cell>
          <table:table-cell office:value-type="float" office:value="9.264407" calcext:value-type="float">
            <text:p>9,264407</text:p>
          </table:table-cell>
          <table:table-cell table:formula="of:=IF([.A583]=0;[.C583];NA())" office:value-type="string" office:string-value="" calcext:value-type="error">
            <text:p>#N/DISP</text:p>
          </table:table-cell>
          <table:table-cell table:formula="of:=IF([.A583]=1;[.C583];NA())" office:value-type="float" office:value="9.264407" calcext:value-type="float">
            <text:p>9,264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2539" calcext:value-type="float">
            <text:p>11,62539</text:p>
          </table:table-cell>
          <table:table-cell office:value-type="float" office:value="11.104558" calcext:value-type="float">
            <text:p>11,104558</text:p>
          </table:table-cell>
          <table:table-cell table:formula="of:=IF([.A584]=0;[.C584];NA())" office:value-type="string" office:string-value="" calcext:value-type="error">
            <text:p>#N/DISP</text:p>
          </table:table-cell>
          <table:table-cell table:formula="of:=IF([.A584]=1;[.C584];NA())" office:value-type="float" office:value="11.104558" calcext:value-type="float">
            <text:p>11,104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91329" calcext:value-type="float">
            <text:p>15,091329</text:p>
          </table:table-cell>
          <table:table-cell office:value-type="float" office:value="7.707609" calcext:value-type="float">
            <text:p>7,707609</text:p>
          </table:table-cell>
          <table:table-cell table:formula="of:=IF([.A585]=0;[.C585];NA())" office:value-type="string" office:string-value="" calcext:value-type="error">
            <text:p>#N/DISP</text:p>
          </table:table-cell>
          <table:table-cell table:formula="of:=IF([.A585]=1;[.C585];NA())" office:value-type="float" office:value="7.707609" calcext:value-type="float">
            <text:p>7,707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23935" calcext:value-type="float">
            <text:p>9,923935</text:p>
          </table:table-cell>
          <table:table-cell office:value-type="float" office:value="8.43294" calcext:value-type="float">
            <text:p>8,43294</text:p>
          </table:table-cell>
          <table:table-cell table:formula="of:=IF([.A586]=0;[.C586];NA())" office:value-type="string" office:string-value="" calcext:value-type="error">
            <text:p>#N/DISP</text:p>
          </table:table-cell>
          <table:table-cell table:formula="of:=IF([.A586]=1;[.C586];NA())" office:value-type="float" office:value="8.43294" calcext:value-type="float">
            <text:p>8,43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27205" calcext:value-type="float">
            <text:p>14,527205</text:p>
          </table:table-cell>
          <table:table-cell office:value-type="float" office:value="8.697161" calcext:value-type="float">
            <text:p>8,697161</text:p>
          </table:table-cell>
          <table:table-cell table:formula="of:=IF([.A587]=0;[.C587];NA())" office:value-type="string" office:string-value="" calcext:value-type="error">
            <text:p>#N/DISP</text:p>
          </table:table-cell>
          <table:table-cell table:formula="of:=IF([.A587]=1;[.C587];NA())" office:value-type="float" office:value="8.697161" calcext:value-type="float">
            <text:p>8,697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43764" calcext:value-type="float">
            <text:p>10,243764</text:p>
          </table:table-cell>
          <table:table-cell office:value-type="float" office:value="9.23058" calcext:value-type="float">
            <text:p>9,23058</text:p>
          </table:table-cell>
          <table:table-cell table:formula="of:=IF([.A588]=0;[.C588];NA())" office:value-type="string" office:string-value="" calcext:value-type="error">
            <text:p>#N/DISP</text:p>
          </table:table-cell>
          <table:table-cell table:formula="of:=IF([.A588]=1;[.C588];NA())" office:value-type="float" office:value="9.23058" calcext:value-type="float">
            <text:p>9,23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69001" calcext:value-type="float">
            <text:p>15,369001</text:p>
          </table:table-cell>
          <table:table-cell office:value-type="float" office:value="7.907358" calcext:value-type="float">
            <text:p>7,907358</text:p>
          </table:table-cell>
          <table:table-cell table:formula="of:=IF([.A589]=0;[.C589];NA())" office:value-type="string" office:string-value="" calcext:value-type="error">
            <text:p>#N/DISP</text:p>
          </table:table-cell>
          <table:table-cell table:formula="of:=IF([.A589]=1;[.C589];NA())" office:value-type="float" office:value="7.907358" calcext:value-type="float">
            <text:p>7,9073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15964" calcext:value-type="float">
            <text:p>11,915964</text:p>
          </table:table-cell>
          <table:table-cell office:value-type="float" office:value="6.866109" calcext:value-type="float">
            <text:p>6,866109</text:p>
          </table:table-cell>
          <table:table-cell table:formula="of:=IF([.A590]=0;[.C590];NA())" office:value-type="string" office:string-value="" calcext:value-type="error">
            <text:p>#N/DISP</text:p>
          </table:table-cell>
          <table:table-cell table:formula="of:=IF([.A590]=1;[.C590];NA())" office:value-type="float" office:value="6.866109" calcext:value-type="float">
            <text:p>6,866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05886" calcext:value-type="float">
            <text:p>11,905886</text:p>
          </table:table-cell>
          <table:table-cell office:value-type="float" office:value="7.944267" calcext:value-type="float">
            <text:p>7,944267</text:p>
          </table:table-cell>
          <table:table-cell table:formula="of:=IF([.A591]=0;[.C591];NA())" office:value-type="string" office:string-value="" calcext:value-type="error">
            <text:p>#N/DISP</text:p>
          </table:table-cell>
          <table:table-cell table:formula="of:=IF([.A591]=1;[.C591];NA())" office:value-type="float" office:value="7.944267" calcext:value-type="float">
            <text:p>7,944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87551" calcext:value-type="float">
            <text:p>13,787551</text:p>
          </table:table-cell>
          <table:table-cell office:value-type="float" office:value="10.176782" calcext:value-type="float">
            <text:p>10,176782</text:p>
          </table:table-cell>
          <table:table-cell table:formula="of:=IF([.A592]=0;[.C592];NA())" office:value-type="string" office:string-value="" calcext:value-type="error">
            <text:p>#N/DISP</text:p>
          </table:table-cell>
          <table:table-cell table:formula="of:=IF([.A592]=1;[.C592];NA())" office:value-type="float" office:value="10.176782" calcext:value-type="float">
            <text:p>10,176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70234" calcext:value-type="float">
            <text:p>14,570234</text:p>
          </table:table-cell>
          <table:table-cell office:value-type="float" office:value="7.65119" calcext:value-type="float">
            <text:p>7,65119</text:p>
          </table:table-cell>
          <table:table-cell table:formula="of:=IF([.A593]=0;[.C593];NA())" office:value-type="string" office:string-value="" calcext:value-type="error">
            <text:p>#N/DISP</text:p>
          </table:table-cell>
          <table:table-cell table:formula="of:=IF([.A593]=1;[.C593];NA())" office:value-type="float" office:value="7.65119" calcext:value-type="float">
            <text:p>7,65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05625" calcext:value-type="float">
            <text:p>10,705625</text:p>
          </table:table-cell>
          <table:table-cell office:value-type="float" office:value="6.716127" calcext:value-type="float">
            <text:p>6,716127</text:p>
          </table:table-cell>
          <table:table-cell table:formula="of:=IF([.A594]=0;[.C594];NA())" office:value-type="string" office:string-value="" calcext:value-type="error">
            <text:p>#N/DISP</text:p>
          </table:table-cell>
          <table:table-cell table:formula="of:=IF([.A594]=1;[.C594];NA())" office:value-type="float" office:value="6.716127" calcext:value-type="float">
            <text:p>6,716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52518" calcext:value-type="float">
            <text:p>10,952518</text:p>
          </table:table-cell>
          <table:table-cell office:value-type="float" office:value="9.123736" calcext:value-type="float">
            <text:p>9,123736</text:p>
          </table:table-cell>
          <table:table-cell table:formula="of:=IF([.A595]=0;[.C595];NA())" office:value-type="string" office:string-value="" calcext:value-type="error">
            <text:p>#N/DISP</text:p>
          </table:table-cell>
          <table:table-cell table:formula="of:=IF([.A595]=1;[.C595];NA())" office:value-type="float" office:value="9.123736" calcext:value-type="float">
            <text:p>9,123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76453" calcext:value-type="float">
            <text:p>11,876453</text:p>
          </table:table-cell>
          <table:table-cell office:value-type="float" office:value="11.045372" calcext:value-type="float">
            <text:p>11,045372</text:p>
          </table:table-cell>
          <table:table-cell table:formula="of:=IF([.A596]=0;[.C596];NA())" office:value-type="string" office:string-value="" calcext:value-type="error">
            <text:p>#N/DISP</text:p>
          </table:table-cell>
          <table:table-cell table:formula="of:=IF([.A596]=1;[.C596];NA())" office:value-type="float" office:value="11.045372" calcext:value-type="float">
            <text:p>11,045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06554" calcext:value-type="float">
            <text:p>13,306554</text:p>
          </table:table-cell>
          <table:table-cell office:value-type="float" office:value="10.082577" calcext:value-type="float">
            <text:p>10,082577</text:p>
          </table:table-cell>
          <table:table-cell table:formula="of:=IF([.A597]=0;[.C597];NA())" office:value-type="string" office:string-value="" calcext:value-type="error">
            <text:p>#N/DISP</text:p>
          </table:table-cell>
          <table:table-cell table:formula="of:=IF([.A597]=1;[.C597];NA())" office:value-type="float" office:value="10.082577" calcext:value-type="float">
            <text:p>10,082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4771" calcext:value-type="float">
            <text:p>13,94771</text:p>
          </table:table-cell>
          <table:table-cell office:value-type="float" office:value="9.665133" calcext:value-type="float">
            <text:p>9,665133</text:p>
          </table:table-cell>
          <table:table-cell table:formula="of:=IF([.A598]=0;[.C598];NA())" office:value-type="string" office:string-value="" calcext:value-type="error">
            <text:p>#N/DISP</text:p>
          </table:table-cell>
          <table:table-cell table:formula="of:=IF([.A598]=1;[.C598];NA())" office:value-type="float" office:value="9.665133" calcext:value-type="float">
            <text:p>9,665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54871" calcext:value-type="float">
            <text:p>10,854871</text:p>
          </table:table-cell>
          <table:table-cell office:value-type="float" office:value="7.105713" calcext:value-type="float">
            <text:p>7,105713</text:p>
          </table:table-cell>
          <table:table-cell table:formula="of:=IF([.A599]=0;[.C599];NA())" office:value-type="string" office:string-value="" calcext:value-type="error">
            <text:p>#N/DISP</text:p>
          </table:table-cell>
          <table:table-cell table:formula="of:=IF([.A599]=1;[.C599];NA())" office:value-type="float" office:value="7.105713" calcext:value-type="float">
            <text:p>7,105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33872" calcext:value-type="float">
            <text:p>10,733872</text:p>
          </table:table-cell>
          <table:table-cell office:value-type="float" office:value="10.442392" calcext:value-type="float">
            <text:p>10,442392</text:p>
          </table:table-cell>
          <table:table-cell table:formula="of:=IF([.A600]=0;[.C600];NA())" office:value-type="string" office:string-value="" calcext:value-type="error">
            <text:p>#N/DISP</text:p>
          </table:table-cell>
          <table:table-cell table:formula="of:=IF([.A600]=1;[.C600];NA())" office:value-type="float" office:value="10.442392" calcext:value-type="float">
            <text:p>10,442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69249" calcext:value-type="float">
            <text:p>9,769249</text:p>
          </table:table-cell>
          <table:table-cell office:value-type="float" office:value="6.559751" calcext:value-type="float">
            <text:p>6,559751</text:p>
          </table:table-cell>
          <table:table-cell table:formula="of:=IF([.A601]=0;[.C601];NA())" office:value-type="string" office:string-value="" calcext:value-type="error">
            <text:p>#N/DISP</text:p>
          </table:table-cell>
          <table:table-cell table:formula="of:=IF([.A601]=1;[.C601];NA())" office:value-type="float" office:value="6.559751" calcext:value-type="float">
            <text:p>6,559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85212" calcext:value-type="float">
            <text:p>12,685212</text:p>
          </table:table-cell>
          <table:table-cell office:value-type="float" office:value="10.275229" calcext:value-type="float">
            <text:p>10,275229</text:p>
          </table:table-cell>
          <table:table-cell table:formula="of:=IF([.A602]=0;[.C602];NA())" office:value-type="string" office:string-value="" calcext:value-type="error">
            <text:p>#N/DISP</text:p>
          </table:table-cell>
          <table:table-cell table:formula="of:=IF([.A602]=1;[.C602];NA())" office:value-type="float" office:value="10.275229" calcext:value-type="float">
            <text:p>10,275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65636" calcext:value-type="float">
            <text:p>13,165636</text:p>
          </table:table-cell>
          <table:table-cell office:value-type="float" office:value="6.429497" calcext:value-type="float">
            <text:p>6,429497</text:p>
          </table:table-cell>
          <table:table-cell table:formula="of:=IF([.A603]=0;[.C603];NA())" office:value-type="string" office:string-value="" calcext:value-type="error">
            <text:p>#N/DISP</text:p>
          </table:table-cell>
          <table:table-cell table:formula="of:=IF([.A603]=1;[.C603];NA())" office:value-type="float" office:value="6.429497" calcext:value-type="float">
            <text:p>6,429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63186" calcext:value-type="float">
            <text:p>11,463186</text:p>
          </table:table-cell>
          <table:table-cell office:value-type="float" office:value="9.40981" calcext:value-type="float">
            <text:p>9,40981</text:p>
          </table:table-cell>
          <table:table-cell table:formula="of:=IF([.A604]=0;[.C604];NA())" office:value-type="string" office:string-value="" calcext:value-type="error">
            <text:p>#N/DISP</text:p>
          </table:table-cell>
          <table:table-cell table:formula="of:=IF([.A604]=1;[.C604];NA())" office:value-type="float" office:value="9.40981" calcext:value-type="float">
            <text:p>9,40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09731" calcext:value-type="float">
            <text:p>9,209731</text:p>
          </table:table-cell>
          <table:table-cell office:value-type="float" office:value="8.614617" calcext:value-type="float">
            <text:p>8,614617</text:p>
          </table:table-cell>
          <table:table-cell table:formula="of:=IF([.A605]=0;[.C605];NA())" office:value-type="float" office:value="8.614617" calcext:value-type="float">
            <text:p>8,614617</text:p>
          </table:table-cell>
          <table:table-cell table:formula="of:=IF([.A605]=1;[.C6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99973" calcext:value-type="float">
            <text:p>13,799973</text:p>
          </table:table-cell>
          <table:table-cell office:value-type="float" office:value="6.431171" calcext:value-type="float">
            <text:p>6,431171</text:p>
          </table:table-cell>
          <table:table-cell table:formula="of:=IF([.A606]=0;[.C606];NA())" office:value-type="string" office:string-value="" calcext:value-type="error">
            <text:p>#N/DISP</text:p>
          </table:table-cell>
          <table:table-cell table:formula="of:=IF([.A606]=1;[.C606];NA())" office:value-type="float" office:value="6.431171" calcext:value-type="float">
            <text:p>6,431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19366" calcext:value-type="float">
            <text:p>13,319366</text:p>
          </table:table-cell>
          <table:table-cell office:value-type="float" office:value="11.378881" calcext:value-type="float">
            <text:p>11,378881</text:p>
          </table:table-cell>
          <table:table-cell table:formula="of:=IF([.A607]=0;[.C607];NA())" office:value-type="string" office:string-value="" calcext:value-type="error">
            <text:p>#N/DISP</text:p>
          </table:table-cell>
          <table:table-cell table:formula="of:=IF([.A607]=1;[.C607];NA())" office:value-type="float" office:value="11.378881" calcext:value-type="float">
            <text:p>11,378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21065" calcext:value-type="float">
            <text:p>13,021065</text:p>
          </table:table-cell>
          <table:table-cell office:value-type="float" office:value="8.177925" calcext:value-type="float">
            <text:p>8,177925</text:p>
          </table:table-cell>
          <table:table-cell table:formula="of:=IF([.A608]=0;[.C608];NA())" office:value-type="string" office:string-value="" calcext:value-type="error">
            <text:p>#N/DISP</text:p>
          </table:table-cell>
          <table:table-cell table:formula="of:=IF([.A608]=1;[.C608];NA())" office:value-type="float" office:value="8.177925" calcext:value-type="float">
            <text:p>8,177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43752" calcext:value-type="float">
            <text:p>10,443752</text:p>
          </table:table-cell>
          <table:table-cell office:value-type="float" office:value="9.983639" calcext:value-type="float">
            <text:p>9,983639</text:p>
          </table:table-cell>
          <table:table-cell table:formula="of:=IF([.A609]=0;[.C609];NA())" office:value-type="string" office:string-value="" calcext:value-type="error">
            <text:p>#N/DISP</text:p>
          </table:table-cell>
          <table:table-cell table:formula="of:=IF([.A609]=1;[.C609];NA())" office:value-type="float" office:value="9.983639" calcext:value-type="float">
            <text:p>9,983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77624" calcext:value-type="float">
            <text:p>12,177624</text:p>
          </table:table-cell>
          <table:table-cell office:value-type="float" office:value="8.918921" calcext:value-type="float">
            <text:p>8,918921</text:p>
          </table:table-cell>
          <table:table-cell table:formula="of:=IF([.A610]=0;[.C610];NA())" office:value-type="string" office:string-value="" calcext:value-type="error">
            <text:p>#N/DISP</text:p>
          </table:table-cell>
          <table:table-cell table:formula="of:=IF([.A610]=1;[.C610];NA())" office:value-type="float" office:value="8.918921" calcext:value-type="float">
            <text:p>8,918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52888" calcext:value-type="float">
            <text:p>14,452888</text:p>
          </table:table-cell>
          <table:table-cell office:value-type="float" office:value="10.178671" calcext:value-type="float">
            <text:p>10,178671</text:p>
          </table:table-cell>
          <table:table-cell table:formula="of:=IF([.A611]=0;[.C611];NA())" office:value-type="string" office:string-value="" calcext:value-type="error">
            <text:p>#N/DISP</text:p>
          </table:table-cell>
          <table:table-cell table:formula="of:=IF([.A611]=1;[.C611];NA())" office:value-type="float" office:value="10.178671" calcext:value-type="float">
            <text:p>10,178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481" calcext:value-type="float">
            <text:p>11,6481</text:p>
          </table:table-cell>
          <table:table-cell office:value-type="float" office:value="10.371973" calcext:value-type="float">
            <text:p>10,371973</text:p>
          </table:table-cell>
          <table:table-cell table:formula="of:=IF([.A612]=0;[.C612];NA())" office:value-type="string" office:string-value="" calcext:value-type="error">
            <text:p>#N/DISP</text:p>
          </table:table-cell>
          <table:table-cell table:formula="of:=IF([.A612]=1;[.C612];NA())" office:value-type="float" office:value="10.371973" calcext:value-type="float">
            <text:p>10,371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54307" calcext:value-type="float">
            <text:p>11,554307</text:p>
          </table:table-cell>
          <table:table-cell office:value-type="float" office:value="11.501471" calcext:value-type="float">
            <text:p>11,501471</text:p>
          </table:table-cell>
          <table:table-cell table:formula="of:=IF([.A613]=0;[.C613];NA())" office:value-type="string" office:string-value="" calcext:value-type="error">
            <text:p>#N/DISP</text:p>
          </table:table-cell>
          <table:table-cell table:formula="of:=IF([.A613]=1;[.C613];NA())" office:value-type="float" office:value="11.501471" calcext:value-type="float">
            <text:p>11,501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17493" calcext:value-type="float">
            <text:p>14,017493</text:p>
          </table:table-cell>
          <table:table-cell office:value-type="float" office:value="8.392248" calcext:value-type="float">
            <text:p>8,392248</text:p>
          </table:table-cell>
          <table:table-cell table:formula="of:=IF([.A614]=0;[.C614];NA())" office:value-type="string" office:string-value="" calcext:value-type="error">
            <text:p>#N/DISP</text:p>
          </table:table-cell>
          <table:table-cell table:formula="of:=IF([.A614]=1;[.C614];NA())" office:value-type="float" office:value="8.392248" calcext:value-type="float">
            <text:p>8,392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61937" calcext:value-type="float">
            <text:p>14,961937</text:p>
          </table:table-cell>
          <table:table-cell office:value-type="float" office:value="7.88313" calcext:value-type="float">
            <text:p>7,88313</text:p>
          </table:table-cell>
          <table:table-cell table:formula="of:=IF([.A615]=0;[.C615];NA())" office:value-type="string" office:string-value="" calcext:value-type="error">
            <text:p>#N/DISP</text:p>
          </table:table-cell>
          <table:table-cell table:formula="of:=IF([.A615]=1;[.C615];NA())" office:value-type="float" office:value="7.88313" calcext:value-type="float">
            <text:p>7,88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95455" calcext:value-type="float">
            <text:p>10,395455</text:p>
          </table:table-cell>
          <table:table-cell office:value-type="float" office:value="8.101399" calcext:value-type="float">
            <text:p>8,101399</text:p>
          </table:table-cell>
          <table:table-cell table:formula="of:=IF([.A616]=0;[.C616];NA())" office:value-type="string" office:string-value="" calcext:value-type="error">
            <text:p>#N/DISP</text:p>
          </table:table-cell>
          <table:table-cell table:formula="of:=IF([.A616]=1;[.C616];NA())" office:value-type="float" office:value="8.101399" calcext:value-type="float">
            <text:p>8,101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97748" calcext:value-type="float">
            <text:p>14,897748</text:p>
          </table:table-cell>
          <table:table-cell office:value-type="float" office:value="8.321614" calcext:value-type="float">
            <text:p>8,321614</text:p>
          </table:table-cell>
          <table:table-cell table:formula="of:=IF([.A617]=0;[.C617];NA())" office:value-type="string" office:string-value="" calcext:value-type="error">
            <text:p>#N/DISP</text:p>
          </table:table-cell>
          <table:table-cell table:formula="of:=IF([.A617]=1;[.C617];NA())" office:value-type="float" office:value="8.321614" calcext:value-type="float">
            <text:p>8,321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38918" calcext:value-type="float">
            <text:p>9,538918</text:p>
          </table:table-cell>
          <table:table-cell office:value-type="float" office:value="9.324792" calcext:value-type="float">
            <text:p>9,324792</text:p>
          </table:table-cell>
          <table:table-cell table:formula="of:=IF([.A618]=0;[.C618];NA())" office:value-type="string" office:string-value="" calcext:value-type="error">
            <text:p>#N/DISP</text:p>
          </table:table-cell>
          <table:table-cell table:formula="of:=IF([.A618]=1;[.C618];NA())" office:value-type="float" office:value="9.324792" calcext:value-type="float">
            <text:p>9,324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34407" calcext:value-type="float">
            <text:p>10,534407</text:p>
          </table:table-cell>
          <table:table-cell office:value-type="float" office:value="6.855857" calcext:value-type="float">
            <text:p>6,855857</text:p>
          </table:table-cell>
          <table:table-cell table:formula="of:=IF([.A619]=0;[.C619];NA())" office:value-type="string" office:string-value="" calcext:value-type="error">
            <text:p>#N/DISP</text:p>
          </table:table-cell>
          <table:table-cell table:formula="of:=IF([.A619]=1;[.C619];NA())" office:value-type="float" office:value="6.855857" calcext:value-type="float">
            <text:p>6,855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12333" calcext:value-type="float">
            <text:p>13,412333</text:p>
          </table:table-cell>
          <table:table-cell office:value-type="float" office:value="6.871552" calcext:value-type="float">
            <text:p>6,871552</text:p>
          </table:table-cell>
          <table:table-cell table:formula="of:=IF([.A620]=0;[.C620];NA())" office:value-type="string" office:string-value="" calcext:value-type="error">
            <text:p>#N/DISP</text:p>
          </table:table-cell>
          <table:table-cell table:formula="of:=IF([.A620]=1;[.C620];NA())" office:value-type="float" office:value="6.871552" calcext:value-type="float">
            <text:p>6,871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32386" calcext:value-type="float">
            <text:p>9,032386</text:p>
          </table:table-cell>
          <table:table-cell office:value-type="float" office:value="8.951305" calcext:value-type="float">
            <text:p>8,951305</text:p>
          </table:table-cell>
          <table:table-cell table:formula="of:=IF([.A621]=0;[.C621];NA())" office:value-type="float" office:value="8.951305" calcext:value-type="float">
            <text:p>8,951305</text:p>
          </table:table-cell>
          <table:table-cell table:formula="of:=IF([.A621]=1;[.C6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68859" calcext:value-type="float">
            <text:p>10,568859</text:p>
          </table:table-cell>
          <table:table-cell office:value-type="float" office:value="10.14592" calcext:value-type="float">
            <text:p>10,14592</text:p>
          </table:table-cell>
          <table:table-cell table:formula="of:=IF([.A622]=0;[.C622];NA())" office:value-type="string" office:string-value="" calcext:value-type="error">
            <text:p>#N/DISP</text:p>
          </table:table-cell>
          <table:table-cell table:formula="of:=IF([.A622]=1;[.C622];NA())" office:value-type="float" office:value="10.14592" calcext:value-type="float">
            <text:p>10,14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39977" calcext:value-type="float">
            <text:p>11,039977</text:p>
          </table:table-cell>
          <table:table-cell office:value-type="float" office:value="8.727893" calcext:value-type="float">
            <text:p>8,727893</text:p>
          </table:table-cell>
          <table:table-cell table:formula="of:=IF([.A623]=0;[.C623];NA())" office:value-type="string" office:string-value="" calcext:value-type="error">
            <text:p>#N/DISP</text:p>
          </table:table-cell>
          <table:table-cell table:formula="of:=IF([.A623]=1;[.C623];NA())" office:value-type="float" office:value="8.727893" calcext:value-type="float">
            <text:p>8,727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94284" calcext:value-type="float">
            <text:p>13,594284</text:p>
          </table:table-cell>
          <table:table-cell office:value-type="float" office:value="11.398085" calcext:value-type="float">
            <text:p>11,398085</text:p>
          </table:table-cell>
          <table:table-cell table:formula="of:=IF([.A624]=0;[.C624];NA())" office:value-type="string" office:string-value="" calcext:value-type="error">
            <text:p>#N/DISP</text:p>
          </table:table-cell>
          <table:table-cell table:formula="of:=IF([.A624]=1;[.C624];NA())" office:value-type="float" office:value="11.398085" calcext:value-type="float">
            <text:p>11,398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39363" calcext:value-type="float">
            <text:p>12,139363</text:p>
          </table:table-cell>
          <table:table-cell office:value-type="float" office:value="10.899022" calcext:value-type="float">
            <text:p>10,899022</text:p>
          </table:table-cell>
          <table:table-cell table:formula="of:=IF([.A625]=0;[.C625];NA())" office:value-type="string" office:string-value="" calcext:value-type="error">
            <text:p>#N/DISP</text:p>
          </table:table-cell>
          <table:table-cell table:formula="of:=IF([.A625]=1;[.C625];NA())" office:value-type="float" office:value="10.899022" calcext:value-type="float">
            <text:p>10,899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60565" calcext:value-type="float">
            <text:p>12,060565</text:p>
          </table:table-cell>
          <table:table-cell office:value-type="float" office:value="11.514025" calcext:value-type="float">
            <text:p>11,514025</text:p>
          </table:table-cell>
          <table:table-cell table:formula="of:=IF([.A626]=0;[.C626];NA())" office:value-type="string" office:string-value="" calcext:value-type="error">
            <text:p>#N/DISP</text:p>
          </table:table-cell>
          <table:table-cell table:formula="of:=IF([.A626]=1;[.C626];NA())" office:value-type="float" office:value="11.514025" calcext:value-type="float">
            <text:p>11,514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70959" calcext:value-type="float">
            <text:p>14,070959</text:p>
          </table:table-cell>
          <table:table-cell office:value-type="float" office:value="7.607155" calcext:value-type="float">
            <text:p>7,607155</text:p>
          </table:table-cell>
          <table:table-cell table:formula="of:=IF([.A627]=0;[.C627];NA())" office:value-type="string" office:string-value="" calcext:value-type="error">
            <text:p>#N/DISP</text:p>
          </table:table-cell>
          <table:table-cell table:formula="of:=IF([.A627]=1;[.C627];NA())" office:value-type="float" office:value="7.607155" calcext:value-type="float">
            <text:p>7,607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66414" calcext:value-type="float">
            <text:p>15,466414</text:p>
          </table:table-cell>
          <table:table-cell office:value-type="float" office:value="8.186728" calcext:value-type="float">
            <text:p>8,186728</text:p>
          </table:table-cell>
          <table:table-cell table:formula="of:=IF([.A628]=0;[.C628];NA())" office:value-type="string" office:string-value="" calcext:value-type="error">
            <text:p>#N/DISP</text:p>
          </table:table-cell>
          <table:table-cell table:formula="of:=IF([.A628]=1;[.C628];NA())" office:value-type="float" office:value="8.186728" calcext:value-type="float">
            <text:p>8,186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1321" calcext:value-type="float">
            <text:p>11,11321</text:p>
          </table:table-cell>
          <table:table-cell office:value-type="float" office:value="8.163141" calcext:value-type="float">
            <text:p>8,163141</text:p>
          </table:table-cell>
          <table:table-cell table:formula="of:=IF([.A629]=0;[.C629];NA())" office:value-type="string" office:string-value="" calcext:value-type="error">
            <text:p>#N/DISP</text:p>
          </table:table-cell>
          <table:table-cell table:formula="of:=IF([.A629]=1;[.C629];NA())" office:value-type="float" office:value="8.163141" calcext:value-type="float">
            <text:p>8,163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21731" calcext:value-type="float">
            <text:p>12,321731</text:p>
          </table:table-cell>
          <table:table-cell office:value-type="float" office:value="8.2783" calcext:value-type="float">
            <text:p>8,2783</text:p>
          </table:table-cell>
          <table:table-cell table:formula="of:=IF([.A630]=0;[.C630];NA())" office:value-type="string" office:string-value="" calcext:value-type="error">
            <text:p>#N/DISP</text:p>
          </table:table-cell>
          <table:table-cell table:formula="of:=IF([.A630]=1;[.C630];NA())" office:value-type="float" office:value="8.2783" calcext:value-type="float">
            <text:p>8,2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44982" calcext:value-type="float">
            <text:p>11,544982</text:p>
          </table:table-cell>
          <table:table-cell office:value-type="float" office:value="10.532122" calcext:value-type="float">
            <text:p>10,532122</text:p>
          </table:table-cell>
          <table:table-cell table:formula="of:=IF([.A631]=0;[.C631];NA())" office:value-type="string" office:string-value="" calcext:value-type="error">
            <text:p>#N/DISP</text:p>
          </table:table-cell>
          <table:table-cell table:formula="of:=IF([.A631]=1;[.C631];NA())" office:value-type="float" office:value="10.532122" calcext:value-type="float">
            <text:p>10,532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51616" calcext:value-type="float">
            <text:p>15,251616</text:p>
          </table:table-cell>
          <table:table-cell office:value-type="float" office:value="9.323279" calcext:value-type="float">
            <text:p>9,323279</text:p>
          </table:table-cell>
          <table:table-cell table:formula="of:=IF([.A632]=0;[.C632];NA())" office:value-type="string" office:string-value="" calcext:value-type="error">
            <text:p>#N/DISP</text:p>
          </table:table-cell>
          <table:table-cell table:formula="of:=IF([.A632]=1;[.C632];NA())" office:value-type="float" office:value="9.323279" calcext:value-type="float">
            <text:p>9,323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76915" calcext:value-type="float">
            <text:p>14,076915</text:p>
          </table:table-cell>
          <table:table-cell office:value-type="float" office:value="9.126124" calcext:value-type="float">
            <text:p>9,126124</text:p>
          </table:table-cell>
          <table:table-cell table:formula="of:=IF([.A633]=0;[.C633];NA())" office:value-type="string" office:string-value="" calcext:value-type="error">
            <text:p>#N/DISP</text:p>
          </table:table-cell>
          <table:table-cell table:formula="of:=IF([.A633]=1;[.C633];NA())" office:value-type="float" office:value="9.126124" calcext:value-type="float">
            <text:p>9,126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9263" calcext:value-type="float">
            <text:p>9,799263</text:p>
          </table:table-cell>
          <table:table-cell office:value-type="float" office:value="10.497828" calcext:value-type="float">
            <text:p>10,497828</text:p>
          </table:table-cell>
          <table:table-cell table:formula="of:=IF([.A634]=0;[.C634];NA())" office:value-type="string" office:string-value="" calcext:value-type="error">
            <text:p>#N/DISP</text:p>
          </table:table-cell>
          <table:table-cell table:formula="of:=IF([.A634]=1;[.C634];NA())" office:value-type="float" office:value="10.497828" calcext:value-type="float">
            <text:p>10,497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67531" calcext:value-type="float">
            <text:p>10,367531</text:p>
          </table:table-cell>
          <table:table-cell office:value-type="float" office:value="9.596489" calcext:value-type="float">
            <text:p>9,596489</text:p>
          </table:table-cell>
          <table:table-cell table:formula="of:=IF([.A635]=0;[.C635];NA())" office:value-type="string" office:string-value="" calcext:value-type="error">
            <text:p>#N/DISP</text:p>
          </table:table-cell>
          <table:table-cell table:formula="of:=IF([.A635]=1;[.C635];NA())" office:value-type="float" office:value="9.596489" calcext:value-type="float">
            <text:p>9,596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63692" calcext:value-type="float">
            <text:p>14,363692</text:p>
          </table:table-cell>
          <table:table-cell office:value-type="float" office:value="8.303235" calcext:value-type="float">
            <text:p>8,303235</text:p>
          </table:table-cell>
          <table:table-cell table:formula="of:=IF([.A636]=0;[.C636];NA())" office:value-type="string" office:string-value="" calcext:value-type="error">
            <text:p>#N/DISP</text:p>
          </table:table-cell>
          <table:table-cell table:formula="of:=IF([.A636]=1;[.C636];NA())" office:value-type="float" office:value="8.303235" calcext:value-type="float">
            <text:p>8,303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09216" calcext:value-type="float">
            <text:p>15,009216</text:p>
          </table:table-cell>
          <table:table-cell office:value-type="float" office:value="8.525306" calcext:value-type="float">
            <text:p>8,525306</text:p>
          </table:table-cell>
          <table:table-cell table:formula="of:=IF([.A637]=0;[.C637];NA())" office:value-type="string" office:string-value="" calcext:value-type="error">
            <text:p>#N/DISP</text:p>
          </table:table-cell>
          <table:table-cell table:formula="of:=IF([.A637]=1;[.C637];NA())" office:value-type="float" office:value="8.525306" calcext:value-type="float">
            <text:p>8,525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80224" calcext:value-type="float">
            <text:p>14,080224</text:p>
          </table:table-cell>
          <table:table-cell office:value-type="float" office:value="9.00573" calcext:value-type="float">
            <text:p>9,00573</text:p>
          </table:table-cell>
          <table:table-cell table:formula="of:=IF([.A638]=0;[.C638];NA())" office:value-type="string" office:string-value="" calcext:value-type="error">
            <text:p>#N/DISP</text:p>
          </table:table-cell>
          <table:table-cell table:formula="of:=IF([.A638]=1;[.C638];NA())" office:value-type="float" office:value="9.00573" calcext:value-type="float">
            <text:p>9,00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38515" calcext:value-type="float">
            <text:p>14,338515</text:p>
          </table:table-cell>
          <table:table-cell office:value-type="float" office:value="7.470245" calcext:value-type="float">
            <text:p>7,470245</text:p>
          </table:table-cell>
          <table:table-cell table:formula="of:=IF([.A639]=0;[.C639];NA())" office:value-type="string" office:string-value="" calcext:value-type="error">
            <text:p>#N/DISP</text:p>
          </table:table-cell>
          <table:table-cell table:formula="of:=IF([.A639]=1;[.C639];NA())" office:value-type="float" office:value="7.470245" calcext:value-type="float">
            <text:p>7,470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31923" calcext:value-type="float">
            <text:p>11,831923</text:p>
          </table:table-cell>
          <table:table-cell office:value-type="float" office:value="7.923853" calcext:value-type="float">
            <text:p>7,923853</text:p>
          </table:table-cell>
          <table:table-cell table:formula="of:=IF([.A640]=0;[.C640];NA())" office:value-type="string" office:string-value="" calcext:value-type="error">
            <text:p>#N/DISP</text:p>
          </table:table-cell>
          <table:table-cell table:formula="of:=IF([.A640]=1;[.C640];NA())" office:value-type="float" office:value="7.923853" calcext:value-type="float">
            <text:p>7,923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3211" calcext:value-type="float">
            <text:p>12,23211</text:p>
          </table:table-cell>
          <table:table-cell office:value-type="float" office:value="7.685469" calcext:value-type="float">
            <text:p>7,685469</text:p>
          </table:table-cell>
          <table:table-cell table:formula="of:=IF([.A641]=0;[.C641];NA())" office:value-type="string" office:string-value="" calcext:value-type="error">
            <text:p>#N/DISP</text:p>
          </table:table-cell>
          <table:table-cell table:formula="of:=IF([.A641]=1;[.C641];NA())" office:value-type="float" office:value="7.685469" calcext:value-type="float">
            <text:p>7,685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68517" calcext:value-type="float">
            <text:p>12,568517</text:p>
          </table:table-cell>
          <table:table-cell office:value-type="float" office:value="7.997786" calcext:value-type="float">
            <text:p>7,997786</text:p>
          </table:table-cell>
          <table:table-cell table:formula="of:=IF([.A642]=0;[.C642];NA())" office:value-type="string" office:string-value="" calcext:value-type="error">
            <text:p>#N/DISP</text:p>
          </table:table-cell>
          <table:table-cell table:formula="of:=IF([.A642]=1;[.C642];NA())" office:value-type="float" office:value="7.997786" calcext:value-type="float">
            <text:p>7,997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19575" calcext:value-type="float">
            <text:p>9,919575</text:p>
          </table:table-cell>
          <table:table-cell office:value-type="float" office:value="6.584701" calcext:value-type="float">
            <text:p>6,584701</text:p>
          </table:table-cell>
          <table:table-cell table:formula="of:=IF([.A643]=0;[.C643];NA())" office:value-type="string" office:string-value="" calcext:value-type="error">
            <text:p>#N/DISP</text:p>
          </table:table-cell>
          <table:table-cell table:formula="of:=IF([.A643]=1;[.C643];NA())" office:value-type="float" office:value="6.584701" calcext:value-type="float">
            <text:p>6,584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48555" calcext:value-type="float">
            <text:p>13,748555</text:p>
          </table:table-cell>
          <table:table-cell office:value-type="float" office:value="10.227921" calcext:value-type="float">
            <text:p>10,227921</text:p>
          </table:table-cell>
          <table:table-cell table:formula="of:=IF([.A644]=0;[.C644];NA())" office:value-type="string" office:string-value="" calcext:value-type="error">
            <text:p>#N/DISP</text:p>
          </table:table-cell>
          <table:table-cell table:formula="of:=IF([.A644]=1;[.C644];NA())" office:value-type="float" office:value="10.227921" calcext:value-type="float">
            <text:p>10,227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83963" calcext:value-type="float">
            <text:p>11,083963</text:p>
          </table:table-cell>
          <table:table-cell office:value-type="float" office:value="8.935748" calcext:value-type="float">
            <text:p>8,935748</text:p>
          </table:table-cell>
          <table:table-cell table:formula="of:=IF([.A645]=0;[.C645];NA())" office:value-type="string" office:string-value="" calcext:value-type="error">
            <text:p>#N/DISP</text:p>
          </table:table-cell>
          <table:table-cell table:formula="of:=IF([.A645]=1;[.C645];NA())" office:value-type="float" office:value="8.935748" calcext:value-type="float">
            <text:p>8,935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51495" calcext:value-type="float">
            <text:p>12,451495</text:p>
          </table:table-cell>
          <table:table-cell office:value-type="float" office:value="7.645038" calcext:value-type="float">
            <text:p>7,645038</text:p>
          </table:table-cell>
          <table:table-cell table:formula="of:=IF([.A646]=0;[.C646];NA())" office:value-type="string" office:string-value="" calcext:value-type="error">
            <text:p>#N/DISP</text:p>
          </table:table-cell>
          <table:table-cell table:formula="of:=IF([.A646]=1;[.C646];NA())" office:value-type="float" office:value="7.645038" calcext:value-type="float">
            <text:p>7,645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42237" calcext:value-type="float">
            <text:p>10,442237</text:p>
          </table:table-cell>
          <table:table-cell office:value-type="float" office:value="8.0468" calcext:value-type="float">
            <text:p>8,0468</text:p>
          </table:table-cell>
          <table:table-cell table:formula="of:=IF([.A647]=0;[.C647];NA())" office:value-type="string" office:string-value="" calcext:value-type="error">
            <text:p>#N/DISP</text:p>
          </table:table-cell>
          <table:table-cell table:formula="of:=IF([.A647]=1;[.C647];NA())" office:value-type="float" office:value="8.0468" calcext:value-type="float">
            <text:p>8,0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45472" calcext:value-type="float">
            <text:p>13,445472</text:p>
          </table:table-cell>
          <table:table-cell office:value-type="float" office:value="7.144403" calcext:value-type="float">
            <text:p>7,144403</text:p>
          </table:table-cell>
          <table:table-cell table:formula="of:=IF([.A648]=0;[.C648];NA())" office:value-type="string" office:string-value="" calcext:value-type="error">
            <text:p>#N/DISP</text:p>
          </table:table-cell>
          <table:table-cell table:formula="of:=IF([.A648]=1;[.C648];NA())" office:value-type="float" office:value="7.144403" calcext:value-type="float">
            <text:p>7,144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8078" calcext:value-type="float">
            <text:p>11,38078</text:p>
          </table:table-cell>
          <table:table-cell office:value-type="float" office:value="10.369708" calcext:value-type="float">
            <text:p>10,369708</text:p>
          </table:table-cell>
          <table:table-cell table:formula="of:=IF([.A649]=0;[.C649];NA())" office:value-type="string" office:string-value="" calcext:value-type="error">
            <text:p>#N/DISP</text:p>
          </table:table-cell>
          <table:table-cell table:formula="of:=IF([.A649]=1;[.C649];NA())" office:value-type="float" office:value="10.369708" calcext:value-type="float">
            <text:p>10,369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71004" calcext:value-type="float">
            <text:p>9,971004</text:p>
          </table:table-cell>
          <table:table-cell office:value-type="float" office:value="7.780204" calcext:value-type="float">
            <text:p>7,780204</text:p>
          </table:table-cell>
          <table:table-cell table:formula="of:=IF([.A650]=0;[.C650];NA())" office:value-type="string" office:string-value="" calcext:value-type="error">
            <text:p>#N/DISP</text:p>
          </table:table-cell>
          <table:table-cell table:formula="of:=IF([.A650]=1;[.C650];NA())" office:value-type="float" office:value="7.780204" calcext:value-type="float">
            <text:p>7,780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18224" calcext:value-type="float">
            <text:p>12,918224</text:p>
          </table:table-cell>
          <table:table-cell office:value-type="float" office:value="7.859076" calcext:value-type="float">
            <text:p>7,859076</text:p>
          </table:table-cell>
          <table:table-cell table:formula="of:=IF([.A651]=0;[.C651];NA())" office:value-type="string" office:string-value="" calcext:value-type="error">
            <text:p>#N/DISP</text:p>
          </table:table-cell>
          <table:table-cell table:formula="of:=IF([.A651]=1;[.C651];NA())" office:value-type="float" office:value="7.859076" calcext:value-type="float">
            <text:p>7,859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8847" calcext:value-type="float">
            <text:p>15,08847</text:p>
          </table:table-cell>
          <table:table-cell office:value-type="float" office:value="8.956548" calcext:value-type="float">
            <text:p>8,956548</text:p>
          </table:table-cell>
          <table:table-cell table:formula="of:=IF([.A652]=0;[.C652];NA())" office:value-type="string" office:string-value="" calcext:value-type="error">
            <text:p>#N/DISP</text:p>
          </table:table-cell>
          <table:table-cell table:formula="of:=IF([.A652]=1;[.C652];NA())" office:value-type="float" office:value="8.956548" calcext:value-type="float">
            <text:p>8,956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82929" calcext:value-type="float">
            <text:p>14,182929</text:p>
          </table:table-cell>
          <table:table-cell office:value-type="float" office:value="10.530591" calcext:value-type="float">
            <text:p>10,530591</text:p>
          </table:table-cell>
          <table:table-cell table:formula="of:=IF([.A653]=0;[.C653];NA())" office:value-type="string" office:string-value="" calcext:value-type="error">
            <text:p>#N/DISP</text:p>
          </table:table-cell>
          <table:table-cell table:formula="of:=IF([.A653]=1;[.C653];NA())" office:value-type="float" office:value="10.530591" calcext:value-type="float">
            <text:p>10,530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78398" calcext:value-type="float">
            <text:p>10,078398</text:p>
          </table:table-cell>
          <table:table-cell office:value-type="float" office:value="6.738377" calcext:value-type="float">
            <text:p>6,738377</text:p>
          </table:table-cell>
          <table:table-cell table:formula="of:=IF([.A654]=0;[.C654];NA())" office:value-type="string" office:string-value="" calcext:value-type="error">
            <text:p>#N/DISP</text:p>
          </table:table-cell>
          <table:table-cell table:formula="of:=IF([.A654]=1;[.C654];NA())" office:value-type="float" office:value="6.738377" calcext:value-type="float">
            <text:p>6,738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97972" calcext:value-type="float">
            <text:p>10,997972</text:p>
          </table:table-cell>
          <table:table-cell office:value-type="float" office:value="8.023078" calcext:value-type="float">
            <text:p>8,023078</text:p>
          </table:table-cell>
          <table:table-cell table:formula="of:=IF([.A655]=0;[.C655];NA())" office:value-type="string" office:string-value="" calcext:value-type="error">
            <text:p>#N/DISP</text:p>
          </table:table-cell>
          <table:table-cell table:formula="of:=IF([.A655]=1;[.C655];NA())" office:value-type="float" office:value="8.023078" calcext:value-type="float">
            <text:p>8,023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56527" calcext:value-type="float">
            <text:p>9,256527</text:p>
          </table:table-cell>
          <table:table-cell office:value-type="float" office:value="8.384562" calcext:value-type="float">
            <text:p>8,384562</text:p>
          </table:table-cell>
          <table:table-cell table:formula="of:=IF([.A656]=0;[.C656];NA())" office:value-type="float" office:value="8.384562" calcext:value-type="float">
            <text:p>8,384562</text:p>
          </table:table-cell>
          <table:table-cell table:formula="of:=IF([.A656]=1;[.C6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68537" calcext:value-type="float">
            <text:p>10,768537</text:p>
          </table:table-cell>
          <table:table-cell office:value-type="float" office:value="9.826799" calcext:value-type="float">
            <text:p>9,826799</text:p>
          </table:table-cell>
          <table:table-cell table:formula="of:=IF([.A657]=0;[.C657];NA())" office:value-type="string" office:string-value="" calcext:value-type="error">
            <text:p>#N/DISP</text:p>
          </table:table-cell>
          <table:table-cell table:formula="of:=IF([.A657]=1;[.C657];NA())" office:value-type="float" office:value="9.826799" calcext:value-type="float">
            <text:p>9,826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93722" calcext:value-type="float">
            <text:p>13,093722</text:p>
          </table:table-cell>
          <table:table-cell office:value-type="float" office:value="8.702083" calcext:value-type="float">
            <text:p>8,702083</text:p>
          </table:table-cell>
          <table:table-cell table:formula="of:=IF([.A658]=0;[.C658];NA())" office:value-type="string" office:string-value="" calcext:value-type="error">
            <text:p>#N/DISP</text:p>
          </table:table-cell>
          <table:table-cell table:formula="of:=IF([.A658]=1;[.C658];NA())" office:value-type="float" office:value="8.702083" calcext:value-type="float">
            <text:p>8,702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82271" calcext:value-type="float">
            <text:p>11,482271</text:p>
          </table:table-cell>
          <table:table-cell office:value-type="float" office:value="11.082863" calcext:value-type="float">
            <text:p>11,082863</text:p>
          </table:table-cell>
          <table:table-cell table:formula="of:=IF([.A659]=0;[.C659];NA())" office:value-type="string" office:string-value="" calcext:value-type="error">
            <text:p>#N/DISP</text:p>
          </table:table-cell>
          <table:table-cell table:formula="of:=IF([.A659]=1;[.C659];NA())" office:value-type="float" office:value="11.082863" calcext:value-type="float">
            <text:p>11,082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56745" calcext:value-type="float">
            <text:p>10,256745</text:p>
          </table:table-cell>
          <table:table-cell office:value-type="float" office:value="9.817834" calcext:value-type="float">
            <text:p>9,817834</text:p>
          </table:table-cell>
          <table:table-cell table:formula="of:=IF([.A660]=0;[.C660];NA())" office:value-type="string" office:string-value="" calcext:value-type="error">
            <text:p>#N/DISP</text:p>
          </table:table-cell>
          <table:table-cell table:formula="of:=IF([.A660]=1;[.C660];NA())" office:value-type="float" office:value="9.817834" calcext:value-type="float">
            <text:p>9,817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3867" calcext:value-type="float">
            <text:p>9,263867</text:p>
          </table:table-cell>
          <table:table-cell office:value-type="float" office:value="9.675109" calcext:value-type="float">
            <text:p>9,675109</text:p>
          </table:table-cell>
          <table:table-cell table:formula="of:=IF([.A661]=0;[.C661];NA())" office:value-type="float" office:value="9.675109" calcext:value-type="float">
            <text:p>9,675109</text:p>
          </table:table-cell>
          <table:table-cell table:formula="of:=IF([.A661]=1;[.C6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85631" calcext:value-type="float">
            <text:p>12,485631</text:p>
          </table:table-cell>
          <table:table-cell office:value-type="float" office:value="11.367351" calcext:value-type="float">
            <text:p>11,367351</text:p>
          </table:table-cell>
          <table:table-cell table:formula="of:=IF([.A662]=0;[.C662];NA())" office:value-type="string" office:string-value="" calcext:value-type="error">
            <text:p>#N/DISP</text:p>
          </table:table-cell>
          <table:table-cell table:formula="of:=IF([.A662]=1;[.C662];NA())" office:value-type="float" office:value="11.367351" calcext:value-type="float">
            <text:p>11,367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84205" calcext:value-type="float">
            <text:p>13,284205</text:p>
          </table:table-cell>
          <table:table-cell office:value-type="float" office:value="6.875322" calcext:value-type="float">
            <text:p>6,875322</text:p>
          </table:table-cell>
          <table:table-cell table:formula="of:=IF([.A663]=0;[.C663];NA())" office:value-type="string" office:string-value="" calcext:value-type="error">
            <text:p>#N/DISP</text:p>
          </table:table-cell>
          <table:table-cell table:formula="of:=IF([.A663]=1;[.C663];NA())" office:value-type="float" office:value="6.875322" calcext:value-type="float">
            <text:p>6,875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95099" calcext:value-type="float">
            <text:p>14,295099</text:p>
          </table:table-cell>
          <table:table-cell office:value-type="float" office:value="6.457086" calcext:value-type="float">
            <text:p>6,457086</text:p>
          </table:table-cell>
          <table:table-cell table:formula="of:=IF([.A664]=0;[.C664];NA())" office:value-type="string" office:string-value="" calcext:value-type="error">
            <text:p>#N/DISP</text:p>
          </table:table-cell>
          <table:table-cell table:formula="of:=IF([.A664]=1;[.C664];NA())" office:value-type="float" office:value="6.457086" calcext:value-type="float">
            <text:p>6,457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31849" calcext:value-type="float">
            <text:p>10,831849</text:p>
          </table:table-cell>
          <table:table-cell office:value-type="float" office:value="11.264127" calcext:value-type="float">
            <text:p>11,264127</text:p>
          </table:table-cell>
          <table:table-cell table:formula="of:=IF([.A665]=0;[.C665];NA())" office:value-type="string" office:string-value="" calcext:value-type="error">
            <text:p>#N/DISP</text:p>
          </table:table-cell>
          <table:table-cell table:formula="of:=IF([.A665]=1;[.C665];NA())" office:value-type="float" office:value="11.264127" calcext:value-type="float">
            <text:p>11,264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42095" calcext:value-type="float">
            <text:p>9,142095</text:p>
          </table:table-cell>
          <table:table-cell office:value-type="float" office:value="8.792323" calcext:value-type="float">
            <text:p>8,792323</text:p>
          </table:table-cell>
          <table:table-cell table:formula="of:=IF([.A666]=0;[.C666];NA())" office:value-type="float" office:value="8.792323" calcext:value-type="float">
            <text:p>8,792323</text:p>
          </table:table-cell>
          <table:table-cell table:formula="of:=IF([.A666]=1;[.C6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4291" calcext:value-type="float">
            <text:p>12,114291</text:p>
          </table:table-cell>
          <table:table-cell office:value-type="float" office:value="9.05619" calcext:value-type="float">
            <text:p>9,05619</text:p>
          </table:table-cell>
          <table:table-cell table:formula="of:=IF([.A667]=0;[.C667];NA())" office:value-type="string" office:string-value="" calcext:value-type="error">
            <text:p>#N/DISP</text:p>
          </table:table-cell>
          <table:table-cell table:formula="of:=IF([.A667]=1;[.C667];NA())" office:value-type="float" office:value="9.05619" calcext:value-type="float">
            <text:p>9,05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61241" calcext:value-type="float">
            <text:p>9,361241</text:p>
          </table:table-cell>
          <table:table-cell office:value-type="float" office:value="8.399722" calcext:value-type="float">
            <text:p>8,399722</text:p>
          </table:table-cell>
          <table:table-cell table:formula="of:=IF([.A668]=0;[.C668];NA())" office:value-type="string" office:string-value="" calcext:value-type="error">
            <text:p>#N/DISP</text:p>
          </table:table-cell>
          <table:table-cell table:formula="of:=IF([.A668]=1;[.C668];NA())" office:value-type="float" office:value="8.399722" calcext:value-type="float">
            <text:p>8,3997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5622" calcext:value-type="float">
            <text:p>14,15622</text:p>
          </table:table-cell>
          <table:table-cell office:value-type="float" office:value="10.033571" calcext:value-type="float">
            <text:p>10,033571</text:p>
          </table:table-cell>
          <table:table-cell table:formula="of:=IF([.A669]=0;[.C669];NA())" office:value-type="string" office:string-value="" calcext:value-type="error">
            <text:p>#N/DISP</text:p>
          </table:table-cell>
          <table:table-cell table:formula="of:=IF([.A669]=1;[.C669];NA())" office:value-type="float" office:value="10.033571" calcext:value-type="float">
            <text:p>10,033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82247" calcext:value-type="float">
            <text:p>10,982247</text:p>
          </table:table-cell>
          <table:table-cell office:value-type="float" office:value="10.319362" calcext:value-type="float">
            <text:p>10,319362</text:p>
          </table:table-cell>
          <table:table-cell table:formula="of:=IF([.A670]=0;[.C670];NA())" office:value-type="string" office:string-value="" calcext:value-type="error">
            <text:p>#N/DISP</text:p>
          </table:table-cell>
          <table:table-cell table:formula="of:=IF([.A670]=1;[.C670];NA())" office:value-type="float" office:value="10.319362" calcext:value-type="float">
            <text:p>10,319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08894" calcext:value-type="float">
            <text:p>15,308894</text:p>
          </table:table-cell>
          <table:table-cell office:value-type="float" office:value="7.890213" calcext:value-type="float">
            <text:p>7,890213</text:p>
          </table:table-cell>
          <table:table-cell table:formula="of:=IF([.A671]=0;[.C671];NA())" office:value-type="string" office:string-value="" calcext:value-type="error">
            <text:p>#N/DISP</text:p>
          </table:table-cell>
          <table:table-cell table:formula="of:=IF([.A671]=1;[.C671];NA())" office:value-type="float" office:value="7.890213" calcext:value-type="float">
            <text:p>7,890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45009" calcext:value-type="float">
            <text:p>15,245009</text:p>
          </table:table-cell>
          <table:table-cell office:value-type="float" office:value="9.334135" calcext:value-type="float">
            <text:p>9,334135</text:p>
          </table:table-cell>
          <table:table-cell table:formula="of:=IF([.A672]=0;[.C672];NA())" office:value-type="string" office:string-value="" calcext:value-type="error">
            <text:p>#N/DISP</text:p>
          </table:table-cell>
          <table:table-cell table:formula="of:=IF([.A672]=1;[.C672];NA())" office:value-type="float" office:value="9.334135" calcext:value-type="float">
            <text:p>9,334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91996" calcext:value-type="float">
            <text:p>12,791996</text:p>
          </table:table-cell>
          <table:table-cell office:value-type="float" office:value="5.656481" calcext:value-type="float">
            <text:p>5,656481</text:p>
          </table:table-cell>
          <table:table-cell table:formula="of:=IF([.A673]=0;[.C673];NA())" office:value-type="string" office:string-value="" calcext:value-type="error">
            <text:p>#N/DISP</text:p>
          </table:table-cell>
          <table:table-cell table:formula="of:=IF([.A673]=1;[.C673];NA())" office:value-type="float" office:value="5.656481" calcext:value-type="float">
            <text:p>5,656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58187" calcext:value-type="float">
            <text:p>10,058187</text:p>
          </table:table-cell>
          <table:table-cell office:value-type="float" office:value="10.388088" calcext:value-type="float">
            <text:p>10,388088</text:p>
          </table:table-cell>
          <table:table-cell table:formula="of:=IF([.A674]=0;[.C674];NA())" office:value-type="string" office:string-value="" calcext:value-type="error">
            <text:p>#N/DISP</text:p>
          </table:table-cell>
          <table:table-cell table:formula="of:=IF([.A674]=1;[.C674];NA())" office:value-type="float" office:value="10.388088" calcext:value-type="float">
            <text:p>10,388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14885" calcext:value-type="float">
            <text:p>14,114885</text:p>
          </table:table-cell>
          <table:table-cell office:value-type="float" office:value="10.555354" calcext:value-type="float">
            <text:p>10,555354</text:p>
          </table:table-cell>
          <table:table-cell table:formula="of:=IF([.A675]=0;[.C675];NA())" office:value-type="string" office:string-value="" calcext:value-type="error">
            <text:p>#N/DISP</text:p>
          </table:table-cell>
          <table:table-cell table:formula="of:=IF([.A675]=1;[.C675];NA())" office:value-type="float" office:value="10.555354" calcext:value-type="float">
            <text:p>10,555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27818" calcext:value-type="float">
            <text:p>13,927818</text:p>
          </table:table-cell>
          <table:table-cell office:value-type="float" office:value="7.81259" calcext:value-type="float">
            <text:p>7,81259</text:p>
          </table:table-cell>
          <table:table-cell table:formula="of:=IF([.A676]=0;[.C676];NA())" office:value-type="string" office:string-value="" calcext:value-type="error">
            <text:p>#N/DISP</text:p>
          </table:table-cell>
          <table:table-cell table:formula="of:=IF([.A676]=1;[.C676];NA())" office:value-type="float" office:value="7.81259" calcext:value-type="float">
            <text:p>7,81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21575" calcext:value-type="float">
            <text:p>12,921575</text:p>
          </table:table-cell>
          <table:table-cell office:value-type="float" office:value="7.907944" calcext:value-type="float">
            <text:p>7,907944</text:p>
          </table:table-cell>
          <table:table-cell table:formula="of:=IF([.A677]=0;[.C677];NA())" office:value-type="string" office:string-value="" calcext:value-type="error">
            <text:p>#N/DISP</text:p>
          </table:table-cell>
          <table:table-cell table:formula="of:=IF([.A677]=1;[.C677];NA())" office:value-type="float" office:value="7.907944" calcext:value-type="float">
            <text:p>7,907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65146" calcext:value-type="float">
            <text:p>11,165146</text:p>
          </table:table-cell>
          <table:table-cell office:value-type="float" office:value="9.908106" calcext:value-type="float">
            <text:p>9,908106</text:p>
          </table:table-cell>
          <table:table-cell table:formula="of:=IF([.A678]=0;[.C678];NA())" office:value-type="string" office:string-value="" calcext:value-type="error">
            <text:p>#N/DISP</text:p>
          </table:table-cell>
          <table:table-cell table:formula="of:=IF([.A678]=1;[.C678];NA())" office:value-type="float" office:value="9.908106" calcext:value-type="float">
            <text:p>9,908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37305" calcext:value-type="float">
            <text:p>10,137305</text:p>
          </table:table-cell>
          <table:table-cell office:value-type="float" office:value="10.695453" calcext:value-type="float">
            <text:p>10,695453</text:p>
          </table:table-cell>
          <table:table-cell table:formula="of:=IF([.A679]=0;[.C679];NA())" office:value-type="string" office:string-value="" calcext:value-type="error">
            <text:p>#N/DISP</text:p>
          </table:table-cell>
          <table:table-cell table:formula="of:=IF([.A679]=1;[.C679];NA())" office:value-type="float" office:value="10.695453" calcext:value-type="float">
            <text:p>10,6954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23752" calcext:value-type="float">
            <text:p>9,823752</text:p>
          </table:table-cell>
          <table:table-cell office:value-type="float" office:value="8.934781" calcext:value-type="float">
            <text:p>8,934781</text:p>
          </table:table-cell>
          <table:table-cell table:formula="of:=IF([.A680]=0;[.C680];NA())" office:value-type="string" office:string-value="" calcext:value-type="error">
            <text:p>#N/DISP</text:p>
          </table:table-cell>
          <table:table-cell table:formula="of:=IF([.A680]=1;[.C680];NA())" office:value-type="float" office:value="8.934781" calcext:value-type="float">
            <text:p>8,934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36711" calcext:value-type="float">
            <text:p>13,436711</text:p>
          </table:table-cell>
          <table:table-cell office:value-type="float" office:value="10.727618" calcext:value-type="float">
            <text:p>10,727618</text:p>
          </table:table-cell>
          <table:table-cell table:formula="of:=IF([.A681]=0;[.C681];NA())" office:value-type="string" office:string-value="" calcext:value-type="error">
            <text:p>#N/DISP</text:p>
          </table:table-cell>
          <table:table-cell table:formula="of:=IF([.A681]=1;[.C681];NA())" office:value-type="float" office:value="10.727618" calcext:value-type="float">
            <text:p>10,727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16445" calcext:value-type="float">
            <text:p>13,816445</text:p>
          </table:table-cell>
          <table:table-cell office:value-type="float" office:value="6.827832" calcext:value-type="float">
            <text:p>6,827832</text:p>
          </table:table-cell>
          <table:table-cell table:formula="of:=IF([.A682]=0;[.C682];NA())" office:value-type="string" office:string-value="" calcext:value-type="error">
            <text:p>#N/DISP</text:p>
          </table:table-cell>
          <table:table-cell table:formula="of:=IF([.A682]=1;[.C682];NA())" office:value-type="float" office:value="6.827832" calcext:value-type="float">
            <text:p>6,827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71455" calcext:value-type="float">
            <text:p>13,571455</text:p>
          </table:table-cell>
          <table:table-cell office:value-type="float" office:value="7.127505" calcext:value-type="float">
            <text:p>7,127505</text:p>
          </table:table-cell>
          <table:table-cell table:formula="of:=IF([.A683]=0;[.C683];NA())" office:value-type="string" office:string-value="" calcext:value-type="error">
            <text:p>#N/DISP</text:p>
          </table:table-cell>
          <table:table-cell table:formula="of:=IF([.A683]=1;[.C683];NA())" office:value-type="float" office:value="7.127505" calcext:value-type="float">
            <text:p>7,127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8401" calcext:value-type="float">
            <text:p>15,18401</text:p>
          </table:table-cell>
          <table:table-cell office:value-type="float" office:value="8.971322" calcext:value-type="float">
            <text:p>8,971322</text:p>
          </table:table-cell>
          <table:table-cell table:formula="of:=IF([.A684]=0;[.C684];NA())" office:value-type="string" office:string-value="" calcext:value-type="error">
            <text:p>#N/DISP</text:p>
          </table:table-cell>
          <table:table-cell table:formula="of:=IF([.A684]=1;[.C684];NA())" office:value-type="float" office:value="8.971322" calcext:value-type="float">
            <text:p>8,971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19501" calcext:value-type="float">
            <text:p>14,619501</text:p>
          </table:table-cell>
          <table:table-cell office:value-type="float" office:value="9.327803" calcext:value-type="float">
            <text:p>9,327803</text:p>
          </table:table-cell>
          <table:table-cell table:formula="of:=IF([.A685]=0;[.C685];NA())" office:value-type="string" office:string-value="" calcext:value-type="error">
            <text:p>#N/DISP</text:p>
          </table:table-cell>
          <table:table-cell table:formula="of:=IF([.A685]=1;[.C685];NA())" office:value-type="float" office:value="9.327803" calcext:value-type="float">
            <text:p>9,327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7688" calcext:value-type="float">
            <text:p>9,187688</text:p>
          </table:table-cell>
          <table:table-cell office:value-type="float" office:value="8.318944" calcext:value-type="float">
            <text:p>8,318944</text:p>
          </table:table-cell>
          <table:table-cell table:formula="of:=IF([.A686]=0;[.C686];NA())" office:value-type="float" office:value="8.318944" calcext:value-type="float">
            <text:p>8,318944</text:p>
          </table:table-cell>
          <table:table-cell table:formula="of:=IF([.A686]=1;[.C6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52688" calcext:value-type="float">
            <text:p>11,652688</text:p>
          </table:table-cell>
          <table:table-cell office:value-type="float" office:value="7.084298" calcext:value-type="float">
            <text:p>7,084298</text:p>
          </table:table-cell>
          <table:table-cell table:formula="of:=IF([.A687]=0;[.C687];NA())" office:value-type="string" office:string-value="" calcext:value-type="error">
            <text:p>#N/DISP</text:p>
          </table:table-cell>
          <table:table-cell table:formula="of:=IF([.A687]=1;[.C687];NA())" office:value-type="float" office:value="7.084298" calcext:value-type="float">
            <text:p>7,084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90506" calcext:value-type="float">
            <text:p>10,090506</text:p>
          </table:table-cell>
          <table:table-cell office:value-type="float" office:value="7.413146" calcext:value-type="float">
            <text:p>7,413146</text:p>
          </table:table-cell>
          <table:table-cell table:formula="of:=IF([.A688]=0;[.C688];NA())" office:value-type="string" office:string-value="" calcext:value-type="error">
            <text:p>#N/DISP</text:p>
          </table:table-cell>
          <table:table-cell table:formula="of:=IF([.A688]=1;[.C688];NA())" office:value-type="float" office:value="7.413146" calcext:value-type="float">
            <text:p>7,413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05873" calcext:value-type="float">
            <text:p>14,705873</text:p>
          </table:table-cell>
          <table:table-cell office:value-type="float" office:value="10.02109" calcext:value-type="float">
            <text:p>10,02109</text:p>
          </table:table-cell>
          <table:table-cell table:formula="of:=IF([.A689]=0;[.C689];NA())" office:value-type="string" office:string-value="" calcext:value-type="error">
            <text:p>#N/DISP</text:p>
          </table:table-cell>
          <table:table-cell table:formula="of:=IF([.A689]=1;[.C689];NA())" office:value-type="float" office:value="10.02109" calcext:value-type="float">
            <text:p>10,02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81018" calcext:value-type="float">
            <text:p>10,381018</text:p>
          </table:table-cell>
          <table:table-cell office:value-type="float" office:value="7.134471" calcext:value-type="float">
            <text:p>7,134471</text:p>
          </table:table-cell>
          <table:table-cell table:formula="of:=IF([.A690]=0;[.C690];NA())" office:value-type="string" office:string-value="" calcext:value-type="error">
            <text:p>#N/DISP</text:p>
          </table:table-cell>
          <table:table-cell table:formula="of:=IF([.A690]=1;[.C690];NA())" office:value-type="float" office:value="7.134471" calcext:value-type="float">
            <text:p>7,134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58395" calcext:value-type="float">
            <text:p>14,858395</text:p>
          </table:table-cell>
          <table:table-cell office:value-type="float" office:value="8.803081" calcext:value-type="float">
            <text:p>8,803081</text:p>
          </table:table-cell>
          <table:table-cell table:formula="of:=IF([.A691]=0;[.C691];NA())" office:value-type="string" office:string-value="" calcext:value-type="error">
            <text:p>#N/DISP</text:p>
          </table:table-cell>
          <table:table-cell table:formula="of:=IF([.A691]=1;[.C691];NA())" office:value-type="float" office:value="8.803081" calcext:value-type="float">
            <text:p>8,803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64036" calcext:value-type="float">
            <text:p>9,564036</text:p>
          </table:table-cell>
          <table:table-cell office:value-type="float" office:value="6.884535" calcext:value-type="float">
            <text:p>6,884535</text:p>
          </table:table-cell>
          <table:table-cell table:formula="of:=IF([.A692]=0;[.C692];NA())" office:value-type="string" office:string-value="" calcext:value-type="error">
            <text:p>#N/DISP</text:p>
          </table:table-cell>
          <table:table-cell table:formula="of:=IF([.A692]=1;[.C692];NA())" office:value-type="float" office:value="6.884535" calcext:value-type="float">
            <text:p>6,884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01223" calcext:value-type="float">
            <text:p>9,201223</text:p>
          </table:table-cell>
          <table:table-cell office:value-type="float" office:value="9.172544" calcext:value-type="float">
            <text:p>9,172544</text:p>
          </table:table-cell>
          <table:table-cell table:formula="of:=IF([.A693]=0;[.C693];NA())" office:value-type="float" office:value="9.172544" calcext:value-type="float">
            <text:p>9,172544</text:p>
          </table:table-cell>
          <table:table-cell table:formula="of:=IF([.A693]=1;[.C6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32295" calcext:value-type="float">
            <text:p>10,932295</text:p>
          </table:table-cell>
          <table:table-cell office:value-type="float" office:value="10.9994" calcext:value-type="float">
            <text:p>10,9994</text:p>
          </table:table-cell>
          <table:table-cell table:formula="of:=IF([.A694]=0;[.C694];NA())" office:value-type="string" office:string-value="" calcext:value-type="error">
            <text:p>#N/DISP</text:p>
          </table:table-cell>
          <table:table-cell table:formula="of:=IF([.A694]=1;[.C694];NA())" office:value-type="float" office:value="10.9994" calcext:value-type="float">
            <text:p>10,9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10347" calcext:value-type="float">
            <text:p>10,410347</text:p>
          </table:table-cell>
          <table:table-cell office:value-type="float" office:value="7.528344" calcext:value-type="float">
            <text:p>7,528344</text:p>
          </table:table-cell>
          <table:table-cell table:formula="of:=IF([.A695]=0;[.C695];NA())" office:value-type="string" office:string-value="" calcext:value-type="error">
            <text:p>#N/DISP</text:p>
          </table:table-cell>
          <table:table-cell table:formula="of:=IF([.A695]=1;[.C695];NA())" office:value-type="float" office:value="7.528344" calcext:value-type="float">
            <text:p>7,528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63035" calcext:value-type="float">
            <text:p>13,063035</text:p>
          </table:table-cell>
          <table:table-cell office:value-type="float" office:value="7.020538" calcext:value-type="float">
            <text:p>7,020538</text:p>
          </table:table-cell>
          <table:table-cell table:formula="of:=IF([.A696]=0;[.C696];NA())" office:value-type="string" office:string-value="" calcext:value-type="error">
            <text:p>#N/DISP</text:p>
          </table:table-cell>
          <table:table-cell table:formula="of:=IF([.A696]=1;[.C696];NA())" office:value-type="float" office:value="7.020538" calcext:value-type="float">
            <text:p>7,020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12642" calcext:value-type="float">
            <text:p>13,012642</text:p>
          </table:table-cell>
          <table:table-cell office:value-type="float" office:value="9.133684" calcext:value-type="float">
            <text:p>9,133684</text:p>
          </table:table-cell>
          <table:table-cell table:formula="of:=IF([.A697]=0;[.C697];NA())" office:value-type="string" office:string-value="" calcext:value-type="error">
            <text:p>#N/DISP</text:p>
          </table:table-cell>
          <table:table-cell table:formula="of:=IF([.A697]=1;[.C697];NA())" office:value-type="float" office:value="9.133684" calcext:value-type="float">
            <text:p>9,133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28514" calcext:value-type="float">
            <text:p>12,228514</text:p>
          </table:table-cell>
          <table:table-cell office:value-type="float" office:value="7.679904" calcext:value-type="float">
            <text:p>7,679904</text:p>
          </table:table-cell>
          <table:table-cell table:formula="of:=IF([.A698]=0;[.C698];NA())" office:value-type="string" office:string-value="" calcext:value-type="error">
            <text:p>#N/DISP</text:p>
          </table:table-cell>
          <table:table-cell table:formula="of:=IF([.A698]=1;[.C698];NA())" office:value-type="float" office:value="7.679904" calcext:value-type="float">
            <text:p>7,679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64774" calcext:value-type="float">
            <text:p>11,064774</text:p>
          </table:table-cell>
          <table:table-cell office:value-type="float" office:value="9.514376" calcext:value-type="float">
            <text:p>9,514376</text:p>
          </table:table-cell>
          <table:table-cell table:formula="of:=IF([.A699]=0;[.C699];NA())" office:value-type="string" office:string-value="" calcext:value-type="error">
            <text:p>#N/DISP</text:p>
          </table:table-cell>
          <table:table-cell table:formula="of:=IF([.A699]=1;[.C699];NA())" office:value-type="float" office:value="9.514376" calcext:value-type="float">
            <text:p>9,514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33168" calcext:value-type="float">
            <text:p>10,433168</text:p>
          </table:table-cell>
          <table:table-cell office:value-type="float" office:value="6.784588" calcext:value-type="float">
            <text:p>6,784588</text:p>
          </table:table-cell>
          <table:table-cell table:formula="of:=IF([.A700]=0;[.C700];NA())" office:value-type="string" office:string-value="" calcext:value-type="error">
            <text:p>#N/DISP</text:p>
          </table:table-cell>
          <table:table-cell table:formula="of:=IF([.A700]=1;[.C700];NA())" office:value-type="float" office:value="6.784588" calcext:value-type="float">
            <text:p>6,784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54299" calcext:value-type="float">
            <text:p>13,954299</text:p>
          </table:table-cell>
          <table:table-cell office:value-type="float" office:value="7.294426" calcext:value-type="float">
            <text:p>7,294426</text:p>
          </table:table-cell>
          <table:table-cell table:formula="of:=IF([.A701]=0;[.C701];NA())" office:value-type="string" office:string-value="" calcext:value-type="error">
            <text:p>#N/DISP</text:p>
          </table:table-cell>
          <table:table-cell table:formula="of:=IF([.A701]=1;[.C701];NA())" office:value-type="float" office:value="7.294426" calcext:value-type="float">
            <text:p>7,294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40934" calcext:value-type="float">
            <text:p>12,640934</text:p>
          </table:table-cell>
          <table:table-cell office:value-type="float" office:value="7.101787" calcext:value-type="float">
            <text:p>7,101787</text:p>
          </table:table-cell>
          <table:table-cell table:formula="of:=IF([.A702]=0;[.C702];NA())" office:value-type="string" office:string-value="" calcext:value-type="error">
            <text:p>#N/DISP</text:p>
          </table:table-cell>
          <table:table-cell table:formula="of:=IF([.A702]=1;[.C702];NA())" office:value-type="float" office:value="7.101787" calcext:value-type="float">
            <text:p>7,101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41883" calcext:value-type="float">
            <text:p>10,441883</text:p>
          </table:table-cell>
          <table:table-cell office:value-type="float" office:value="7.665823" calcext:value-type="float">
            <text:p>7,665823</text:p>
          </table:table-cell>
          <table:table-cell table:formula="of:=IF([.A703]=0;[.C703];NA())" office:value-type="string" office:string-value="" calcext:value-type="error">
            <text:p>#N/DISP</text:p>
          </table:table-cell>
          <table:table-cell table:formula="of:=IF([.A703]=1;[.C703];NA())" office:value-type="float" office:value="7.665823" calcext:value-type="float">
            <text:p>7,665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17171" calcext:value-type="float">
            <text:p>11,417171</text:p>
          </table:table-cell>
          <table:table-cell office:value-type="float" office:value="7.538549" calcext:value-type="float">
            <text:p>7,538549</text:p>
          </table:table-cell>
          <table:table-cell table:formula="of:=IF([.A704]=0;[.C704];NA())" office:value-type="string" office:string-value="" calcext:value-type="error">
            <text:p>#N/DISP</text:p>
          </table:table-cell>
          <table:table-cell table:formula="of:=IF([.A704]=1;[.C704];NA())" office:value-type="float" office:value="7.538549" calcext:value-type="float">
            <text:p>7,538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67045" calcext:value-type="float">
            <text:p>11,567045</text:p>
          </table:table-cell>
          <table:table-cell office:value-type="float" office:value="8.817093" calcext:value-type="float">
            <text:p>8,817093</text:p>
          </table:table-cell>
          <table:table-cell table:formula="of:=IF([.A705]=0;[.C705];NA())" office:value-type="string" office:string-value="" calcext:value-type="error">
            <text:p>#N/DISP</text:p>
          </table:table-cell>
          <table:table-cell table:formula="of:=IF([.A705]=1;[.C705];NA())" office:value-type="float" office:value="8.817093" calcext:value-type="float">
            <text:p>8,817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3959" calcext:value-type="float">
            <text:p>15,43959</text:p>
          </table:table-cell>
          <table:table-cell office:value-type="float" office:value="8.026493" calcext:value-type="float">
            <text:p>8,026493</text:p>
          </table:table-cell>
          <table:table-cell table:formula="of:=IF([.A706]=0;[.C706];NA())" office:value-type="string" office:string-value="" calcext:value-type="error">
            <text:p>#N/DISP</text:p>
          </table:table-cell>
          <table:table-cell table:formula="of:=IF([.A706]=1;[.C706];NA())" office:value-type="float" office:value="8.026493" calcext:value-type="float">
            <text:p>8,026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59937" calcext:value-type="float">
            <text:p>10,359937</text:p>
          </table:table-cell>
          <table:table-cell office:value-type="float" office:value="10.254837" calcext:value-type="float">
            <text:p>10,254837</text:p>
          </table:table-cell>
          <table:table-cell table:formula="of:=IF([.A707]=0;[.C707];NA())" office:value-type="string" office:string-value="" calcext:value-type="error">
            <text:p>#N/DISP</text:p>
          </table:table-cell>
          <table:table-cell table:formula="of:=IF([.A707]=1;[.C707];NA())" office:value-type="float" office:value="10.254837" calcext:value-type="float">
            <text:p>10,254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22972" calcext:value-type="float">
            <text:p>14,422972</text:p>
          </table:table-cell>
          <table:table-cell office:value-type="float" office:value="9.802779" calcext:value-type="float">
            <text:p>9,802779</text:p>
          </table:table-cell>
          <table:table-cell table:formula="of:=IF([.A708]=0;[.C708];NA())" office:value-type="string" office:string-value="" calcext:value-type="error">
            <text:p>#N/DISP</text:p>
          </table:table-cell>
          <table:table-cell table:formula="of:=IF([.A708]=1;[.C708];NA())" office:value-type="float" office:value="9.802779" calcext:value-type="float">
            <text:p>9,802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77478" calcext:value-type="float">
            <text:p>11,477478</text:p>
          </table:table-cell>
          <table:table-cell office:value-type="float" office:value="7.146463" calcext:value-type="float">
            <text:p>7,146463</text:p>
          </table:table-cell>
          <table:table-cell table:formula="of:=IF([.A709]=0;[.C709];NA())" office:value-type="string" office:string-value="" calcext:value-type="error">
            <text:p>#N/DISP</text:p>
          </table:table-cell>
          <table:table-cell table:formula="of:=IF([.A709]=1;[.C709];NA())" office:value-type="float" office:value="7.146463" calcext:value-type="float">
            <text:p>7,146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05992" calcext:value-type="float">
            <text:p>14,705992</text:p>
          </table:table-cell>
          <table:table-cell office:value-type="float" office:value="9.211237" calcext:value-type="float">
            <text:p>9,211237</text:p>
          </table:table-cell>
          <table:table-cell table:formula="of:=IF([.A710]=0;[.C710];NA())" office:value-type="string" office:string-value="" calcext:value-type="error">
            <text:p>#N/DISP</text:p>
          </table:table-cell>
          <table:table-cell table:formula="of:=IF([.A710]=1;[.C710];NA())" office:value-type="float" office:value="9.211237" calcext:value-type="float">
            <text:p>9,211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25523" calcext:value-type="float">
            <text:p>12,825523</text:p>
          </table:table-cell>
          <table:table-cell office:value-type="float" office:value="10.644404" calcext:value-type="float">
            <text:p>10,644404</text:p>
          </table:table-cell>
          <table:table-cell table:formula="of:=IF([.A711]=0;[.C711];NA())" office:value-type="string" office:string-value="" calcext:value-type="error">
            <text:p>#N/DISP</text:p>
          </table:table-cell>
          <table:table-cell table:formula="of:=IF([.A711]=1;[.C711];NA())" office:value-type="float" office:value="10.644404" calcext:value-type="float">
            <text:p>10,644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10111" calcext:value-type="float">
            <text:p>14,310111</text:p>
          </table:table-cell>
          <table:table-cell office:value-type="float" office:value="7.95509" calcext:value-type="float">
            <text:p>7,95509</text:p>
          </table:table-cell>
          <table:table-cell table:formula="of:=IF([.A712]=0;[.C712];NA())" office:value-type="string" office:string-value="" calcext:value-type="error">
            <text:p>#N/DISP</text:p>
          </table:table-cell>
          <table:table-cell table:formula="of:=IF([.A712]=1;[.C712];NA())" office:value-type="float" office:value="7.95509" calcext:value-type="float">
            <text:p>7,95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79719" calcext:value-type="float">
            <text:p>9,479719</text:p>
          </table:table-cell>
          <table:table-cell office:value-type="float" office:value="7.581505" calcext:value-type="float">
            <text:p>7,581505</text:p>
          </table:table-cell>
          <table:table-cell table:formula="of:=IF([.A713]=0;[.C713];NA())" office:value-type="string" office:string-value="" calcext:value-type="error">
            <text:p>#N/DISP</text:p>
          </table:table-cell>
          <table:table-cell table:formula="of:=IF([.A713]=1;[.C713];NA())" office:value-type="float" office:value="7.581505" calcext:value-type="float">
            <text:p>7,581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5642" calcext:value-type="float">
            <text:p>11,25642</text:p>
          </table:table-cell>
          <table:table-cell office:value-type="float" office:value="5.760038" calcext:value-type="float">
            <text:p>5,760038</text:p>
          </table:table-cell>
          <table:table-cell table:formula="of:=IF([.A714]=0;[.C714];NA())" office:value-type="string" office:string-value="" calcext:value-type="error">
            <text:p>#N/DISP</text:p>
          </table:table-cell>
          <table:table-cell table:formula="of:=IF([.A714]=1;[.C714];NA())" office:value-type="float" office:value="5.760038" calcext:value-type="float">
            <text:p>5,760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47328" calcext:value-type="float">
            <text:p>13,647328</text:p>
          </table:table-cell>
          <table:table-cell office:value-type="float" office:value="7.998586" calcext:value-type="float">
            <text:p>7,998586</text:p>
          </table:table-cell>
          <table:table-cell table:formula="of:=IF([.A715]=0;[.C715];NA())" office:value-type="string" office:string-value="" calcext:value-type="error">
            <text:p>#N/DISP</text:p>
          </table:table-cell>
          <table:table-cell table:formula="of:=IF([.A715]=1;[.C715];NA())" office:value-type="float" office:value="7.998586" calcext:value-type="float">
            <text:p>7,998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24373" calcext:value-type="float">
            <text:p>9,724373</text:p>
          </table:table-cell>
          <table:table-cell office:value-type="float" office:value="8.703555" calcext:value-type="float">
            <text:p>8,703555</text:p>
          </table:table-cell>
          <table:table-cell table:formula="of:=IF([.A716]=0;[.C716];NA())" office:value-type="string" office:string-value="" calcext:value-type="error">
            <text:p>#N/DISP</text:p>
          </table:table-cell>
          <table:table-cell table:formula="of:=IF([.A716]=1;[.C716];NA())" office:value-type="float" office:value="8.703555" calcext:value-type="float">
            <text:p>8,703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5679" calcext:value-type="float">
            <text:p>15,215679</text:p>
          </table:table-cell>
          <table:table-cell office:value-type="float" office:value="9.365814" calcext:value-type="float">
            <text:p>9,365814</text:p>
          </table:table-cell>
          <table:table-cell table:formula="of:=IF([.A717]=0;[.C717];NA())" office:value-type="string" office:string-value="" calcext:value-type="error">
            <text:p>#N/DISP</text:p>
          </table:table-cell>
          <table:table-cell table:formula="of:=IF([.A717]=1;[.C717];NA())" office:value-type="float" office:value="9.365814" calcext:value-type="float">
            <text:p>9,365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52172" calcext:value-type="float">
            <text:p>11,452172</text:p>
          </table:table-cell>
          <table:table-cell office:value-type="float" office:value="7.333899" calcext:value-type="float">
            <text:p>7,333899</text:p>
          </table:table-cell>
          <table:table-cell table:formula="of:=IF([.A718]=0;[.C718];NA())" office:value-type="string" office:string-value="" calcext:value-type="error">
            <text:p>#N/DISP</text:p>
          </table:table-cell>
          <table:table-cell table:formula="of:=IF([.A718]=1;[.C718];NA())" office:value-type="float" office:value="7.333899" calcext:value-type="float">
            <text:p>7,333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58056" calcext:value-type="float">
            <text:p>9,358056</text:p>
          </table:table-cell>
          <table:table-cell office:value-type="float" office:value="8.694488" calcext:value-type="float">
            <text:p>8,694488</text:p>
          </table:table-cell>
          <table:table-cell table:formula="of:=IF([.A719]=0;[.C719];NA())" office:value-type="string" office:string-value="" calcext:value-type="error">
            <text:p>#N/DISP</text:p>
          </table:table-cell>
          <table:table-cell table:formula="of:=IF([.A719]=1;[.C719];NA())" office:value-type="float" office:value="8.694488" calcext:value-type="float">
            <text:p>8,694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53382" calcext:value-type="float">
            <text:p>14,053382</text:p>
          </table:table-cell>
          <table:table-cell office:value-type="float" office:value="7.91048" calcext:value-type="float">
            <text:p>7,91048</text:p>
          </table:table-cell>
          <table:table-cell table:formula="of:=IF([.A720]=0;[.C720];NA())" office:value-type="string" office:string-value="" calcext:value-type="error">
            <text:p>#N/DISP</text:p>
          </table:table-cell>
          <table:table-cell table:formula="of:=IF([.A720]=1;[.C720];NA())" office:value-type="float" office:value="7.91048" calcext:value-type="float">
            <text:p>7,91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29798" calcext:value-type="float">
            <text:p>14,029798</text:p>
          </table:table-cell>
          <table:table-cell office:value-type="float" office:value="8.030588" calcext:value-type="float">
            <text:p>8,030588</text:p>
          </table:table-cell>
          <table:table-cell table:formula="of:=IF([.A721]=0;[.C721];NA())" office:value-type="string" office:string-value="" calcext:value-type="error">
            <text:p>#N/DISP</text:p>
          </table:table-cell>
          <table:table-cell table:formula="of:=IF([.A721]=1;[.C721];NA())" office:value-type="float" office:value="8.030588" calcext:value-type="float">
            <text:p>8,030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8294" calcext:value-type="float">
            <text:p>11,98294</text:p>
          </table:table-cell>
          <table:table-cell office:value-type="float" office:value="10.556114" calcext:value-type="float">
            <text:p>10,556114</text:p>
          </table:table-cell>
          <table:table-cell table:formula="of:=IF([.A722]=0;[.C722];NA())" office:value-type="string" office:string-value="" calcext:value-type="error">
            <text:p>#N/DISP</text:p>
          </table:table-cell>
          <table:table-cell table:formula="of:=IF([.A722]=1;[.C722];NA())" office:value-type="float" office:value="10.556114" calcext:value-type="float">
            <text:p>10,556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85678" calcext:value-type="float">
            <text:p>14,385678</text:p>
          </table:table-cell>
          <table:table-cell office:value-type="float" office:value="10.491702" calcext:value-type="float">
            <text:p>10,491702</text:p>
          </table:table-cell>
          <table:table-cell table:formula="of:=IF([.A723]=0;[.C723];NA())" office:value-type="string" office:string-value="" calcext:value-type="error">
            <text:p>#N/DISP</text:p>
          </table:table-cell>
          <table:table-cell table:formula="of:=IF([.A723]=1;[.C723];NA())" office:value-type="float" office:value="10.491702" calcext:value-type="float">
            <text:p>10,491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44164" calcext:value-type="float">
            <text:p>14,744164</text:p>
          </table:table-cell>
          <table:table-cell office:value-type="float" office:value="7.137071" calcext:value-type="float">
            <text:p>7,137071</text:p>
          </table:table-cell>
          <table:table-cell table:formula="of:=IF([.A724]=0;[.C724];NA())" office:value-type="string" office:string-value="" calcext:value-type="error">
            <text:p>#N/DISP</text:p>
          </table:table-cell>
          <table:table-cell table:formula="of:=IF([.A724]=1;[.C724];NA())" office:value-type="float" office:value="7.137071" calcext:value-type="float">
            <text:p>7,137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51739" calcext:value-type="float">
            <text:p>14,651739</text:p>
          </table:table-cell>
          <table:table-cell office:value-type="float" office:value="7.160326" calcext:value-type="float">
            <text:p>7,160326</text:p>
          </table:table-cell>
          <table:table-cell table:formula="of:=IF([.A725]=0;[.C725];NA())" office:value-type="string" office:string-value="" calcext:value-type="error">
            <text:p>#N/DISP</text:p>
          </table:table-cell>
          <table:table-cell table:formula="of:=IF([.A725]=1;[.C725];NA())" office:value-type="float" office:value="7.160326" calcext:value-type="float">
            <text:p>7,160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25866" calcext:value-type="float">
            <text:p>13,625866</text:p>
          </table:table-cell>
          <table:table-cell office:value-type="float" office:value="8.724216" calcext:value-type="float">
            <text:p>8,724216</text:p>
          </table:table-cell>
          <table:table-cell table:formula="of:=IF([.A726]=0;[.C726];NA())" office:value-type="string" office:string-value="" calcext:value-type="error">
            <text:p>#N/DISP</text:p>
          </table:table-cell>
          <table:table-cell table:formula="of:=IF([.A726]=1;[.C726];NA())" office:value-type="float" office:value="8.724216" calcext:value-type="float">
            <text:p>8,724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6005" calcext:value-type="float">
            <text:p>10,586005</text:p>
          </table:table-cell>
          <table:table-cell office:value-type="float" office:value="6.300031" calcext:value-type="float">
            <text:p>6,300031</text:p>
          </table:table-cell>
          <table:table-cell table:formula="of:=IF([.A727]=0;[.C727];NA())" office:value-type="string" office:string-value="" calcext:value-type="error">
            <text:p>#N/DISP</text:p>
          </table:table-cell>
          <table:table-cell table:formula="of:=IF([.A727]=1;[.C727];NA())" office:value-type="float" office:value="6.300031" calcext:value-type="float">
            <text:p>6,300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38178" calcext:value-type="float">
            <text:p>13,038178</text:p>
          </table:table-cell>
          <table:table-cell office:value-type="float" office:value="6.143727" calcext:value-type="float">
            <text:p>6,143727</text:p>
          </table:table-cell>
          <table:table-cell table:formula="of:=IF([.A728]=0;[.C728];NA())" office:value-type="string" office:string-value="" calcext:value-type="error">
            <text:p>#N/DISP</text:p>
          </table:table-cell>
          <table:table-cell table:formula="of:=IF([.A728]=1;[.C728];NA())" office:value-type="float" office:value="6.143727" calcext:value-type="float">
            <text:p>6,143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58088" calcext:value-type="float">
            <text:p>10,358088</text:p>
          </table:table-cell>
          <table:table-cell office:value-type="float" office:value="7.110598" calcext:value-type="float">
            <text:p>7,110598</text:p>
          </table:table-cell>
          <table:table-cell table:formula="of:=IF([.A729]=0;[.C729];NA())" office:value-type="string" office:string-value="" calcext:value-type="error">
            <text:p>#N/DISP</text:p>
          </table:table-cell>
          <table:table-cell table:formula="of:=IF([.A729]=1;[.C729];NA())" office:value-type="float" office:value="7.110598" calcext:value-type="float">
            <text:p>7,1105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8923" calcext:value-type="float">
            <text:p>15,218923</text:p>
          </table:table-cell>
          <table:table-cell office:value-type="float" office:value="9.770154" calcext:value-type="float">
            <text:p>9,770154</text:p>
          </table:table-cell>
          <table:table-cell table:formula="of:=IF([.A730]=0;[.C730];NA())" office:value-type="string" office:string-value="" calcext:value-type="error">
            <text:p>#N/DISP</text:p>
          </table:table-cell>
          <table:table-cell table:formula="of:=IF([.A730]=1;[.C730];NA())" office:value-type="float" office:value="9.770154" calcext:value-type="float">
            <text:p>9,770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03777" calcext:value-type="float">
            <text:p>14,403777</text:p>
          </table:table-cell>
          <table:table-cell office:value-type="float" office:value="9.716157" calcext:value-type="float">
            <text:p>9,716157</text:p>
          </table:table-cell>
          <table:table-cell table:formula="of:=IF([.A731]=0;[.C731];NA())" office:value-type="string" office:string-value="" calcext:value-type="error">
            <text:p>#N/DISP</text:p>
          </table:table-cell>
          <table:table-cell table:formula="of:=IF([.A731]=1;[.C731];NA())" office:value-type="float" office:value="9.716157" calcext:value-type="float">
            <text:p>9,716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44365" calcext:value-type="float">
            <text:p>10,644365</text:p>
          </table:table-cell>
          <table:table-cell office:value-type="float" office:value="5.867697" calcext:value-type="float">
            <text:p>5,867697</text:p>
          </table:table-cell>
          <table:table-cell table:formula="of:=IF([.A732]=0;[.C732];NA())" office:value-type="string" office:string-value="" calcext:value-type="error">
            <text:p>#N/DISP</text:p>
          </table:table-cell>
          <table:table-cell table:formula="of:=IF([.A732]=1;[.C732];NA())" office:value-type="float" office:value="5.867697" calcext:value-type="float">
            <text:p>5,867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82271" calcext:value-type="float">
            <text:p>12,182271</text:p>
          </table:table-cell>
          <table:table-cell office:value-type="float" office:value="9.330356" calcext:value-type="float">
            <text:p>9,330356</text:p>
          </table:table-cell>
          <table:table-cell table:formula="of:=IF([.A733]=0;[.C733];NA())" office:value-type="string" office:string-value="" calcext:value-type="error">
            <text:p>#N/DISP</text:p>
          </table:table-cell>
          <table:table-cell table:formula="of:=IF([.A733]=1;[.C733];NA())" office:value-type="float" office:value="9.330356" calcext:value-type="float">
            <text:p>9,330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62921" calcext:value-type="float">
            <text:p>11,762921</text:p>
          </table:table-cell>
          <table:table-cell office:value-type="float" office:value="11.031745" calcext:value-type="float">
            <text:p>11,031745</text:p>
          </table:table-cell>
          <table:table-cell table:formula="of:=IF([.A734]=0;[.C734];NA())" office:value-type="string" office:string-value="" calcext:value-type="error">
            <text:p>#N/DISP</text:p>
          </table:table-cell>
          <table:table-cell table:formula="of:=IF([.A734]=1;[.C734];NA())" office:value-type="float" office:value="11.031745" calcext:value-type="float">
            <text:p>11,031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8452" calcext:value-type="float">
            <text:p>12,28452</text:p>
          </table:table-cell>
          <table:table-cell office:value-type="float" office:value="10.193484" calcext:value-type="float">
            <text:p>10,193484</text:p>
          </table:table-cell>
          <table:table-cell table:formula="of:=IF([.A735]=0;[.C735];NA())" office:value-type="string" office:string-value="" calcext:value-type="error">
            <text:p>#N/DISP</text:p>
          </table:table-cell>
          <table:table-cell table:formula="of:=IF([.A735]=1;[.C735];NA())" office:value-type="float" office:value="10.193484" calcext:value-type="float">
            <text:p>10,193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96012" calcext:value-type="float">
            <text:p>9,696012</text:p>
          </table:table-cell>
          <table:table-cell office:value-type="float" office:value="9.920654" calcext:value-type="float">
            <text:p>9,920654</text:p>
          </table:table-cell>
          <table:table-cell table:formula="of:=IF([.A736]=0;[.C736];NA())" office:value-type="string" office:string-value="" calcext:value-type="error">
            <text:p>#N/DISP</text:p>
          </table:table-cell>
          <table:table-cell table:formula="of:=IF([.A736]=1;[.C736];NA())" office:value-type="float" office:value="9.920654" calcext:value-type="float">
            <text:p>9,920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3811" calcext:value-type="float">
            <text:p>9,263811</text:p>
          </table:table-cell>
          <table:table-cell office:value-type="float" office:value="9.431705" calcext:value-type="float">
            <text:p>9,431705</text:p>
          </table:table-cell>
          <table:table-cell table:formula="of:=IF([.A737]=0;[.C737];NA())" office:value-type="float" office:value="9.431705" calcext:value-type="float">
            <text:p>9,431705</text:p>
          </table:table-cell>
          <table:table-cell table:formula="of:=IF([.A737]=1;[.C7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54902" calcext:value-type="float">
            <text:p>11,554902</text:p>
          </table:table-cell>
          <table:table-cell office:value-type="float" office:value="11.187994" calcext:value-type="float">
            <text:p>11,187994</text:p>
          </table:table-cell>
          <table:table-cell table:formula="of:=IF([.A738]=0;[.C738];NA())" office:value-type="string" office:string-value="" calcext:value-type="error">
            <text:p>#N/DISP</text:p>
          </table:table-cell>
          <table:table-cell table:formula="of:=IF([.A738]=1;[.C738];NA())" office:value-type="float" office:value="11.187994" calcext:value-type="float">
            <text:p>11,187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75433" calcext:value-type="float">
            <text:p>13,975433</text:p>
          </table:table-cell>
          <table:table-cell office:value-type="float" office:value="9.653181" calcext:value-type="float">
            <text:p>9,653181</text:p>
          </table:table-cell>
          <table:table-cell table:formula="of:=IF([.A739]=0;[.C739];NA())" office:value-type="string" office:string-value="" calcext:value-type="error">
            <text:p>#N/DISP</text:p>
          </table:table-cell>
          <table:table-cell table:formula="of:=IF([.A739]=1;[.C739];NA())" office:value-type="float" office:value="9.653181" calcext:value-type="float">
            <text:p>9,653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96032" calcext:value-type="float">
            <text:p>9,296032</text:p>
          </table:table-cell>
          <table:table-cell office:value-type="float" office:value="8.941912" calcext:value-type="float">
            <text:p>8,941912</text:p>
          </table:table-cell>
          <table:table-cell table:formula="of:=IF([.A740]=0;[.C740];NA())" office:value-type="float" office:value="8.941912" calcext:value-type="float">
            <text:p>8,941912</text:p>
          </table:table-cell>
          <table:table-cell table:formula="of:=IF([.A740]=1;[.C7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2855" calcext:value-type="float">
            <text:p>15,212855</text:p>
          </table:table-cell>
          <table:table-cell office:value-type="float" office:value="8.888133" calcext:value-type="float">
            <text:p>8,888133</text:p>
          </table:table-cell>
          <table:table-cell table:formula="of:=IF([.A741]=0;[.C741];NA())" office:value-type="string" office:string-value="" calcext:value-type="error">
            <text:p>#N/DISP</text:p>
          </table:table-cell>
          <table:table-cell table:formula="of:=IF([.A741]=1;[.C741];NA())" office:value-type="float" office:value="8.888133" calcext:value-type="float">
            <text:p>8,888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93009" calcext:value-type="float">
            <text:p>13,193009</text:p>
          </table:table-cell>
          <table:table-cell office:value-type="float" office:value="11.373789" calcext:value-type="float">
            <text:p>11,373789</text:p>
          </table:table-cell>
          <table:table-cell table:formula="of:=IF([.A742]=0;[.C742];NA())" office:value-type="string" office:string-value="" calcext:value-type="error">
            <text:p>#N/DISP</text:p>
          </table:table-cell>
          <table:table-cell table:formula="of:=IF([.A742]=1;[.C742];NA())" office:value-type="float" office:value="11.373789" calcext:value-type="float">
            <text:p>11,373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7289" calcext:value-type="float">
            <text:p>10,17289</text:p>
          </table:table-cell>
          <table:table-cell office:value-type="float" office:value="6.528154" calcext:value-type="float">
            <text:p>6,528154</text:p>
          </table:table-cell>
          <table:table-cell table:formula="of:=IF([.A743]=0;[.C743];NA())" office:value-type="string" office:string-value="" calcext:value-type="error">
            <text:p>#N/DISP</text:p>
          </table:table-cell>
          <table:table-cell table:formula="of:=IF([.A743]=1;[.C743];NA())" office:value-type="float" office:value="6.528154" calcext:value-type="float">
            <text:p>6,528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40586" calcext:value-type="float">
            <text:p>10,740586</text:p>
          </table:table-cell>
          <table:table-cell office:value-type="float" office:value="10.601437" calcext:value-type="float">
            <text:p>10,601437</text:p>
          </table:table-cell>
          <table:table-cell table:formula="of:=IF([.A744]=0;[.C744];NA())" office:value-type="string" office:string-value="" calcext:value-type="error">
            <text:p>#N/DISP</text:p>
          </table:table-cell>
          <table:table-cell table:formula="of:=IF([.A744]=1;[.C744];NA())" office:value-type="float" office:value="10.601437" calcext:value-type="float">
            <text:p>10,601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68198" calcext:value-type="float">
            <text:p>10,768198</text:p>
          </table:table-cell>
          <table:table-cell office:value-type="float" office:value="6.874358" calcext:value-type="float">
            <text:p>6,874358</text:p>
          </table:table-cell>
          <table:table-cell table:formula="of:=IF([.A745]=0;[.C745];NA())" office:value-type="string" office:string-value="" calcext:value-type="error">
            <text:p>#N/DISP</text:p>
          </table:table-cell>
          <table:table-cell table:formula="of:=IF([.A745]=1;[.C745];NA())" office:value-type="float" office:value="6.874358" calcext:value-type="float">
            <text:p>6,8743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09943" calcext:value-type="float">
            <text:p>10,009943</text:p>
          </table:table-cell>
          <table:table-cell office:value-type="float" office:value="7.865461" calcext:value-type="float">
            <text:p>7,865461</text:p>
          </table:table-cell>
          <table:table-cell table:formula="of:=IF([.A746]=0;[.C746];NA())" office:value-type="string" office:string-value="" calcext:value-type="error">
            <text:p>#N/DISP</text:p>
          </table:table-cell>
          <table:table-cell table:formula="of:=IF([.A746]=1;[.C746];NA())" office:value-type="float" office:value="7.865461" calcext:value-type="float">
            <text:p>7,8654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74351" calcext:value-type="float">
            <text:p>15,174351</text:p>
          </table:table-cell>
          <table:table-cell office:value-type="float" office:value="8.561474" calcext:value-type="float">
            <text:p>8,561474</text:p>
          </table:table-cell>
          <table:table-cell table:formula="of:=IF([.A747]=0;[.C747];NA())" office:value-type="string" office:string-value="" calcext:value-type="error">
            <text:p>#N/DISP</text:p>
          </table:table-cell>
          <table:table-cell table:formula="of:=IF([.A747]=1;[.C747];NA())" office:value-type="float" office:value="8.561474" calcext:value-type="float">
            <text:p>8,561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05005" calcext:value-type="float">
            <text:p>13,305005</text:p>
          </table:table-cell>
          <table:table-cell office:value-type="float" office:value="11.467238" calcext:value-type="float">
            <text:p>11,467238</text:p>
          </table:table-cell>
          <table:table-cell table:formula="of:=IF([.A748]=0;[.C748];NA())" office:value-type="string" office:string-value="" calcext:value-type="error">
            <text:p>#N/DISP</text:p>
          </table:table-cell>
          <table:table-cell table:formula="of:=IF([.A748]=1;[.C748];NA())" office:value-type="float" office:value="11.467238" calcext:value-type="float">
            <text:p>11,467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93351" calcext:value-type="float">
            <text:p>11,093351</text:p>
          </table:table-cell>
          <table:table-cell office:value-type="float" office:value="6.827055" calcext:value-type="float">
            <text:p>6,827055</text:p>
          </table:table-cell>
          <table:table-cell table:formula="of:=IF([.A749]=0;[.C749];NA())" office:value-type="string" office:string-value="" calcext:value-type="error">
            <text:p>#N/DISP</text:p>
          </table:table-cell>
          <table:table-cell table:formula="of:=IF([.A749]=1;[.C749];NA())" office:value-type="float" office:value="6.827055" calcext:value-type="float">
            <text:p>6,827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25057" calcext:value-type="float">
            <text:p>15,225057</text:p>
          </table:table-cell>
          <table:table-cell office:value-type="float" office:value="8.289679" calcext:value-type="float">
            <text:p>8,289679</text:p>
          </table:table-cell>
          <table:table-cell table:formula="of:=IF([.A750]=0;[.C750];NA())" office:value-type="string" office:string-value="" calcext:value-type="error">
            <text:p>#N/DISP</text:p>
          </table:table-cell>
          <table:table-cell table:formula="of:=IF([.A750]=1;[.C750];NA())" office:value-type="float" office:value="8.289679" calcext:value-type="float">
            <text:p>8,289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01085" calcext:value-type="float">
            <text:p>14,001085</text:p>
          </table:table-cell>
          <table:table-cell office:value-type="float" office:value="8.004094" calcext:value-type="float">
            <text:p>8,004094</text:p>
          </table:table-cell>
          <table:table-cell table:formula="of:=IF([.A751]=0;[.C751];NA())" office:value-type="string" office:string-value="" calcext:value-type="error">
            <text:p>#N/DISP</text:p>
          </table:table-cell>
          <table:table-cell table:formula="of:=IF([.A751]=1;[.C751];NA())" office:value-type="float" office:value="8.004094" calcext:value-type="float">
            <text:p>8,004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60323" calcext:value-type="float">
            <text:p>14,260323</text:p>
          </table:table-cell>
          <table:table-cell office:value-type="float" office:value="6.5607" calcext:value-type="float">
            <text:p>6,5607</text:p>
          </table:table-cell>
          <table:table-cell table:formula="of:=IF([.A752]=0;[.C752];NA())" office:value-type="string" office:string-value="" calcext:value-type="error">
            <text:p>#N/DISP</text:p>
          </table:table-cell>
          <table:table-cell table:formula="of:=IF([.A752]=1;[.C752];NA())" office:value-type="float" office:value="6.5607" calcext:value-type="float">
            <text:p>6,5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2326" calcext:value-type="float">
            <text:p>13,82326</text:p>
          </table:table-cell>
          <table:table-cell office:value-type="float" office:value="8.301287" calcext:value-type="float">
            <text:p>8,301287</text:p>
          </table:table-cell>
          <table:table-cell table:formula="of:=IF([.A753]=0;[.C753];NA())" office:value-type="string" office:string-value="" calcext:value-type="error">
            <text:p>#N/DISP</text:p>
          </table:table-cell>
          <table:table-cell table:formula="of:=IF([.A753]=1;[.C753];NA())" office:value-type="float" office:value="8.301287" calcext:value-type="float">
            <text:p>8,301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34696" calcext:value-type="float">
            <text:p>12,634696</text:p>
          </table:table-cell>
          <table:table-cell office:value-type="float" office:value="7.066673" calcext:value-type="float">
            <text:p>7,066673</text:p>
          </table:table-cell>
          <table:table-cell table:formula="of:=IF([.A754]=0;[.C754];NA())" office:value-type="string" office:string-value="" calcext:value-type="error">
            <text:p>#N/DISP</text:p>
          </table:table-cell>
          <table:table-cell table:formula="of:=IF([.A754]=1;[.C754];NA())" office:value-type="float" office:value="7.066673" calcext:value-type="float">
            <text:p>7,066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82228" calcext:value-type="float">
            <text:p>11,282228</text:p>
          </table:table-cell>
          <table:table-cell office:value-type="float" office:value="8.076616" calcext:value-type="float">
            <text:p>8,076616</text:p>
          </table:table-cell>
          <table:table-cell table:formula="of:=IF([.A755]=0;[.C755];NA())" office:value-type="string" office:string-value="" calcext:value-type="error">
            <text:p>#N/DISP</text:p>
          </table:table-cell>
          <table:table-cell table:formula="of:=IF([.A755]=1;[.C755];NA())" office:value-type="float" office:value="8.076616" calcext:value-type="float">
            <text:p>8,076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4769" calcext:value-type="float">
            <text:p>13,84769</text:p>
          </table:table-cell>
          <table:table-cell office:value-type="float" office:value="10.193404" calcext:value-type="float">
            <text:p>10,193404</text:p>
          </table:table-cell>
          <table:table-cell table:formula="of:=IF([.A756]=0;[.C756];NA())" office:value-type="string" office:string-value="" calcext:value-type="error">
            <text:p>#N/DISP</text:p>
          </table:table-cell>
          <table:table-cell table:formula="of:=IF([.A756]=1;[.C756];NA())" office:value-type="float" office:value="10.193404" calcext:value-type="float">
            <text:p>10,193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90043" calcext:value-type="float">
            <text:p>11,190043</text:p>
          </table:table-cell>
          <table:table-cell office:value-type="float" office:value="8.00841" calcext:value-type="float">
            <text:p>8,00841</text:p>
          </table:table-cell>
          <table:table-cell table:formula="of:=IF([.A757]=0;[.C757];NA())" office:value-type="string" office:string-value="" calcext:value-type="error">
            <text:p>#N/DISP</text:p>
          </table:table-cell>
          <table:table-cell table:formula="of:=IF([.A757]=1;[.C757];NA())" office:value-type="float" office:value="8.00841" calcext:value-type="float">
            <text:p>8,00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67283" calcext:value-type="float">
            <text:p>10,867283</text:p>
          </table:table-cell>
          <table:table-cell office:value-type="float" office:value="9.012514" calcext:value-type="float">
            <text:p>9,012514</text:p>
          </table:table-cell>
          <table:table-cell table:formula="of:=IF([.A758]=0;[.C758];NA())" office:value-type="string" office:string-value="" calcext:value-type="error">
            <text:p>#N/DISP</text:p>
          </table:table-cell>
          <table:table-cell table:formula="of:=IF([.A758]=1;[.C758];NA())" office:value-type="float" office:value="9.012514" calcext:value-type="float">
            <text:p>9,012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78285" calcext:value-type="float">
            <text:p>11,078285</text:p>
          </table:table-cell>
          <table:table-cell office:value-type="float" office:value="8.747571" calcext:value-type="float">
            <text:p>8,747571</text:p>
          </table:table-cell>
          <table:table-cell table:formula="of:=IF([.A759]=0;[.C759];NA())" office:value-type="string" office:string-value="" calcext:value-type="error">
            <text:p>#N/DISP</text:p>
          </table:table-cell>
          <table:table-cell table:formula="of:=IF([.A759]=1;[.C759];NA())" office:value-type="float" office:value="8.747571" calcext:value-type="float">
            <text:p>8,747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03063" calcext:value-type="float">
            <text:p>13,003063</text:p>
          </table:table-cell>
          <table:table-cell office:value-type="float" office:value="9.619385" calcext:value-type="float">
            <text:p>9,619385</text:p>
          </table:table-cell>
          <table:table-cell table:formula="of:=IF([.A760]=0;[.C760];NA())" office:value-type="string" office:string-value="" calcext:value-type="error">
            <text:p>#N/DISP</text:p>
          </table:table-cell>
          <table:table-cell table:formula="of:=IF([.A760]=1;[.C760];NA())" office:value-type="float" office:value="9.619385" calcext:value-type="float">
            <text:p>9,61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68061" calcext:value-type="float">
            <text:p>10,668061</text:p>
          </table:table-cell>
          <table:table-cell office:value-type="float" office:value="8.407615" calcext:value-type="float">
            <text:p>8,407615</text:p>
          </table:table-cell>
          <table:table-cell table:formula="of:=IF([.A761]=0;[.C761];NA())" office:value-type="string" office:string-value="" calcext:value-type="error">
            <text:p>#N/DISP</text:p>
          </table:table-cell>
          <table:table-cell table:formula="of:=IF([.A761]=1;[.C761];NA())" office:value-type="float" office:value="8.407615" calcext:value-type="float">
            <text:p>8,407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4584" calcext:value-type="float">
            <text:p>9,184584</text:p>
          </table:table-cell>
          <table:table-cell office:value-type="float" office:value="9.622792" calcext:value-type="float">
            <text:p>9,622792</text:p>
          </table:table-cell>
          <table:table-cell table:formula="of:=IF([.A762]=0;[.C762];NA())" office:value-type="float" office:value="9.622792" calcext:value-type="float">
            <text:p>9,622792</text:p>
          </table:table-cell>
          <table:table-cell table:formula="of:=IF([.A762]=1;[.C7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31439" calcext:value-type="float">
            <text:p>13,631439</text:p>
          </table:table-cell>
          <table:table-cell office:value-type="float" office:value="7.956052" calcext:value-type="float">
            <text:p>7,956052</text:p>
          </table:table-cell>
          <table:table-cell table:formula="of:=IF([.A763]=0;[.C763];NA())" office:value-type="string" office:string-value="" calcext:value-type="error">
            <text:p>#N/DISP</text:p>
          </table:table-cell>
          <table:table-cell table:formula="of:=IF([.A763]=1;[.C763];NA())" office:value-type="float" office:value="7.956052" calcext:value-type="float">
            <text:p>7,956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29915" calcext:value-type="float">
            <text:p>13,629915</text:p>
          </table:table-cell>
          <table:table-cell office:value-type="float" office:value="9.500306" calcext:value-type="float">
            <text:p>9,500306</text:p>
          </table:table-cell>
          <table:table-cell table:formula="of:=IF([.A764]=0;[.C764];NA())" office:value-type="string" office:string-value="" calcext:value-type="error">
            <text:p>#N/DISP</text:p>
          </table:table-cell>
          <table:table-cell table:formula="of:=IF([.A764]=1;[.C764];NA())" office:value-type="float" office:value="9.500306" calcext:value-type="float">
            <text:p>9,500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90749" calcext:value-type="float">
            <text:p>15,290749</text:p>
          </table:table-cell>
          <table:table-cell office:value-type="float" office:value="7.983204" calcext:value-type="float">
            <text:p>7,983204</text:p>
          </table:table-cell>
          <table:table-cell table:formula="of:=IF([.A765]=0;[.C765];NA())" office:value-type="string" office:string-value="" calcext:value-type="error">
            <text:p>#N/DISP</text:p>
          </table:table-cell>
          <table:table-cell table:formula="of:=IF([.A765]=1;[.C765];NA())" office:value-type="float" office:value="7.983204" calcext:value-type="float">
            <text:p>7,983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40223" calcext:value-type="float">
            <text:p>13,840223</text:p>
          </table:table-cell>
          <table:table-cell office:value-type="float" office:value="8.713207" calcext:value-type="float">
            <text:p>8,713207</text:p>
          </table:table-cell>
          <table:table-cell table:formula="of:=IF([.A766]=0;[.C766];NA())" office:value-type="string" office:string-value="" calcext:value-type="error">
            <text:p>#N/DISP</text:p>
          </table:table-cell>
          <table:table-cell table:formula="of:=IF([.A766]=1;[.C766];NA())" office:value-type="float" office:value="8.713207" calcext:value-type="float">
            <text:p>8,713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73248" calcext:value-type="float">
            <text:p>13,873248</text:p>
          </table:table-cell>
          <table:table-cell office:value-type="float" office:value="8.9819" calcext:value-type="float">
            <text:p>8,9819</text:p>
          </table:table-cell>
          <table:table-cell table:formula="of:=IF([.A767]=0;[.C767];NA())" office:value-type="string" office:string-value="" calcext:value-type="error">
            <text:p>#N/DISP</text:p>
          </table:table-cell>
          <table:table-cell table:formula="of:=IF([.A767]=1;[.C767];NA())" office:value-type="float" office:value="8.9819" calcext:value-type="float">
            <text:p>8,9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09902" calcext:value-type="float">
            <text:p>10,709902</text:p>
          </table:table-cell>
          <table:table-cell office:value-type="float" office:value="8.944867" calcext:value-type="float">
            <text:p>8,944867</text:p>
          </table:table-cell>
          <table:table-cell table:formula="of:=IF([.A768]=0;[.C768];NA())" office:value-type="string" office:string-value="" calcext:value-type="error">
            <text:p>#N/DISP</text:p>
          </table:table-cell>
          <table:table-cell table:formula="of:=IF([.A768]=1;[.C768];NA())" office:value-type="float" office:value="8.944867" calcext:value-type="float">
            <text:p>8,944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39471" calcext:value-type="float">
            <text:p>9,639471</text:p>
          </table:table-cell>
          <table:table-cell office:value-type="float" office:value="6.774252" calcext:value-type="float">
            <text:p>6,774252</text:p>
          </table:table-cell>
          <table:table-cell table:formula="of:=IF([.A769]=0;[.C769];NA())" office:value-type="string" office:string-value="" calcext:value-type="error">
            <text:p>#N/DISP</text:p>
          </table:table-cell>
          <table:table-cell table:formula="of:=IF([.A769]=1;[.C769];NA())" office:value-type="float" office:value="6.774252" calcext:value-type="float">
            <text:p>6,774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07532" calcext:value-type="float">
            <text:p>11,307532</text:p>
          </table:table-cell>
          <table:table-cell office:value-type="float" office:value="7.873793" calcext:value-type="float">
            <text:p>7,873793</text:p>
          </table:table-cell>
          <table:table-cell table:formula="of:=IF([.A770]=0;[.C770];NA())" office:value-type="string" office:string-value="" calcext:value-type="error">
            <text:p>#N/DISP</text:p>
          </table:table-cell>
          <table:table-cell table:formula="of:=IF([.A770]=1;[.C770];NA())" office:value-type="float" office:value="7.873793" calcext:value-type="float">
            <text:p>7,873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81866" calcext:value-type="float">
            <text:p>13,581866</text:p>
          </table:table-cell>
          <table:table-cell office:value-type="float" office:value="7.724301" calcext:value-type="float">
            <text:p>7,724301</text:p>
          </table:table-cell>
          <table:table-cell table:formula="of:=IF([.A771]=0;[.C771];NA())" office:value-type="string" office:string-value="" calcext:value-type="error">
            <text:p>#N/DISP</text:p>
          </table:table-cell>
          <table:table-cell table:formula="of:=IF([.A771]=1;[.C771];NA())" office:value-type="float" office:value="7.724301" calcext:value-type="float">
            <text:p>7,724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00565" calcext:value-type="float">
            <text:p>15,200565</text:p>
          </table:table-cell>
          <table:table-cell office:value-type="float" office:value="7.66262" calcext:value-type="float">
            <text:p>7,66262</text:p>
          </table:table-cell>
          <table:table-cell table:formula="of:=IF([.A772]=0;[.C772];NA())" office:value-type="string" office:string-value="" calcext:value-type="error">
            <text:p>#N/DISP</text:p>
          </table:table-cell>
          <table:table-cell table:formula="of:=IF([.A772]=1;[.C772];NA())" office:value-type="float" office:value="7.66262" calcext:value-type="float">
            <text:p>7,66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33359" calcext:value-type="float">
            <text:p>13,033359</text:p>
          </table:table-cell>
          <table:table-cell office:value-type="float" office:value="8.861639" calcext:value-type="float">
            <text:p>8,861639</text:p>
          </table:table-cell>
          <table:table-cell table:formula="of:=IF([.A773]=0;[.C773];NA())" office:value-type="string" office:string-value="" calcext:value-type="error">
            <text:p>#N/DISP</text:p>
          </table:table-cell>
          <table:table-cell table:formula="of:=IF([.A773]=1;[.C773];NA())" office:value-type="float" office:value="8.861639" calcext:value-type="float">
            <text:p>8,861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941" calcext:value-type="float">
            <text:p>9,19941</text:p>
          </table:table-cell>
          <table:table-cell office:value-type="float" office:value="8.565987" calcext:value-type="float">
            <text:p>8,565987</text:p>
          </table:table-cell>
          <table:table-cell table:formula="of:=IF([.A774]=0;[.C774];NA())" office:value-type="float" office:value="8.565987" calcext:value-type="float">
            <text:p>8,565987</text:p>
          </table:table-cell>
          <table:table-cell table:formula="of:=IF([.A774]=1;[.C7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74686" calcext:value-type="float">
            <text:p>12,274686</text:p>
          </table:table-cell>
          <table:table-cell office:value-type="float" office:value="9.205458" calcext:value-type="float">
            <text:p>9,205458</text:p>
          </table:table-cell>
          <table:table-cell table:formula="of:=IF([.A775]=0;[.C775];NA())" office:value-type="string" office:string-value="" calcext:value-type="error">
            <text:p>#N/DISP</text:p>
          </table:table-cell>
          <table:table-cell table:formula="of:=IF([.A775]=1;[.C775];NA())" office:value-type="float" office:value="9.205458" calcext:value-type="float">
            <text:p>9,205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97649" calcext:value-type="float">
            <text:p>11,497649</text:p>
          </table:table-cell>
          <table:table-cell office:value-type="float" office:value="9.787275" calcext:value-type="float">
            <text:p>9,787275</text:p>
          </table:table-cell>
          <table:table-cell table:formula="of:=IF([.A776]=0;[.C776];NA())" office:value-type="string" office:string-value="" calcext:value-type="error">
            <text:p>#N/DISP</text:p>
          </table:table-cell>
          <table:table-cell table:formula="of:=IF([.A776]=1;[.C776];NA())" office:value-type="float" office:value="9.787275" calcext:value-type="float">
            <text:p>9,787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2991" calcext:value-type="float">
            <text:p>15,212991</text:p>
          </table:table-cell>
          <table:table-cell office:value-type="float" office:value="7.879142" calcext:value-type="float">
            <text:p>7,879142</text:p>
          </table:table-cell>
          <table:table-cell table:formula="of:=IF([.A777]=0;[.C777];NA())" office:value-type="string" office:string-value="" calcext:value-type="error">
            <text:p>#N/DISP</text:p>
          </table:table-cell>
          <table:table-cell table:formula="of:=IF([.A777]=1;[.C777];NA())" office:value-type="float" office:value="7.879142" calcext:value-type="float">
            <text:p>7,879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15106" calcext:value-type="float">
            <text:p>11,215106</text:p>
          </table:table-cell>
          <table:table-cell office:value-type="float" office:value="6.305744" calcext:value-type="float">
            <text:p>6,305744</text:p>
          </table:table-cell>
          <table:table-cell table:formula="of:=IF([.A778]=0;[.C778];NA())" office:value-type="string" office:string-value="" calcext:value-type="error">
            <text:p>#N/DISP</text:p>
          </table:table-cell>
          <table:table-cell table:formula="of:=IF([.A778]=1;[.C778];NA())" office:value-type="float" office:value="6.305744" calcext:value-type="float">
            <text:p>6,305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89707" calcext:value-type="float">
            <text:p>11,289707</text:p>
          </table:table-cell>
          <table:table-cell office:value-type="float" office:value="8.668364" calcext:value-type="float">
            <text:p>8,668364</text:p>
          </table:table-cell>
          <table:table-cell table:formula="of:=IF([.A779]=0;[.C779];NA())" office:value-type="string" office:string-value="" calcext:value-type="error">
            <text:p>#N/DISP</text:p>
          </table:table-cell>
          <table:table-cell table:formula="of:=IF([.A779]=1;[.C779];NA())" office:value-type="float" office:value="8.668364" calcext:value-type="float">
            <text:p>8,668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23066" calcext:value-type="float">
            <text:p>15,323066</text:p>
          </table:table-cell>
          <table:table-cell office:value-type="float" office:value="9.383011" calcext:value-type="float">
            <text:p>9,383011</text:p>
          </table:table-cell>
          <table:table-cell table:formula="of:=IF([.A780]=0;[.C780];NA())" office:value-type="string" office:string-value="" calcext:value-type="error">
            <text:p>#N/DISP</text:p>
          </table:table-cell>
          <table:table-cell table:formula="of:=IF([.A780]=1;[.C780];NA())" office:value-type="float" office:value="9.383011" calcext:value-type="float">
            <text:p>9,383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40003" calcext:value-type="float">
            <text:p>9,440003</text:p>
          </table:table-cell>
          <table:table-cell office:value-type="float" office:value="7.527597" calcext:value-type="float">
            <text:p>7,527597</text:p>
          </table:table-cell>
          <table:table-cell table:formula="of:=IF([.A781]=0;[.C781];NA())" office:value-type="string" office:string-value="" calcext:value-type="error">
            <text:p>#N/DISP</text:p>
          </table:table-cell>
          <table:table-cell table:formula="of:=IF([.A781]=1;[.C781];NA())" office:value-type="float" office:value="7.527597" calcext:value-type="float">
            <text:p>7,527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11948" calcext:value-type="float">
            <text:p>10,711948</text:p>
          </table:table-cell>
          <table:table-cell office:value-type="float" office:value="8.276427" calcext:value-type="float">
            <text:p>8,276427</text:p>
          </table:table-cell>
          <table:table-cell table:formula="of:=IF([.A782]=0;[.C782];NA())" office:value-type="string" office:string-value="" calcext:value-type="error">
            <text:p>#N/DISP</text:p>
          </table:table-cell>
          <table:table-cell table:formula="of:=IF([.A782]=1;[.C782];NA())" office:value-type="float" office:value="8.276427" calcext:value-type="float">
            <text:p>8,276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42595" calcext:value-type="float">
            <text:p>14,042595</text:p>
          </table:table-cell>
          <table:table-cell office:value-type="float" office:value="7.891128" calcext:value-type="float">
            <text:p>7,891128</text:p>
          </table:table-cell>
          <table:table-cell table:formula="of:=IF([.A783]=0;[.C783];NA())" office:value-type="string" office:string-value="" calcext:value-type="error">
            <text:p>#N/DISP</text:p>
          </table:table-cell>
          <table:table-cell table:formula="of:=IF([.A783]=1;[.C783];NA())" office:value-type="float" office:value="7.891128" calcext:value-type="float">
            <text:p>7,891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85763" calcext:value-type="float">
            <text:p>9,485763</text:p>
          </table:table-cell>
          <table:table-cell office:value-type="float" office:value="7.475215" calcext:value-type="float">
            <text:p>7,475215</text:p>
          </table:table-cell>
          <table:table-cell table:formula="of:=IF([.A784]=0;[.C784];NA())" office:value-type="string" office:string-value="" calcext:value-type="error">
            <text:p>#N/DISP</text:p>
          </table:table-cell>
          <table:table-cell table:formula="of:=IF([.A784]=1;[.C784];NA())" office:value-type="float" office:value="7.475215" calcext:value-type="float">
            <text:p>7,475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50547" calcext:value-type="float">
            <text:p>11,050547</text:p>
          </table:table-cell>
          <table:table-cell office:value-type="float" office:value="10.741202" calcext:value-type="float">
            <text:p>10,741202</text:p>
          </table:table-cell>
          <table:table-cell table:formula="of:=IF([.A785]=0;[.C785];NA())" office:value-type="string" office:string-value="" calcext:value-type="error">
            <text:p>#N/DISP</text:p>
          </table:table-cell>
          <table:table-cell table:formula="of:=IF([.A785]=1;[.C785];NA())" office:value-type="float" office:value="10.741202" calcext:value-type="float">
            <text:p>10,741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25233" calcext:value-type="float">
            <text:p>14,325233</text:p>
          </table:table-cell>
          <table:table-cell office:value-type="float" office:value="7.811958" calcext:value-type="float">
            <text:p>7,811958</text:p>
          </table:table-cell>
          <table:table-cell table:formula="of:=IF([.A786]=0;[.C786];NA())" office:value-type="string" office:string-value="" calcext:value-type="error">
            <text:p>#N/DISP</text:p>
          </table:table-cell>
          <table:table-cell table:formula="of:=IF([.A786]=1;[.C786];NA())" office:value-type="float" office:value="7.811958" calcext:value-type="float">
            <text:p>7,8119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56661" calcext:value-type="float">
            <text:p>11,856661</text:p>
          </table:table-cell>
          <table:table-cell office:value-type="float" office:value="5.809234" calcext:value-type="float">
            <text:p>5,809234</text:p>
          </table:table-cell>
          <table:table-cell table:formula="of:=IF([.A787]=0;[.C787];NA())" office:value-type="string" office:string-value="" calcext:value-type="error">
            <text:p>#N/DISP</text:p>
          </table:table-cell>
          <table:table-cell table:formula="of:=IF([.A787]=1;[.C787];NA())" office:value-type="float" office:value="5.809234" calcext:value-type="float">
            <text:p>5,809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79651" calcext:value-type="float">
            <text:p>11,579651</text:p>
          </table:table-cell>
          <table:table-cell office:value-type="float" office:value="11.704325" calcext:value-type="float">
            <text:p>11,704325</text:p>
          </table:table-cell>
          <table:table-cell table:formula="of:=IF([.A788]=0;[.C788];NA())" office:value-type="string" office:string-value="" calcext:value-type="error">
            <text:p>#N/DISP</text:p>
          </table:table-cell>
          <table:table-cell table:formula="of:=IF([.A788]=1;[.C788];NA())" office:value-type="float" office:value="11.704325" calcext:value-type="float">
            <text:p>11,704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88376" calcext:value-type="float">
            <text:p>12,088376</text:p>
          </table:table-cell>
          <table:table-cell office:value-type="float" office:value="6.220069" calcext:value-type="float">
            <text:p>6,220069</text:p>
          </table:table-cell>
          <table:table-cell table:formula="of:=IF([.A789]=0;[.C789];NA())" office:value-type="string" office:string-value="" calcext:value-type="error">
            <text:p>#N/DISP</text:p>
          </table:table-cell>
          <table:table-cell table:formula="of:=IF([.A789]=1;[.C789];NA())" office:value-type="float" office:value="6.220069" calcext:value-type="float">
            <text:p>6,220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78083" calcext:value-type="float">
            <text:p>14,378083</text:p>
          </table:table-cell>
          <table:table-cell office:value-type="float" office:value="7.683096" calcext:value-type="float">
            <text:p>7,683096</text:p>
          </table:table-cell>
          <table:table-cell table:formula="of:=IF([.A790]=0;[.C790];NA())" office:value-type="string" office:string-value="" calcext:value-type="error">
            <text:p>#N/DISP</text:p>
          </table:table-cell>
          <table:table-cell table:formula="of:=IF([.A790]=1;[.C790];NA())" office:value-type="float" office:value="7.683096" calcext:value-type="float">
            <text:p>7,683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88433" calcext:value-type="float">
            <text:p>13,288433</text:p>
          </table:table-cell>
          <table:table-cell office:value-type="float" office:value="10.028436" calcext:value-type="float">
            <text:p>10,028436</text:p>
          </table:table-cell>
          <table:table-cell table:formula="of:=IF([.A791]=0;[.C791];NA())" office:value-type="string" office:string-value="" calcext:value-type="error">
            <text:p>#N/DISP</text:p>
          </table:table-cell>
          <table:table-cell table:formula="of:=IF([.A791]=1;[.C791];NA())" office:value-type="float" office:value="10.028436" calcext:value-type="float">
            <text:p>10,028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43624" calcext:value-type="float">
            <text:p>14,243624</text:p>
          </table:table-cell>
          <table:table-cell office:value-type="float" office:value="7.503705" calcext:value-type="float">
            <text:p>7,503705</text:p>
          </table:table-cell>
          <table:table-cell table:formula="of:=IF([.A792]=0;[.C792];NA())" office:value-type="string" office:string-value="" calcext:value-type="error">
            <text:p>#N/DISP</text:p>
          </table:table-cell>
          <table:table-cell table:formula="of:=IF([.A792]=1;[.C792];NA())" office:value-type="float" office:value="7.503705" calcext:value-type="float">
            <text:p>7,503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40384" calcext:value-type="float">
            <text:p>15,440384</text:p>
          </table:table-cell>
          <table:table-cell office:value-type="float" office:value="8.22681" calcext:value-type="float">
            <text:p>8,22681</text:p>
          </table:table-cell>
          <table:table-cell table:formula="of:=IF([.A793]=0;[.C793];NA())" office:value-type="string" office:string-value="" calcext:value-type="error">
            <text:p>#N/DISP</text:p>
          </table:table-cell>
          <table:table-cell table:formula="of:=IF([.A793]=1;[.C793];NA())" office:value-type="float" office:value="8.22681" calcext:value-type="float">
            <text:p>8,22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28852" calcext:value-type="float">
            <text:p>12,828852</text:p>
          </table:table-cell>
          <table:table-cell office:value-type="float" office:value="8.795628" calcext:value-type="float">
            <text:p>8,795628</text:p>
          </table:table-cell>
          <table:table-cell table:formula="of:=IF([.A794]=0;[.C794];NA())" office:value-type="string" office:string-value="" calcext:value-type="error">
            <text:p>#N/DISP</text:p>
          </table:table-cell>
          <table:table-cell table:formula="of:=IF([.A794]=1;[.C794];NA())" office:value-type="float" office:value="8.795628" calcext:value-type="float">
            <text:p>8,795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1794" calcext:value-type="float">
            <text:p>14,51794</text:p>
          </table:table-cell>
          <table:table-cell office:value-type="float" office:value="8.926405" calcext:value-type="float">
            <text:p>8,926405</text:p>
          </table:table-cell>
          <table:table-cell table:formula="of:=IF([.A795]=0;[.C795];NA())" office:value-type="string" office:string-value="" calcext:value-type="error">
            <text:p>#N/DISP</text:p>
          </table:table-cell>
          <table:table-cell table:formula="of:=IF([.A795]=1;[.C795];NA())" office:value-type="float" office:value="8.926405" calcext:value-type="float">
            <text:p>8,926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03155" calcext:value-type="float">
            <text:p>10,203155</text:p>
          </table:table-cell>
          <table:table-cell office:value-type="float" office:value="8.425339" calcext:value-type="float">
            <text:p>8,425339</text:p>
          </table:table-cell>
          <table:table-cell table:formula="of:=IF([.A796]=0;[.C796];NA())" office:value-type="string" office:string-value="" calcext:value-type="error">
            <text:p>#N/DISP</text:p>
          </table:table-cell>
          <table:table-cell table:formula="of:=IF([.A796]=1;[.C796];NA())" office:value-type="float" office:value="8.425339" calcext:value-type="float">
            <text:p>8,425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54357" calcext:value-type="float">
            <text:p>9,154357</text:p>
          </table:table-cell>
          <table:table-cell office:value-type="float" office:value="8.311018" calcext:value-type="float">
            <text:p>8,311018</text:p>
          </table:table-cell>
          <table:table-cell table:formula="of:=IF([.A797]=0;[.C797];NA())" office:value-type="float" office:value="8.311018" calcext:value-type="float">
            <text:p>8,311018</text:p>
          </table:table-cell>
          <table:table-cell table:formula="of:=IF([.A797]=1;[.C7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43277" calcext:value-type="float">
            <text:p>9,043277</text:p>
          </table:table-cell>
          <table:table-cell office:value-type="float" office:value="8.044907" calcext:value-type="float">
            <text:p>8,044907</text:p>
          </table:table-cell>
          <table:table-cell table:formula="of:=IF([.A798]=0;[.C798];NA())" office:value-type="float" office:value="8.044907" calcext:value-type="float">
            <text:p>8,044907</text:p>
          </table:table-cell>
          <table:table-cell table:formula="of:=IF([.A798]=1;[.C7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95425" calcext:value-type="float">
            <text:p>12,895425</text:p>
          </table:table-cell>
          <table:table-cell office:value-type="float" office:value="6.93299" calcext:value-type="float">
            <text:p>6,93299</text:p>
          </table:table-cell>
          <table:table-cell table:formula="of:=IF([.A799]=0;[.C799];NA())" office:value-type="string" office:string-value="" calcext:value-type="error">
            <text:p>#N/DISP</text:p>
          </table:table-cell>
          <table:table-cell table:formula="of:=IF([.A799]=1;[.C799];NA())" office:value-type="float" office:value="6.93299" calcext:value-type="float">
            <text:p>6,93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78522" calcext:value-type="float">
            <text:p>15,278522</text:p>
          </table:table-cell>
          <table:table-cell office:value-type="float" office:value="8.704539" calcext:value-type="float">
            <text:p>8,704539</text:p>
          </table:table-cell>
          <table:table-cell table:formula="of:=IF([.A800]=0;[.C800];NA())" office:value-type="string" office:string-value="" calcext:value-type="error">
            <text:p>#N/DISP</text:p>
          </table:table-cell>
          <table:table-cell table:formula="of:=IF([.A800]=1;[.C800];NA())" office:value-type="float" office:value="8.704539" calcext:value-type="float">
            <text:p>8,704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97762" calcext:value-type="float">
            <text:p>14,597762</text:p>
          </table:table-cell>
          <table:table-cell office:value-type="float" office:value="8.654923" calcext:value-type="float">
            <text:p>8,654923</text:p>
          </table:table-cell>
          <table:table-cell table:formula="of:=IF([.A801]=0;[.C801];NA())" office:value-type="string" office:string-value="" calcext:value-type="error">
            <text:p>#N/DISP</text:p>
          </table:table-cell>
          <table:table-cell table:formula="of:=IF([.A801]=1;[.C801];NA())" office:value-type="float" office:value="8.654923" calcext:value-type="float">
            <text:p>8,654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8402" calcext:value-type="float">
            <text:p>13,38402</text:p>
          </table:table-cell>
          <table:table-cell office:value-type="float" office:value="9.75081" calcext:value-type="float">
            <text:p>9,75081</text:p>
          </table:table-cell>
          <table:table-cell table:formula="of:=IF([.A802]=0;[.C802];NA())" office:value-type="string" office:string-value="" calcext:value-type="error">
            <text:p>#N/DISP</text:p>
          </table:table-cell>
          <table:table-cell table:formula="of:=IF([.A802]=1;[.C802];NA())" office:value-type="float" office:value="9.75081" calcext:value-type="float">
            <text:p>9,75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81734" calcext:value-type="float">
            <text:p>15,281734</text:p>
          </table:table-cell>
          <table:table-cell office:value-type="float" office:value="8.488202" calcext:value-type="float">
            <text:p>8,488202</text:p>
          </table:table-cell>
          <table:table-cell table:formula="of:=IF([.A803]=0;[.C803];NA())" office:value-type="string" office:string-value="" calcext:value-type="error">
            <text:p>#N/DISP</text:p>
          </table:table-cell>
          <table:table-cell table:formula="of:=IF([.A803]=1;[.C803];NA())" office:value-type="float" office:value="8.488202" calcext:value-type="float">
            <text:p>8,488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66319" calcext:value-type="float">
            <text:p>13,666319</text:p>
          </table:table-cell>
          <table:table-cell office:value-type="float" office:value="5.822008" calcext:value-type="float">
            <text:p>5,822008</text:p>
          </table:table-cell>
          <table:table-cell table:formula="of:=IF([.A804]=0;[.C804];NA())" office:value-type="string" office:string-value="" calcext:value-type="error">
            <text:p>#N/DISP</text:p>
          </table:table-cell>
          <table:table-cell table:formula="of:=IF([.A804]=1;[.C804];NA())" office:value-type="float" office:value="5.822008" calcext:value-type="float">
            <text:p>5,822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88871" calcext:value-type="float">
            <text:p>11,288871</text:p>
          </table:table-cell>
          <table:table-cell office:value-type="float" office:value="8.566915" calcext:value-type="float">
            <text:p>8,566915</text:p>
          </table:table-cell>
          <table:table-cell table:formula="of:=IF([.A805]=0;[.C805];NA())" office:value-type="string" office:string-value="" calcext:value-type="error">
            <text:p>#N/DISP</text:p>
          </table:table-cell>
          <table:table-cell table:formula="of:=IF([.A805]=1;[.C805];NA())" office:value-type="float" office:value="8.566915" calcext:value-type="float">
            <text:p>8,566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84296" calcext:value-type="float">
            <text:p>15,184296</text:p>
          </table:table-cell>
          <table:table-cell office:value-type="float" office:value="9.477694" calcext:value-type="float">
            <text:p>9,477694</text:p>
          </table:table-cell>
          <table:table-cell table:formula="of:=IF([.A806]=0;[.C806];NA())" office:value-type="string" office:string-value="" calcext:value-type="error">
            <text:p>#N/DISP</text:p>
          </table:table-cell>
          <table:table-cell table:formula="of:=IF([.A806]=1;[.C806];NA())" office:value-type="float" office:value="9.477694" calcext:value-type="float">
            <text:p>9,477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54043" calcext:value-type="float">
            <text:p>14,254043</text:p>
          </table:table-cell>
          <table:table-cell office:value-type="float" office:value="6.392232" calcext:value-type="float">
            <text:p>6,392232</text:p>
          </table:table-cell>
          <table:table-cell table:formula="of:=IF([.A807]=0;[.C807];NA())" office:value-type="string" office:string-value="" calcext:value-type="error">
            <text:p>#N/DISP</text:p>
          </table:table-cell>
          <table:table-cell table:formula="of:=IF([.A807]=1;[.C807];NA())" office:value-type="float" office:value="6.392232" calcext:value-type="float">
            <text:p>6,392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61805" calcext:value-type="float">
            <text:p>13,361805</text:p>
          </table:table-cell>
          <table:table-cell office:value-type="float" office:value="6.515779" calcext:value-type="float">
            <text:p>6,515779</text:p>
          </table:table-cell>
          <table:table-cell table:formula="of:=IF([.A808]=0;[.C808];NA())" office:value-type="string" office:string-value="" calcext:value-type="error">
            <text:p>#N/DISP</text:p>
          </table:table-cell>
          <table:table-cell table:formula="of:=IF([.A808]=1;[.C808];NA())" office:value-type="float" office:value="6.515779" calcext:value-type="float">
            <text:p>6,515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47156" calcext:value-type="float">
            <text:p>13,447156</text:p>
          </table:table-cell>
          <table:table-cell office:value-type="float" office:value="10.966589" calcext:value-type="float">
            <text:p>10,966589</text:p>
          </table:table-cell>
          <table:table-cell table:formula="of:=IF([.A809]=0;[.C809];NA())" office:value-type="string" office:string-value="" calcext:value-type="error">
            <text:p>#N/DISP</text:p>
          </table:table-cell>
          <table:table-cell table:formula="of:=IF([.A809]=1;[.C809];NA())" office:value-type="float" office:value="10.966589" calcext:value-type="float">
            <text:p>10,966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3889" calcext:value-type="float">
            <text:p>13,23889</text:p>
          </table:table-cell>
          <table:table-cell office:value-type="float" office:value="9.278698" calcext:value-type="float">
            <text:p>9,278698</text:p>
          </table:table-cell>
          <table:table-cell table:formula="of:=IF([.A810]=0;[.C810];NA())" office:value-type="string" office:string-value="" calcext:value-type="error">
            <text:p>#N/DISP</text:p>
          </table:table-cell>
          <table:table-cell table:formula="of:=IF([.A810]=1;[.C810];NA())" office:value-type="float" office:value="9.278698" calcext:value-type="float">
            <text:p>9,2786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33027" calcext:value-type="float">
            <text:p>9,633027</text:p>
          </table:table-cell>
          <table:table-cell office:value-type="float" office:value="8.826184" calcext:value-type="float">
            <text:p>8,826184</text:p>
          </table:table-cell>
          <table:table-cell table:formula="of:=IF([.A811]=0;[.C811];NA())" office:value-type="string" office:string-value="" calcext:value-type="error">
            <text:p>#N/DISP</text:p>
          </table:table-cell>
          <table:table-cell table:formula="of:=IF([.A811]=1;[.C811];NA())" office:value-type="float" office:value="8.826184" calcext:value-type="float">
            <text:p>8,826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15869" calcext:value-type="float">
            <text:p>14,715869</text:p>
          </table:table-cell>
          <table:table-cell office:value-type="float" office:value="8.38139" calcext:value-type="float">
            <text:p>8,38139</text:p>
          </table:table-cell>
          <table:table-cell table:formula="of:=IF([.A812]=0;[.C812];NA())" office:value-type="string" office:string-value="" calcext:value-type="error">
            <text:p>#N/DISP</text:p>
          </table:table-cell>
          <table:table-cell table:formula="of:=IF([.A812]=1;[.C812];NA())" office:value-type="float" office:value="8.38139" calcext:value-type="float">
            <text:p>8,38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48833" calcext:value-type="float">
            <text:p>11,948833</text:p>
          </table:table-cell>
          <table:table-cell office:value-type="float" office:value="8.558574" calcext:value-type="float">
            <text:p>8,558574</text:p>
          </table:table-cell>
          <table:table-cell table:formula="of:=IF([.A813]=0;[.C813];NA())" office:value-type="string" office:string-value="" calcext:value-type="error">
            <text:p>#N/DISP</text:p>
          </table:table-cell>
          <table:table-cell table:formula="of:=IF([.A813]=1;[.C813];NA())" office:value-type="float" office:value="8.558574" calcext:value-type="float">
            <text:p>8,558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81874" calcext:value-type="float">
            <text:p>10,081874</text:p>
          </table:table-cell>
          <table:table-cell office:value-type="float" office:value="7.109528" calcext:value-type="float">
            <text:p>7,109528</text:p>
          </table:table-cell>
          <table:table-cell table:formula="of:=IF([.A814]=0;[.C814];NA())" office:value-type="string" office:string-value="" calcext:value-type="error">
            <text:p>#N/DISP</text:p>
          </table:table-cell>
          <table:table-cell table:formula="of:=IF([.A814]=1;[.C814];NA())" office:value-type="float" office:value="7.109528" calcext:value-type="float">
            <text:p>7,109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46775" calcext:value-type="float">
            <text:p>15,446775</text:p>
          </table:table-cell>
          <table:table-cell office:value-type="float" office:value="8.193702" calcext:value-type="float">
            <text:p>8,193702</text:p>
          </table:table-cell>
          <table:table-cell table:formula="of:=IF([.A815]=0;[.C815];NA())" office:value-type="string" office:string-value="" calcext:value-type="error">
            <text:p>#N/DISP</text:p>
          </table:table-cell>
          <table:table-cell table:formula="of:=IF([.A815]=1;[.C815];NA())" office:value-type="float" office:value="8.193702" calcext:value-type="float">
            <text:p>8,193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08355" calcext:value-type="float">
            <text:p>13,008355</text:p>
          </table:table-cell>
          <table:table-cell office:value-type="float" office:value="6.722759" calcext:value-type="float">
            <text:p>6,722759</text:p>
          </table:table-cell>
          <table:table-cell table:formula="of:=IF([.A816]=0;[.C816];NA())" office:value-type="string" office:string-value="" calcext:value-type="error">
            <text:p>#N/DISP</text:p>
          </table:table-cell>
          <table:table-cell table:formula="of:=IF([.A816]=1;[.C816];NA())" office:value-type="float" office:value="6.722759" calcext:value-type="float">
            <text:p>6,722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81396" calcext:value-type="float">
            <text:p>9,581396</text:p>
          </table:table-cell>
          <table:table-cell office:value-type="float" office:value="6.973628" calcext:value-type="float">
            <text:p>6,973628</text:p>
          </table:table-cell>
          <table:table-cell table:formula="of:=IF([.A817]=0;[.C817];NA())" office:value-type="string" office:string-value="" calcext:value-type="error">
            <text:p>#N/DISP</text:p>
          </table:table-cell>
          <table:table-cell table:formula="of:=IF([.A817]=1;[.C817];NA())" office:value-type="float" office:value="6.973628" calcext:value-type="float">
            <text:p>6,973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44202" calcext:value-type="float">
            <text:p>9,644202</text:p>
          </table:table-cell>
          <table:table-cell office:value-type="float" office:value="7.185984" calcext:value-type="float">
            <text:p>7,185984</text:p>
          </table:table-cell>
          <table:table-cell table:formula="of:=IF([.A818]=0;[.C818];NA())" office:value-type="string" office:string-value="" calcext:value-type="error">
            <text:p>#N/DISP</text:p>
          </table:table-cell>
          <table:table-cell table:formula="of:=IF([.A818]=1;[.C818];NA())" office:value-type="float" office:value="7.185984" calcext:value-type="float">
            <text:p>7,185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20784" calcext:value-type="float">
            <text:p>15,120784</text:p>
          </table:table-cell>
          <table:table-cell office:value-type="float" office:value="9.169673" calcext:value-type="float">
            <text:p>9,169673</text:p>
          </table:table-cell>
          <table:table-cell table:formula="of:=IF([.A819]=0;[.C819];NA())" office:value-type="string" office:string-value="" calcext:value-type="error">
            <text:p>#N/DISP</text:p>
          </table:table-cell>
          <table:table-cell table:formula="of:=IF([.A819]=1;[.C819];NA())" office:value-type="float" office:value="9.169673" calcext:value-type="float">
            <text:p>9,169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88725" calcext:value-type="float">
            <text:p>9,388725</text:p>
          </table:table-cell>
          <table:table-cell office:value-type="float" office:value="9.21491" calcext:value-type="float">
            <text:p>9,21491</text:p>
          </table:table-cell>
          <table:table-cell table:formula="of:=IF([.A820]=0;[.C820];NA())" office:value-type="string" office:string-value="" calcext:value-type="error">
            <text:p>#N/DISP</text:p>
          </table:table-cell>
          <table:table-cell table:formula="of:=IF([.A820]=1;[.C820];NA())" office:value-type="float" office:value="9.21491" calcext:value-type="float">
            <text:p>9,214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21469" calcext:value-type="float">
            <text:p>9,921469</text:p>
          </table:table-cell>
          <table:table-cell office:value-type="float" office:value="7.165519" calcext:value-type="float">
            <text:p>7,165519</text:p>
          </table:table-cell>
          <table:table-cell table:formula="of:=IF([.A821]=0;[.C821];NA())" office:value-type="string" office:string-value="" calcext:value-type="error">
            <text:p>#N/DISP</text:p>
          </table:table-cell>
          <table:table-cell table:formula="of:=IF([.A821]=1;[.C821];NA())" office:value-type="float" office:value="7.165519" calcext:value-type="float">
            <text:p>7,165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88198" calcext:value-type="float">
            <text:p>9,288198</text:p>
          </table:table-cell>
          <table:table-cell office:value-type="float" office:value="8.975046" calcext:value-type="float">
            <text:p>8,975046</text:p>
          </table:table-cell>
          <table:table-cell table:formula="of:=IF([.A822]=0;[.C822];NA())" office:value-type="float" office:value="8.975046" calcext:value-type="float">
            <text:p>8,975046</text:p>
          </table:table-cell>
          <table:table-cell table:formula="of:=IF([.A822]=1;[.C8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44974" calcext:value-type="float">
            <text:p>9,244974</text:p>
          </table:table-cell>
          <table:table-cell office:value-type="float" office:value="7.790619" calcext:value-type="float">
            <text:p>7,790619</text:p>
          </table:table-cell>
          <table:table-cell table:formula="of:=IF([.A823]=0;[.C823];NA())" office:value-type="float" office:value="7.790619" calcext:value-type="float">
            <text:p>7,790619</text:p>
          </table:table-cell>
          <table:table-cell table:formula="of:=IF([.A823]=1;[.C8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9592" calcext:value-type="float">
            <text:p>13,59592</text:p>
          </table:table-cell>
          <table:table-cell office:value-type="float" office:value="10.415032" calcext:value-type="float">
            <text:p>10,415032</text:p>
          </table:table-cell>
          <table:table-cell table:formula="of:=IF([.A824]=0;[.C824];NA())" office:value-type="string" office:string-value="" calcext:value-type="error">
            <text:p>#N/DISP</text:p>
          </table:table-cell>
          <table:table-cell table:formula="of:=IF([.A824]=1;[.C824];NA())" office:value-type="float" office:value="10.415032" calcext:value-type="float">
            <text:p>10,415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30561" calcext:value-type="float">
            <text:p>13,430561</text:p>
          </table:table-cell>
          <table:table-cell office:value-type="float" office:value="7.933387" calcext:value-type="float">
            <text:p>7,933387</text:p>
          </table:table-cell>
          <table:table-cell table:formula="of:=IF([.A825]=0;[.C825];NA())" office:value-type="string" office:string-value="" calcext:value-type="error">
            <text:p>#N/DISP</text:p>
          </table:table-cell>
          <table:table-cell table:formula="of:=IF([.A825]=1;[.C825];NA())" office:value-type="float" office:value="7.933387" calcext:value-type="float">
            <text:p>7,933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5332" calcext:value-type="float">
            <text:p>14,85332</text:p>
          </table:table-cell>
          <table:table-cell office:value-type="float" office:value="6.881017" calcext:value-type="float">
            <text:p>6,881017</text:p>
          </table:table-cell>
          <table:table-cell table:formula="of:=IF([.A826]=0;[.C826];NA())" office:value-type="string" office:string-value="" calcext:value-type="error">
            <text:p>#N/DISP</text:p>
          </table:table-cell>
          <table:table-cell table:formula="of:=IF([.A826]=1;[.C826];NA())" office:value-type="float" office:value="6.881017" calcext:value-type="float">
            <text:p>6,881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05784" calcext:value-type="float">
            <text:p>14,405784</text:p>
          </table:table-cell>
          <table:table-cell office:value-type="float" office:value="8.554646" calcext:value-type="float">
            <text:p>8,554646</text:p>
          </table:table-cell>
          <table:table-cell table:formula="of:=IF([.A827]=0;[.C827];NA())" office:value-type="string" office:string-value="" calcext:value-type="error">
            <text:p>#N/DISP</text:p>
          </table:table-cell>
          <table:table-cell table:formula="of:=IF([.A827]=1;[.C827];NA())" office:value-type="float" office:value="8.554646" calcext:value-type="float">
            <text:p>8,554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49986" calcext:value-type="float">
            <text:p>15,049986</text:p>
          </table:table-cell>
          <table:table-cell office:value-type="float" office:value="7.219508" calcext:value-type="float">
            <text:p>7,219508</text:p>
          </table:table-cell>
          <table:table-cell table:formula="of:=IF([.A828]=0;[.C828];NA())" office:value-type="string" office:string-value="" calcext:value-type="error">
            <text:p>#N/DISP</text:p>
          </table:table-cell>
          <table:table-cell table:formula="of:=IF([.A828]=1;[.C828];NA())" office:value-type="float" office:value="7.219508" calcext:value-type="float">
            <text:p>7,219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85428" calcext:value-type="float">
            <text:p>11,885428</text:p>
          </table:table-cell>
          <table:table-cell office:value-type="float" office:value="8.282082" calcext:value-type="float">
            <text:p>8,282082</text:p>
          </table:table-cell>
          <table:table-cell table:formula="of:=IF([.A829]=0;[.C829];NA())" office:value-type="string" office:string-value="" calcext:value-type="error">
            <text:p>#N/DISP</text:p>
          </table:table-cell>
          <table:table-cell table:formula="of:=IF([.A829]=1;[.C829];NA())" office:value-type="float" office:value="8.282082" calcext:value-type="float">
            <text:p>8,282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5101" calcext:value-type="float">
            <text:p>9,265101</text:p>
          </table:table-cell>
          <table:table-cell office:value-type="float" office:value="8.148739" calcext:value-type="float">
            <text:p>8,148739</text:p>
          </table:table-cell>
          <table:table-cell table:formula="of:=IF([.A830]=0;[.C830];NA())" office:value-type="float" office:value="8.148739" calcext:value-type="float">
            <text:p>8,148739</text:p>
          </table:table-cell>
          <table:table-cell table:formula="of:=IF([.A830]=1;[.C8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77681" calcext:value-type="float">
            <text:p>13,677681</text:p>
          </table:table-cell>
          <table:table-cell office:value-type="float" office:value="10.89915" calcext:value-type="float">
            <text:p>10,89915</text:p>
          </table:table-cell>
          <table:table-cell table:formula="of:=IF([.A831]=0;[.C831];NA())" office:value-type="string" office:string-value="" calcext:value-type="error">
            <text:p>#N/DISP</text:p>
          </table:table-cell>
          <table:table-cell table:formula="of:=IF([.A831]=1;[.C831];NA())" office:value-type="float" office:value="10.89915" calcext:value-type="float">
            <text:p>10,89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2296" calcext:value-type="float">
            <text:p>13,22296</text:p>
          </table:table-cell>
          <table:table-cell office:value-type="float" office:value="5.947389" calcext:value-type="float">
            <text:p>5,947389</text:p>
          </table:table-cell>
          <table:table-cell table:formula="of:=IF([.A832]=0;[.C832];NA())" office:value-type="string" office:string-value="" calcext:value-type="error">
            <text:p>#N/DISP</text:p>
          </table:table-cell>
          <table:table-cell table:formula="of:=IF([.A832]=1;[.C832];NA())" office:value-type="float" office:value="5.947389" calcext:value-type="float">
            <text:p>5,947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74669" calcext:value-type="float">
            <text:p>9,974669</text:p>
          </table:table-cell>
          <table:table-cell office:value-type="float" office:value="7.403004" calcext:value-type="float">
            <text:p>7,403004</text:p>
          </table:table-cell>
          <table:table-cell table:formula="of:=IF([.A833]=0;[.C833];NA())" office:value-type="string" office:string-value="" calcext:value-type="error">
            <text:p>#N/DISP</text:p>
          </table:table-cell>
          <table:table-cell table:formula="of:=IF([.A833]=1;[.C833];NA())" office:value-type="float" office:value="7.403004" calcext:value-type="float">
            <text:p>7,403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49714" calcext:value-type="float">
            <text:p>13,649714</text:p>
          </table:table-cell>
          <table:table-cell office:value-type="float" office:value="10.056131" calcext:value-type="float">
            <text:p>10,056131</text:p>
          </table:table-cell>
          <table:table-cell table:formula="of:=IF([.A834]=0;[.C834];NA())" office:value-type="string" office:string-value="" calcext:value-type="error">
            <text:p>#N/DISP</text:p>
          </table:table-cell>
          <table:table-cell table:formula="of:=IF([.A834]=1;[.C834];NA())" office:value-type="float" office:value="10.056131" calcext:value-type="float">
            <text:p>10,056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16812" calcext:value-type="float">
            <text:p>11,816812</text:p>
          </table:table-cell>
          <table:table-cell office:value-type="float" office:value="6.056751" calcext:value-type="float">
            <text:p>6,056751</text:p>
          </table:table-cell>
          <table:table-cell table:formula="of:=IF([.A835]=0;[.C835];NA())" office:value-type="string" office:string-value="" calcext:value-type="error">
            <text:p>#N/DISP</text:p>
          </table:table-cell>
          <table:table-cell table:formula="of:=IF([.A835]=1;[.C835];NA())" office:value-type="float" office:value="6.056751" calcext:value-type="float">
            <text:p>6,056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22731" calcext:value-type="float">
            <text:p>9,922731</text:p>
          </table:table-cell>
          <table:table-cell office:value-type="float" office:value="8.091329" calcext:value-type="float">
            <text:p>8,091329</text:p>
          </table:table-cell>
          <table:table-cell table:formula="of:=IF([.A836]=0;[.C836];NA())" office:value-type="string" office:string-value="" calcext:value-type="error">
            <text:p>#N/DISP</text:p>
          </table:table-cell>
          <table:table-cell table:formula="of:=IF([.A836]=1;[.C836];NA())" office:value-type="float" office:value="8.091329" calcext:value-type="float">
            <text:p>8,09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87312" calcext:value-type="float">
            <text:p>14,187312</text:p>
          </table:table-cell>
          <table:table-cell office:value-type="float" office:value="10.724715" calcext:value-type="float">
            <text:p>10,724715</text:p>
          </table:table-cell>
          <table:table-cell table:formula="of:=IF([.A837]=0;[.C837];NA())" office:value-type="string" office:string-value="" calcext:value-type="error">
            <text:p>#N/DISP</text:p>
          </table:table-cell>
          <table:table-cell table:formula="of:=IF([.A837]=1;[.C837];NA())" office:value-type="float" office:value="10.724715" calcext:value-type="float">
            <text:p>10,724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50632" calcext:value-type="float">
            <text:p>13,550632</text:p>
          </table:table-cell>
          <table:table-cell office:value-type="float" office:value="8.80337" calcext:value-type="float">
            <text:p>8,80337</text:p>
          </table:table-cell>
          <table:table-cell table:formula="of:=IF([.A838]=0;[.C838];NA())" office:value-type="string" office:string-value="" calcext:value-type="error">
            <text:p>#N/DISP</text:p>
          </table:table-cell>
          <table:table-cell table:formula="of:=IF([.A838]=1;[.C838];NA())" office:value-type="float" office:value="8.80337" calcext:value-type="float">
            <text:p>8,80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40499" calcext:value-type="float">
            <text:p>13,340499</text:p>
          </table:table-cell>
          <table:table-cell office:value-type="float" office:value="5.568015" calcext:value-type="float">
            <text:p>5,568015</text:p>
          </table:table-cell>
          <table:table-cell table:formula="of:=IF([.A839]=0;[.C839];NA())" office:value-type="string" office:string-value="" calcext:value-type="error">
            <text:p>#N/DISP</text:p>
          </table:table-cell>
          <table:table-cell table:formula="of:=IF([.A839]=1;[.C839];NA())" office:value-type="float" office:value="5.568015" calcext:value-type="float">
            <text:p>5,568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00485" calcext:value-type="float">
            <text:p>12,900485</text:p>
          </table:table-cell>
          <table:table-cell office:value-type="float" office:value="8.453444" calcext:value-type="float">
            <text:p>8,453444</text:p>
          </table:table-cell>
          <table:table-cell table:formula="of:=IF([.A840]=0;[.C840];NA())" office:value-type="string" office:string-value="" calcext:value-type="error">
            <text:p>#N/DISP</text:p>
          </table:table-cell>
          <table:table-cell table:formula="of:=IF([.A840]=1;[.C840];NA())" office:value-type="float" office:value="8.453444" calcext:value-type="float">
            <text:p>8,453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60498" calcext:value-type="float">
            <text:p>15,360498</text:p>
          </table:table-cell>
          <table:table-cell office:value-type="float" office:value="8.718546" calcext:value-type="float">
            <text:p>8,718546</text:p>
          </table:table-cell>
          <table:table-cell table:formula="of:=IF([.A841]=0;[.C841];NA())" office:value-type="string" office:string-value="" calcext:value-type="error">
            <text:p>#N/DISP</text:p>
          </table:table-cell>
          <table:table-cell table:formula="of:=IF([.A841]=1;[.C841];NA())" office:value-type="float" office:value="8.718546" calcext:value-type="float">
            <text:p>8,718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19237" calcext:value-type="float">
            <text:p>11,719237</text:p>
          </table:table-cell>
          <table:table-cell office:value-type="float" office:value="6.483428" calcext:value-type="float">
            <text:p>6,483428</text:p>
          </table:table-cell>
          <table:table-cell table:formula="of:=IF([.A842]=0;[.C842];NA())" office:value-type="string" office:string-value="" calcext:value-type="error">
            <text:p>#N/DISP</text:p>
          </table:table-cell>
          <table:table-cell table:formula="of:=IF([.A842]=1;[.C842];NA())" office:value-type="float" office:value="6.483428" calcext:value-type="float">
            <text:p>6,483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21882" calcext:value-type="float">
            <text:p>13,121882</text:p>
          </table:table-cell>
          <table:table-cell office:value-type="float" office:value="5.592577" calcext:value-type="float">
            <text:p>5,592577</text:p>
          </table:table-cell>
          <table:table-cell table:formula="of:=IF([.A843]=0;[.C843];NA())" office:value-type="string" office:string-value="" calcext:value-type="error">
            <text:p>#N/DISP</text:p>
          </table:table-cell>
          <table:table-cell table:formula="of:=IF([.A843]=1;[.C843];NA())" office:value-type="float" office:value="5.592577" calcext:value-type="float">
            <text:p>5,592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54843" calcext:value-type="float">
            <text:p>10,854843</text:p>
          </table:table-cell>
          <table:table-cell office:value-type="float" office:value="8.940274" calcext:value-type="float">
            <text:p>8,940274</text:p>
          </table:table-cell>
          <table:table-cell table:formula="of:=IF([.A844]=0;[.C844];NA())" office:value-type="string" office:string-value="" calcext:value-type="error">
            <text:p>#N/DISP</text:p>
          </table:table-cell>
          <table:table-cell table:formula="of:=IF([.A844]=1;[.C844];NA())" office:value-type="float" office:value="8.940274" calcext:value-type="float">
            <text:p>8,940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67246" calcext:value-type="float">
            <text:p>10,267246</text:p>
          </table:table-cell>
          <table:table-cell office:value-type="float" office:value="11.043278" calcext:value-type="float">
            <text:p>11,043278</text:p>
          </table:table-cell>
          <table:table-cell table:formula="of:=IF([.A845]=0;[.C845];NA())" office:value-type="string" office:string-value="" calcext:value-type="error">
            <text:p>#N/DISP</text:p>
          </table:table-cell>
          <table:table-cell table:formula="of:=IF([.A845]=1;[.C845];NA())" office:value-type="float" office:value="11.043278" calcext:value-type="float">
            <text:p>11,043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6961" calcext:value-type="float">
            <text:p>14,916961</text:p>
          </table:table-cell>
          <table:table-cell office:value-type="float" office:value="9.932133" calcext:value-type="float">
            <text:p>9,932133</text:p>
          </table:table-cell>
          <table:table-cell table:formula="of:=IF([.A846]=0;[.C846];NA())" office:value-type="string" office:string-value="" calcext:value-type="error">
            <text:p>#N/DISP</text:p>
          </table:table-cell>
          <table:table-cell table:formula="of:=IF([.A846]=1;[.C846];NA())" office:value-type="float" office:value="9.932133" calcext:value-type="float">
            <text:p>9,932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7009" calcext:value-type="float">
            <text:p>11,07009</text:p>
          </table:table-cell>
          <table:table-cell office:value-type="float" office:value="10.688884" calcext:value-type="float">
            <text:p>10,688884</text:p>
          </table:table-cell>
          <table:table-cell table:formula="of:=IF([.A847]=0;[.C847];NA())" office:value-type="string" office:string-value="" calcext:value-type="error">
            <text:p>#N/DISP</text:p>
          </table:table-cell>
          <table:table-cell table:formula="of:=IF([.A847]=1;[.C847];NA())" office:value-type="float" office:value="10.688884" calcext:value-type="float">
            <text:p>10,688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92822" calcext:value-type="float">
            <text:p>11,992822</text:p>
          </table:table-cell>
          <table:table-cell office:value-type="float" office:value="11.684587" calcext:value-type="float">
            <text:p>11,684587</text:p>
          </table:table-cell>
          <table:table-cell table:formula="of:=IF([.A848]=0;[.C848];NA())" office:value-type="string" office:string-value="" calcext:value-type="error">
            <text:p>#N/DISP</text:p>
          </table:table-cell>
          <table:table-cell table:formula="of:=IF([.A848]=1;[.C848];NA())" office:value-type="float" office:value="11.684587" calcext:value-type="float">
            <text:p>11,684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86197" calcext:value-type="float">
            <text:p>13,086197</text:p>
          </table:table-cell>
          <table:table-cell office:value-type="float" office:value="10.619302" calcext:value-type="float">
            <text:p>10,619302</text:p>
          </table:table-cell>
          <table:table-cell table:formula="of:=IF([.A849]=0;[.C849];NA())" office:value-type="string" office:string-value="" calcext:value-type="error">
            <text:p>#N/DISP</text:p>
          </table:table-cell>
          <table:table-cell table:formula="of:=IF([.A849]=1;[.C849];NA())" office:value-type="float" office:value="10.619302" calcext:value-type="float">
            <text:p>10,619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46829" calcext:value-type="float">
            <text:p>11,146829</text:p>
          </table:table-cell>
          <table:table-cell office:value-type="float" office:value="7.228544" calcext:value-type="float">
            <text:p>7,228544</text:p>
          </table:table-cell>
          <table:table-cell table:formula="of:=IF([.A850]=0;[.C850];NA())" office:value-type="string" office:string-value="" calcext:value-type="error">
            <text:p>#N/DISP</text:p>
          </table:table-cell>
          <table:table-cell table:formula="of:=IF([.A850]=1;[.C850];NA())" office:value-type="float" office:value="7.228544" calcext:value-type="float">
            <text:p>7,228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69801" calcext:value-type="float">
            <text:p>12,169801</text:p>
          </table:table-cell>
          <table:table-cell office:value-type="float" office:value="7.49656" calcext:value-type="float">
            <text:p>7,49656</text:p>
          </table:table-cell>
          <table:table-cell table:formula="of:=IF([.A851]=0;[.C851];NA())" office:value-type="string" office:string-value="" calcext:value-type="error">
            <text:p>#N/DISP</text:p>
          </table:table-cell>
          <table:table-cell table:formula="of:=IF([.A851]=1;[.C851];NA())" office:value-type="float" office:value="7.49656" calcext:value-type="float">
            <text:p>7,49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80286" calcext:value-type="float">
            <text:p>9,580286</text:p>
          </table:table-cell>
          <table:table-cell office:value-type="float" office:value="8.550398" calcext:value-type="float">
            <text:p>8,550398</text:p>
          </table:table-cell>
          <table:table-cell table:formula="of:=IF([.A852]=0;[.C852];NA())" office:value-type="string" office:string-value="" calcext:value-type="error">
            <text:p>#N/DISP</text:p>
          </table:table-cell>
          <table:table-cell table:formula="of:=IF([.A852]=1;[.C852];NA())" office:value-type="float" office:value="8.550398" calcext:value-type="float">
            <text:p>8,550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78549" calcext:value-type="float">
            <text:p>11,278549</text:p>
          </table:table-cell>
          <table:table-cell office:value-type="float" office:value="9.733826" calcext:value-type="float">
            <text:p>9,733826</text:p>
          </table:table-cell>
          <table:table-cell table:formula="of:=IF([.A853]=0;[.C853];NA())" office:value-type="string" office:string-value="" calcext:value-type="error">
            <text:p>#N/DISP</text:p>
          </table:table-cell>
          <table:table-cell table:formula="of:=IF([.A853]=1;[.C853];NA())" office:value-type="float" office:value="9.733826" calcext:value-type="float">
            <text:p>9,733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00432" calcext:value-type="float">
            <text:p>15,400432</text:p>
          </table:table-cell>
          <table:table-cell office:value-type="float" office:value="8.613181" calcext:value-type="float">
            <text:p>8,613181</text:p>
          </table:table-cell>
          <table:table-cell table:formula="of:=IF([.A854]=0;[.C854];NA())" office:value-type="string" office:string-value="" calcext:value-type="error">
            <text:p>#N/DISP</text:p>
          </table:table-cell>
          <table:table-cell table:formula="of:=IF([.A854]=1;[.C854];NA())" office:value-type="float" office:value="8.613181" calcext:value-type="float">
            <text:p>8,613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93649" calcext:value-type="float">
            <text:p>14,993649</text:p>
          </table:table-cell>
          <table:table-cell office:value-type="float" office:value="7.866459" calcext:value-type="float">
            <text:p>7,866459</text:p>
          </table:table-cell>
          <table:table-cell table:formula="of:=IF([.A855]=0;[.C855];NA())" office:value-type="string" office:string-value="" calcext:value-type="error">
            <text:p>#N/DISP</text:p>
          </table:table-cell>
          <table:table-cell table:formula="of:=IF([.A855]=1;[.C855];NA())" office:value-type="float" office:value="7.866459" calcext:value-type="float">
            <text:p>7,866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2061" calcext:value-type="float">
            <text:p>14,42061</text:p>
          </table:table-cell>
          <table:table-cell office:value-type="float" office:value="9.936549" calcext:value-type="float">
            <text:p>9,936549</text:p>
          </table:table-cell>
          <table:table-cell table:formula="of:=IF([.A856]=0;[.C856];NA())" office:value-type="string" office:string-value="" calcext:value-type="error">
            <text:p>#N/DISP</text:p>
          </table:table-cell>
          <table:table-cell table:formula="of:=IF([.A856]=1;[.C856];NA())" office:value-type="float" office:value="9.936549" calcext:value-type="float">
            <text:p>9,936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23869" calcext:value-type="float">
            <text:p>11,523869</text:p>
          </table:table-cell>
          <table:table-cell office:value-type="float" office:value="6.439371" calcext:value-type="float">
            <text:p>6,439371</text:p>
          </table:table-cell>
          <table:table-cell table:formula="of:=IF([.A857]=0;[.C857];NA())" office:value-type="string" office:string-value="" calcext:value-type="error">
            <text:p>#N/DISP</text:p>
          </table:table-cell>
          <table:table-cell table:formula="of:=IF([.A857]=1;[.C857];NA())" office:value-type="float" office:value="6.439371" calcext:value-type="float">
            <text:p>6,439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18455" calcext:value-type="float">
            <text:p>11,418455</text:p>
          </table:table-cell>
          <table:table-cell office:value-type="float" office:value="8.068489" calcext:value-type="float">
            <text:p>8,068489</text:p>
          </table:table-cell>
          <table:table-cell table:formula="of:=IF([.A858]=0;[.C858];NA())" office:value-type="string" office:string-value="" calcext:value-type="error">
            <text:p>#N/DISP</text:p>
          </table:table-cell>
          <table:table-cell table:formula="of:=IF([.A858]=1;[.C858];NA())" office:value-type="float" office:value="8.068489" calcext:value-type="float">
            <text:p>8,068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54545" calcext:value-type="float">
            <text:p>15,054545</text:p>
          </table:table-cell>
          <table:table-cell office:value-type="float" office:value="9.717558" calcext:value-type="float">
            <text:p>9,717558</text:p>
          </table:table-cell>
          <table:table-cell table:formula="of:=IF([.A859]=0;[.C859];NA())" office:value-type="string" office:string-value="" calcext:value-type="error">
            <text:p>#N/DISP</text:p>
          </table:table-cell>
          <table:table-cell table:formula="of:=IF([.A859]=1;[.C859];NA())" office:value-type="float" office:value="9.717558" calcext:value-type="float">
            <text:p>9,717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56304" calcext:value-type="float">
            <text:p>14,156304</text:p>
          </table:table-cell>
          <table:table-cell office:value-type="float" office:value="8.989649" calcext:value-type="float">
            <text:p>8,989649</text:p>
          </table:table-cell>
          <table:table-cell table:formula="of:=IF([.A860]=0;[.C860];NA())" office:value-type="string" office:string-value="" calcext:value-type="error">
            <text:p>#N/DISP</text:p>
          </table:table-cell>
          <table:table-cell table:formula="of:=IF([.A860]=1;[.C860];NA())" office:value-type="float" office:value="8.989649" calcext:value-type="float">
            <text:p>8,989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97844" calcext:value-type="float">
            <text:p>13,997844</text:p>
          </table:table-cell>
          <table:table-cell office:value-type="float" office:value="7.849653" calcext:value-type="float">
            <text:p>7,849653</text:p>
          </table:table-cell>
          <table:table-cell table:formula="of:=IF([.A861]=0;[.C861];NA())" office:value-type="string" office:string-value="" calcext:value-type="error">
            <text:p>#N/DISP</text:p>
          </table:table-cell>
          <table:table-cell table:formula="of:=IF([.A861]=1;[.C861];NA())" office:value-type="float" office:value="7.849653" calcext:value-type="float">
            <text:p>7,849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48628" calcext:value-type="float">
            <text:p>14,448628</text:p>
          </table:table-cell>
          <table:table-cell office:value-type="float" office:value="7.471354" calcext:value-type="float">
            <text:p>7,471354</text:p>
          </table:table-cell>
          <table:table-cell table:formula="of:=IF([.A862]=0;[.C862];NA())" office:value-type="string" office:string-value="" calcext:value-type="error">
            <text:p>#N/DISP</text:p>
          </table:table-cell>
          <table:table-cell table:formula="of:=IF([.A862]=1;[.C862];NA())" office:value-type="float" office:value="7.471354" calcext:value-type="float">
            <text:p>7,471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28202" calcext:value-type="float">
            <text:p>13,828202</text:p>
          </table:table-cell>
          <table:table-cell office:value-type="float" office:value="10.038633" calcext:value-type="float">
            <text:p>10,038633</text:p>
          </table:table-cell>
          <table:table-cell table:formula="of:=IF([.A863]=0;[.C863];NA())" office:value-type="string" office:string-value="" calcext:value-type="error">
            <text:p>#N/DISP</text:p>
          </table:table-cell>
          <table:table-cell table:formula="of:=IF([.A863]=1;[.C863];NA())" office:value-type="float" office:value="10.038633" calcext:value-type="float">
            <text:p>10,038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01558" calcext:value-type="float">
            <text:p>10,801558</text:p>
          </table:table-cell>
          <table:table-cell office:value-type="float" office:value="10.141583" calcext:value-type="float">
            <text:p>10,141583</text:p>
          </table:table-cell>
          <table:table-cell table:formula="of:=IF([.A864]=0;[.C864];NA())" office:value-type="string" office:string-value="" calcext:value-type="error">
            <text:p>#N/DISP</text:p>
          </table:table-cell>
          <table:table-cell table:formula="of:=IF([.A864]=1;[.C864];NA())" office:value-type="float" office:value="10.141583" calcext:value-type="float">
            <text:p>10,141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3908" calcext:value-type="float">
            <text:p>9,013908</text:p>
          </table:table-cell>
          <table:table-cell office:value-type="float" office:value="8.575844" calcext:value-type="float">
            <text:p>8,575844</text:p>
          </table:table-cell>
          <table:table-cell table:formula="of:=IF([.A865]=0;[.C865];NA())" office:value-type="float" office:value="8.575844" calcext:value-type="float">
            <text:p>8,575844</text:p>
          </table:table-cell>
          <table:table-cell table:formula="of:=IF([.A865]=1;[.C8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38593" calcext:value-type="float">
            <text:p>10,438593</text:p>
          </table:table-cell>
          <table:table-cell office:value-type="float" office:value="11.127747" calcext:value-type="float">
            <text:p>11,127747</text:p>
          </table:table-cell>
          <table:table-cell table:formula="of:=IF([.A866]=0;[.C866];NA())" office:value-type="string" office:string-value="" calcext:value-type="error">
            <text:p>#N/DISP</text:p>
          </table:table-cell>
          <table:table-cell table:formula="of:=IF([.A866]=1;[.C866];NA())" office:value-type="float" office:value="11.127747" calcext:value-type="float">
            <text:p>11,127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99712" calcext:value-type="float">
            <text:p>14,799712</text:p>
          </table:table-cell>
          <table:table-cell office:value-type="float" office:value="7.028166" calcext:value-type="float">
            <text:p>7,028166</text:p>
          </table:table-cell>
          <table:table-cell table:formula="of:=IF([.A867]=0;[.C867];NA())" office:value-type="string" office:string-value="" calcext:value-type="error">
            <text:p>#N/DISP</text:p>
          </table:table-cell>
          <table:table-cell table:formula="of:=IF([.A867]=1;[.C867];NA())" office:value-type="float" office:value="7.028166" calcext:value-type="float">
            <text:p>7,028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89374" calcext:value-type="float">
            <text:p>11,889374</text:p>
          </table:table-cell>
          <table:table-cell office:value-type="float" office:value="5.341663" calcext:value-type="float">
            <text:p>5,341663</text:p>
          </table:table-cell>
          <table:table-cell table:formula="of:=IF([.A868]=0;[.C868];NA())" office:value-type="string" office:string-value="" calcext:value-type="error">
            <text:p>#N/DISP</text:p>
          </table:table-cell>
          <table:table-cell table:formula="of:=IF([.A868]=1;[.C868];NA())" office:value-type="float" office:value="5.341663" calcext:value-type="float">
            <text:p>5,341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75923" calcext:value-type="float">
            <text:p>11,975923</text:p>
          </table:table-cell>
          <table:table-cell office:value-type="float" office:value="6.834753" calcext:value-type="float">
            <text:p>6,834753</text:p>
          </table:table-cell>
          <table:table-cell table:formula="of:=IF([.A869]=0;[.C869];NA())" office:value-type="string" office:string-value="" calcext:value-type="error">
            <text:p>#N/DISP</text:p>
          </table:table-cell>
          <table:table-cell table:formula="of:=IF([.A869]=1;[.C869];NA())" office:value-type="float" office:value="6.834753" calcext:value-type="float">
            <text:p>6,8347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03481" calcext:value-type="float">
            <text:p>9,903481</text:p>
          </table:table-cell>
          <table:table-cell office:value-type="float" office:value="10.524402" calcext:value-type="float">
            <text:p>10,524402</text:p>
          </table:table-cell>
          <table:table-cell table:formula="of:=IF([.A870]=0;[.C870];NA())" office:value-type="string" office:string-value="" calcext:value-type="error">
            <text:p>#N/DISP</text:p>
          </table:table-cell>
          <table:table-cell table:formula="of:=IF([.A870]=1;[.C870];NA())" office:value-type="float" office:value="10.524402" calcext:value-type="float">
            <text:p>10,524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01324" calcext:value-type="float">
            <text:p>14,901324</text:p>
          </table:table-cell>
          <table:table-cell office:value-type="float" office:value="10.159952" calcext:value-type="float">
            <text:p>10,159952</text:p>
          </table:table-cell>
          <table:table-cell table:formula="of:=IF([.A871]=0;[.C871];NA())" office:value-type="string" office:string-value="" calcext:value-type="error">
            <text:p>#N/DISP</text:p>
          </table:table-cell>
          <table:table-cell table:formula="of:=IF([.A871]=1;[.C871];NA())" office:value-type="float" office:value="10.159952" calcext:value-type="float">
            <text:p>10,159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73305" calcext:value-type="float">
            <text:p>10,073305</text:p>
          </table:table-cell>
          <table:table-cell office:value-type="float" office:value="6.488484" calcext:value-type="float">
            <text:p>6,488484</text:p>
          </table:table-cell>
          <table:table-cell table:formula="of:=IF([.A872]=0;[.C872];NA())" office:value-type="string" office:string-value="" calcext:value-type="error">
            <text:p>#N/DISP</text:p>
          </table:table-cell>
          <table:table-cell table:formula="of:=IF([.A872]=1;[.C872];NA())" office:value-type="float" office:value="6.488484" calcext:value-type="float">
            <text:p>6,488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6089" calcext:value-type="float">
            <text:p>13,36089</text:p>
          </table:table-cell>
          <table:table-cell office:value-type="float" office:value="11.330068" calcext:value-type="float">
            <text:p>11,330068</text:p>
          </table:table-cell>
          <table:table-cell table:formula="of:=IF([.A873]=0;[.C873];NA())" office:value-type="string" office:string-value="" calcext:value-type="error">
            <text:p>#N/DISP</text:p>
          </table:table-cell>
          <table:table-cell table:formula="of:=IF([.A873]=1;[.C873];NA())" office:value-type="float" office:value="11.330068" calcext:value-type="float">
            <text:p>11,33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74799" calcext:value-type="float">
            <text:p>13,374799</text:p>
          </table:table-cell>
          <table:table-cell office:value-type="float" office:value="6.224897" calcext:value-type="float">
            <text:p>6,224897</text:p>
          </table:table-cell>
          <table:table-cell table:formula="of:=IF([.A874]=0;[.C874];NA())" office:value-type="string" office:string-value="" calcext:value-type="error">
            <text:p>#N/DISP</text:p>
          </table:table-cell>
          <table:table-cell table:formula="of:=IF([.A874]=1;[.C874];NA())" office:value-type="float" office:value="6.224897" calcext:value-type="float">
            <text:p>6,224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85301" calcext:value-type="float">
            <text:p>12,885301</text:p>
          </table:table-cell>
          <table:table-cell office:value-type="float" office:value="7.416095" calcext:value-type="float">
            <text:p>7,416095</text:p>
          </table:table-cell>
          <table:table-cell table:formula="of:=IF([.A875]=0;[.C875];NA())" office:value-type="string" office:string-value="" calcext:value-type="error">
            <text:p>#N/DISP</text:p>
          </table:table-cell>
          <table:table-cell table:formula="of:=IF([.A875]=1;[.C875];NA())" office:value-type="float" office:value="7.416095" calcext:value-type="float">
            <text:p>7,416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71144" calcext:value-type="float">
            <text:p>9,671144</text:p>
          </table:table-cell>
          <table:table-cell office:value-type="float" office:value="6.753842" calcext:value-type="float">
            <text:p>6,753842</text:p>
          </table:table-cell>
          <table:table-cell table:formula="of:=IF([.A876]=0;[.C876];NA())" office:value-type="string" office:string-value="" calcext:value-type="error">
            <text:p>#N/DISP</text:p>
          </table:table-cell>
          <table:table-cell table:formula="of:=IF([.A876]=1;[.C876];NA())" office:value-type="float" office:value="6.753842" calcext:value-type="float">
            <text:p>6,753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70857" calcext:value-type="float">
            <text:p>15,470857</text:p>
          </table:table-cell>
          <table:table-cell office:value-type="float" office:value="8.807376" calcext:value-type="float">
            <text:p>8,807376</text:p>
          </table:table-cell>
          <table:table-cell table:formula="of:=IF([.A877]=0;[.C877];NA())" office:value-type="string" office:string-value="" calcext:value-type="error">
            <text:p>#N/DISP</text:p>
          </table:table-cell>
          <table:table-cell table:formula="of:=IF([.A877]=1;[.C877];NA())" office:value-type="float" office:value="8.807376" calcext:value-type="float">
            <text:p>8,807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88426" calcext:value-type="float">
            <text:p>14,588426</text:p>
          </table:table-cell>
          <table:table-cell office:value-type="float" office:value="10.584521" calcext:value-type="float">
            <text:p>10,584521</text:p>
          </table:table-cell>
          <table:table-cell table:formula="of:=IF([.A878]=0;[.C878];NA())" office:value-type="string" office:string-value="" calcext:value-type="error">
            <text:p>#N/DISP</text:p>
          </table:table-cell>
          <table:table-cell table:formula="of:=IF([.A878]=1;[.C878];NA())" office:value-type="float" office:value="10.584521" calcext:value-type="float">
            <text:p>10,584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41777" calcext:value-type="float">
            <text:p>11,241777</text:p>
          </table:table-cell>
          <table:table-cell office:value-type="float" office:value="9.486472" calcext:value-type="float">
            <text:p>9,486472</text:p>
          </table:table-cell>
          <table:table-cell table:formula="of:=IF([.A879]=0;[.C879];NA())" office:value-type="string" office:string-value="" calcext:value-type="error">
            <text:p>#N/DISP</text:p>
          </table:table-cell>
          <table:table-cell table:formula="of:=IF([.A879]=1;[.C879];NA())" office:value-type="float" office:value="9.486472" calcext:value-type="float">
            <text:p>9,486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25832" calcext:value-type="float">
            <text:p>12,525832</text:p>
          </table:table-cell>
          <table:table-cell office:value-type="float" office:value="8.669703" calcext:value-type="float">
            <text:p>8,669703</text:p>
          </table:table-cell>
          <table:table-cell table:formula="of:=IF([.A880]=0;[.C880];NA())" office:value-type="string" office:string-value="" calcext:value-type="error">
            <text:p>#N/DISP</text:p>
          </table:table-cell>
          <table:table-cell table:formula="of:=IF([.A880]=1;[.C880];NA())" office:value-type="float" office:value="8.669703" calcext:value-type="float">
            <text:p>8,669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59777" calcext:value-type="float">
            <text:p>14,259777</text:p>
          </table:table-cell>
          <table:table-cell office:value-type="float" office:value="9.168304" calcext:value-type="float">
            <text:p>9,168304</text:p>
          </table:table-cell>
          <table:table-cell table:formula="of:=IF([.A881]=0;[.C881];NA())" office:value-type="string" office:string-value="" calcext:value-type="error">
            <text:p>#N/DISP</text:p>
          </table:table-cell>
          <table:table-cell table:formula="of:=IF([.A881]=1;[.C881];NA())" office:value-type="float" office:value="9.168304" calcext:value-type="float">
            <text:p>9,168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48262" calcext:value-type="float">
            <text:p>15,448262</text:p>
          </table:table-cell>
          <table:table-cell office:value-type="float" office:value="8.68363" calcext:value-type="float">
            <text:p>8,68363</text:p>
          </table:table-cell>
          <table:table-cell table:formula="of:=IF([.A882]=0;[.C882];NA())" office:value-type="string" office:string-value="" calcext:value-type="error">
            <text:p>#N/DISP</text:p>
          </table:table-cell>
          <table:table-cell table:formula="of:=IF([.A882]=1;[.C882];NA())" office:value-type="float" office:value="8.68363" calcext:value-type="float">
            <text:p>8,68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3376" calcext:value-type="float">
            <text:p>13,93376</text:p>
          </table:table-cell>
          <table:table-cell office:value-type="float" office:value="9.354774" calcext:value-type="float">
            <text:p>9,354774</text:p>
          </table:table-cell>
          <table:table-cell table:formula="of:=IF([.A883]=0;[.C883];NA())" office:value-type="string" office:string-value="" calcext:value-type="error">
            <text:p>#N/DISP</text:p>
          </table:table-cell>
          <table:table-cell table:formula="of:=IF([.A883]=1;[.C883];NA())" office:value-type="float" office:value="9.354774" calcext:value-type="float">
            <text:p>9,354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2334" calcext:value-type="float">
            <text:p>14,912334</text:p>
          </table:table-cell>
          <table:table-cell office:value-type="float" office:value="9.473299" calcext:value-type="float">
            <text:p>9,473299</text:p>
          </table:table-cell>
          <table:table-cell table:formula="of:=IF([.A884]=0;[.C884];NA())" office:value-type="string" office:string-value="" calcext:value-type="error">
            <text:p>#N/DISP</text:p>
          </table:table-cell>
          <table:table-cell table:formula="of:=IF([.A884]=1;[.C884];NA())" office:value-type="float" office:value="9.473299" calcext:value-type="float">
            <text:p>9,473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35631" calcext:value-type="float">
            <text:p>13,035631</text:p>
          </table:table-cell>
          <table:table-cell office:value-type="float" office:value="11.404259" calcext:value-type="float">
            <text:p>11,404259</text:p>
          </table:table-cell>
          <table:table-cell table:formula="of:=IF([.A885]=0;[.C885];NA())" office:value-type="string" office:string-value="" calcext:value-type="error">
            <text:p>#N/DISP</text:p>
          </table:table-cell>
          <table:table-cell table:formula="of:=IF([.A885]=1;[.C885];NA())" office:value-type="float" office:value="11.404259" calcext:value-type="float">
            <text:p>11,404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44654" calcext:value-type="float">
            <text:p>14,744654</text:p>
          </table:table-cell>
          <table:table-cell office:value-type="float" office:value="9.810627" calcext:value-type="float">
            <text:p>9,810627</text:p>
          </table:table-cell>
          <table:table-cell table:formula="of:=IF([.A886]=0;[.C886];NA())" office:value-type="string" office:string-value="" calcext:value-type="error">
            <text:p>#N/DISP</text:p>
          </table:table-cell>
          <table:table-cell table:formula="of:=IF([.A886]=1;[.C886];NA())" office:value-type="float" office:value="9.810627" calcext:value-type="float">
            <text:p>9,810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6883" calcext:value-type="float">
            <text:p>10,586883</text:p>
          </table:table-cell>
          <table:table-cell office:value-type="float" office:value="8.624152" calcext:value-type="float">
            <text:p>8,624152</text:p>
          </table:table-cell>
          <table:table-cell table:formula="of:=IF([.A887]=0;[.C887];NA())" office:value-type="string" office:string-value="" calcext:value-type="error">
            <text:p>#N/DISP</text:p>
          </table:table-cell>
          <table:table-cell table:formula="of:=IF([.A887]=1;[.C887];NA())" office:value-type="float" office:value="8.624152" calcext:value-type="float">
            <text:p>8,624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94258" calcext:value-type="float">
            <text:p>14,094258</text:p>
          </table:table-cell>
          <table:table-cell office:value-type="float" office:value="8.338025" calcext:value-type="float">
            <text:p>8,338025</text:p>
          </table:table-cell>
          <table:table-cell table:formula="of:=IF([.A888]=0;[.C888];NA())" office:value-type="string" office:string-value="" calcext:value-type="error">
            <text:p>#N/DISP</text:p>
          </table:table-cell>
          <table:table-cell table:formula="of:=IF([.A888]=1;[.C888];NA())" office:value-type="float" office:value="8.338025" calcext:value-type="float">
            <text:p>8,338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18673" calcext:value-type="float">
            <text:p>11,118673</text:p>
          </table:table-cell>
          <table:table-cell office:value-type="float" office:value="6.847775" calcext:value-type="float">
            <text:p>6,847775</text:p>
          </table:table-cell>
          <table:table-cell table:formula="of:=IF([.A889]=0;[.C889];NA())" office:value-type="string" office:string-value="" calcext:value-type="error">
            <text:p>#N/DISP</text:p>
          </table:table-cell>
          <table:table-cell table:formula="of:=IF([.A889]=1;[.C889];NA())" office:value-type="float" office:value="6.847775" calcext:value-type="float">
            <text:p>6,847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05145" calcext:value-type="float">
            <text:p>15,305145</text:p>
          </table:table-cell>
          <table:table-cell office:value-type="float" office:value="7.595782" calcext:value-type="float">
            <text:p>7,595782</text:p>
          </table:table-cell>
          <table:table-cell table:formula="of:=IF([.A890]=0;[.C890];NA())" office:value-type="string" office:string-value="" calcext:value-type="error">
            <text:p>#N/DISP</text:p>
          </table:table-cell>
          <table:table-cell table:formula="of:=IF([.A890]=1;[.C890];NA())" office:value-type="float" office:value="7.595782" calcext:value-type="float">
            <text:p>7,595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33184" calcext:value-type="float">
            <text:p>14,033184</text:p>
          </table:table-cell>
          <table:table-cell office:value-type="float" office:value="7.274246" calcext:value-type="float">
            <text:p>7,274246</text:p>
          </table:table-cell>
          <table:table-cell table:formula="of:=IF([.A891]=0;[.C891];NA())" office:value-type="string" office:string-value="" calcext:value-type="error">
            <text:p>#N/DISP</text:p>
          </table:table-cell>
          <table:table-cell table:formula="of:=IF([.A891]=1;[.C891];NA())" office:value-type="float" office:value="7.274246" calcext:value-type="float">
            <text:p>7,274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31513" calcext:value-type="float">
            <text:p>13,531513</text:p>
          </table:table-cell>
          <table:table-cell office:value-type="float" office:value="6.252712" calcext:value-type="float">
            <text:p>6,252712</text:p>
          </table:table-cell>
          <table:table-cell table:formula="of:=IF([.A892]=0;[.C892];NA())" office:value-type="string" office:string-value="" calcext:value-type="error">
            <text:p>#N/DISP</text:p>
          </table:table-cell>
          <table:table-cell table:formula="of:=IF([.A892]=1;[.C892];NA())" office:value-type="float" office:value="6.252712" calcext:value-type="float">
            <text:p>6,252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77607" calcext:value-type="float">
            <text:p>11,577607</text:p>
          </table:table-cell>
          <table:table-cell office:value-type="float" office:value="11.186471" calcext:value-type="float">
            <text:p>11,186471</text:p>
          </table:table-cell>
          <table:table-cell table:formula="of:=IF([.A893]=0;[.C893];NA())" office:value-type="string" office:string-value="" calcext:value-type="error">
            <text:p>#N/DISP</text:p>
          </table:table-cell>
          <table:table-cell table:formula="of:=IF([.A893]=1;[.C893];NA())" office:value-type="float" office:value="11.186471" calcext:value-type="float">
            <text:p>11,186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97064" calcext:value-type="float">
            <text:p>14,297064</text:p>
          </table:table-cell>
          <table:table-cell office:value-type="float" office:value="10.779919" calcext:value-type="float">
            <text:p>10,779919</text:p>
          </table:table-cell>
          <table:table-cell table:formula="of:=IF([.A894]=0;[.C894];NA())" office:value-type="string" office:string-value="" calcext:value-type="error">
            <text:p>#N/DISP</text:p>
          </table:table-cell>
          <table:table-cell table:formula="of:=IF([.A894]=1;[.C894];NA())" office:value-type="float" office:value="10.779919" calcext:value-type="float">
            <text:p>10,779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08805" calcext:value-type="float">
            <text:p>14,308805</text:p>
          </table:table-cell>
          <table:table-cell office:value-type="float" office:value="8.32555" calcext:value-type="float">
            <text:p>8,32555</text:p>
          </table:table-cell>
          <table:table-cell table:formula="of:=IF([.A895]=0;[.C895];NA())" office:value-type="string" office:string-value="" calcext:value-type="error">
            <text:p>#N/DISP</text:p>
          </table:table-cell>
          <table:table-cell table:formula="of:=IF([.A895]=1;[.C895];NA())" office:value-type="float" office:value="8.32555" calcext:value-type="float">
            <text:p>8,32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30599" calcext:value-type="float">
            <text:p>14,830599</text:p>
          </table:table-cell>
          <table:table-cell office:value-type="float" office:value="7.894621" calcext:value-type="float">
            <text:p>7,894621</text:p>
          </table:table-cell>
          <table:table-cell table:formula="of:=IF([.A896]=0;[.C896];NA())" office:value-type="string" office:string-value="" calcext:value-type="error">
            <text:p>#N/DISP</text:p>
          </table:table-cell>
          <table:table-cell table:formula="of:=IF([.A896]=1;[.C896];NA())" office:value-type="float" office:value="7.894621" calcext:value-type="float">
            <text:p>7,894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80204" calcext:value-type="float">
            <text:p>11,280204</text:p>
          </table:table-cell>
          <table:table-cell office:value-type="float" office:value="9.481504" calcext:value-type="float">
            <text:p>9,481504</text:p>
          </table:table-cell>
          <table:table-cell table:formula="of:=IF([.A897]=0;[.C897];NA())" office:value-type="string" office:string-value="" calcext:value-type="error">
            <text:p>#N/DISP</text:p>
          </table:table-cell>
          <table:table-cell table:formula="of:=IF([.A897]=1;[.C897];NA())" office:value-type="float" office:value="9.481504" calcext:value-type="float">
            <text:p>9,481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9804" calcext:value-type="float">
            <text:p>15,219804</text:p>
          </table:table-cell>
          <table:table-cell office:value-type="float" office:value="8.085763" calcext:value-type="float">
            <text:p>8,085763</text:p>
          </table:table-cell>
          <table:table-cell table:formula="of:=IF([.A898]=0;[.C898];NA())" office:value-type="string" office:string-value="" calcext:value-type="error">
            <text:p>#N/DISP</text:p>
          </table:table-cell>
          <table:table-cell table:formula="of:=IF([.A898]=1;[.C898];NA())" office:value-type="float" office:value="8.085763" calcext:value-type="float">
            <text:p>8,085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67829" calcext:value-type="float">
            <text:p>11,767829</text:p>
          </table:table-cell>
          <table:table-cell office:value-type="float" office:value="8.931799" calcext:value-type="float">
            <text:p>8,931799</text:p>
          </table:table-cell>
          <table:table-cell table:formula="of:=IF([.A899]=0;[.C899];NA())" office:value-type="string" office:string-value="" calcext:value-type="error">
            <text:p>#N/DISP</text:p>
          </table:table-cell>
          <table:table-cell table:formula="of:=IF([.A899]=1;[.C899];NA())" office:value-type="float" office:value="8.931799" calcext:value-type="float">
            <text:p>8,931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15604" calcext:value-type="float">
            <text:p>13,315604</text:p>
          </table:table-cell>
          <table:table-cell office:value-type="float" office:value="7.919196" calcext:value-type="float">
            <text:p>7,919196</text:p>
          </table:table-cell>
          <table:table-cell table:formula="of:=IF([.A900]=0;[.C900];NA())" office:value-type="string" office:string-value="" calcext:value-type="error">
            <text:p>#N/DISP</text:p>
          </table:table-cell>
          <table:table-cell table:formula="of:=IF([.A900]=1;[.C900];NA())" office:value-type="float" office:value="7.919196" calcext:value-type="float">
            <text:p>7,919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13667" calcext:value-type="float">
            <text:p>10,513667</text:p>
          </table:table-cell>
          <table:table-cell office:value-type="float" office:value="6.504118" calcext:value-type="float">
            <text:p>6,504118</text:p>
          </table:table-cell>
          <table:table-cell table:formula="of:=IF([.A901]=0;[.C901];NA())" office:value-type="string" office:string-value="" calcext:value-type="error">
            <text:p>#N/DISP</text:p>
          </table:table-cell>
          <table:table-cell table:formula="of:=IF([.A901]=1;[.C901];NA())" office:value-type="float" office:value="6.504118" calcext:value-type="float">
            <text:p>6,504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43623" calcext:value-type="float">
            <text:p>11,543623</text:p>
          </table:table-cell>
          <table:table-cell office:value-type="float" office:value="10.338862" calcext:value-type="float">
            <text:p>10,338862</text:p>
          </table:table-cell>
          <table:table-cell table:formula="of:=IF([.A902]=0;[.C902];NA())" office:value-type="string" office:string-value="" calcext:value-type="error">
            <text:p>#N/DISP</text:p>
          </table:table-cell>
          <table:table-cell table:formula="of:=IF([.A902]=1;[.C902];NA())" office:value-type="float" office:value="10.338862" calcext:value-type="float">
            <text:p>10,338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37302" calcext:value-type="float">
            <text:p>15,237302</text:p>
          </table:table-cell>
          <table:table-cell office:value-type="float" office:value="9.578815" calcext:value-type="float">
            <text:p>9,578815</text:p>
          </table:table-cell>
          <table:table-cell table:formula="of:=IF([.A903]=0;[.C903];NA())" office:value-type="string" office:string-value="" calcext:value-type="error">
            <text:p>#N/DISP</text:p>
          </table:table-cell>
          <table:table-cell table:formula="of:=IF([.A903]=1;[.C903];NA())" office:value-type="float" office:value="9.578815" calcext:value-type="float">
            <text:p>9,5788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4527" calcext:value-type="float">
            <text:p>14,54527</text:p>
          </table:table-cell>
          <table:table-cell office:value-type="float" office:value="8.400716" calcext:value-type="float">
            <text:p>8,400716</text:p>
          </table:table-cell>
          <table:table-cell table:formula="of:=IF([.A904]=0;[.C904];NA())" office:value-type="string" office:string-value="" calcext:value-type="error">
            <text:p>#N/DISP</text:p>
          </table:table-cell>
          <table:table-cell table:formula="of:=IF([.A904]=1;[.C904];NA())" office:value-type="float" office:value="8.400716" calcext:value-type="float">
            <text:p>8,400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03959" calcext:value-type="float">
            <text:p>14,703959</text:p>
          </table:table-cell>
          <table:table-cell office:value-type="float" office:value="7.207779" calcext:value-type="float">
            <text:p>7,207779</text:p>
          </table:table-cell>
          <table:table-cell table:formula="of:=IF([.A905]=0;[.C905];NA())" office:value-type="string" office:string-value="" calcext:value-type="error">
            <text:p>#N/DISP</text:p>
          </table:table-cell>
          <table:table-cell table:formula="of:=IF([.A905]=1;[.C905];NA())" office:value-type="float" office:value="7.207779" calcext:value-type="float">
            <text:p>7,207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93878" calcext:value-type="float">
            <text:p>13,693878</text:p>
          </table:table-cell>
          <table:table-cell office:value-type="float" office:value="9.060547" calcext:value-type="float">
            <text:p>9,060547</text:p>
          </table:table-cell>
          <table:table-cell table:formula="of:=IF([.A906]=0;[.C906];NA())" office:value-type="string" office:string-value="" calcext:value-type="error">
            <text:p>#N/DISP</text:p>
          </table:table-cell>
          <table:table-cell table:formula="of:=IF([.A906]=1;[.C906];NA())" office:value-type="float" office:value="9.060547" calcext:value-type="float">
            <text:p>9,060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88142" calcext:value-type="float">
            <text:p>13,888142</text:p>
          </table:table-cell>
          <table:table-cell office:value-type="float" office:value="8.401146" calcext:value-type="float">
            <text:p>8,401146</text:p>
          </table:table-cell>
          <table:table-cell table:formula="of:=IF([.A907]=0;[.C907];NA())" office:value-type="string" office:string-value="" calcext:value-type="error">
            <text:p>#N/DISP</text:p>
          </table:table-cell>
          <table:table-cell table:formula="of:=IF([.A907]=1;[.C907];NA())" office:value-type="float" office:value="8.401146" calcext:value-type="float">
            <text:p>8,401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92764" calcext:value-type="float">
            <text:p>9,992764</text:p>
          </table:table-cell>
          <table:table-cell office:value-type="float" office:value="8.809631" calcext:value-type="float">
            <text:p>8,809631</text:p>
          </table:table-cell>
          <table:table-cell table:formula="of:=IF([.A908]=0;[.C908];NA())" office:value-type="string" office:string-value="" calcext:value-type="error">
            <text:p>#N/DISP</text:p>
          </table:table-cell>
          <table:table-cell table:formula="of:=IF([.A908]=1;[.C908];NA())" office:value-type="float" office:value="8.809631" calcext:value-type="float">
            <text:p>8,809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62372" calcext:value-type="float">
            <text:p>9,462372</text:p>
          </table:table-cell>
          <table:table-cell office:value-type="float" office:value="8.539434" calcext:value-type="float">
            <text:p>8,539434</text:p>
          </table:table-cell>
          <table:table-cell table:formula="of:=IF([.A909]=0;[.C909];NA())" office:value-type="string" office:string-value="" calcext:value-type="error">
            <text:p>#N/DISP</text:p>
          </table:table-cell>
          <table:table-cell table:formula="of:=IF([.A909]=1;[.C909];NA())" office:value-type="float" office:value="8.539434" calcext:value-type="float">
            <text:p>8,539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4775" calcext:value-type="float">
            <text:p>10,14775</text:p>
          </table:table-cell>
          <table:table-cell office:value-type="float" office:value="6.77003" calcext:value-type="float">
            <text:p>6,77003</text:p>
          </table:table-cell>
          <table:table-cell table:formula="of:=IF([.A910]=0;[.C910];NA())" office:value-type="string" office:string-value="" calcext:value-type="error">
            <text:p>#N/DISP</text:p>
          </table:table-cell>
          <table:table-cell table:formula="of:=IF([.A910]=1;[.C910];NA())" office:value-type="float" office:value="6.77003" calcext:value-type="float">
            <text:p>6,77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07263" calcext:value-type="float">
            <text:p>15,007263</text:p>
          </table:table-cell>
          <table:table-cell office:value-type="float" office:value="9.132867" calcext:value-type="float">
            <text:p>9,132867</text:p>
          </table:table-cell>
          <table:table-cell table:formula="of:=IF([.A911]=0;[.C911];NA())" office:value-type="string" office:string-value="" calcext:value-type="error">
            <text:p>#N/DISP</text:p>
          </table:table-cell>
          <table:table-cell table:formula="of:=IF([.A911]=1;[.C911];NA())" office:value-type="float" office:value="9.132867" calcext:value-type="float">
            <text:p>9,132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80997" calcext:value-type="float">
            <text:p>9,080997</text:p>
          </table:table-cell>
          <table:table-cell office:value-type="float" office:value="7.969118" calcext:value-type="float">
            <text:p>7,969118</text:p>
          </table:table-cell>
          <table:table-cell table:formula="of:=IF([.A912]=0;[.C912];NA())" office:value-type="float" office:value="7.969118" calcext:value-type="float">
            <text:p>7,969118</text:p>
          </table:table-cell>
          <table:table-cell table:formula="of:=IF([.A912]=1;[.C9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2481" calcext:value-type="float">
            <text:p>14,12481</text:p>
          </table:table-cell>
          <table:table-cell office:value-type="float" office:value="6.071675" calcext:value-type="float">
            <text:p>6,071675</text:p>
          </table:table-cell>
          <table:table-cell table:formula="of:=IF([.A913]=0;[.C913];NA())" office:value-type="string" office:string-value="" calcext:value-type="error">
            <text:p>#N/DISP</text:p>
          </table:table-cell>
          <table:table-cell table:formula="of:=IF([.A913]=1;[.C913];NA())" office:value-type="float" office:value="6.071675" calcext:value-type="float">
            <text:p>6,071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47919" calcext:value-type="float">
            <text:p>14,647919</text:p>
          </table:table-cell>
          <table:table-cell office:value-type="float" office:value="10.611233" calcext:value-type="float">
            <text:p>10,611233</text:p>
          </table:table-cell>
          <table:table-cell table:formula="of:=IF([.A914]=0;[.C914];NA())" office:value-type="string" office:string-value="" calcext:value-type="error">
            <text:p>#N/DISP</text:p>
          </table:table-cell>
          <table:table-cell table:formula="of:=IF([.A914]=1;[.C914];NA())" office:value-type="float" office:value="10.611233" calcext:value-type="float">
            <text:p>10,611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16945" calcext:value-type="float">
            <text:p>15,316945</text:p>
          </table:table-cell>
          <table:table-cell office:value-type="float" office:value="9.466413" calcext:value-type="float">
            <text:p>9,466413</text:p>
          </table:table-cell>
          <table:table-cell table:formula="of:=IF([.A915]=0;[.C915];NA())" office:value-type="string" office:string-value="" calcext:value-type="error">
            <text:p>#N/DISP</text:p>
          </table:table-cell>
          <table:table-cell table:formula="of:=IF([.A915]=1;[.C915];NA())" office:value-type="float" office:value="9.466413" calcext:value-type="float">
            <text:p>9,466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2907" calcext:value-type="float">
            <text:p>11,72907</text:p>
          </table:table-cell>
          <table:table-cell office:value-type="float" office:value="7.339232" calcext:value-type="float">
            <text:p>7,339232</text:p>
          </table:table-cell>
          <table:table-cell table:formula="of:=IF([.A916]=0;[.C916];NA())" office:value-type="string" office:string-value="" calcext:value-type="error">
            <text:p>#N/DISP</text:p>
          </table:table-cell>
          <table:table-cell table:formula="of:=IF([.A916]=1;[.C916];NA())" office:value-type="float" office:value="7.339232" calcext:value-type="float">
            <text:p>7,339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64555" calcext:value-type="float">
            <text:p>11,564555</text:p>
          </table:table-cell>
          <table:table-cell office:value-type="float" office:value="10.440378" calcext:value-type="float">
            <text:p>10,440378</text:p>
          </table:table-cell>
          <table:table-cell table:formula="of:=IF([.A917]=0;[.C917];NA())" office:value-type="string" office:string-value="" calcext:value-type="error">
            <text:p>#N/DISP</text:p>
          </table:table-cell>
          <table:table-cell table:formula="of:=IF([.A917]=1;[.C917];NA())" office:value-type="float" office:value="10.440378" calcext:value-type="float">
            <text:p>10,440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57319" calcext:value-type="float">
            <text:p>12,557319</text:p>
          </table:table-cell>
          <table:table-cell office:value-type="float" office:value="6.278129" calcext:value-type="float">
            <text:p>6,278129</text:p>
          </table:table-cell>
          <table:table-cell table:formula="of:=IF([.A918]=0;[.C918];NA())" office:value-type="string" office:string-value="" calcext:value-type="error">
            <text:p>#N/DISP</text:p>
          </table:table-cell>
          <table:table-cell table:formula="of:=IF([.A918]=1;[.C918];NA())" office:value-type="float" office:value="6.278129" calcext:value-type="float">
            <text:p>6,278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0275" calcext:value-type="float">
            <text:p>14,60275</text:p>
          </table:table-cell>
          <table:table-cell office:value-type="float" office:value="9.517563" calcext:value-type="float">
            <text:p>9,517563</text:p>
          </table:table-cell>
          <table:table-cell table:formula="of:=IF([.A919]=0;[.C919];NA())" office:value-type="string" office:string-value="" calcext:value-type="error">
            <text:p>#N/DISP</text:p>
          </table:table-cell>
          <table:table-cell table:formula="of:=IF([.A919]=1;[.C919];NA())" office:value-type="float" office:value="9.517563" calcext:value-type="float">
            <text:p>9,517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0499" calcext:value-type="float">
            <text:p>9,260499</text:p>
          </table:table-cell>
          <table:table-cell office:value-type="float" office:value="9.011615" calcext:value-type="float">
            <text:p>9,011615</text:p>
          </table:table-cell>
          <table:table-cell table:formula="of:=IF([.A920]=0;[.C920];NA())" office:value-type="float" office:value="9.011615" calcext:value-type="float">
            <text:p>9,011615</text:p>
          </table:table-cell>
          <table:table-cell table:formula="of:=IF([.A920]=1;[.C9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34826" calcext:value-type="float">
            <text:p>12,734826</text:p>
          </table:table-cell>
          <table:table-cell office:value-type="float" office:value="7.623444" calcext:value-type="float">
            <text:p>7,623444</text:p>
          </table:table-cell>
          <table:table-cell table:formula="of:=IF([.A921]=0;[.C921];NA())" office:value-type="string" office:string-value="" calcext:value-type="error">
            <text:p>#N/DISP</text:p>
          </table:table-cell>
          <table:table-cell table:formula="of:=IF([.A921]=1;[.C921];NA())" office:value-type="float" office:value="7.623444" calcext:value-type="float">
            <text:p>7,623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77693" calcext:value-type="float">
            <text:p>10,077693</text:p>
          </table:table-cell>
          <table:table-cell office:value-type="float" office:value="9.593295" calcext:value-type="float">
            <text:p>9,593295</text:p>
          </table:table-cell>
          <table:table-cell table:formula="of:=IF([.A922]=0;[.C922];NA())" office:value-type="string" office:string-value="" calcext:value-type="error">
            <text:p>#N/DISP</text:p>
          </table:table-cell>
          <table:table-cell table:formula="of:=IF([.A922]=1;[.C922];NA())" office:value-type="float" office:value="9.593295" calcext:value-type="float">
            <text:p>9,593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48938" calcext:value-type="float">
            <text:p>11,448938</text:p>
          </table:table-cell>
          <table:table-cell office:value-type="float" office:value="10.878409" calcext:value-type="float">
            <text:p>10,878409</text:p>
          </table:table-cell>
          <table:table-cell table:formula="of:=IF([.A923]=0;[.C923];NA())" office:value-type="string" office:string-value="" calcext:value-type="error">
            <text:p>#N/DISP</text:p>
          </table:table-cell>
          <table:table-cell table:formula="of:=IF([.A923]=1;[.C923];NA())" office:value-type="float" office:value="10.878409" calcext:value-type="float">
            <text:p>10,878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18056" calcext:value-type="float">
            <text:p>14,118056</text:p>
          </table:table-cell>
          <table:table-cell office:value-type="float" office:value="11.189731" calcext:value-type="float">
            <text:p>11,189731</text:p>
          </table:table-cell>
          <table:table-cell table:formula="of:=IF([.A924]=0;[.C924];NA())" office:value-type="string" office:string-value="" calcext:value-type="error">
            <text:p>#N/DISP</text:p>
          </table:table-cell>
          <table:table-cell table:formula="of:=IF([.A924]=1;[.C924];NA())" office:value-type="float" office:value="11.189731" calcext:value-type="float">
            <text:p>11,189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46369" calcext:value-type="float">
            <text:p>14,446369</text:p>
          </table:table-cell>
          <table:table-cell office:value-type="float" office:value="6.515003" calcext:value-type="float">
            <text:p>6,515003</text:p>
          </table:table-cell>
          <table:table-cell table:formula="of:=IF([.A925]=0;[.C925];NA())" office:value-type="string" office:string-value="" calcext:value-type="error">
            <text:p>#N/DISP</text:p>
          </table:table-cell>
          <table:table-cell table:formula="of:=IF([.A925]=1;[.C925];NA())" office:value-type="float" office:value="6.515003" calcext:value-type="float">
            <text:p>6,515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6725" calcext:value-type="float">
            <text:p>12,46725</text:p>
          </table:table-cell>
          <table:table-cell office:value-type="float" office:value="9.295362" calcext:value-type="float">
            <text:p>9,295362</text:p>
          </table:table-cell>
          <table:table-cell table:formula="of:=IF([.A926]=0;[.C926];NA())" office:value-type="string" office:string-value="" calcext:value-type="error">
            <text:p>#N/DISP</text:p>
          </table:table-cell>
          <table:table-cell table:formula="of:=IF([.A926]=1;[.C926];NA())" office:value-type="float" office:value="9.295362" calcext:value-type="float">
            <text:p>9,295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81416" calcext:value-type="float">
            <text:p>14,381416</text:p>
          </table:table-cell>
          <table:table-cell office:value-type="float" office:value="6.75597" calcext:value-type="float">
            <text:p>6,75597</text:p>
          </table:table-cell>
          <table:table-cell table:formula="of:=IF([.A927]=0;[.C927];NA())" office:value-type="string" office:string-value="" calcext:value-type="error">
            <text:p>#N/DISP</text:p>
          </table:table-cell>
          <table:table-cell table:formula="of:=IF([.A927]=1;[.C927];NA())" office:value-type="float" office:value="6.75597" calcext:value-type="float">
            <text:p>6,75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64817" calcext:value-type="float">
            <text:p>12,664817</text:p>
          </table:table-cell>
          <table:table-cell office:value-type="float" office:value="9.984973" calcext:value-type="float">
            <text:p>9,984973</text:p>
          </table:table-cell>
          <table:table-cell table:formula="of:=IF([.A928]=0;[.C928];NA())" office:value-type="string" office:string-value="" calcext:value-type="error">
            <text:p>#N/DISP</text:p>
          </table:table-cell>
          <table:table-cell table:formula="of:=IF([.A928]=1;[.C928];NA())" office:value-type="float" office:value="9.984973" calcext:value-type="float">
            <text:p>9,984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13289" calcext:value-type="float">
            <text:p>14,013289</text:p>
          </table:table-cell>
          <table:table-cell office:value-type="float" office:value="9.097723" calcext:value-type="float">
            <text:p>9,097723</text:p>
          </table:table-cell>
          <table:table-cell table:formula="of:=IF([.A929]=0;[.C929];NA())" office:value-type="string" office:string-value="" calcext:value-type="error">
            <text:p>#N/DISP</text:p>
          </table:table-cell>
          <table:table-cell table:formula="of:=IF([.A929]=1;[.C929];NA())" office:value-type="float" office:value="9.097723" calcext:value-type="float">
            <text:p>9,097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64874" calcext:value-type="float">
            <text:p>9,764874</text:p>
          </table:table-cell>
          <table:table-cell office:value-type="float" office:value="7.670508" calcext:value-type="float">
            <text:p>7,670508</text:p>
          </table:table-cell>
          <table:table-cell table:formula="of:=IF([.A930]=0;[.C930];NA())" office:value-type="string" office:string-value="" calcext:value-type="error">
            <text:p>#N/DISP</text:p>
          </table:table-cell>
          <table:table-cell table:formula="of:=IF([.A930]=1;[.C930];NA())" office:value-type="float" office:value="7.670508" calcext:value-type="float">
            <text:p>7,670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58222" calcext:value-type="float">
            <text:p>13,058222</text:p>
          </table:table-cell>
          <table:table-cell office:value-type="float" office:value="11.405334" calcext:value-type="float">
            <text:p>11,405334</text:p>
          </table:table-cell>
          <table:table-cell table:formula="of:=IF([.A931]=0;[.C931];NA())" office:value-type="string" office:string-value="" calcext:value-type="error">
            <text:p>#N/DISP</text:p>
          </table:table-cell>
          <table:table-cell table:formula="of:=IF([.A931]=1;[.C931];NA())" office:value-type="float" office:value="11.405334" calcext:value-type="float">
            <text:p>11,405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8052" calcext:value-type="float">
            <text:p>10,78052</text:p>
          </table:table-cell>
          <table:table-cell office:value-type="float" office:value="5.993027" calcext:value-type="float">
            <text:p>5,993027</text:p>
          </table:table-cell>
          <table:table-cell table:formula="of:=IF([.A932]=0;[.C932];NA())" office:value-type="string" office:string-value="" calcext:value-type="error">
            <text:p>#N/DISP</text:p>
          </table:table-cell>
          <table:table-cell table:formula="of:=IF([.A932]=1;[.C932];NA())" office:value-type="float" office:value="5.993027" calcext:value-type="float">
            <text:p>5,993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73816" calcext:value-type="float">
            <text:p>15,073816</text:p>
          </table:table-cell>
          <table:table-cell office:value-type="float" office:value="7.156667" calcext:value-type="float">
            <text:p>7,156667</text:p>
          </table:table-cell>
          <table:table-cell table:formula="of:=IF([.A933]=0;[.C933];NA())" office:value-type="string" office:string-value="" calcext:value-type="error">
            <text:p>#N/DISP</text:p>
          </table:table-cell>
          <table:table-cell table:formula="of:=IF([.A933]=1;[.C933];NA())" office:value-type="float" office:value="7.156667" calcext:value-type="float">
            <text:p>7,15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62226" calcext:value-type="float">
            <text:p>14,162226</text:p>
          </table:table-cell>
          <table:table-cell office:value-type="float" office:value="6.686927" calcext:value-type="float">
            <text:p>6,686927</text:p>
          </table:table-cell>
          <table:table-cell table:formula="of:=IF([.A934]=0;[.C934];NA())" office:value-type="string" office:string-value="" calcext:value-type="error">
            <text:p>#N/DISP</text:p>
          </table:table-cell>
          <table:table-cell table:formula="of:=IF([.A934]=1;[.C934];NA())" office:value-type="float" office:value="6.686927" calcext:value-type="float">
            <text:p>6,686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55118" calcext:value-type="float">
            <text:p>10,655118</text:p>
          </table:table-cell>
          <table:table-cell office:value-type="float" office:value="6.086658" calcext:value-type="float">
            <text:p>6,086658</text:p>
          </table:table-cell>
          <table:table-cell table:formula="of:=IF([.A935]=0;[.C935];NA())" office:value-type="string" office:string-value="" calcext:value-type="error">
            <text:p>#N/DISP</text:p>
          </table:table-cell>
          <table:table-cell table:formula="of:=IF([.A935]=1;[.C935];NA())" office:value-type="float" office:value="6.086658" calcext:value-type="float">
            <text:p>6,086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11487" calcext:value-type="float">
            <text:p>9,611487</text:p>
          </table:table-cell>
          <table:table-cell office:value-type="float" office:value="9.525109" calcext:value-type="float">
            <text:p>9,525109</text:p>
          </table:table-cell>
          <table:table-cell table:formula="of:=IF([.A936]=0;[.C936];NA())" office:value-type="string" office:string-value="" calcext:value-type="error">
            <text:p>#N/DISP</text:p>
          </table:table-cell>
          <table:table-cell table:formula="of:=IF([.A936]=1;[.C936];NA())" office:value-type="float" office:value="9.525109" calcext:value-type="float">
            <text:p>9,525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3334" calcext:value-type="float">
            <text:p>9,013334</text:p>
          </table:table-cell>
          <table:table-cell office:value-type="float" office:value="8.414207" calcext:value-type="float">
            <text:p>8,414207</text:p>
          </table:table-cell>
          <table:table-cell table:formula="of:=IF([.A937]=0;[.C937];NA())" office:value-type="float" office:value="8.414207" calcext:value-type="float">
            <text:p>8,414207</text:p>
          </table:table-cell>
          <table:table-cell table:formula="of:=IF([.A937]=1;[.C9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38529" calcext:value-type="float">
            <text:p>14,938529</text:p>
          </table:table-cell>
          <table:table-cell office:value-type="float" office:value="10.012283" calcext:value-type="float">
            <text:p>10,012283</text:p>
          </table:table-cell>
          <table:table-cell table:formula="of:=IF([.A938]=0;[.C938];NA())" office:value-type="string" office:string-value="" calcext:value-type="error">
            <text:p>#N/DISP</text:p>
          </table:table-cell>
          <table:table-cell table:formula="of:=IF([.A938]=1;[.C938];NA())" office:value-type="float" office:value="10.012283" calcext:value-type="float">
            <text:p>10,012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94728" calcext:value-type="float">
            <text:p>13,894728</text:p>
          </table:table-cell>
          <table:table-cell office:value-type="float" office:value="10.70531" calcext:value-type="float">
            <text:p>10,70531</text:p>
          </table:table-cell>
          <table:table-cell table:formula="of:=IF([.A939]=0;[.C939];NA())" office:value-type="string" office:string-value="" calcext:value-type="error">
            <text:p>#N/DISP</text:p>
          </table:table-cell>
          <table:table-cell table:formula="of:=IF([.A939]=1;[.C939];NA())" office:value-type="float" office:value="10.70531" calcext:value-type="float">
            <text:p>10,70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78544" calcext:value-type="float">
            <text:p>13,478544</text:p>
          </table:table-cell>
          <table:table-cell office:value-type="float" office:value="7.817333" calcext:value-type="float">
            <text:p>7,817333</text:p>
          </table:table-cell>
          <table:table-cell table:formula="of:=IF([.A940]=0;[.C940];NA())" office:value-type="string" office:string-value="" calcext:value-type="error">
            <text:p>#N/DISP</text:p>
          </table:table-cell>
          <table:table-cell table:formula="of:=IF([.A940]=1;[.C940];NA())" office:value-type="float" office:value="7.817333" calcext:value-type="float">
            <text:p>7,81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71977" calcext:value-type="float">
            <text:p>9,771977</text:p>
          </table:table-cell>
          <table:table-cell office:value-type="float" office:value="9.20426" calcext:value-type="float">
            <text:p>9,20426</text:p>
          </table:table-cell>
          <table:table-cell table:formula="of:=IF([.A941]=0;[.C941];NA())" office:value-type="string" office:string-value="" calcext:value-type="error">
            <text:p>#N/DISP</text:p>
          </table:table-cell>
          <table:table-cell table:formula="of:=IF([.A941]=1;[.C941];NA())" office:value-type="float" office:value="9.20426" calcext:value-type="float">
            <text:p>9,20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27095" calcext:value-type="float">
            <text:p>11,427095</text:p>
          </table:table-cell>
          <table:table-cell office:value-type="float" office:value="7.24382" calcext:value-type="float">
            <text:p>7,24382</text:p>
          </table:table-cell>
          <table:table-cell table:formula="of:=IF([.A942]=0;[.C942];NA())" office:value-type="string" office:string-value="" calcext:value-type="error">
            <text:p>#N/DISP</text:p>
          </table:table-cell>
          <table:table-cell table:formula="of:=IF([.A942]=1;[.C942];NA())" office:value-type="float" office:value="7.24382" calcext:value-type="float">
            <text:p>7,24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90918" calcext:value-type="float">
            <text:p>13,690918</text:p>
          </table:table-cell>
          <table:table-cell office:value-type="float" office:value="10.004251" calcext:value-type="float">
            <text:p>10,004251</text:p>
          </table:table-cell>
          <table:table-cell table:formula="of:=IF([.A943]=0;[.C943];NA())" office:value-type="string" office:string-value="" calcext:value-type="error">
            <text:p>#N/DISP</text:p>
          </table:table-cell>
          <table:table-cell table:formula="of:=IF([.A943]=1;[.C943];NA())" office:value-type="float" office:value="10.004251" calcext:value-type="float">
            <text:p>10,004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65072" calcext:value-type="float">
            <text:p>13,865072</text:p>
          </table:table-cell>
          <table:table-cell office:value-type="float" office:value="6.18129" calcext:value-type="float">
            <text:p>6,18129</text:p>
          </table:table-cell>
          <table:table-cell table:formula="of:=IF([.A944]=0;[.C944];NA())" office:value-type="string" office:string-value="" calcext:value-type="error">
            <text:p>#N/DISP</text:p>
          </table:table-cell>
          <table:table-cell table:formula="of:=IF([.A944]=1;[.C944];NA())" office:value-type="float" office:value="6.18129" calcext:value-type="float">
            <text:p>6,18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22947" calcext:value-type="float">
            <text:p>11,222947</text:p>
          </table:table-cell>
          <table:table-cell office:value-type="float" office:value="7.089969" calcext:value-type="float">
            <text:p>7,089969</text:p>
          </table:table-cell>
          <table:table-cell table:formula="of:=IF([.A945]=0;[.C945];NA())" office:value-type="string" office:string-value="" calcext:value-type="error">
            <text:p>#N/DISP</text:p>
          </table:table-cell>
          <table:table-cell table:formula="of:=IF([.A945]=1;[.C945];NA())" office:value-type="float" office:value="7.089969" calcext:value-type="float">
            <text:p>7,089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76237" calcext:value-type="float">
            <text:p>14,776237</text:p>
          </table:table-cell>
          <table:table-cell office:value-type="float" office:value="6.566854" calcext:value-type="float">
            <text:p>6,566854</text:p>
          </table:table-cell>
          <table:table-cell table:formula="of:=IF([.A946]=0;[.C946];NA())" office:value-type="string" office:string-value="" calcext:value-type="error">
            <text:p>#N/DISP</text:p>
          </table:table-cell>
          <table:table-cell table:formula="of:=IF([.A946]=1;[.C946];NA())" office:value-type="float" office:value="6.566854" calcext:value-type="float">
            <text:p>6,566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63465" calcext:value-type="float">
            <text:p>15,363465</text:p>
          </table:table-cell>
          <table:table-cell office:value-type="float" office:value="7.899906" calcext:value-type="float">
            <text:p>7,899906</text:p>
          </table:table-cell>
          <table:table-cell table:formula="of:=IF([.A947]=0;[.C947];NA())" office:value-type="string" office:string-value="" calcext:value-type="error">
            <text:p>#N/DISP</text:p>
          </table:table-cell>
          <table:table-cell table:formula="of:=IF([.A947]=1;[.C947];NA())" office:value-type="float" office:value="7.899906" calcext:value-type="float">
            <text:p>7,899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487" calcext:value-type="float">
            <text:p>9,090487</text:p>
          </table:table-cell>
          <table:table-cell office:value-type="float" office:value="8.726058" calcext:value-type="float">
            <text:p>8,726058</text:p>
          </table:table-cell>
          <table:table-cell table:formula="of:=IF([.A948]=0;[.C948];NA())" office:value-type="float" office:value="8.726058" calcext:value-type="float">
            <text:p>8,726058</text:p>
          </table:table-cell>
          <table:table-cell table:formula="of:=IF([.A948]=1;[.C9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06855" calcext:value-type="float">
            <text:p>10,206855</text:p>
          </table:table-cell>
          <table:table-cell office:value-type="float" office:value="8.174587" calcext:value-type="float">
            <text:p>8,174587</text:p>
          </table:table-cell>
          <table:table-cell table:formula="of:=IF([.A949]=0;[.C949];NA())" office:value-type="string" office:string-value="" calcext:value-type="error">
            <text:p>#N/DISP</text:p>
          </table:table-cell>
          <table:table-cell table:formula="of:=IF([.A949]=1;[.C949];NA())" office:value-type="float" office:value="8.174587" calcext:value-type="float">
            <text:p>8,174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9139" calcext:value-type="float">
            <text:p>14,919139</text:p>
          </table:table-cell>
          <table:table-cell office:value-type="float" office:value="6.909421" calcext:value-type="float">
            <text:p>6,909421</text:p>
          </table:table-cell>
          <table:table-cell table:formula="of:=IF([.A950]=0;[.C950];NA())" office:value-type="string" office:string-value="" calcext:value-type="error">
            <text:p>#N/DISP</text:p>
          </table:table-cell>
          <table:table-cell table:formula="of:=IF([.A950]=1;[.C950];NA())" office:value-type="float" office:value="6.909421" calcext:value-type="float">
            <text:p>6,909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33049" calcext:value-type="float">
            <text:p>11,633049</text:p>
          </table:table-cell>
          <table:table-cell office:value-type="float" office:value="11.387964" calcext:value-type="float">
            <text:p>11,387964</text:p>
          </table:table-cell>
          <table:table-cell table:formula="of:=IF([.A951]=0;[.C951];NA())" office:value-type="string" office:string-value="" calcext:value-type="error">
            <text:p>#N/DISP</text:p>
          </table:table-cell>
          <table:table-cell table:formula="of:=IF([.A951]=1;[.C951];NA())" office:value-type="float" office:value="11.387964" calcext:value-type="float">
            <text:p>11,387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50381" calcext:value-type="float">
            <text:p>14,150381</text:p>
          </table:table-cell>
          <table:table-cell office:value-type="float" office:value="10.906425" calcext:value-type="float">
            <text:p>10,906425</text:p>
          </table:table-cell>
          <table:table-cell table:formula="of:=IF([.A952]=0;[.C952];NA())" office:value-type="string" office:string-value="" calcext:value-type="error">
            <text:p>#N/DISP</text:p>
          </table:table-cell>
          <table:table-cell table:formula="of:=IF([.A952]=1;[.C952];NA())" office:value-type="float" office:value="10.906425" calcext:value-type="float">
            <text:p>10,906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48734" calcext:value-type="float">
            <text:p>11,748734</text:p>
          </table:table-cell>
          <table:table-cell office:value-type="float" office:value="6.843522" calcext:value-type="float">
            <text:p>6,843522</text:p>
          </table:table-cell>
          <table:table-cell table:formula="of:=IF([.A953]=0;[.C953];NA())" office:value-type="string" office:string-value="" calcext:value-type="error">
            <text:p>#N/DISP</text:p>
          </table:table-cell>
          <table:table-cell table:formula="of:=IF([.A953]=1;[.C953];NA())" office:value-type="float" office:value="6.843522" calcext:value-type="float">
            <text:p>6,843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92554" calcext:value-type="float">
            <text:p>13,692554</text:p>
          </table:table-cell>
          <table:table-cell office:value-type="float" office:value="6.065558" calcext:value-type="float">
            <text:p>6,065558</text:p>
          </table:table-cell>
          <table:table-cell table:formula="of:=IF([.A954]=0;[.C954];NA())" office:value-type="string" office:string-value="" calcext:value-type="error">
            <text:p>#N/DISP</text:p>
          </table:table-cell>
          <table:table-cell table:formula="of:=IF([.A954]=1;[.C954];NA())" office:value-type="float" office:value="6.065558" calcext:value-type="float">
            <text:p>6,065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82104" calcext:value-type="float">
            <text:p>13,582104</text:p>
          </table:table-cell>
          <table:table-cell office:value-type="float" office:value="10.76981" calcext:value-type="float">
            <text:p>10,76981</text:p>
          </table:table-cell>
          <table:table-cell table:formula="of:=IF([.A955]=0;[.C955];NA())" office:value-type="string" office:string-value="" calcext:value-type="error">
            <text:p>#N/DISP</text:p>
          </table:table-cell>
          <table:table-cell table:formula="of:=IF([.A955]=1;[.C955];NA())" office:value-type="float" office:value="10.76981" calcext:value-type="float">
            <text:p>10,76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57176" calcext:value-type="float">
            <text:p>11,957176</text:p>
          </table:table-cell>
          <table:table-cell office:value-type="float" office:value="10.552773" calcext:value-type="float">
            <text:p>10,552773</text:p>
          </table:table-cell>
          <table:table-cell table:formula="of:=IF([.A956]=0;[.C956];NA())" office:value-type="string" office:string-value="" calcext:value-type="error">
            <text:p>#N/DISP</text:p>
          </table:table-cell>
          <table:table-cell table:formula="of:=IF([.A956]=1;[.C956];NA())" office:value-type="float" office:value="10.552773" calcext:value-type="float">
            <text:p>10,552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02757" calcext:value-type="float">
            <text:p>10,202757</text:p>
          </table:table-cell>
          <table:table-cell office:value-type="float" office:value="8.617007" calcext:value-type="float">
            <text:p>8,617007</text:p>
          </table:table-cell>
          <table:table-cell table:formula="of:=IF([.A957]=0;[.C957];NA())" office:value-type="string" office:string-value="" calcext:value-type="error">
            <text:p>#N/DISP</text:p>
          </table:table-cell>
          <table:table-cell table:formula="of:=IF([.A957]=1;[.C957];NA())" office:value-type="float" office:value="8.617007" calcext:value-type="float">
            <text:p>8,617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26208" calcext:value-type="float">
            <text:p>9,426208</text:p>
          </table:table-cell>
          <table:table-cell office:value-type="float" office:value="8.326115" calcext:value-type="float">
            <text:p>8,326115</text:p>
          </table:table-cell>
          <table:table-cell table:formula="of:=IF([.A958]=0;[.C958];NA())" office:value-type="string" office:string-value="" calcext:value-type="error">
            <text:p>#N/DISP</text:p>
          </table:table-cell>
          <table:table-cell table:formula="of:=IF([.A958]=1;[.C958];NA())" office:value-type="float" office:value="8.326115" calcext:value-type="float">
            <text:p>8,326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13982" calcext:value-type="float">
            <text:p>10,613982</text:p>
          </table:table-cell>
          <table:table-cell office:value-type="float" office:value="9.532969" calcext:value-type="float">
            <text:p>9,532969</text:p>
          </table:table-cell>
          <table:table-cell table:formula="of:=IF([.A959]=0;[.C959];NA())" office:value-type="string" office:string-value="" calcext:value-type="error">
            <text:p>#N/DISP</text:p>
          </table:table-cell>
          <table:table-cell table:formula="of:=IF([.A959]=1;[.C959];NA())" office:value-type="float" office:value="9.532969" calcext:value-type="float">
            <text:p>9,532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18675" calcext:value-type="float">
            <text:p>13,818675</text:p>
          </table:table-cell>
          <table:table-cell office:value-type="float" office:value="10.39167" calcext:value-type="float">
            <text:p>10,39167</text:p>
          </table:table-cell>
          <table:table-cell table:formula="of:=IF([.A960]=0;[.C960];NA())" office:value-type="string" office:string-value="" calcext:value-type="error">
            <text:p>#N/DISP</text:p>
          </table:table-cell>
          <table:table-cell table:formula="of:=IF([.A960]=1;[.C960];NA())" office:value-type="float" office:value="10.39167" calcext:value-type="float">
            <text:p>10,39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62107" calcext:value-type="float">
            <text:p>12,662107</text:p>
          </table:table-cell>
          <table:table-cell office:value-type="float" office:value="6.534719" calcext:value-type="float">
            <text:p>6,534719</text:p>
          </table:table-cell>
          <table:table-cell table:formula="of:=IF([.A961]=0;[.C961];NA())" office:value-type="string" office:string-value="" calcext:value-type="error">
            <text:p>#N/DISP</text:p>
          </table:table-cell>
          <table:table-cell table:formula="of:=IF([.A961]=1;[.C961];NA())" office:value-type="float" office:value="6.534719" calcext:value-type="float">
            <text:p>6,534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06557" calcext:value-type="float">
            <text:p>11,006557</text:p>
          </table:table-cell>
          <table:table-cell office:value-type="float" office:value="11.326061" calcext:value-type="float">
            <text:p>11,326061</text:p>
          </table:table-cell>
          <table:table-cell table:formula="of:=IF([.A962]=0;[.C962];NA())" office:value-type="string" office:string-value="" calcext:value-type="error">
            <text:p>#N/DISP</text:p>
          </table:table-cell>
          <table:table-cell table:formula="of:=IF([.A962]=1;[.C962];NA())" office:value-type="float" office:value="11.326061" calcext:value-type="float">
            <text:p>11,326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851" calcext:value-type="float">
            <text:p>15,3851</text:p>
          </table:table-cell>
          <table:table-cell office:value-type="float" office:value="7.759741" calcext:value-type="float">
            <text:p>7,759741</text:p>
          </table:table-cell>
          <table:table-cell table:formula="of:=IF([.A963]=0;[.C963];NA())" office:value-type="string" office:string-value="" calcext:value-type="error">
            <text:p>#N/DISP</text:p>
          </table:table-cell>
          <table:table-cell table:formula="of:=IF([.A963]=1;[.C963];NA())" office:value-type="float" office:value="7.759741" calcext:value-type="float">
            <text:p>7,759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66504" calcext:value-type="float">
            <text:p>11,666504</text:p>
          </table:table-cell>
          <table:table-cell office:value-type="float" office:value="5.787349" calcext:value-type="float">
            <text:p>5,787349</text:p>
          </table:table-cell>
          <table:table-cell table:formula="of:=IF([.A964]=0;[.C964];NA())" office:value-type="string" office:string-value="" calcext:value-type="error">
            <text:p>#N/DISP</text:p>
          </table:table-cell>
          <table:table-cell table:formula="of:=IF([.A964]=1;[.C964];NA())" office:value-type="float" office:value="5.787349" calcext:value-type="float">
            <text:p>5,787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25299" calcext:value-type="float">
            <text:p>12,225299</text:p>
          </table:table-cell>
          <table:table-cell office:value-type="float" office:value="10.158833" calcext:value-type="float">
            <text:p>10,158833</text:p>
          </table:table-cell>
          <table:table-cell table:formula="of:=IF([.A965]=0;[.C965];NA())" office:value-type="string" office:string-value="" calcext:value-type="error">
            <text:p>#N/DISP</text:p>
          </table:table-cell>
          <table:table-cell table:formula="of:=IF([.A965]=1;[.C965];NA())" office:value-type="float" office:value="10.158833" calcext:value-type="float">
            <text:p>10,158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05109" calcext:value-type="float">
            <text:p>11,205109</text:p>
          </table:table-cell>
          <table:table-cell office:value-type="float" office:value="9.015783" calcext:value-type="float">
            <text:p>9,015783</text:p>
          </table:table-cell>
          <table:table-cell table:formula="of:=IF([.A966]=0;[.C966];NA())" office:value-type="string" office:string-value="" calcext:value-type="error">
            <text:p>#N/DISP</text:p>
          </table:table-cell>
          <table:table-cell table:formula="of:=IF([.A966]=1;[.C966];NA())" office:value-type="float" office:value="9.015783" calcext:value-type="float">
            <text:p>9,015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21606" calcext:value-type="float">
            <text:p>12,621606</text:p>
          </table:table-cell>
          <table:table-cell office:value-type="float" office:value="11.065936" calcext:value-type="float">
            <text:p>11,065936</text:p>
          </table:table-cell>
          <table:table-cell table:formula="of:=IF([.A967]=0;[.C967];NA())" office:value-type="string" office:string-value="" calcext:value-type="error">
            <text:p>#N/DISP</text:p>
          </table:table-cell>
          <table:table-cell table:formula="of:=IF([.A967]=1;[.C967];NA())" office:value-type="float" office:value="11.065936" calcext:value-type="float">
            <text:p>11,065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7435" calcext:value-type="float">
            <text:p>13,17435</text:p>
          </table:table-cell>
          <table:table-cell office:value-type="float" office:value="9.19686" calcext:value-type="float">
            <text:p>9,19686</text:p>
          </table:table-cell>
          <table:table-cell table:formula="of:=IF([.A968]=0;[.C968];NA())" office:value-type="string" office:string-value="" calcext:value-type="error">
            <text:p>#N/DISP</text:p>
          </table:table-cell>
          <table:table-cell table:formula="of:=IF([.A968]=1;[.C968];NA())" office:value-type="float" office:value="9.19686" calcext:value-type="float">
            <text:p>9,19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92944" calcext:value-type="float">
            <text:p>11,592944</text:p>
          </table:table-cell>
          <table:table-cell office:value-type="float" office:value="10.720355" calcext:value-type="float">
            <text:p>10,720355</text:p>
          </table:table-cell>
          <table:table-cell table:formula="of:=IF([.A969]=0;[.C969];NA())" office:value-type="string" office:string-value="" calcext:value-type="error">
            <text:p>#N/DISP</text:p>
          </table:table-cell>
          <table:table-cell table:formula="of:=IF([.A969]=1;[.C969];NA())" office:value-type="float" office:value="10.720355" calcext:value-type="float">
            <text:p>10,720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83969" calcext:value-type="float">
            <text:p>10,383969</text:p>
          </table:table-cell>
          <table:table-cell office:value-type="float" office:value="6.436672" calcext:value-type="float">
            <text:p>6,436672</text:p>
          </table:table-cell>
          <table:table-cell table:formula="of:=IF([.A970]=0;[.C970];NA())" office:value-type="string" office:string-value="" calcext:value-type="error">
            <text:p>#N/DISP</text:p>
          </table:table-cell>
          <table:table-cell table:formula="of:=IF([.A970]=1;[.C970];NA())" office:value-type="float" office:value="6.436672" calcext:value-type="float">
            <text:p>6,436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44338" calcext:value-type="float">
            <text:p>9,544338</text:p>
          </table:table-cell>
          <table:table-cell office:value-type="float" office:value="7.502724" calcext:value-type="float">
            <text:p>7,502724</text:p>
          </table:table-cell>
          <table:table-cell table:formula="of:=IF([.A971]=0;[.C971];NA())" office:value-type="string" office:string-value="" calcext:value-type="error">
            <text:p>#N/DISP</text:p>
          </table:table-cell>
          <table:table-cell table:formula="of:=IF([.A971]=1;[.C971];NA())" office:value-type="float" office:value="7.502724" calcext:value-type="float">
            <text:p>7,502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41749" calcext:value-type="float">
            <text:p>11,541749</text:p>
          </table:table-cell>
          <table:table-cell office:value-type="float" office:value="10.60111" calcext:value-type="float">
            <text:p>10,60111</text:p>
          </table:table-cell>
          <table:table-cell table:formula="of:=IF([.A972]=0;[.C972];NA())" office:value-type="string" office:string-value="" calcext:value-type="error">
            <text:p>#N/DISP</text:p>
          </table:table-cell>
          <table:table-cell table:formula="of:=IF([.A972]=1;[.C972];NA())" office:value-type="float" office:value="10.60111" calcext:value-type="float">
            <text:p>10,60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37444" calcext:value-type="float">
            <text:p>12,437444</text:p>
          </table:table-cell>
          <table:table-cell office:value-type="float" office:value="10.137172" calcext:value-type="float">
            <text:p>10,137172</text:p>
          </table:table-cell>
          <table:table-cell table:formula="of:=IF([.A973]=0;[.C973];NA())" office:value-type="string" office:string-value="" calcext:value-type="error">
            <text:p>#N/DISP</text:p>
          </table:table-cell>
          <table:table-cell table:formula="of:=IF([.A973]=1;[.C973];NA())" office:value-type="float" office:value="10.137172" calcext:value-type="float">
            <text:p>10,137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32544" calcext:value-type="float">
            <text:p>12,332544</text:p>
          </table:table-cell>
          <table:table-cell office:value-type="float" office:value="10.971288" calcext:value-type="float">
            <text:p>10,971288</text:p>
          </table:table-cell>
          <table:table-cell table:formula="of:=IF([.A974]=0;[.C974];NA())" office:value-type="string" office:string-value="" calcext:value-type="error">
            <text:p>#N/DISP</text:p>
          </table:table-cell>
          <table:table-cell table:formula="of:=IF([.A974]=1;[.C974];NA())" office:value-type="float" office:value="10.971288" calcext:value-type="float">
            <text:p>10,971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31967" calcext:value-type="float">
            <text:p>9,631967</text:p>
          </table:table-cell>
          <table:table-cell office:value-type="float" office:value="7.147791" calcext:value-type="float">
            <text:p>7,147791</text:p>
          </table:table-cell>
          <table:table-cell table:formula="of:=IF([.A975]=0;[.C975];NA())" office:value-type="string" office:string-value="" calcext:value-type="error">
            <text:p>#N/DISP</text:p>
          </table:table-cell>
          <table:table-cell table:formula="of:=IF([.A975]=1;[.C975];NA())" office:value-type="float" office:value="7.147791" calcext:value-type="float">
            <text:p>7,147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19316" calcext:value-type="float">
            <text:p>10,119316</text:p>
          </table:table-cell>
          <table:table-cell office:value-type="float" office:value="7.827584" calcext:value-type="float">
            <text:p>7,827584</text:p>
          </table:table-cell>
          <table:table-cell table:formula="of:=IF([.A976]=0;[.C976];NA())" office:value-type="string" office:string-value="" calcext:value-type="error">
            <text:p>#N/DISP</text:p>
          </table:table-cell>
          <table:table-cell table:formula="of:=IF([.A976]=1;[.C976];NA())" office:value-type="float" office:value="7.827584" calcext:value-type="float">
            <text:p>7,827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10.032693" calcext:value-type="float">
            <text:p>10,032693</text:p>
          </table:table-cell>
          <table:table-cell table:formula="of:=IF([.A977]=0;[.C977];NA())" office:value-type="string" office:string-value="" calcext:value-type="error">
            <text:p>#N/DISP</text:p>
          </table:table-cell>
          <table:table-cell table:formula="of:=IF([.A977]=1;[.C977];NA())" office:value-type="float" office:value="10.032693" calcext:value-type="float">
            <text:p>10,032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22183" calcext:value-type="float">
            <text:p>15,322183</text:p>
          </table:table-cell>
          <table:table-cell office:value-type="float" office:value="8.409755" calcext:value-type="float">
            <text:p>8,409755</text:p>
          </table:table-cell>
          <table:table-cell table:formula="of:=IF([.A978]=0;[.C978];NA())" office:value-type="string" office:string-value="" calcext:value-type="error">
            <text:p>#N/DISP</text:p>
          </table:table-cell>
          <table:table-cell table:formula="of:=IF([.A978]=1;[.C978];NA())" office:value-type="float" office:value="8.409755" calcext:value-type="float">
            <text:p>8,409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50558" calcext:value-type="float">
            <text:p>10,650558</text:p>
          </table:table-cell>
          <table:table-cell office:value-type="float" office:value="6.094104" calcext:value-type="float">
            <text:p>6,094104</text:p>
          </table:table-cell>
          <table:table-cell table:formula="of:=IF([.A979]=0;[.C979];NA())" office:value-type="string" office:string-value="" calcext:value-type="error">
            <text:p>#N/DISP</text:p>
          </table:table-cell>
          <table:table-cell table:formula="of:=IF([.A979]=1;[.C979];NA())" office:value-type="float" office:value="6.094104" calcext:value-type="float">
            <text:p>6,094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47419" calcext:value-type="float">
            <text:p>14,547419</text:p>
          </table:table-cell>
          <table:table-cell office:value-type="float" office:value="7.001063" calcext:value-type="float">
            <text:p>7,001063</text:p>
          </table:table-cell>
          <table:table-cell table:formula="of:=IF([.A980]=0;[.C980];NA())" office:value-type="string" office:string-value="" calcext:value-type="error">
            <text:p>#N/DISP</text:p>
          </table:table-cell>
          <table:table-cell table:formula="of:=IF([.A980]=1;[.C980];NA())" office:value-type="float" office:value="7.001063" calcext:value-type="float">
            <text:p>7,001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94662" calcext:value-type="float">
            <text:p>14,394662</text:p>
          </table:table-cell>
          <table:table-cell office:value-type="float" office:value="8.385033" calcext:value-type="float">
            <text:p>8,385033</text:p>
          </table:table-cell>
          <table:table-cell table:formula="of:=IF([.A981]=0;[.C981];NA())" office:value-type="string" office:string-value="" calcext:value-type="error">
            <text:p>#N/DISP</text:p>
          </table:table-cell>
          <table:table-cell table:formula="of:=IF([.A981]=1;[.C981];NA())" office:value-type="float" office:value="8.385033" calcext:value-type="float">
            <text:p>8,385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41333" calcext:value-type="float">
            <text:p>9,041333</text:p>
          </table:table-cell>
          <table:table-cell office:value-type="float" office:value="8.104689" calcext:value-type="float">
            <text:p>8,104689</text:p>
          </table:table-cell>
          <table:table-cell table:formula="of:=IF([.A982]=0;[.C982];NA())" office:value-type="float" office:value="8.104689" calcext:value-type="float">
            <text:p>8,104689</text:p>
          </table:table-cell>
          <table:table-cell table:formula="of:=IF([.A982]=1;[.C9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08667" calcext:value-type="float">
            <text:p>13,508667</text:p>
          </table:table-cell>
          <table:table-cell office:value-type="float" office:value="7.592837" calcext:value-type="float">
            <text:p>7,592837</text:p>
          </table:table-cell>
          <table:table-cell table:formula="of:=IF([.A983]=0;[.C983];NA())" office:value-type="string" office:string-value="" calcext:value-type="error">
            <text:p>#N/DISP</text:p>
          </table:table-cell>
          <table:table-cell table:formula="of:=IF([.A983]=1;[.C983];NA())" office:value-type="float" office:value="7.592837" calcext:value-type="float">
            <text:p>7,592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5136" calcext:value-type="float">
            <text:p>11,75136</text:p>
          </table:table-cell>
          <table:table-cell office:value-type="float" office:value="8.28869" calcext:value-type="float">
            <text:p>8,28869</text:p>
          </table:table-cell>
          <table:table-cell table:formula="of:=IF([.A984]=0;[.C984];NA())" office:value-type="string" office:string-value="" calcext:value-type="error">
            <text:p>#N/DISP</text:p>
          </table:table-cell>
          <table:table-cell table:formula="of:=IF([.A984]=1;[.C984];NA())" office:value-type="float" office:value="8.28869" calcext:value-type="float">
            <text:p>8,28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02592" calcext:value-type="float">
            <text:p>14,402592</text:p>
          </table:table-cell>
          <table:table-cell office:value-type="float" office:value="7.39681" calcext:value-type="float">
            <text:p>7,39681</text:p>
          </table:table-cell>
          <table:table-cell table:formula="of:=IF([.A985]=0;[.C985];NA())" office:value-type="string" office:string-value="" calcext:value-type="error">
            <text:p>#N/DISP</text:p>
          </table:table-cell>
          <table:table-cell table:formula="of:=IF([.A985]=1;[.C985];NA())" office:value-type="float" office:value="7.39681" calcext:value-type="float">
            <text:p>7,39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96695" calcext:value-type="float">
            <text:p>15,196695</text:p>
          </table:table-cell>
          <table:table-cell office:value-type="float" office:value="8.759336" calcext:value-type="float">
            <text:p>8,759336</text:p>
          </table:table-cell>
          <table:table-cell table:formula="of:=IF([.A986]=0;[.C986];NA())" office:value-type="string" office:string-value="" calcext:value-type="error">
            <text:p>#N/DISP</text:p>
          </table:table-cell>
          <table:table-cell table:formula="of:=IF([.A986]=1;[.C986];NA())" office:value-type="float" office:value="8.759336" calcext:value-type="float">
            <text:p>8,759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97873" calcext:value-type="float">
            <text:p>12,797873</text:p>
          </table:table-cell>
          <table:table-cell office:value-type="float" office:value="6.74711" calcext:value-type="float">
            <text:p>6,74711</text:p>
          </table:table-cell>
          <table:table-cell table:formula="of:=IF([.A987]=0;[.C987];NA())" office:value-type="string" office:string-value="" calcext:value-type="error">
            <text:p>#N/DISP</text:p>
          </table:table-cell>
          <table:table-cell table:formula="of:=IF([.A987]=1;[.C987];NA())" office:value-type="float" office:value="6.74711" calcext:value-type="float">
            <text:p>6,74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92905" calcext:value-type="float">
            <text:p>9,392905</text:p>
          </table:table-cell>
          <table:table-cell office:value-type="float" office:value="9.363665" calcext:value-type="float">
            <text:p>9,363665</text:p>
          </table:table-cell>
          <table:table-cell table:formula="of:=IF([.A988]=0;[.C988];NA())" office:value-type="string" office:string-value="" calcext:value-type="error">
            <text:p>#N/DISP</text:p>
          </table:table-cell>
          <table:table-cell table:formula="of:=IF([.A988]=1;[.C988];NA())" office:value-type="float" office:value="9.363665" calcext:value-type="float">
            <text:p>9,363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74347" calcext:value-type="float">
            <text:p>12,874347</text:p>
          </table:table-cell>
          <table:table-cell office:value-type="float" office:value="10.826388" calcext:value-type="float">
            <text:p>10,826388</text:p>
          </table:table-cell>
          <table:table-cell table:formula="of:=IF([.A989]=0;[.C989];NA())" office:value-type="string" office:string-value="" calcext:value-type="error">
            <text:p>#N/DISP</text:p>
          </table:table-cell>
          <table:table-cell table:formula="of:=IF([.A989]=1;[.C989];NA())" office:value-type="float" office:value="10.826388" calcext:value-type="float">
            <text:p>10,826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582" calcext:value-type="float">
            <text:p>9,090582</text:p>
          </table:table-cell>
          <table:table-cell office:value-type="float" office:value="9.049733" calcext:value-type="float">
            <text:p>9,049733</text:p>
          </table:table-cell>
          <table:table-cell table:formula="of:=IF([.A990]=0;[.C990];NA())" office:value-type="float" office:value="9.049733" calcext:value-type="float">
            <text:p>9,049733</text:p>
          </table:table-cell>
          <table:table-cell table:formula="of:=IF([.A990]=1;[.C9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29362" calcext:value-type="float">
            <text:p>11,829362</text:p>
          </table:table-cell>
          <table:table-cell office:value-type="float" office:value="9.59984" calcext:value-type="float">
            <text:p>9,59984</text:p>
          </table:table-cell>
          <table:table-cell table:formula="of:=IF([.A991]=0;[.C991];NA())" office:value-type="string" office:string-value="" calcext:value-type="error">
            <text:p>#N/DISP</text:p>
          </table:table-cell>
          <table:table-cell table:formula="of:=IF([.A991]=1;[.C991];NA())" office:value-type="float" office:value="9.59984" calcext:value-type="float">
            <text:p>9,59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3405" calcext:value-type="float">
            <text:p>14,63405</text:p>
          </table:table-cell>
          <table:table-cell office:value-type="float" office:value="10.312605" calcext:value-type="float">
            <text:p>10,312605</text:p>
          </table:table-cell>
          <table:table-cell table:formula="of:=IF([.A992]=0;[.C992];NA())" office:value-type="string" office:string-value="" calcext:value-type="error">
            <text:p>#N/DISP</text:p>
          </table:table-cell>
          <table:table-cell table:formula="of:=IF([.A992]=1;[.C992];NA())" office:value-type="float" office:value="10.312605" calcext:value-type="float">
            <text:p>10,312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66348" calcext:value-type="float">
            <text:p>9,966348</text:p>
          </table:table-cell>
          <table:table-cell office:value-type="float" office:value="6.573965" calcext:value-type="float">
            <text:p>6,573965</text:p>
          </table:table-cell>
          <table:table-cell table:formula="of:=IF([.A993]=0;[.C993];NA())" office:value-type="string" office:string-value="" calcext:value-type="error">
            <text:p>#N/DISP</text:p>
          </table:table-cell>
          <table:table-cell table:formula="of:=IF([.A993]=1;[.C993];NA())" office:value-type="float" office:value="6.573965" calcext:value-type="float">
            <text:p>6,573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55037" calcext:value-type="float">
            <text:p>12,955037</text:p>
          </table:table-cell>
          <table:table-cell office:value-type="float" office:value="5.649479" calcext:value-type="float">
            <text:p>5,649479</text:p>
          </table:table-cell>
          <table:table-cell table:formula="of:=IF([.A994]=0;[.C994];NA())" office:value-type="string" office:string-value="" calcext:value-type="error">
            <text:p>#N/DISP</text:p>
          </table:table-cell>
          <table:table-cell table:formula="of:=IF([.A994]=1;[.C994];NA())" office:value-type="float" office:value="5.649479" calcext:value-type="float">
            <text:p>5,649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75883" calcext:value-type="float">
            <text:p>14,675883</text:p>
          </table:table-cell>
          <table:table-cell office:value-type="float" office:value="7.945219" calcext:value-type="float">
            <text:p>7,945219</text:p>
          </table:table-cell>
          <table:table-cell table:formula="of:=IF([.A995]=0;[.C995];NA())" office:value-type="string" office:string-value="" calcext:value-type="error">
            <text:p>#N/DISP</text:p>
          </table:table-cell>
          <table:table-cell table:formula="of:=IF([.A995]=1;[.C995];NA())" office:value-type="float" office:value="7.945219" calcext:value-type="float">
            <text:p>7,945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59719" calcext:value-type="float">
            <text:p>12,359719</text:p>
          </table:table-cell>
          <table:table-cell office:value-type="float" office:value="10.457532" calcext:value-type="float">
            <text:p>10,457532</text:p>
          </table:table-cell>
          <table:table-cell table:formula="of:=IF([.A996]=0;[.C996];NA())" office:value-type="string" office:string-value="" calcext:value-type="error">
            <text:p>#N/DISP</text:p>
          </table:table-cell>
          <table:table-cell table:formula="of:=IF([.A996]=1;[.C996];NA())" office:value-type="float" office:value="10.457532" calcext:value-type="float">
            <text:p>10,457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92329" calcext:value-type="float">
            <text:p>13,092329</text:p>
          </table:table-cell>
          <table:table-cell office:value-type="float" office:value="9.110222" calcext:value-type="float">
            <text:p>9,110222</text:p>
          </table:table-cell>
          <table:table-cell table:formula="of:=IF([.A997]=0;[.C997];NA())" office:value-type="string" office:string-value="" calcext:value-type="error">
            <text:p>#N/DISP</text:p>
          </table:table-cell>
          <table:table-cell table:formula="of:=IF([.A997]=1;[.C997];NA())" office:value-type="float" office:value="9.110222" calcext:value-type="float">
            <text:p>9,110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71551" calcext:value-type="float">
            <text:p>13,071551</text:p>
          </table:table-cell>
          <table:table-cell office:value-type="float" office:value="9.641615" calcext:value-type="float">
            <text:p>9,641615</text:p>
          </table:table-cell>
          <table:table-cell table:formula="of:=IF([.A998]=0;[.C998];NA())" office:value-type="string" office:string-value="" calcext:value-type="error">
            <text:p>#N/DISP</text:p>
          </table:table-cell>
          <table:table-cell table:formula="of:=IF([.A998]=1;[.C998];NA())" office:value-type="float" office:value="9.641615" calcext:value-type="float">
            <text:p>9,641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83887" calcext:value-type="float">
            <text:p>10,383887</text:p>
          </table:table-cell>
          <table:table-cell office:value-type="float" office:value="6.139417" calcext:value-type="float">
            <text:p>6,139417</text:p>
          </table:table-cell>
          <table:table-cell table:formula="of:=IF([.A999]=0;[.C999];NA())" office:value-type="string" office:string-value="" calcext:value-type="error">
            <text:p>#N/DISP</text:p>
          </table:table-cell>
          <table:table-cell table:formula="of:=IF([.A999]=1;[.C999];NA())" office:value-type="float" office:value="6.139417" calcext:value-type="float">
            <text:p>6,139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20275" calcext:value-type="float">
            <text:p>9,420275</text:p>
          </table:table-cell>
          <table:table-cell office:value-type="float" office:value="8.473474" calcext:value-type="float">
            <text:p>8,473474</text:p>
          </table:table-cell>
          <table:table-cell table:formula="of:=IF([.A1000]=0;[.C1000];NA())" office:value-type="string" office:string-value="" calcext:value-type="error">
            <text:p>#N/DISP</text:p>
          </table:table-cell>
          <table:table-cell table:formula="of:=IF([.A1000]=1;[.C1000];NA())" office:value-type="float" office:value="8.473474" calcext:value-type="float">
            <text:p>8,473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67691" calcext:value-type="float">
            <text:p>14,467691</text:p>
          </table:table-cell>
          <table:table-cell office:value-type="float" office:value="6.996328" calcext:value-type="float">
            <text:p>6,996328</text:p>
          </table:table-cell>
          <table:table-cell table:formula="of:=IF([.A1001]=0;[.C1001];NA())" office:value-type="string" office:string-value="" calcext:value-type="error">
            <text:p>#N/DISP</text:p>
          </table:table-cell>
          <table:table-cell table:formula="of:=IF([.A1001]=1;[.C1001];NA())" office:value-type="float" office:value="6.996328" calcext:value-type="float">
            <text:p>6,996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9T16:46:20.660654653</dc:date>
    <meta:editing-duration>PT8M27S</meta:editing-duration>
    <meta:editing-cycles>1</meta:editing-cycles>
    <meta:document-statistic meta:table-count="1" meta:cell-count="5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93cm" svg:y="0.316cm" chart:style-name="ch2">
          <text:p>c2ds3-2g - k médias</text:p>
        </chart:title>
        <chart:legend chart:legend-position="end" svg:x="13.843cm" svg:y="3.952cm" style:legend-expansion="high" chart:style-name="ch3"/>
        <chart:plot-area chart:style-name="ch4" table:cell-range-address="'Planilha 1'.B2:'Planilha 1'.B1001 'Planilha 1'.D2:'Planilha 1'.E1001" chart:data-source-has-labels="row" svg:x="0.32cm" svg:y="1.275cm" svg:width="13.203cm" svg:height="7.545cm">
          <chartooo:coordinate-region svg:x="0.756cm" svg:y="1.475cm" svg:width="12.396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lanilha 1'.D2:'Planilha 1'.D1001" loext:label-string="cluster_1" chart:class="chart:scatter">
            <chart:domain table:cell-range-address="'Planilha 1'.B2:'Planilha 1'.B1001"/>
            <chart:data-point chart:repeated="1000"/>
          </chart:series>
          <chart:series chart:style-name="ch8" chart:values-cell-range-address="'Planilha 1'.E2:'Planilha 1'.E1001" loext:label-string="cluster_2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luster_1</text:p>
              </table:table-cell>
              <table:table-cell office:value-type="string">
                <text:p>cluster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809783">
                <text:p>8.809783</text:p>
                <draw:g>
                  <svg:desc>'Planilha 1'.B2:'Planilha 1'.B1001</svg:desc>
                </draw:g>
              </table:table-cell>
              <table:table-cell office:value-type="float" office:value="7.611147">
                <text:p>7.611147</text:p>
                <draw:g>
                  <svg:desc>'Planilha 1'.D2:'Planilha 1'.D1001</svg:desc>
                </draw:g>
              </table:table-cell>
              <table:table-cell office:value-type="float" office:value="NaN">
                <text:p>NaN</text:p>
                <draw:g>
                  <svg:desc>'Planilha 1'.E2:'Planilha 1'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10747">
                <text:p>4.110747</text:p>
              </table:table-cell>
              <table:table-cell office:value-type="float" office:value="11.103186">
                <text:p>11.103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1471">
                <text:p>4.11471</text:p>
              </table:table-cell>
              <table:table-cell office:value-type="float" office:value="11.039587">
                <text:p>11.039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4736">
                <text:p>3.154736</text:p>
              </table:table-cell>
              <table:table-cell office:value-type="float" office:value="6.743244">
                <text:p>6.743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72931">
                <text:p>5.972931</text:p>
              </table:table-cell>
              <table:table-cell office:value-type="float" office:value="7.537982">
                <text:p>7.53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30675">
                <text:p>5.330675</text:p>
              </table:table-cell>
              <table:table-cell office:value-type="float" office:value="7.03301">
                <text:p>7.03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21986">
                <text:p>5.721986</text:p>
              </table:table-cell>
              <table:table-cell office:value-type="float" office:value="6.103138">
                <text:p>6.10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40546">
                <text:p>6.040546</text:p>
              </table:table-cell>
              <table:table-cell office:value-type="float" office:value="6.567276">
                <text:p>6.56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10096">
                <text:p>8.010096</text:p>
              </table:table-cell>
              <table:table-cell office:value-type="float" office:value="9.235093">
                <text:p>9.235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63637">
                <text:p>8.663637</text:p>
              </table:table-cell>
              <table:table-cell office:value-type="float" office:value="9.113787">
                <text:p>9.113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64345">
                <text:p>3.364345</text:p>
              </table:table-cell>
              <table:table-cell office:value-type="float" office:value="10.19331">
                <text:p>10.19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3395">
                <text:p>4.23395</text:p>
              </table:table-cell>
              <table:table-cell office:value-type="float" office:value="10.003093">
                <text:p>10.003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45098">
                <text:p>6.545098</text:p>
              </table:table-cell>
              <table:table-cell office:value-type="float" office:value="9.127085">
                <text:p>9.127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5131">
                <text:p>7.35131</text:p>
              </table:table-cell>
              <table:table-cell office:value-type="float" office:value="10.731793">
                <text:p>10.73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00897">
                <text:p>6.600897</text:p>
              </table:table-cell>
              <table:table-cell office:value-type="float" office:value="9.293019">
                <text:p>9.29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27767">
                <text:p>8.227767</text:p>
              </table:table-cell>
              <table:table-cell office:value-type="float" office:value="7.990697">
                <text:p>7.990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40258">
                <text:p>3.640258</text:p>
              </table:table-cell>
              <table:table-cell office:value-type="float" office:value="7.066937">
                <text:p>7.06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6746">
                <text:p>2.616746</text:p>
              </table:table-cell>
              <table:table-cell office:value-type="float" office:value="8.077674">
                <text:p>8.077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98015">
                <text:p>4.698015</text:p>
              </table:table-cell>
              <table:table-cell office:value-type="float" office:value="7.995143">
                <text:p>7.99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3209">
                <text:p>4.663209</text:p>
              </table:table-cell>
              <table:table-cell office:value-type="float" office:value="9.719093">
                <text:p>9.719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89547">
                <text:p>6.889547</text:p>
              </table:table-cell>
              <table:table-cell office:value-type="float" office:value="10.594419">
                <text:p>10.594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74191">
                <text:p>4.474191</text:p>
              </table:table-cell>
              <table:table-cell office:value-type="float" office:value="8.945728">
                <text:p>8.945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22474">
                <text:p>7.822474</text:p>
              </table:table-cell>
              <table:table-cell office:value-type="float" office:value="6.546626">
                <text:p>6.546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25493">
                <text:p>5.325493</text:p>
              </table:table-cell>
              <table:table-cell office:value-type="float" office:value="5.438902">
                <text:p>5.43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71755">
                <text:p>4.271755</text:p>
              </table:table-cell>
              <table:table-cell office:value-type="float" office:value="7.876889">
                <text:p>7.876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7916">
                <text:p>3.77916</text:p>
              </table:table-cell>
              <table:table-cell office:value-type="float" office:value="7.983635">
                <text:p>7.983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42428">
                <text:p>6.642428</text:p>
              </table:table-cell>
              <table:table-cell office:value-type="float" office:value="7.317616">
                <text:p>7.31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0352">
                <text:p>6.10352</text:p>
              </table:table-cell>
              <table:table-cell office:value-type="float" office:value="8.246751">
                <text:p>8.24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80682">
                <text:p>8.280682</text:p>
              </table:table-cell>
              <table:table-cell office:value-type="float" office:value="8.250152">
                <text:p>8.25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3098">
                <text:p>3.83098</text:p>
              </table:table-cell>
              <table:table-cell office:value-type="float" office:value="11.027824">
                <text:p>11.02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18995">
                <text:p>6.018995</text:p>
              </table:table-cell>
              <table:table-cell office:value-type="float" office:value="9.116624">
                <text:p>9.11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01034">
                <text:p>3.901034</text:p>
              </table:table-cell>
              <table:table-cell office:value-type="float" office:value="7.045717">
                <text:p>7.045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80581">
                <text:p>8.280581</text:p>
              </table:table-cell>
              <table:table-cell office:value-type="float" office:value="8.204739">
                <text:p>8.20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219908">
                <text:p>6.219908</text:p>
              </table:table-cell>
              <table:table-cell office:value-type="float" office:value="5.360467">
                <text:p>5.360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42382">
                <text:p>5.042382</text:p>
              </table:table-cell>
              <table:table-cell office:value-type="float" office:value="6.955637">
                <text:p>6.955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17093">
                <text:p>3.817093</text:p>
              </table:table-cell>
              <table:table-cell office:value-type="float" office:value="6.841828">
                <text:p>6.841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55995">
                <text:p>3.955995</text:p>
              </table:table-cell>
              <table:table-cell office:value-type="float" office:value="5.91963">
                <text:p>5.9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28717">
                <text:p>6.628717</text:p>
              </table:table-cell>
              <table:table-cell office:value-type="float" office:value="9.448322">
                <text:p>9.448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22353">
                <text:p>2.822353</text:p>
              </table:table-cell>
              <table:table-cell office:value-type="float" office:value="9.205873">
                <text:p>9.205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03825">
                <text:p>6.903825</text:p>
              </table:table-cell>
              <table:table-cell office:value-type="float" office:value="8.486555">
                <text:p>8.486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63976">
                <text:p>3.363976</text:p>
              </table:table-cell>
              <table:table-cell office:value-type="float" office:value="9.243669">
                <text:p>9.243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18036">
                <text:p>6.818036</text:p>
              </table:table-cell>
              <table:table-cell office:value-type="float" office:value="6.262664">
                <text:p>6.262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4466">
                <text:p>4.14466</text:p>
              </table:table-cell>
              <table:table-cell office:value-type="float" office:value="6.782835">
                <text:p>6.782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572984">
                <text:p>7.572984</text:p>
              </table:table-cell>
              <table:table-cell office:value-type="float" office:value="6.063416">
                <text:p>6.063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87722">
                <text:p>3.987722</text:p>
              </table:table-cell>
              <table:table-cell office:value-type="float" office:value="5.900285">
                <text:p>5.90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70627">
                <text:p>4.270627</text:p>
              </table:table-cell>
              <table:table-cell office:value-type="float" office:value="8.432667">
                <text:p>8.43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926263">
                <text:p>5.926263</text:p>
              </table:table-cell>
              <table:table-cell office:value-type="float" office:value="8.145282">
                <text:p>8.145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00541">
                <text:p>4.500541</text:p>
              </table:table-cell>
              <table:table-cell office:value-type="float" office:value="9.591276">
                <text:p>9.59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20171">
                <text:p>5.120171</text:p>
              </table:table-cell>
              <table:table-cell office:value-type="float" office:value="7.886808">
                <text:p>7.886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26431">
                <text:p>3.026431</text:p>
              </table:table-cell>
              <table:table-cell office:value-type="float" office:value="8.199161">
                <text:p>8.199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84014">
                <text:p>3.384014</text:p>
              </table:table-cell>
              <table:table-cell office:value-type="float" office:value="10.567839">
                <text:p>10.567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77119">
                <text:p>5.077119</text:p>
              </table:table-cell>
              <table:table-cell office:value-type="float" office:value="11.421814">
                <text:p>11.42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30788">
                <text:p>2.530788</text:p>
              </table:table-cell>
              <table:table-cell office:value-type="float" office:value="8.254285">
                <text:p>8.25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1645">
                <text:p>3.71645</text:p>
              </table:table-cell>
              <table:table-cell office:value-type="float" office:value="7.269865">
                <text:p>7.269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44159">
                <text:p>3.544159</text:p>
              </table:table-cell>
              <table:table-cell office:value-type="float" office:value="9.030493">
                <text:p>9.030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82348">
                <text:p>5.082348</text:p>
              </table:table-cell>
              <table:table-cell office:value-type="float" office:value="5.956756">
                <text:p>5.956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92763">
                <text:p>7.92763</text:p>
              </table:table-cell>
              <table:table-cell office:value-type="float" office:value="10.868154">
                <text:p>10.868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124846">
                <text:p>8.124846</text:p>
              </table:table-cell>
              <table:table-cell office:value-type="float" office:value="6.988325">
                <text:p>6.98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21655">
                <text:p>4.221655</text:p>
              </table:table-cell>
              <table:table-cell office:value-type="float" office:value="9.035337">
                <text:p>9.035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66817">
                <text:p>4.466817</text:p>
              </table:table-cell>
              <table:table-cell office:value-type="float" office:value="9.909351">
                <text:p>9.909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11248">
                <text:p>4.411248</text:p>
              </table:table-cell>
              <table:table-cell office:value-type="float" office:value="10.22585">
                <text:p>10.2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9719">
                <text:p>5.89719</text:p>
              </table:table-cell>
              <table:table-cell office:value-type="float" office:value="7.23744">
                <text:p>7.2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29004">
                <text:p>5.529004</text:p>
              </table:table-cell>
              <table:table-cell office:value-type="float" office:value="9.789156">
                <text:p>9.789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67066">
                <text:p>5.767066</text:p>
              </table:table-cell>
              <table:table-cell office:value-type="float" office:value="10.772608">
                <text:p>10.77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72135">
                <text:p>8.72135</text:p>
              </table:table-cell>
              <table:table-cell office:value-type="float" office:value="9.249069">
                <text:p>9.249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39044">
                <text:p>7.539044</text:p>
              </table:table-cell>
              <table:table-cell office:value-type="float" office:value="11.218934">
                <text:p>11.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573203">
                <text:p>8.573203</text:p>
              </table:table-cell>
              <table:table-cell office:value-type="float" office:value="8.459427">
                <text:p>8.459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55552">
                <text:p>4.655552</text:p>
              </table:table-cell>
              <table:table-cell office:value-type="float" office:value="9.116182">
                <text:p>9.116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83182">
                <text:p>3.583182</text:p>
              </table:table-cell>
              <table:table-cell office:value-type="float" office:value="7.966725">
                <text:p>7.96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451029">
                <text:p>5.451029</text:p>
              </table:table-cell>
              <table:table-cell office:value-type="float" office:value="9.655049">
                <text:p>9.655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62684">
                <text:p>7.162684</text:p>
              </table:table-cell>
              <table:table-cell office:value-type="float" office:value="6.837426">
                <text:p>6.837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21867">
                <text:p>8.821867</text:p>
              </table:table-cell>
              <table:table-cell office:value-type="float" office:value="8.343967">
                <text:p>8.343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01482">
                <text:p>8.701482</text:p>
              </table:table-cell>
              <table:table-cell office:value-type="float" office:value="8.446791">
                <text:p>8.446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572971">
                <text:p>8.572971</text:p>
              </table:table-cell>
              <table:table-cell office:value-type="float" office:value="7.615591">
                <text:p>7.61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83246">
                <text:p>5.683246</text:p>
              </table:table-cell>
              <table:table-cell office:value-type="float" office:value="11.425206">
                <text:p>11.425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77466">
                <text:p>8.77466</text:p>
              </table:table-cell>
              <table:table-cell office:value-type="float" office:value="7.663022">
                <text:p>7.66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941045">
                <text:p>5.941045</text:p>
              </table:table-cell>
              <table:table-cell office:value-type="float" office:value="8.100747">
                <text:p>8.10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689203">
                <text:p>8.689203</text:p>
              </table:table-cell>
              <table:table-cell office:value-type="float" office:value="7.930233">
                <text:p>7.930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16315">
                <text:p>4.816315</text:p>
              </table:table-cell>
              <table:table-cell office:value-type="float" office:value="8.632522">
                <text:p>8.632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02916">
                <text:p>3.302916</text:p>
              </table:table-cell>
              <table:table-cell office:value-type="float" office:value="8.45439">
                <text:p>8.4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076416">
                <text:p>6.076416</text:p>
              </table:table-cell>
              <table:table-cell office:value-type="float" office:value="8.800519">
                <text:p>8.800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87504">
                <text:p>7.387504</text:p>
              </table:table-cell>
              <table:table-cell office:value-type="float" office:value="9.878985">
                <text:p>9.87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42558">
                <text:p>3.942558</text:p>
              </table:table-cell>
              <table:table-cell office:value-type="float" office:value="7.579624">
                <text:p>7.579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56414">
                <text:p>3.856414</text:p>
              </table:table-cell>
              <table:table-cell office:value-type="float" office:value="10.752869">
                <text:p>10.752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9162">
                <text:p>3.49162</text:p>
              </table:table-cell>
              <table:table-cell office:value-type="float" office:value="7.01771">
                <text:p>7.0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85159">
                <text:p>3.185159</text:p>
              </table:table-cell>
              <table:table-cell office:value-type="float" office:value="7.260653">
                <text:p>7.260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395014">
                <text:p>8.395014</text:p>
              </table:table-cell>
              <table:table-cell office:value-type="float" office:value="8.584327">
                <text:p>8.584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01698">
                <text:p>7.901698</text:p>
              </table:table-cell>
              <table:table-cell office:value-type="float" office:value="8.27353">
                <text:p>8.27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15924">
                <text:p>5.915924</text:p>
              </table:table-cell>
              <table:table-cell office:value-type="float" office:value="6.473233">
                <text:p>6.473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113762">
                <text:p>8.113762</text:p>
              </table:table-cell>
              <table:table-cell office:value-type="float" office:value="9.805755">
                <text:p>9.805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06678">
                <text:p>8.906678</text:p>
              </table:table-cell>
              <table:table-cell office:value-type="float" office:value="8.36598">
                <text:p>8.36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80145">
                <text:p>3.680145</text:p>
              </table:table-cell>
              <table:table-cell office:value-type="float" office:value="7.058862">
                <text:p>7.058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40986">
                <text:p>2.640986</text:p>
              </table:table-cell>
              <table:table-cell office:value-type="float" office:value="9.436634">
                <text:p>9.436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70142">
                <text:p>5.70142</text:p>
              </table:table-cell>
              <table:table-cell office:value-type="float" office:value="11.716258">
                <text:p>11.716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047834">
                <text:p>7.047834</text:p>
              </table:table-cell>
              <table:table-cell office:value-type="float" office:value="7.001495">
                <text:p>7.00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889127">
                <text:p>7.889127</text:p>
              </table:table-cell>
              <table:table-cell office:value-type="float" office:value="8.719205">
                <text:p>8.71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564286">
                <text:p>8.564286</text:p>
              </table:table-cell>
              <table:table-cell office:value-type="float" office:value="9.64051">
                <text:p>9.6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34939">
                <text:p>4.034939</text:p>
              </table:table-cell>
              <table:table-cell office:value-type="float" office:value="6.434837">
                <text:p>6.434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36636">
                <text:p>2.936636</text:p>
              </table:table-cell>
              <table:table-cell office:value-type="float" office:value="9.408366">
                <text:p>9.408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4256">
                <text:p>6.34256</text:p>
              </table:table-cell>
              <table:table-cell office:value-type="float" office:value="8.522129">
                <text:p>8.522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564799">
                <text:p>5.564799</text:p>
              </table:table-cell>
              <table:table-cell office:value-type="float" office:value="11.782053">
                <text:p>11.78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38808">
                <text:p>5.638808</text:p>
              </table:table-cell>
              <table:table-cell office:value-type="float" office:value="6.462198">
                <text:p>6.46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21903">
                <text:p>2.621903</text:p>
              </table:table-cell>
              <table:table-cell office:value-type="float" office:value="8.410019">
                <text:p>8.41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08206">
                <text:p>3.808206</text:p>
              </table:table-cell>
              <table:table-cell office:value-type="float" office:value="7.439472">
                <text:p>7.43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227411">
                <text:p>7.227411</text:p>
              </table:table-cell>
              <table:table-cell office:value-type="float" office:value="8.536152">
                <text:p>8.536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61763">
                <text:p>3.861763</text:p>
              </table:table-cell>
              <table:table-cell office:value-type="float" office:value="10.06109">
                <text:p>10.06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959066">
                <text:p>8.959066</text:p>
              </table:table-cell>
              <table:table-cell office:value-type="float" office:value="9.002758">
                <text:p>9.00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97727">
                <text:p>7.697727</text:p>
              </table:table-cell>
              <table:table-cell office:value-type="float" office:value="6.621125">
                <text:p>6.62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40287">
                <text:p>5.040287</text:p>
              </table:table-cell>
              <table:table-cell office:value-type="float" office:value="8.038429">
                <text:p>8.03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053254">
                <text:p>7.053254</text:p>
              </table:table-cell>
              <table:table-cell office:value-type="float" office:value="8.030483">
                <text:p>8.030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92062">
                <text:p>3.692062</text:p>
              </table:table-cell>
              <table:table-cell office:value-type="float" office:value="10.515866">
                <text:p>10.515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402681">
                <text:p>6.402681</text:p>
              </table:table-cell>
              <table:table-cell office:value-type="float" office:value="10.223146">
                <text:p>10.22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122527">
                <text:p>7.122527</text:p>
              </table:table-cell>
              <table:table-cell office:value-type="float" office:value="8.46473">
                <text:p>8.46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71412">
                <text:p>7.271412</text:p>
              </table:table-cell>
              <table:table-cell office:value-type="float" office:value="7.036915">
                <text:p>7.036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868124">
                <text:p>6.868124</text:p>
              </table:table-cell>
              <table:table-cell office:value-type="float" office:value="6.571746">
                <text:p>6.57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56935">
                <text:p>7.356935</text:p>
              </table:table-cell>
              <table:table-cell office:value-type="float" office:value="10.243612">
                <text:p>10.243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06407">
                <text:p>3.006407</text:p>
              </table:table-cell>
              <table:table-cell office:value-type="float" office:value="9.183741">
                <text:p>9.183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99764">
                <text:p>4.199764</text:p>
              </table:table-cell>
              <table:table-cell office:value-type="float" office:value="7.107236">
                <text:p>7.107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7442">
                <text:p>6.17442</text:p>
              </table:table-cell>
              <table:table-cell office:value-type="float" office:value="10.448582">
                <text:p>10.44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079368">
                <text:p>5.079368</text:p>
              </table:table-cell>
              <table:table-cell office:value-type="float" office:value="6.488869">
                <text:p>6.48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817797">
                <text:p>7.817797</text:p>
              </table:table-cell>
              <table:table-cell office:value-type="float" office:value="8.338799">
                <text:p>8.338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93956">
                <text:p>2.793956</text:p>
              </table:table-cell>
              <table:table-cell office:value-type="float" office:value="9.520861">
                <text:p>9.520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009822">
                <text:p>8.009822</text:p>
              </table:table-cell>
              <table:table-cell office:value-type="float" office:value="10.74096">
                <text:p>10.7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024825">
                <text:p>8.024825</text:p>
              </table:table-cell>
              <table:table-cell office:value-type="float" office:value="8.863487">
                <text:p>8.863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699555">
                <text:p>4.699555</text:p>
              </table:table-cell>
              <table:table-cell office:value-type="float" office:value="7.504381">
                <text:p>7.504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62495">
                <text:p>2.562495</text:p>
              </table:table-cell>
              <table:table-cell office:value-type="float" office:value="8.079812">
                <text:p>8.079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632573">
                <text:p>5.632573</text:p>
              </table:table-cell>
              <table:table-cell office:value-type="float" office:value="6.767617">
                <text:p>6.767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137982">
                <text:p>7.137982</text:p>
              </table:table-cell>
              <table:table-cell office:value-type="float" office:value="6.728472">
                <text:p>6.72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945217">
                <text:p>8.945217</text:p>
              </table:table-cell>
              <table:table-cell office:value-type="float" office:value="8.180662">
                <text:p>8.180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523859">
                <text:p>8.523859</text:p>
              </table:table-cell>
              <table:table-cell office:value-type="float" office:value="7.131622">
                <text:p>7.13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548685">
                <text:p>7.548685</text:p>
              </table:table-cell>
              <table:table-cell office:value-type="float" office:value="9.802669">
                <text:p>9.802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0511">
                <text:p>7.90511</text:p>
              </table:table-cell>
              <table:table-cell office:value-type="float" office:value="10.747605">
                <text:p>10.747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74712">
                <text:p>7.174712</text:p>
              </table:table-cell>
              <table:table-cell office:value-type="float" office:value="5.758117">
                <text:p>5.75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528386">
                <text:p>8.528386</text:p>
              </table:table-cell>
              <table:table-cell office:value-type="float" office:value="8.53793">
                <text:p>8.5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160959">
                <text:p>5.160959</text:p>
              </table:table-cell>
              <table:table-cell office:value-type="float" office:value="6.827317">
                <text:p>6.827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85911">
                <text:p>3.885911</text:p>
              </table:table-cell>
              <table:table-cell office:value-type="float" office:value="8.255789">
                <text:p>8.25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31129">
                <text:p>3.831129</text:p>
              </table:table-cell>
              <table:table-cell office:value-type="float" office:value="8.342843">
                <text:p>8.34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45714">
                <text:p>6.345714</text:p>
              </table:table-cell>
              <table:table-cell office:value-type="float" office:value="9.618766">
                <text:p>9.618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678096">
                <text:p>7.678096</text:p>
              </table:table-cell>
              <table:table-cell office:value-type="float" office:value="6.858757">
                <text:p>6.858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574906">
                <text:p>8.574906</text:p>
              </table:table-cell>
              <table:table-cell office:value-type="float" office:value="8.69038">
                <text:p>8.69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23591">
                <text:p>7.123591</text:p>
              </table:table-cell>
              <table:table-cell office:value-type="float" office:value="9.761013">
                <text:p>9.76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80549">
                <text:p>4.80549</text:p>
              </table:table-cell>
              <table:table-cell office:value-type="float" office:value="9.978064">
                <text:p>9.97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63094">
                <text:p>3.763094</text:p>
              </table:table-cell>
              <table:table-cell office:value-type="float" office:value="8.826543">
                <text:p>8.826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77617">
                <text:p>7.477617</text:p>
              </table:table-cell>
              <table:table-cell office:value-type="float" office:value="9.28466">
                <text:p>9.28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006003">
                <text:p>7.006003</text:p>
              </table:table-cell>
              <table:table-cell office:value-type="float" office:value="6.89464">
                <text:p>6.8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24259">
                <text:p>3.24259</text:p>
              </table:table-cell>
              <table:table-cell office:value-type="float" office:value="8.421957">
                <text:p>8.421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18501">
                <text:p>4.618501</text:p>
              </table:table-cell>
              <table:table-cell office:value-type="float" office:value="11.377746">
                <text:p>11.377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3963">
                <text:p>5.93963</text:p>
              </table:table-cell>
              <table:table-cell office:value-type="float" office:value="7.930589">
                <text:p>7.930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285343">
                <text:p>3.285343</text:p>
              </table:table-cell>
              <table:table-cell office:value-type="float" office:value="9.454054">
                <text:p>9.454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69354">
                <text:p>2.969354</text:p>
              </table:table-cell>
              <table:table-cell office:value-type="float" office:value="9.505102">
                <text:p>9.505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47998">
                <text:p>8.847998</text:p>
              </table:table-cell>
              <table:table-cell office:value-type="float" office:value="9.080009">
                <text:p>9.08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06343">
                <text:p>8.806343</text:p>
              </table:table-cell>
              <table:table-cell office:value-type="float" office:value="9.567356">
                <text:p>9.567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718066">
                <text:p>2.718066</text:p>
              </table:table-cell>
              <table:table-cell office:value-type="float" office:value="7.75542">
                <text:p>7.7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971161">
                <text:p>3.971161</text:p>
              </table:table-cell>
              <table:table-cell office:value-type="float" office:value="6.233037">
                <text:p>6.233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06101">
                <text:p>5.506101</text:p>
              </table:table-cell>
              <table:table-cell office:value-type="float" office:value="7.086634">
                <text:p>7.086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939039">
                <text:p>7.939039</text:p>
              </table:table-cell>
              <table:table-cell office:value-type="float" office:value="7.819224">
                <text:p>7.819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596002">
                <text:p>8.596002</text:p>
              </table:table-cell>
              <table:table-cell office:value-type="float" office:value="9.927725">
                <text:p>9.927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498158">
                <text:p>8.498158</text:p>
              </table:table-cell>
              <table:table-cell office:value-type="float" office:value="6.867354">
                <text:p>6.867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04163">
                <text:p>7.904163</text:p>
              </table:table-cell>
              <table:table-cell office:value-type="float" office:value="8.741033">
                <text:p>8.74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852698">
                <text:p>4.852698</text:p>
              </table:table-cell>
              <table:table-cell office:value-type="float" office:value="9.200387">
                <text:p>9.20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306137">
                <text:p>4.306137</text:p>
              </table:table-cell>
              <table:table-cell office:value-type="float" office:value="6.073319">
                <text:p>6.073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58385">
                <text:p>6.258385</text:p>
              </table:table-cell>
              <table:table-cell office:value-type="float" office:value="9.853328">
                <text:p>9.853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064728">
                <text:p>6.064728</text:p>
              </table:table-cell>
              <table:table-cell office:value-type="float" office:value="6.02091">
                <text:p>6.02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966928">
                <text:p>8.966928</text:p>
              </table:table-cell>
              <table:table-cell office:value-type="float" office:value="8.95958">
                <text:p>8.95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99698">
                <text:p>5.99698</text:p>
              </table:table-cell>
              <table:table-cell office:value-type="float" office:value="8.140191">
                <text:p>8.140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765582">
                <text:p>5.765582</text:p>
              </table:table-cell>
              <table:table-cell office:value-type="float" office:value="6.277915">
                <text:p>6.277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263739">
                <text:p>5.263739</text:p>
              </table:table-cell>
              <table:table-cell office:value-type="float" office:value="10.820123">
                <text:p>10.820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5527">
                <text:p>5.05527</text:p>
              </table:table-cell>
              <table:table-cell office:value-type="float" office:value="7.771155">
                <text:p>7.77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97968">
                <text:p>7.397968</text:p>
              </table:table-cell>
              <table:table-cell office:value-type="float" office:value="10.01612">
                <text:p>10.0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881543">
                <text:p>8.881543</text:p>
              </table:table-cell>
              <table:table-cell office:value-type="float" office:value="8.929928">
                <text:p>8.929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512438">
                <text:p>5.512438</text:p>
              </table:table-cell>
              <table:table-cell office:value-type="float" office:value="8.852768">
                <text:p>8.85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204656">
                <text:p>3.204656</text:p>
              </table:table-cell>
              <table:table-cell office:value-type="float" office:value="8.819695">
                <text:p>8.819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536742">
                <text:p>4.536742</text:p>
              </table:table-cell>
              <table:table-cell office:value-type="float" office:value="9.952325">
                <text:p>9.952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762054">
                <text:p>6.762054</text:p>
              </table:table-cell>
              <table:table-cell office:value-type="float" office:value="5.852462">
                <text:p>5.85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96388">
                <text:p>5.296388</text:p>
              </table:table-cell>
              <table:table-cell office:value-type="float" office:value="9.344788">
                <text:p>9.344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448701">
                <text:p>8.448701</text:p>
              </table:table-cell>
              <table:table-cell office:value-type="float" office:value="8.235682">
                <text:p>8.235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457545">
                <text:p>8.457545</text:p>
              </table:table-cell>
              <table:table-cell office:value-type="float" office:value="9.76995">
                <text:p>9.7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65359">
                <text:p>3.665359</text:p>
              </table:table-cell>
              <table:table-cell office:value-type="float" office:value="8.280731">
                <text:p>8.280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901591">
                <text:p>4.901591</text:p>
              </table:table-cell>
              <table:table-cell office:value-type="float" office:value="7.956638">
                <text:p>7.956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88699">
                <text:p>3.888699</text:p>
              </table:table-cell>
              <table:table-cell office:value-type="float" office:value="7.838181">
                <text:p>7.838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82804">
                <text:p>4.082804</text:p>
              </table:table-cell>
              <table:table-cell office:value-type="float" office:value="9.875242">
                <text:p>9.87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679918">
                <text:p>5.679918</text:p>
              </table:table-cell>
              <table:table-cell office:value-type="float" office:value="7.108591">
                <text:p>7.108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709614">
                <text:p>2.709614</text:p>
              </table:table-cell>
              <table:table-cell office:value-type="float" office:value="7.699506">
                <text:p>7.699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970916">
                <text:p>8.970916</text:p>
              </table:table-cell>
              <table:table-cell office:value-type="float" office:value="8.207761">
                <text:p>8.207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822956">
                <text:p>5.822956</text:p>
              </table:table-cell>
              <table:table-cell office:value-type="float" office:value="10.262858">
                <text:p>10.262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573121">
                <text:p>6.573121</text:p>
              </table:table-cell>
              <table:table-cell office:value-type="float" office:value="10.996548">
                <text:p>10.996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758603">
                <text:p>6.758603</text:p>
              </table:table-cell>
              <table:table-cell office:value-type="float" office:value="5.539148">
                <text:p>5.539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108139">
                <text:p>4.108139</text:p>
              </table:table-cell>
              <table:table-cell office:value-type="float" office:value="6.917848">
                <text:p>6.917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72585">
                <text:p>4.72585</text:p>
              </table:table-cell>
              <table:table-cell office:value-type="float" office:value="8.253421">
                <text:p>8.253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700652">
                <text:p>5.700652</text:p>
              </table:table-cell>
              <table:table-cell office:value-type="float" office:value="7.93153">
                <text:p>7.93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785894">
                <text:p>3.785894</text:p>
              </table:table-cell>
              <table:table-cell office:value-type="float" office:value="10.302918">
                <text:p>10.30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514295">
                <text:p>5.514295</text:p>
              </table:table-cell>
              <table:table-cell office:value-type="float" office:value="10.502533">
                <text:p>10.502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913801">
                <text:p>7.913801</text:p>
              </table:table-cell>
              <table:table-cell office:value-type="float" office:value="8.355401">
                <text:p>8.355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674201">
                <text:p>5.674201</text:p>
              </table:table-cell>
              <table:table-cell office:value-type="float" office:value="8.878779">
                <text:p>8.878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422256">
                <text:p>6.422256</text:p>
              </table:table-cell>
              <table:table-cell office:value-type="float" office:value="11.706095">
                <text:p>11.706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06086">
                <text:p>6.06086</text:p>
              </table:table-cell>
              <table:table-cell office:value-type="float" office:value="5.709003">
                <text:p>5.70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96862">
                <text:p>8.96862</text:p>
              </table:table-cell>
              <table:table-cell office:value-type="float" office:value="8.518632">
                <text:p>8.518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42466">
                <text:p>3.842466</text:p>
              </table:table-cell>
              <table:table-cell office:value-type="float" office:value="9.156186">
                <text:p>9.156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21246">
                <text:p>7.421246</text:p>
              </table:table-cell>
              <table:table-cell office:value-type="float" office:value="6.847308">
                <text:p>6.84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8228">
                <text:p>6.28228</text:p>
              </table:table-cell>
              <table:table-cell office:value-type="float" office:value="8.124973">
                <text:p>8.124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91284">
                <text:p>6.691284</text:p>
              </table:table-cell>
              <table:table-cell office:value-type="float" office:value="7.240727">
                <text:p>7.240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435595">
                <text:p>3.435595</text:p>
              </table:table-cell>
              <table:table-cell office:value-type="float" office:value="8.074634">
                <text:p>8.074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61556">
                <text:p>3.661556</text:p>
              </table:table-cell>
              <table:table-cell office:value-type="float" office:value="6.572813">
                <text:p>6.572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72821">
                <text:p>7.372821</text:p>
              </table:table-cell>
              <table:table-cell office:value-type="float" office:value="8.778398">
                <text:p>8.778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88856">
                <text:p>4.588856</text:p>
              </table:table-cell>
              <table:table-cell office:value-type="float" office:value="8.040503">
                <text:p>8.040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57404">
                <text:p>4.657404</text:p>
              </table:table-cell>
              <table:table-cell office:value-type="float" office:value="8.74794">
                <text:p>8.7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678122">
                <text:p>6.678122</text:p>
              </table:table-cell>
              <table:table-cell office:value-type="float" office:value="7.534221">
                <text:p>7.534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72771">
                <text:p>3.772771</text:p>
              </table:table-cell>
              <table:table-cell office:value-type="float" office:value="8.495072">
                <text:p>8.49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91403">
                <text:p>6.991403</text:p>
              </table:table-cell>
              <table:table-cell office:value-type="float" office:value="9.077653">
                <text:p>9.077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340124">
                <text:p>3.340124</text:p>
              </table:table-cell>
              <table:table-cell office:value-type="float" office:value="7.498899">
                <text:p>7.498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887432">
                <text:p>4.887432</text:p>
              </table:table-cell>
              <table:table-cell office:value-type="float" office:value="10.919868">
                <text:p>10.919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681005">
                <text:p>6.681005</text:p>
              </table:table-cell>
              <table:table-cell office:value-type="float" office:value="8.611153">
                <text:p>8.61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621731">
                <text:p>8.621731</text:p>
              </table:table-cell>
              <table:table-cell office:value-type="float" office:value="7.712634">
                <text:p>7.71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45855">
                <text:p>3.545855</text:p>
              </table:table-cell>
              <table:table-cell office:value-type="float" office:value="7.173959">
                <text:p>7.173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36541">
                <text:p>6.36541</text:p>
              </table:table-cell>
              <table:table-cell office:value-type="float" office:value="8.164311">
                <text:p>8.164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24462">
                <text:p>7.124462</text:p>
              </table:table-cell>
              <table:table-cell office:value-type="float" office:value="10.649853">
                <text:p>10.649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110364">
                <text:p>7.110364</text:p>
              </table:table-cell>
              <table:table-cell office:value-type="float" office:value="8.260755">
                <text:p>8.260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537975">
                <text:p>5.537975</text:p>
              </table:table-cell>
              <table:table-cell office:value-type="float" office:value="9.523525">
                <text:p>9.52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983162">
                <text:p>7.983162</text:p>
              </table:table-cell>
              <table:table-cell office:value-type="float" office:value="8.839658">
                <text:p>8.83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724927">
                <text:p>4.724927</text:p>
              </table:table-cell>
              <table:table-cell office:value-type="float" office:value="9.669781">
                <text:p>9.669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572515">
                <text:p>6.572515</text:p>
              </table:table-cell>
              <table:table-cell office:value-type="float" office:value="10.259713">
                <text:p>10.259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767212">
                <text:p>2.767212</text:p>
              </table:table-cell>
              <table:table-cell office:value-type="float" office:value="7.940718">
                <text:p>7.940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969617">
                <text:p>7.969617</text:p>
              </table:table-cell>
              <table:table-cell office:value-type="float" office:value="7.562449">
                <text:p>7.562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607618">
                <text:p>7.607618</text:p>
              </table:table-cell>
              <table:table-cell office:value-type="float" office:value="6.666648">
                <text:p>6.666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30252">
                <text:p>3.530252</text:p>
              </table:table-cell>
              <table:table-cell office:value-type="float" office:value="6.233691">
                <text:p>6.233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253661">
                <text:p>4.253661</text:p>
              </table:table-cell>
              <table:table-cell office:value-type="float" office:value="8.107651">
                <text:p>8.107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109071">
                <text:p>8.109071</text:p>
              </table:table-cell>
              <table:table-cell office:value-type="float" office:value="9.970017">
                <text:p>9.97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442112">
                <text:p>3.442112</text:p>
              </table:table-cell>
              <table:table-cell office:value-type="float" office:value="8.82987">
                <text:p>8.8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042477">
                <text:p>8.042477</text:p>
              </table:table-cell>
              <table:table-cell office:value-type="float" office:value="6.88264">
                <text:p>6.88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577846">
                <text:p>2.577846</text:p>
              </table:table-cell>
              <table:table-cell office:value-type="float" office:value="8.226719">
                <text:p>8.22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41092">
                <text:p>4.041092</text:p>
              </table:table-cell>
              <table:table-cell office:value-type="float" office:value="7.111822">
                <text:p>7.11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165">
                <text:p>3.3165</text:p>
              </table:table-cell>
              <table:table-cell office:value-type="float" office:value="7.595993">
                <text:p>7.595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432254">
                <text:p>5.432254</text:p>
              </table:table-cell>
              <table:table-cell office:value-type="float" office:value="5.33333">
                <text:p>5.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81953">
                <text:p>4.81953</text:p>
              </table:table-cell>
              <table:table-cell office:value-type="float" office:value="10.430947">
                <text:p>10.430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17367">
                <text:p>4.717367</text:p>
              </table:table-cell>
              <table:table-cell office:value-type="float" office:value="11.451199">
                <text:p>11.45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651058">
                <text:p>5.651058</text:p>
              </table:table-cell>
              <table:table-cell office:value-type="float" office:value="6.766906">
                <text:p>6.766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458709">
                <text:p>8.458709</text:p>
              </table:table-cell>
              <table:table-cell office:value-type="float" office:value="8.476794">
                <text:p>8.476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433297">
                <text:p>8.433297</text:p>
              </table:table-cell>
              <table:table-cell office:value-type="float" office:value="8.544641">
                <text:p>8.544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820359">
                <text:p>7.820359</text:p>
              </table:table-cell>
              <table:table-cell office:value-type="float" office:value="7.595647">
                <text:p>7.595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57078">
                <text:p>4.257078</text:p>
              </table:table-cell>
              <table:table-cell office:value-type="float" office:value="9.40747">
                <text:p>9.4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063578">
                <text:p>5.063578</text:p>
              </table:table-cell>
              <table:table-cell office:value-type="float" office:value="6.369475">
                <text:p>6.369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899006">
                <text:p>6.899006</text:p>
              </table:table-cell>
              <table:table-cell office:value-type="float" office:value="8.665467">
                <text:p>8.665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331259">
                <text:p>3.331259</text:p>
              </table:table-cell>
              <table:table-cell office:value-type="float" office:value="8.950621">
                <text:p>8.950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84998">
                <text:p>8.184998</text:p>
              </table:table-cell>
              <table:table-cell office:value-type="float" office:value="7.591568">
                <text:p>7.59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02365">
                <text:p>3.902365</text:p>
              </table:table-cell>
              <table:table-cell office:value-type="float" office:value="7.252767">
                <text:p>7.252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043423">
                <text:p>7.043423</text:p>
              </table:table-cell>
              <table:table-cell office:value-type="float" office:value="8.719673">
                <text:p>8.719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502131">
                <text:p>6.502131</text:p>
              </table:table-cell>
              <table:table-cell office:value-type="float" office:value="7.596409">
                <text:p>7.596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576597">
                <text:p>5.576597</text:p>
              </table:table-cell>
              <table:table-cell office:value-type="float" office:value="7.132378">
                <text:p>7.132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753391">
                <text:p>8.753391</text:p>
              </table:table-cell>
              <table:table-cell office:value-type="float" office:value="9.116248">
                <text:p>9.11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60987">
                <text:p>5.460987</text:p>
              </table:table-cell>
              <table:table-cell office:value-type="float" office:value="7.936607">
                <text:p>7.936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95761">
                <text:p>5.895761</text:p>
              </table:table-cell>
              <table:table-cell office:value-type="float" office:value="10.593678">
                <text:p>10.593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893685">
                <text:p>6.893685</text:p>
              </table:table-cell>
              <table:table-cell office:value-type="float" office:value="8.211149">
                <text:p>8.21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957263">
                <text:p>2.957263</text:p>
              </table:table-cell>
              <table:table-cell office:value-type="float" office:value="9.364554">
                <text:p>9.364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806569">
                <text:p>5.806569</text:p>
              </table:table-cell>
              <table:table-cell office:value-type="float" office:value="6.525175">
                <text:p>6.525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991568">
                <text:p>4.991568</text:p>
              </table:table-cell>
              <table:table-cell office:value-type="float" office:value="6.447376">
                <text:p>6.44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026742">
                <text:p>6.026742</text:p>
              </table:table-cell>
              <table:table-cell office:value-type="float" office:value="6.024689">
                <text:p>6.024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97951">
                <text:p>7.97951</text:p>
              </table:table-cell>
              <table:table-cell office:value-type="float" office:value="7.217355">
                <text:p>7.217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617014">
                <text:p>4.617014</text:p>
              </table:table-cell>
              <table:table-cell office:value-type="float" office:value="11.209486">
                <text:p>11.209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13424">
                <text:p>6.913424</text:p>
              </table:table-cell>
              <table:table-cell office:value-type="float" office:value="10.765779">
                <text:p>10.765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312438">
                <text:p>6.312438</text:p>
              </table:table-cell>
              <table:table-cell office:value-type="float" office:value="10.519171">
                <text:p>10.51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638686">
                <text:p>3.638686</text:p>
              </table:table-cell>
              <table:table-cell office:value-type="float" office:value="7.996787">
                <text:p>7.99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237202">
                <text:p>4.237202</text:p>
              </table:table-cell>
              <table:table-cell office:value-type="float" office:value="11.382547">
                <text:p>11.38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40881">
                <text:p>3.040881</text:p>
              </table:table-cell>
              <table:table-cell office:value-type="float" office:value="6.958979">
                <text:p>6.95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454175">
                <text:p>7.454175</text:p>
              </table:table-cell>
              <table:table-cell office:value-type="float" office:value="7.406242">
                <text:p>7.406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385276">
                <text:p>7.385276</text:p>
              </table:table-cell>
              <table:table-cell office:value-type="float" office:value="9.552184">
                <text:p>9.55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680797">
                <text:p>8.680797</text:p>
              </table:table-cell>
              <table:table-cell office:value-type="float" office:value="9.463412">
                <text:p>9.46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50974">
                <text:p>3.050974</text:p>
              </table:table-cell>
              <table:table-cell office:value-type="float" office:value="9.722713">
                <text:p>9.722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057345">
                <text:p>4.057345</text:p>
              </table:table-cell>
              <table:table-cell office:value-type="float" office:value="8.702224">
                <text:p>8.70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9747">
                <text:p>5.9747</text:p>
              </table:table-cell>
              <table:table-cell office:value-type="float" office:value="8.672677">
                <text:p>8.672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311406">
                <text:p>8.311406</text:p>
              </table:table-cell>
              <table:table-cell office:value-type="float" office:value="6.5861">
                <text:p>6.5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287186">
                <text:p>7.287186</text:p>
              </table:table-cell>
              <table:table-cell office:value-type="float" office:value="6.331901">
                <text:p>6.33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16357">
                <text:p>6.016357</text:p>
              </table:table-cell>
              <table:table-cell office:value-type="float" office:value="9.028687">
                <text:p>9.028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743559">
                <text:p>7.743559</text:p>
              </table:table-cell>
              <table:table-cell office:value-type="float" office:value="10.390601">
                <text:p>10.390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831235">
                <text:p>5.831235</text:p>
              </table:table-cell>
              <table:table-cell office:value-type="float" office:value="5.55958">
                <text:p>5.55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8541">
                <text:p>4.28541</text:p>
              </table:table-cell>
              <table:table-cell office:value-type="float" office:value="8.01647">
                <text:p>8.0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875823">
                <text:p>4.875823</text:p>
              </table:table-cell>
              <table:table-cell office:value-type="float" office:value="5.778654">
                <text:p>5.778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556619">
                <text:p>4.556619</text:p>
              </table:table-cell>
              <table:table-cell office:value-type="float" office:value="7.142531">
                <text:p>7.142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872252">
                <text:p>8.872252</text:p>
              </table:table-cell>
              <table:table-cell office:value-type="float" office:value="8.898933">
                <text:p>8.898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32175">
                <text:p>3.432175</text:p>
              </table:table-cell>
              <table:table-cell office:value-type="float" office:value="7.186119">
                <text:p>7.18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628798">
                <text:p>3.628798</text:p>
              </table:table-cell>
              <table:table-cell office:value-type="float" office:value="10.692476">
                <text:p>10.692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954106">
                <text:p>4.954106</text:p>
              </table:table-cell>
              <table:table-cell office:value-type="float" office:value="9.908254">
                <text:p>9.908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646035">
                <text:p>6.646035</text:p>
              </table:table-cell>
              <table:table-cell office:value-type="float" office:value="6.739489">
                <text:p>6.739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920475">
                <text:p>5.920475</text:p>
              </table:table-cell>
              <table:table-cell office:value-type="float" office:value="6.604288">
                <text:p>6.60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724899">
                <text:p>5.724899</text:p>
              </table:table-cell>
              <table:table-cell office:value-type="float" office:value="8.970111">
                <text:p>8.970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885585">
                <text:p>5.885585</text:p>
              </table:table-cell>
              <table:table-cell office:value-type="float" office:value="5.415599">
                <text:p>5.415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22673">
                <text:p>8.22673</text:p>
              </table:table-cell>
              <table:table-cell office:value-type="float" office:value="7.479321">
                <text:p>7.479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24406">
                <text:p>7.24406</text:p>
              </table:table-cell>
              <table:table-cell office:value-type="float" office:value="5.701076">
                <text:p>5.70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574624">
                <text:p>5.574624</text:p>
              </table:table-cell>
              <table:table-cell office:value-type="float" office:value="7.379963">
                <text:p>7.37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372151">
                <text:p>3.372151</text:p>
              </table:table-cell>
              <table:table-cell office:value-type="float" office:value="9.135339">
                <text:p>9.13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151528">
                <text:p>3.151528</text:p>
              </table:table-cell>
              <table:table-cell office:value-type="float" office:value="10.057513">
                <text:p>10.05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99193">
                <text:p>2.999193</text:p>
              </table:table-cell>
              <table:table-cell office:value-type="float" office:value="7.130417">
                <text:p>7.130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487013">
                <text:p>8.487013</text:p>
              </table:table-cell>
              <table:table-cell office:value-type="float" office:value="8.175124">
                <text:p>8.175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36502">
                <text:p>3.436502</text:p>
              </table:table-cell>
              <table:table-cell office:value-type="float" office:value="9.479412">
                <text:p>9.479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651401">
                <text:p>6.651401</text:p>
              </table:table-cell>
              <table:table-cell office:value-type="float" office:value="6.659523">
                <text:p>6.65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536986">
                <text:p>3.536986</text:p>
              </table:table-cell>
              <table:table-cell office:value-type="float" office:value="8.065574">
                <text:p>8.06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999162">
                <text:p>6.999162</text:p>
              </table:table-cell>
              <table:table-cell office:value-type="float" office:value="11.130198">
                <text:p>11.130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30651">
                <text:p>6.30651</text:p>
              </table:table-cell>
              <table:table-cell office:value-type="float" office:value="7.337623">
                <text:p>7.337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712349">
                <text:p>2.712349</text:p>
              </table:table-cell>
              <table:table-cell office:value-type="float" office:value="7.979151">
                <text:p>7.979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73433">
                <text:p>7.173433</text:p>
              </table:table-cell>
              <table:table-cell office:value-type="float" office:value="11.199362">
                <text:p>11.19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678345">
                <text:p>5.678345</text:p>
              </table:table-cell>
              <table:table-cell office:value-type="float" office:value="10.585672">
                <text:p>10.58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047104">
                <text:p>7.047104</text:p>
              </table:table-cell>
              <table:table-cell office:value-type="float" office:value="8.580316">
                <text:p>8.580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3609">
                <text:p>3.13609</text:p>
              </table:table-cell>
              <table:table-cell office:value-type="float" office:value="8.801214">
                <text:p>8.80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460619">
                <text:p>7.460619</text:p>
              </table:table-cell>
              <table:table-cell office:value-type="float" office:value="11.292218">
                <text:p>11.29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00627">
                <text:p>3.700627</text:p>
              </table:table-cell>
              <table:table-cell office:value-type="float" office:value="10.745353">
                <text:p>10.745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060151">
                <text:p>5.060151</text:p>
              </table:table-cell>
              <table:table-cell office:value-type="float" office:value="8.929006">
                <text:p>8.929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524086">
                <text:p>7.524086</text:p>
              </table:table-cell>
              <table:table-cell office:value-type="float" office:value="8.684107">
                <text:p>8.68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08067">
                <text:p>7.08067</text:p>
              </table:table-cell>
              <table:table-cell office:value-type="float" office:value="11.201978">
                <text:p>11.20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93268">
                <text:p>3.893268</text:p>
              </table:table-cell>
              <table:table-cell office:value-type="float" office:value="10.542175">
                <text:p>10.54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689779">
                <text:p>7.689779</text:p>
              </table:table-cell>
              <table:table-cell office:value-type="float" office:value="10.744524">
                <text:p>10.744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831628">
                <text:p>8.831628</text:p>
              </table:table-cell>
              <table:table-cell office:value-type="float" office:value="8.917957">
                <text:p>8.91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24099">
                <text:p>8.24099</text:p>
              </table:table-cell>
              <table:table-cell office:value-type="float" office:value="6.948593">
                <text:p>6.94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036663">
                <text:p>7.036663</text:p>
              </table:table-cell>
              <table:table-cell office:value-type="float" office:value="10.228909">
                <text:p>10.228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662753">
                <text:p>7.662753</text:p>
              </table:table-cell>
              <table:table-cell office:value-type="float" office:value="6.804669">
                <text:p>6.804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24938">
                <text:p>7.124938</text:p>
              </table:table-cell>
              <table:table-cell office:value-type="float" office:value="9.417156">
                <text:p>9.417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864593">
                <text:p>5.864593</text:p>
              </table:table-cell>
              <table:table-cell office:value-type="float" office:value="7.867308">
                <text:p>7.86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58251">
                <text:p>5.58251</text:p>
              </table:table-cell>
              <table:table-cell office:value-type="float" office:value="11.496313">
                <text:p>11.496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106596">
                <text:p>4.106596</text:p>
              </table:table-cell>
              <table:table-cell office:value-type="float" office:value="7.851147">
                <text:p>7.85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60042">
                <text:p>5.60042</text:p>
              </table:table-cell>
              <table:table-cell office:value-type="float" office:value="7.263125">
                <text:p>7.26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983689">
                <text:p>6.983689</text:p>
              </table:table-cell>
              <table:table-cell office:value-type="float" office:value="9.505596">
                <text:p>9.50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253">
                <text:p>3.2253</text:p>
              </table:table-cell>
              <table:table-cell office:value-type="float" office:value="9.581549">
                <text:p>9.58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669825">
                <text:p>8.669825</text:p>
              </table:table-cell>
              <table:table-cell office:value-type="float" office:value="8.295095">
                <text:p>8.295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056653">
                <text:p>3.056653</text:p>
              </table:table-cell>
              <table:table-cell office:value-type="float" office:value="7.536085">
                <text:p>7.536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980101">
                <text:p>8.980101</text:p>
              </table:table-cell>
              <table:table-cell office:value-type="float" office:value="8.675283">
                <text:p>8.67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9355">
                <text:p>7.9355</text:p>
              </table:table-cell>
              <table:table-cell office:value-type="float" office:value="6.800221">
                <text:p>6.80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609467">
                <text:p>3.609467</text:p>
              </table:table-cell>
              <table:table-cell office:value-type="float" office:value="10.720611">
                <text:p>10.720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127378">
                <text:p>8.127378</text:p>
              </table:table-cell>
              <table:table-cell office:value-type="float" office:value="6.797919">
                <text:p>6.797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709888">
                <text:p>4.709888</text:p>
              </table:table-cell>
              <table:table-cell office:value-type="float" office:value="9.168803">
                <text:p>9.168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714232">
                <text:p>3.714232</text:p>
              </table:table-cell>
              <table:table-cell office:value-type="float" office:value="9.594653">
                <text:p>9.594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98375">
                <text:p>5.98375</text:p>
              </table:table-cell>
              <table:table-cell office:value-type="float" office:value="7.193075">
                <text:p>7.19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788342">
                <text:p>4.788342</text:p>
              </table:table-cell>
              <table:table-cell office:value-type="float" office:value="7.908375">
                <text:p>7.908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951809">
                <text:p>7.951809</text:p>
              </table:table-cell>
              <table:table-cell office:value-type="float" office:value="10.770894">
                <text:p>10.770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7882">
                <text:p>4.7882</text:p>
              </table:table-cell>
              <table:table-cell office:value-type="float" office:value="11.317546">
                <text:p>11.31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075982">
                <text:p>8.075982</text:p>
              </table:table-cell>
              <table:table-cell office:value-type="float" office:value="9.482988">
                <text:p>9.482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507648">
                <text:p>8.507648</text:p>
              </table:table-cell>
              <table:table-cell office:value-type="float" office:value="9.755736">
                <text:p>9.75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968301">
                <text:p>5.968301</text:p>
              </table:table-cell>
              <table:table-cell office:value-type="float" office:value="6.19764">
                <text:p>6.19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901237">
                <text:p>5.901237</text:p>
              </table:table-cell>
              <table:table-cell office:value-type="float" office:value="7.697862">
                <text:p>7.697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000704">
                <text:p>7.000704</text:p>
              </table:table-cell>
              <table:table-cell office:value-type="float" office:value="6.654234">
                <text:p>6.654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03524">
                <text:p>4.03524</text:p>
              </table:table-cell>
              <table:table-cell office:value-type="float" office:value="8.152154">
                <text:p>8.15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235127">
                <text:p>6.235127</text:p>
              </table:table-cell>
              <table:table-cell office:value-type="float" office:value="11.623566">
                <text:p>11.623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566386">
                <text:p>6.566386</text:p>
              </table:table-cell>
              <table:table-cell office:value-type="float" office:value="11.553516">
                <text:p>11.553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371039">
                <text:p>4.371039</text:p>
              </table:table-cell>
              <table:table-cell office:value-type="float" office:value="9.80536">
                <text:p>9.8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66591">
                <text:p>4.166591</text:p>
              </table:table-cell>
              <table:table-cell office:value-type="float" office:value="10.994705">
                <text:p>10.994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774967">
                <text:p>6.774967</text:p>
              </table:table-cell>
              <table:table-cell office:value-type="float" office:value="8.391189">
                <text:p>8.39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85599">
                <text:p>7.185599</text:p>
              </table:table-cell>
              <table:table-cell office:value-type="float" office:value="10.338093">
                <text:p>10.338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713146">
                <text:p>6.713146</text:p>
              </table:table-cell>
              <table:table-cell office:value-type="float" office:value="10.919148">
                <text:p>10.919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241082">
                <text:p>5.241082</text:p>
              </table:table-cell>
              <table:table-cell office:value-type="float" office:value="8.441505">
                <text:p>8.44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206818">
                <text:p>3.206818</text:p>
              </table:table-cell>
              <table:table-cell office:value-type="float" office:value="9.339146">
                <text:p>9.339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598055">
                <text:p>6.598055</text:p>
              </table:table-cell>
              <table:table-cell office:value-type="float" office:value="7.388759">
                <text:p>7.388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66952">
                <text:p>6.966952</text:p>
              </table:table-cell>
              <table:table-cell office:value-type="float" office:value="6.772248">
                <text:p>6.772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053522">
                <text:p>7.053522</text:p>
              </table:table-cell>
              <table:table-cell office:value-type="float" office:value="10.497375">
                <text:p>10.497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887088">
                <text:p>6.887088</text:p>
              </table:table-cell>
              <table:table-cell office:value-type="float" office:value="10.175491">
                <text:p>10.17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738984">
                <text:p>8.738984</text:p>
              </table:table-cell>
              <table:table-cell office:value-type="float" office:value="9.544344">
                <text:p>9.544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307195">
                <text:p>8.307195</text:p>
              </table:table-cell>
              <table:table-cell office:value-type="float" office:value="9.68591">
                <text:p>9.68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95905">
                <text:p>5.95905</text:p>
              </table:table-cell>
              <table:table-cell office:value-type="float" office:value="6.287099">
                <text:p>6.287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144649">
                <text:p>4.144649</text:p>
              </table:table-cell>
              <table:table-cell office:value-type="float" office:value="8.925328">
                <text:p>8.92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535192">
                <text:p>8.535192</text:p>
              </table:table-cell>
              <table:table-cell office:value-type="float" office:value="8.054477">
                <text:p>8.054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776274">
                <text:p>4.776274</text:p>
              </table:table-cell>
              <table:table-cell office:value-type="float" office:value="8.358587">
                <text:p>8.358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405982">
                <text:p>8.405982</text:p>
              </table:table-cell>
              <table:table-cell office:value-type="float" office:value="9.037682">
                <text:p>9.037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955129">
                <text:p>5.955129</text:p>
              </table:table-cell>
              <table:table-cell office:value-type="float" office:value="5.861147">
                <text:p>5.86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860399">
                <text:p>2.860399</text:p>
              </table:table-cell>
              <table:table-cell office:value-type="float" office:value="7.949906">
                <text:p>7.949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317351">
                <text:p>7.317351</text:p>
              </table:table-cell>
              <table:table-cell office:value-type="float" office:value="10.164385">
                <text:p>10.164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13427">
                <text:p>3.213427</text:p>
              </table:table-cell>
              <table:table-cell office:value-type="float" office:value="8.871759">
                <text:p>8.87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90515">
                <text:p>7.590515</text:p>
              </table:table-cell>
              <table:table-cell office:value-type="float" office:value="9.311948">
                <text:p>9.31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820744">
                <text:p>5.820744</text:p>
              </table:table-cell>
              <table:table-cell office:value-type="float" office:value="9.558478">
                <text:p>9.558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575088">
                <text:p>3.575088</text:p>
              </table:table-cell>
              <table:table-cell office:value-type="float" office:value="7.338313">
                <text:p>7.338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664389">
                <text:p>4.664389</text:p>
              </table:table-cell>
              <table:table-cell office:value-type="float" office:value="10.910475">
                <text:p>10.91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651489">
                <text:p>5.651489</text:p>
              </table:table-cell>
              <table:table-cell office:value-type="float" office:value="11.448786">
                <text:p>11.448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55803">
                <text:p>5.255803</text:p>
              </table:table-cell>
              <table:table-cell office:value-type="float" office:value="10.79658">
                <text:p>10.7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01028">
                <text:p>8.01028</text:p>
              </table:table-cell>
              <table:table-cell office:value-type="float" office:value="10.242954">
                <text:p>10.242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575169">
                <text:p>4.575169</text:p>
              </table:table-cell>
              <table:table-cell office:value-type="float" office:value="6.716047">
                <text:p>6.71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31285">
                <text:p>8.31285</text:p>
              </table:table-cell>
              <table:table-cell office:value-type="float" office:value="7.161392">
                <text:p>7.16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487194">
                <text:p>4.487194</text:p>
              </table:table-cell>
              <table:table-cell office:value-type="float" office:value="10.553529">
                <text:p>10.55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1371">
                <text:p>7.1371</text:p>
              </table:table-cell>
              <table:table-cell office:value-type="float" office:value="9.770599">
                <text:p>9.770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137914">
                <text:p>6.137914</text:p>
              </table:table-cell>
              <table:table-cell office:value-type="float" office:value="8.907056">
                <text:p>8.90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219673">
                <text:p>3.219673</text:p>
              </table:table-cell>
              <table:table-cell office:value-type="float" office:value="9.221042">
                <text:p>9.22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639004">
                <text:p>3.639004</text:p>
              </table:table-cell>
              <table:table-cell office:value-type="float" office:value="10.687482">
                <text:p>10.687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95505">
                <text:p>7.595505</text:p>
              </table:table-cell>
              <table:table-cell office:value-type="float" office:value="7.500473">
                <text:p>7.500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561872">
                <text:p>3.561872</text:p>
              </table:table-cell>
              <table:table-cell office:value-type="float" office:value="6.620948">
                <text:p>6.62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703361">
                <text:p>6.703361</text:p>
              </table:table-cell>
              <table:table-cell office:value-type="float" office:value="8.068429">
                <text:p>8.06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576751">
                <text:p>6.576751</text:p>
              </table:table-cell>
              <table:table-cell office:value-type="float" office:value="7.07501">
                <text:p>7.07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587031">
                <text:p>5.587031</text:p>
              </table:table-cell>
              <table:table-cell office:value-type="float" office:value="10.622995">
                <text:p>10.622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50178">
                <text:p>6.350178</text:p>
              </table:table-cell>
              <table:table-cell office:value-type="float" office:value="5.549042">
                <text:p>5.549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663028">
                <text:p>5.663028</text:p>
              </table:table-cell>
              <table:table-cell office:value-type="float" office:value="8.654685">
                <text:p>8.65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736236">
                <text:p>4.736236</text:p>
              </table:table-cell>
              <table:table-cell office:value-type="float" office:value="7.418214">
                <text:p>7.418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873336">
                <text:p>2.873336</text:p>
              </table:table-cell>
              <table:table-cell office:value-type="float" office:value="9.703932">
                <text:p>9.703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9658">
                <text:p>8.9658</text:p>
              </table:table-cell>
              <table:table-cell office:value-type="float" office:value="8.587065">
                <text:p>8.587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940419">
                <text:p>6.940419</text:p>
              </table:table-cell>
              <table:table-cell office:value-type="float" office:value="7.881721">
                <text:p>7.88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997538">
                <text:p>7.997538</text:p>
              </table:table-cell>
              <table:table-cell office:value-type="float" office:value="8.485651">
                <text:p>8.48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479793">
                <text:p>4.479793</text:p>
              </table:table-cell>
              <table:table-cell office:value-type="float" office:value="9.685237">
                <text:p>9.685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75692">
                <text:p>6.075692</text:p>
              </table:table-cell>
              <table:table-cell office:value-type="float" office:value="6.272268">
                <text:p>6.27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908687">
                <text:p>4.908687</text:p>
              </table:table-cell>
              <table:table-cell office:value-type="float" office:value="6.39498">
                <text:p>6.39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975562">
                <text:p>4.975562</text:p>
              </table:table-cell>
              <table:table-cell office:value-type="float" office:value="9.548008">
                <text:p>9.548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330248">
                <text:p>8.330248</text:p>
              </table:table-cell>
              <table:table-cell office:value-type="float" office:value="10.173965">
                <text:p>10.17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084285">
                <text:p>3.084285</text:p>
              </table:table-cell>
              <table:table-cell office:value-type="float" office:value="9.741163">
                <text:p>9.74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285093">
                <text:p>8.285093</text:p>
              </table:table-cell>
              <table:table-cell office:value-type="float" office:value="10.11803">
                <text:p>10.1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166606">
                <text:p>7.166606</text:p>
              </table:table-cell>
              <table:table-cell office:value-type="float" office:value="8.058449">
                <text:p>8.058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58327">
                <text:p>3.258327</text:p>
              </table:table-cell>
              <table:table-cell office:value-type="float" office:value="8.660671">
                <text:p>8.660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260739">
                <text:p>4.260739</text:p>
              </table:table-cell>
              <table:table-cell office:value-type="float" office:value="8.979157">
                <text:p>8.97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44639">
                <text:p>7.44639</text:p>
              </table:table-cell>
              <table:table-cell office:value-type="float" office:value="7.219483">
                <text:p>7.21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84394">
                <text:p>4.084394</text:p>
              </table:table-cell>
              <table:table-cell office:value-type="float" office:value="10.964285">
                <text:p>10.96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056663">
                <text:p>5.056663</text:p>
              </table:table-cell>
              <table:table-cell office:value-type="float" office:value="9.710769">
                <text:p>9.71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779266">
                <text:p>2.779266</text:p>
              </table:table-cell>
              <table:table-cell office:value-type="float" office:value="9.817274">
                <text:p>9.817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852473">
                <text:p>6.852473</text:p>
              </table:table-cell>
              <table:table-cell office:value-type="float" office:value="10.742463">
                <text:p>10.742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601559">
                <text:p>7.601559</text:p>
              </table:table-cell>
              <table:table-cell office:value-type="float" office:value="9.489763">
                <text:p>9.48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972719">
                <text:p>8.972719</text:p>
              </table:table-cell>
              <table:table-cell office:value-type="float" office:value="8.516995">
                <text:p>8.51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585843">
                <text:p>6.585843</text:p>
              </table:table-cell>
              <table:table-cell office:value-type="float" office:value="6.390128">
                <text:p>6.39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854291">
                <text:p>2.854291</text:p>
              </table:table-cell>
              <table:table-cell office:value-type="float" office:value="9.750799">
                <text:p>9.750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605031">
                <text:p>4.605031</text:p>
              </table:table-cell>
              <table:table-cell office:value-type="float" office:value="6.939956">
                <text:p>6.939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051421">
                <text:p>3.051421</text:p>
              </table:table-cell>
              <table:table-cell office:value-type="float" office:value="6.76002">
                <text:p>6.76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72435">
                <text:p>5.72435</text:p>
              </table:table-cell>
              <table:table-cell office:value-type="float" office:value="5.934306">
                <text:p>5.934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271013">
                <text:p>8.271013</text:p>
              </table:table-cell>
              <table:table-cell office:value-type="float" office:value="9.583238">
                <text:p>9.583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55277">
                <text:p>3.55277</text:p>
              </table:table-cell>
              <table:table-cell office:value-type="float" office:value="7.43571">
                <text:p>7.4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995233">
                <text:p>8.995233</text:p>
              </table:table-cell>
              <table:table-cell office:value-type="float" office:value="8.552937">
                <text:p>8.552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62808">
                <text:p>4.62808</text:p>
              </table:table-cell>
              <table:table-cell office:value-type="float" office:value="6.138779">
                <text:p>6.138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470599">
                <text:p>3.470599</text:p>
              </table:table-cell>
              <table:table-cell office:value-type="float" office:value="9.443047">
                <text:p>9.44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693071">
                <text:p>3.693071</text:p>
              </table:table-cell>
              <table:table-cell office:value-type="float" office:value="7.403846">
                <text:p>7.40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88102">
                <text:p>5.788102</text:p>
              </table:table-cell>
              <table:table-cell office:value-type="float" office:value="5.391983">
                <text:p>5.391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253803">
                <text:p>6.253803</text:p>
              </table:table-cell>
              <table:table-cell office:value-type="float" office:value="6.852003">
                <text:p>6.85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978153">
                <text:p>2.978153</text:p>
              </table:table-cell>
              <table:table-cell office:value-type="float" office:value="7.486309">
                <text:p>7.486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739165">
                <text:p>8.739165</text:p>
              </table:table-cell>
              <table:table-cell office:value-type="float" office:value="8.38988">
                <text:p>8.3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32404">
                <text:p>6.532404</text:p>
              </table:table-cell>
              <table:table-cell office:value-type="float" office:value="6.700067">
                <text:p>6.70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530726">
                <text:p>4.530726</text:p>
              </table:table-cell>
              <table:table-cell office:value-type="float" office:value="6.695299">
                <text:p>6.695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55313">
                <text:p>8.55313</text:p>
              </table:table-cell>
              <table:table-cell office:value-type="float" office:value="8.848253">
                <text:p>8.848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056925">
                <text:p>5.056925</text:p>
              </table:table-cell>
              <table:table-cell office:value-type="float" office:value="5.61119">
                <text:p>5.6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75005">
                <text:p>7.175005</text:p>
              </table:table-cell>
              <table:table-cell office:value-type="float" office:value="7.279137">
                <text:p>7.279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65997">
                <text:p>3.65997</text:p>
              </table:table-cell>
              <table:table-cell office:value-type="float" office:value="7.63304">
                <text:p>7.63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687049">
                <text:p>8.687049</text:p>
              </table:table-cell>
              <table:table-cell office:value-type="float" office:value="8.240664">
                <text:p>8.240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841034">
                <text:p>3.841034</text:p>
              </table:table-cell>
              <table:table-cell office:value-type="float" office:value="8.12369">
                <text:p>8.1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027343">
                <text:p>6.027343</text:p>
              </table:table-cell>
              <table:table-cell office:value-type="float" office:value="10.98715">
                <text:p>10.98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690987">
                <text:p>5.690987</text:p>
              </table:table-cell>
              <table:table-cell office:value-type="float" office:value="8.519554">
                <text:p>8.519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091054">
                <text:p>7.091054</text:p>
              </table:table-cell>
              <table:table-cell office:value-type="float" office:value="7.437949">
                <text:p>7.437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397668">
                <text:p>5.397668</text:p>
              </table:table-cell>
              <table:table-cell office:value-type="float" office:value="6.991079">
                <text:p>6.99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502425">
                <text:p>6.502425</text:p>
              </table:table-cell>
              <table:table-cell office:value-type="float" office:value="10.366648">
                <text:p>10.366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749333">
                <text:p>7.749333</text:p>
              </table:table-cell>
              <table:table-cell office:value-type="float" office:value="9.292866">
                <text:p>9.292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060523">
                <text:p>8.060523</text:p>
              </table:table-cell>
              <table:table-cell office:value-type="float" office:value="10.014355">
                <text:p>10.014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482002">
                <text:p>8.482002</text:p>
              </table:table-cell>
              <table:table-cell office:value-type="float" office:value="9.149959">
                <text:p>9.149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114186">
                <text:p>8.114186</text:p>
              </table:table-cell>
              <table:table-cell office:value-type="float" office:value="7.843533">
                <text:p>7.84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047007">
                <text:p>6.047007</text:p>
              </table:table-cell>
              <table:table-cell office:value-type="float" office:value="6.964674">
                <text:p>6.96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826038">
                <text:p>5.826038</text:p>
              </table:table-cell>
              <table:table-cell office:value-type="float" office:value="11.630048">
                <text:p>11.63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115338">
                <text:p>7.115338</text:p>
              </table:table-cell>
              <table:table-cell office:value-type="float" office:value="11.088033">
                <text:p>11.088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449028">
                <text:p>3.449028</text:p>
              </table:table-cell>
              <table:table-cell office:value-type="float" office:value="6.974415">
                <text:p>6.974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495184">
                <text:p>7.495184</text:p>
              </table:table-cell>
              <table:table-cell office:value-type="float" office:value="7.091638">
                <text:p>7.09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224738">
                <text:p>4.224738</text:p>
              </table:table-cell>
              <table:table-cell office:value-type="float" office:value="7.511068">
                <text:p>7.51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439588">
                <text:p>6.439588</text:p>
              </table:table-cell>
              <table:table-cell office:value-type="float" office:value="6.997421">
                <text:p>6.997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130667">
                <text:p>8.130667</text:p>
              </table:table-cell>
              <table:table-cell office:value-type="float" office:value="7.404831">
                <text:p>7.404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784069">
                <text:p>2.784069</text:p>
              </table:table-cell>
              <table:table-cell office:value-type="float" office:value="7.454181">
                <text:p>7.454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776935">
                <text:p>6.776935</text:p>
              </table:table-cell>
              <table:table-cell office:value-type="float" office:value="8.730522">
                <text:p>8.730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888535">
                <text:p>2.888535</text:p>
              </table:table-cell>
              <table:table-cell office:value-type="float" office:value="8.941014">
                <text:p>8.94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738494">
                <text:p>6.738494</text:p>
              </table:table-cell>
              <table:table-cell office:value-type="float" office:value="8.163124">
                <text:p>8.163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694547">
                <text:p>8.694547</text:p>
              </table:table-cell>
              <table:table-cell office:value-type="float" office:value="9.01334">
                <text:p>9.0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869221">
                <text:p>3.869221</text:p>
              </table:table-cell>
              <table:table-cell office:value-type="float" office:value="9.891539">
                <text:p>9.89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063388">
                <text:p>6.063388</text:p>
              </table:table-cell>
              <table:table-cell office:value-type="float" office:value="8.048612">
                <text:p>8.048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361421">
                <text:p>5.361421</text:p>
              </table:table-cell>
              <table:table-cell office:value-type="float" office:value="5.713586">
                <text:p>5.713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933027">
                <text:p>6.933027</text:p>
              </table:table-cell>
              <table:table-cell office:value-type="float" office:value="9.8336">
                <text:p>9.8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724665">
                <text:p>8.724665</text:p>
              </table:table-cell>
              <table:table-cell office:value-type="float" office:value="8.361342">
                <text:p>8.36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764669">
                <text:p>2.764669</text:p>
              </table:table-cell>
              <table:table-cell office:value-type="float" office:value="8.084918">
                <text:p>8.084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788579">
                <text:p>5.788579</text:p>
              </table:table-cell>
              <table:table-cell office:value-type="float" office:value="7.526159">
                <text:p>7.526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174918">
                <text:p>3.174918</text:p>
              </table:table-cell>
              <table:table-cell office:value-type="float" office:value="9.39544">
                <text:p>9.3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321296">
                <text:p>8.321296</text:p>
              </table:table-cell>
              <table:table-cell office:value-type="float" office:value="9.052032">
                <text:p>9.05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756454">
                <text:p>3.756454</text:p>
              </table:table-cell>
              <table:table-cell office:value-type="float" office:value="6.241001">
                <text:p>6.24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335291">
                <text:p>7.335291</text:p>
              </table:table-cell>
              <table:table-cell office:value-type="float" office:value="9.138495">
                <text:p>9.13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810222">
                <text:p>4.810222</text:p>
              </table:table-cell>
              <table:table-cell office:value-type="float" office:value="6.201883">
                <text:p>6.201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284781">
                <text:p>4.284781</text:p>
              </table:table-cell>
              <table:table-cell office:value-type="float" office:value="10.975441">
                <text:p>10.975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263305">
                <text:p>6.263305</text:p>
              </table:table-cell>
              <table:table-cell office:value-type="float" office:value="8.908468">
                <text:p>8.90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60991">
                <text:p>7.60991</text:p>
              </table:table-cell>
              <table:table-cell office:value-type="float" office:value="8.633132">
                <text:p>8.633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181252">
                <text:p>4.181252</text:p>
              </table:table-cell>
              <table:table-cell office:value-type="float" office:value="5.797384">
                <text:p>5.797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355001">
                <text:p>5.355001</text:p>
              </table:table-cell>
              <table:table-cell office:value-type="float" office:value="7.738725">
                <text:p>7.738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792303">
                <text:p>5.792303</text:p>
              </table:table-cell>
              <table:table-cell office:value-type="float" office:value="9.964884">
                <text:p>9.964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457221">
                <text:p>6.457221</text:p>
              </table:table-cell>
              <table:table-cell office:value-type="float" office:value="10.366341">
                <text:p>10.366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177978">
                <text:p>7.177978</text:p>
              </table:table-cell>
              <table:table-cell office:value-type="float" office:value="9.687636">
                <text:p>9.687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440009">
                <text:p>4.440009</text:p>
              </table:table-cell>
              <table:table-cell office:value-type="float" office:value="8.099114">
                <text:p>8.099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57426">
                <text:p>3.957426</text:p>
              </table:table-cell>
              <table:table-cell office:value-type="float" office:value="9.040116">
                <text:p>9.040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782717">
                <text:p>8.782717</text:p>
              </table:table-cell>
              <table:table-cell office:value-type="float" office:value="8.009546">
                <text:p>8.009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815542">
                <text:p>2.815542</text:p>
              </table:table-cell>
              <table:table-cell office:value-type="float" office:value="7.194988">
                <text:p>7.194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568847">
                <text:p>6.568847</text:p>
              </table:table-cell>
              <table:table-cell office:value-type="float" office:value="8.813485">
                <text:p>8.813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013455">
                <text:p>8.013455</text:p>
              </table:table-cell>
              <table:table-cell office:value-type="float" office:value="9.045453">
                <text:p>9.045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56588">
                <text:p>4.856588</text:p>
              </table:table-cell>
              <table:table-cell office:value-type="float" office:value="9.640009">
                <text:p>9.64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742089">
                <text:p>6.742089</text:p>
              </table:table-cell>
              <table:table-cell office:value-type="float" office:value="5.99501">
                <text:p>5.99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690814">
                <text:p>2.690814</text:p>
              </table:table-cell>
              <table:table-cell office:value-type="float" office:value="8.883496">
                <text:p>8.883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0493">
                <text:p>7.90493</text:p>
              </table:table-cell>
              <table:table-cell office:value-type="float" office:value="10.436156">
                <text:p>10.436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802567">
                <text:p>5.802567</text:p>
              </table:table-cell>
              <table:table-cell office:value-type="float" office:value="10.253683">
                <text:p>10.253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955271">
                <text:p>3.955271</text:p>
              </table:table-cell>
              <table:table-cell office:value-type="float" office:value="10.485388">
                <text:p>10.485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032709">
                <text:p>7.032709</text:p>
              </table:table-cell>
              <table:table-cell office:value-type="float" office:value="10.035726">
                <text:p>10.035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252255">
                <text:p>3.252255</text:p>
              </table:table-cell>
              <table:table-cell office:value-type="float" office:value="7.937243">
                <text:p>7.937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796896">
                <text:p>6.796896</text:p>
              </table:table-cell>
              <table:table-cell office:value-type="float" office:value="8.38433">
                <text:p>8.38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160699">
                <text:p>4.160699</text:p>
              </table:table-cell>
              <table:table-cell office:value-type="float" office:value="9.297288">
                <text:p>9.29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315661">
                <text:p>7.315661</text:p>
              </table:table-cell>
              <table:table-cell office:value-type="float" office:value="9.871871">
                <text:p>9.871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861261">
                <text:p>2.861261</text:p>
              </table:table-cell>
              <table:table-cell office:value-type="float" office:value="8.408382">
                <text:p>8.408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081033">
                <text:p>6.081033</text:p>
              </table:table-cell>
              <table:table-cell office:value-type="float" office:value="10.034191">
                <text:p>10.034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642057">
                <text:p>8.642057</text:p>
              </table:table-cell>
              <table:table-cell office:value-type="float" office:value="9.895741">
                <text:p>9.895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172461">
                <text:p>6.172461</text:p>
              </table:table-cell>
              <table:table-cell office:value-type="float" office:value="11.57675">
                <text:p>11.57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624588">
                <text:p>7.624588</text:p>
              </table:table-cell>
              <table:table-cell office:value-type="float" office:value="9.609458">
                <text:p>9.60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547094">
                <text:p>7.547094</text:p>
              </table:table-cell>
              <table:table-cell office:value-type="float" office:value="5.903574">
                <text:p>5.90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561714">
                <text:p>7.561714</text:p>
              </table:table-cell>
              <table:table-cell office:value-type="float" office:value="6.498957">
                <text:p>6.498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572039">
                <text:p>5.572039</text:p>
              </table:table-cell>
              <table:table-cell office:value-type="float" office:value="8.558749">
                <text:p>8.558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359656">
                <text:p>5.359656</text:p>
              </table:table-cell>
              <table:table-cell office:value-type="float" office:value="8.898531">
                <text:p>8.89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866944">
                <text:p>2.866944</text:p>
              </table:table-cell>
              <table:table-cell office:value-type="float" office:value="7.143353">
                <text:p>7.14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190402">
                <text:p>4.190402</text:p>
              </table:table-cell>
              <table:table-cell office:value-type="float" office:value="6.154024">
                <text:p>6.15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943087">
                <text:p>8.943087</text:p>
              </table:table-cell>
              <table:table-cell office:value-type="float" office:value="8.351469">
                <text:p>8.35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776774">
                <text:p>6.776774</text:p>
              </table:table-cell>
              <table:table-cell office:value-type="float" office:value="7.993526">
                <text:p>7.993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483963">
                <text:p>15.483963</text:p>
              </table:table-cell>
              <table:table-cell office:value-type="float" office:value="NaN">
                <text:p>NaN</text:p>
              </table:table-cell>
              <table:table-cell office:value-type="float" office:value="8.536093">
                <text:p>8.5360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302266">
                <text:p>9.302266</text:p>
              </table:table-cell>
              <table:table-cell office:value-type="float" office:value="8.861015">
                <text:p>8.86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190767">
                <text:p>9.190767</text:p>
              </table:table-cell>
              <table:table-cell office:value-type="float" office:value="8.635822">
                <text:p>8.635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.669546">
                <text:p>9.669546</text:p>
              </table:table-cell>
              <table:table-cell office:value-type="float" office:value="NaN">
                <text:p>NaN</text:p>
              </table:table-cell>
              <table:table-cell office:value-type="float" office:value="10.479175">
                <text:p>10.4791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349948">
                <text:p>11.349948</text:p>
              </table:table-cell>
              <table:table-cell office:value-type="float" office:value="NaN">
                <text:p>NaN</text:p>
              </table:table-cell>
              <table:table-cell office:value-type="float" office:value="6.555915">
                <text:p>6.5559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.033198">
                <text:p>15.033198</text:p>
              </table:table-cell>
              <table:table-cell office:value-type="float" office:value="NaN">
                <text:p>NaN</text:p>
              </table:table-cell>
              <table:table-cell office:value-type="float" office:value="7.251656">
                <text:p>7.2516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.226483">
                <text:p>15.226483</text:p>
              </table:table-cell>
              <table:table-cell office:value-type="float" office:value="NaN">
                <text:p>NaN</text:p>
              </table:table-cell>
              <table:table-cell office:value-type="float" office:value="7.647297">
                <text:p>7.6472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378816">
                <text:p>12.378816</text:p>
              </table:table-cell>
              <table:table-cell office:value-type="float" office:value="NaN">
                <text:p>NaN</text:p>
              </table:table-cell>
              <table:table-cell office:value-type="float" office:value="7.071152">
                <text:p>7.0711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.90309">
                <text:p>11.90309</text:p>
              </table:table-cell>
              <table:table-cell office:value-type="float" office:value="NaN">
                <text:p>NaN</text:p>
              </table:table-cell>
              <table:table-cell office:value-type="float" office:value="7.279613">
                <text:p>7.2796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.232101">
                <text:p>15.232101</text:p>
              </table:table-cell>
              <table:table-cell office:value-type="float" office:value="NaN">
                <text:p>NaN</text:p>
              </table:table-cell>
              <table:table-cell office:value-type="float" office:value="8.278193">
                <text:p>8.2781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333202">
                <text:p>12.333202</text:p>
              </table:table-cell>
              <table:table-cell office:value-type="float" office:value="NaN">
                <text:p>NaN</text:p>
              </table:table-cell>
              <table:table-cell office:value-type="float" office:value="7.252878">
                <text:p>7.2528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786325">
                <text:p>11.786325</text:p>
              </table:table-cell>
              <table:table-cell office:value-type="float" office:value="NaN">
                <text:p>NaN</text:p>
              </table:table-cell>
              <table:table-cell office:value-type="float" office:value="7.443645">
                <text:p>7.4436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122148">
                <text:p>15.122148</text:p>
              </table:table-cell>
              <table:table-cell office:value-type="float" office:value="NaN">
                <text:p>NaN</text:p>
              </table:table-cell>
              <table:table-cell office:value-type="float" office:value="7.991356">
                <text:p>7.9913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.811322">
                <text:p>13.811322</text:p>
              </table:table-cell>
              <table:table-cell office:value-type="float" office:value="NaN">
                <text:p>NaN</text:p>
              </table:table-cell>
              <table:table-cell office:value-type="float" office:value="9.247271">
                <text:p>9.2472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.354521">
                <text:p>13.354521</text:p>
              </table:table-cell>
              <table:table-cell office:value-type="float" office:value="NaN">
                <text:p>NaN</text:p>
              </table:table-cell>
              <table:table-cell office:value-type="float" office:value="11.016747">
                <text:p>11.0167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.898926">
                <text:p>14.898926</text:p>
              </table:table-cell>
              <table:table-cell office:value-type="float" office:value="NaN">
                <text:p>NaN</text:p>
              </table:table-cell>
              <table:table-cell office:value-type="float" office:value="9.871251">
                <text:p>9.8712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.627355">
                <text:p>14.627355</text:p>
              </table:table-cell>
              <table:table-cell office:value-type="float" office:value="NaN">
                <text:p>NaN</text:p>
              </table:table-cell>
              <table:table-cell office:value-type="float" office:value="7.564961">
                <text:p>7.5649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119281">
                <text:p>15.119281</text:p>
              </table:table-cell>
              <table:table-cell office:value-type="float" office:value="NaN">
                <text:p>NaN</text:p>
              </table:table-cell>
              <table:table-cell office:value-type="float" office:value="7.276578">
                <text:p>7.2765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238563">
                <text:p>11.238563</text:p>
              </table:table-cell>
              <table:table-cell office:value-type="float" office:value="NaN">
                <text:p>NaN</text:p>
              </table:table-cell>
              <table:table-cell office:value-type="float" office:value="10.112326">
                <text:p>10.1123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747731">
                <text:p>12.747731</text:p>
              </table:table-cell>
              <table:table-cell office:value-type="float" office:value="NaN">
                <text:p>NaN</text:p>
              </table:table-cell>
              <table:table-cell office:value-type="float" office:value="5.60194">
                <text:p>5.601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.489832">
                <text:p>12.489832</text:p>
              </table:table-cell>
              <table:table-cell office:value-type="float" office:value="NaN">
                <text:p>NaN</text:p>
              </table:table-cell>
              <table:table-cell office:value-type="float" office:value="6.982588">
                <text:p>6.9825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.913707">
                <text:p>13.913707</text:p>
              </table:table-cell>
              <table:table-cell office:value-type="float" office:value="NaN">
                <text:p>NaN</text:p>
              </table:table-cell>
              <table:table-cell office:value-type="float" office:value="10.315791">
                <text:p>10.3157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.376586">
                <text:p>9.376586</text:p>
              </table:table-cell>
              <table:table-cell office:value-type="float" office:value="NaN">
                <text:p>NaN</text:p>
              </table:table-cell>
              <table:table-cell office:value-type="float" office:value="8.064351">
                <text:p>8.0643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.420009">
                <text:p>14.420009</text:p>
              </table:table-cell>
              <table:table-cell office:value-type="float" office:value="NaN">
                <text:p>NaN</text:p>
              </table:table-cell>
              <table:table-cell office:value-type="float" office:value="7.696498">
                <text:p>7.6964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.003772">
                <text:p>9.003772</text:p>
              </table:table-cell>
              <table:table-cell office:value-type="float" office:value="8.388904">
                <text:p>8.388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647688">
                <text:p>11.647688</text:p>
              </table:table-cell>
              <table:table-cell office:value-type="float" office:value="NaN">
                <text:p>NaN</text:p>
              </table:table-cell>
              <table:table-cell office:value-type="float" office:value="8.366929">
                <text:p>8.36692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173479">
                <text:p>10.173479</text:p>
              </table:table-cell>
              <table:table-cell office:value-type="float" office:value="NaN">
                <text:p>NaN</text:p>
              </table:table-cell>
              <table:table-cell office:value-type="float" office:value="8.076015">
                <text:p>8.0760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.831281">
                <text:p>14.831281</text:p>
              </table:table-cell>
              <table:table-cell office:value-type="float" office:value="NaN">
                <text:p>NaN</text:p>
              </table:table-cell>
              <table:table-cell office:value-type="float" office:value="7.037778">
                <text:p>7.03777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.107259">
                <text:p>9.107259</text:p>
              </table:table-cell>
              <table:table-cell office:value-type="float" office:value="9.317832">
                <text:p>9.31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455599">
                <text:p>11.455599</text:p>
              </table:table-cell>
              <table:table-cell office:value-type="float" office:value="NaN">
                <text:p>NaN</text:p>
              </table:table-cell>
              <table:table-cell office:value-type="float" office:value="5.49669">
                <text:p>5.496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037939">
                <text:p>10.037939</text:p>
              </table:table-cell>
              <table:table-cell office:value-type="float" office:value="NaN">
                <text:p>NaN</text:p>
              </table:table-cell>
              <table:table-cell office:value-type="float" office:value="7.574473">
                <text:p>7.5744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.711283">
                <text:p>12.711283</text:p>
              </table:table-cell>
              <table:table-cell office:value-type="float" office:value="NaN">
                <text:p>NaN</text:p>
              </table:table-cell>
              <table:table-cell office:value-type="float" office:value="8.789611">
                <text:p>8.7896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159588">
                <text:p>11.159588</text:p>
              </table:table-cell>
              <table:table-cell office:value-type="float" office:value="NaN">
                <text:p>NaN</text:p>
              </table:table-cell>
              <table:table-cell office:value-type="float" office:value="6.099215">
                <text:p>6.0992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.564496">
                <text:p>12.564496</text:p>
              </table:table-cell>
              <table:table-cell office:value-type="float" office:value="NaN">
                <text:p>NaN</text:p>
              </table:table-cell>
              <table:table-cell office:value-type="float" office:value="8.440556">
                <text:p>8.4405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.877943">
                <text:p>14.877943</text:p>
              </table:table-cell>
              <table:table-cell office:value-type="float" office:value="NaN">
                <text:p>NaN</text:p>
              </table:table-cell>
              <table:table-cell office:value-type="float" office:value="9.994827">
                <text:p>9.99482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739627">
                <text:p>11.739627</text:p>
              </table:table-cell>
              <table:table-cell office:value-type="float" office:value="NaN">
                <text:p>NaN</text:p>
              </table:table-cell>
              <table:table-cell office:value-type="float" office:value="7.48055">
                <text:p>7.480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.82853">
                <text:p>14.82853</text:p>
              </table:table-cell>
              <table:table-cell office:value-type="float" office:value="NaN">
                <text:p>NaN</text:p>
              </table:table-cell>
              <table:table-cell office:value-type="float" office:value="8.300731">
                <text:p>8.3007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.57998">
                <text:p>13.57998</text:p>
              </table:table-cell>
              <table:table-cell office:value-type="float" office:value="NaN">
                <text:p>NaN</text:p>
              </table:table-cell>
              <table:table-cell office:value-type="float" office:value="9.47421">
                <text:p>9.474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.865995">
                <text:p>9.865995</text:p>
              </table:table-cell>
              <table:table-cell office:value-type="float" office:value="NaN">
                <text:p>NaN</text:p>
              </table:table-cell>
              <table:table-cell office:value-type="float" office:value="7.04674">
                <text:p>7.046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.277697">
                <text:p>13.277697</text:p>
              </table:table-cell>
              <table:table-cell office:value-type="float" office:value="NaN">
                <text:p>NaN</text:p>
              </table:table-cell>
              <table:table-cell office:value-type="float" office:value="8.784518">
                <text:p>8.7845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.384955">
                <text:p>13.384955</text:p>
              </table:table-cell>
              <table:table-cell office:value-type="float" office:value="NaN">
                <text:p>NaN</text:p>
              </table:table-cell>
              <table:table-cell office:value-type="float" office:value="8.990073">
                <text:p>8.9900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.940117">
                <text:p>14.940117</text:p>
              </table:table-cell>
              <table:table-cell office:value-type="float" office:value="NaN">
                <text:p>NaN</text:p>
              </table:table-cell>
              <table:table-cell office:value-type="float" office:value="9.186763">
                <text:p>9.1867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.488056">
                <text:p>9.488056</text:p>
              </table:table-cell>
              <table:table-cell office:value-type="float" office:value="NaN">
                <text:p>NaN</text:p>
              </table:table-cell>
              <table:table-cell office:value-type="float" office:value="9.499338">
                <text:p>9.4993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563122">
                <text:p>10.563122</text:p>
              </table:table-cell>
              <table:table-cell office:value-type="float" office:value="NaN">
                <text:p>NaN</text:p>
              </table:table-cell>
              <table:table-cell office:value-type="float" office:value="7.662337">
                <text:p>7.6623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.235342">
                <text:p>9.235342</text:p>
              </table:table-cell>
              <table:table-cell office:value-type="float" office:value="8.277059">
                <text:p>8.277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.855328">
                <text:p>14.855328</text:p>
              </table:table-cell>
              <table:table-cell office:value-type="float" office:value="NaN">
                <text:p>NaN</text:p>
              </table:table-cell>
              <table:table-cell office:value-type="float" office:value="10.238964">
                <text:p>10.2389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.393563">
                <text:p>15.393563</text:p>
              </table:table-cell>
              <table:table-cell office:value-type="float" office:value="NaN">
                <text:p>NaN</text:p>
              </table:table-cell>
              <table:table-cell office:value-type="float" office:value="8.133919">
                <text:p>8.1339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593637">
                <text:p>12.593637</text:p>
              </table:table-cell>
              <table:table-cell office:value-type="float" office:value="NaN">
                <text:p>NaN</text:p>
              </table:table-cell>
              <table:table-cell office:value-type="float" office:value="9.563616">
                <text:p>9.5636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.990399">
                <text:p>9.990399</text:p>
              </table:table-cell>
              <table:table-cell office:value-type="float" office:value="NaN">
                <text:p>NaN</text:p>
              </table:table-cell>
              <table:table-cell office:value-type="float" office:value="7.475941">
                <text:p>7.4759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.392284">
                <text:p>14.392284</text:p>
              </table:table-cell>
              <table:table-cell office:value-type="float" office:value="NaN">
                <text:p>NaN</text:p>
              </table:table-cell>
              <table:table-cell office:value-type="float" office:value="9.122481">
                <text:p>9.1224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.244205">
                <text:p>15.244205</text:p>
              </table:table-cell>
              <table:table-cell office:value-type="float" office:value="NaN">
                <text:p>NaN</text:p>
              </table:table-cell>
              <table:table-cell office:value-type="float" office:value="8.127743">
                <text:p>8.1277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.057822">
                <text:p>13.057822</text:p>
              </table:table-cell>
              <table:table-cell office:value-type="float" office:value="NaN">
                <text:p>NaN</text:p>
              </table:table-cell>
              <table:table-cell office:value-type="float" office:value="7.140635">
                <text:p>7.1406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.681108">
                <text:p>12.681108</text:p>
              </table:table-cell>
              <table:table-cell office:value-type="float" office:value="NaN">
                <text:p>NaN</text:p>
              </table:table-cell>
              <table:table-cell office:value-type="float" office:value="11.528973">
                <text:p>11.5289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.593154">
                <text:p>12.593154</text:p>
              </table:table-cell>
              <table:table-cell office:value-type="float" office:value="NaN">
                <text:p>NaN</text:p>
              </table:table-cell>
              <table:table-cell office:value-type="float" office:value="6.314322">
                <text:p>6.3143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.684204">
                <text:p>13.684204</text:p>
              </table:table-cell>
              <table:table-cell office:value-type="float" office:value="NaN">
                <text:p>NaN</text:p>
              </table:table-cell>
              <table:table-cell office:value-type="float" office:value="5.679649">
                <text:p>5.6796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690714">
                <text:p>10.690714</text:p>
              </table:table-cell>
              <table:table-cell office:value-type="float" office:value="NaN">
                <text:p>NaN</text:p>
              </table:table-cell>
              <table:table-cell office:value-type="float" office:value="5.910972">
                <text:p>5.9109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.443963">
                <text:p>9.443963</text:p>
              </table:table-cell>
              <table:table-cell office:value-type="float" office:value="NaN">
                <text:p>NaN</text:p>
              </table:table-cell>
              <table:table-cell office:value-type="float" office:value="7.981731">
                <text:p>7.9817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088643">
                <text:p>11.088643</text:p>
              </table:table-cell>
              <table:table-cell office:value-type="float" office:value="NaN">
                <text:p>NaN</text:p>
              </table:table-cell>
              <table:table-cell office:value-type="float" office:value="9.669616">
                <text:p>9.6696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.352259">
                <text:p>15.352259</text:p>
              </table:table-cell>
              <table:table-cell office:value-type="float" office:value="NaN">
                <text:p>NaN</text:p>
              </table:table-cell>
              <table:table-cell office:value-type="float" office:value="8.392687">
                <text:p>8.3926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.18504">
                <text:p>15.18504</text:p>
              </table:table-cell>
              <table:table-cell office:value-type="float" office:value="NaN">
                <text:p>NaN</text:p>
              </table:table-cell>
              <table:table-cell office:value-type="float" office:value="9.198326">
                <text:p>9.1983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341617">
                <text:p>13.341617</text:p>
              </table:table-cell>
              <table:table-cell office:value-type="float" office:value="NaN">
                <text:p>NaN</text:p>
              </table:table-cell>
              <table:table-cell office:value-type="float" office:value="6.301481">
                <text:p>6.3014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.509051">
                <text:p>10.509051</text:p>
              </table:table-cell>
              <table:table-cell office:value-type="float" office:value="NaN">
                <text:p>NaN</text:p>
              </table:table-cell>
              <table:table-cell office:value-type="float" office:value="10.985684">
                <text:p>10.9856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.653543">
                <text:p>10.653543</text:p>
              </table:table-cell>
              <table:table-cell office:value-type="float" office:value="NaN">
                <text:p>NaN</text:p>
              </table:table-cell>
              <table:table-cell office:value-type="float" office:value="6.772159">
                <text:p>6.7721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.886398">
                <text:p>9.886398</text:p>
              </table:table-cell>
              <table:table-cell office:value-type="float" office:value="NaN">
                <text:p>NaN</text:p>
              </table:table-cell>
              <table:table-cell office:value-type="float" office:value="7.383131">
                <text:p>7.38313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.330361">
                <text:p>10.330361</text:p>
              </table:table-cell>
              <table:table-cell office:value-type="float" office:value="NaN">
                <text:p>NaN</text:p>
              </table:table-cell>
              <table:table-cell office:value-type="float" office:value="7.014029">
                <text:p>7.01402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597665">
                <text:p>11.597665</text:p>
              </table:table-cell>
              <table:table-cell office:value-type="float" office:value="NaN">
                <text:p>NaN</text:p>
              </table:table-cell>
              <table:table-cell office:value-type="float" office:value="9.102673">
                <text:p>9.1026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.215837">
                <text:p>9.215837</text:p>
              </table:table-cell>
              <table:table-cell office:value-type="float" office:value="8.964931">
                <text:p>8.96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.314407">
                <text:p>14.314407</text:p>
              </table:table-cell>
              <table:table-cell office:value-type="float" office:value="NaN">
                <text:p>NaN</text:p>
              </table:table-cell>
              <table:table-cell office:value-type="float" office:value="7.729475">
                <text:p>7.7294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.584613">
                <text:p>13.584613</text:p>
              </table:table-cell>
              <table:table-cell office:value-type="float" office:value="NaN">
                <text:p>NaN</text:p>
              </table:table-cell>
              <table:table-cell office:value-type="float" office:value="7.188098">
                <text:p>7.1880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.659423">
                <text:p>10.659423</text:p>
              </table:table-cell>
              <table:table-cell office:value-type="float" office:value="NaN">
                <text:p>NaN</text:p>
              </table:table-cell>
              <table:table-cell office:value-type="float" office:value="6.883138">
                <text:p>6.8831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717114">
                <text:p>12.717114</text:p>
              </table:table-cell>
              <table:table-cell office:value-type="float" office:value="NaN">
                <text:p>NaN</text:p>
              </table:table-cell>
              <table:table-cell office:value-type="float" office:value="7.147808">
                <text:p>7.1478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.922353">
                <text:p>10.922353</text:p>
              </table:table-cell>
              <table:table-cell office:value-type="float" office:value="NaN">
                <text:p>NaN</text:p>
              </table:table-cell>
              <table:table-cell office:value-type="float" office:value="11.489424">
                <text:p>11.4894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000541">
                <text:p>11.000541</text:p>
              </table:table-cell>
              <table:table-cell office:value-type="float" office:value="NaN">
                <text:p>NaN</text:p>
              </table:table-cell>
              <table:table-cell office:value-type="float" office:value="7.426921">
                <text:p>7.4269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.208475">
                <text:p>10.208475</text:p>
              </table:table-cell>
              <table:table-cell office:value-type="float" office:value="NaN">
                <text:p>NaN</text:p>
              </table:table-cell>
              <table:table-cell office:value-type="float" office:value="6.622606">
                <text:p>6.6226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862019">
                <text:p>11.862019</text:p>
              </table:table-cell>
              <table:table-cell office:value-type="float" office:value="NaN">
                <text:p>NaN</text:p>
              </table:table-cell>
              <table:table-cell office:value-type="float" office:value="9.865209">
                <text:p>9.8652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209004">
                <text:p>11.209004</text:p>
              </table:table-cell>
              <table:table-cell office:value-type="float" office:value="NaN">
                <text:p>NaN</text:p>
              </table:table-cell>
              <table:table-cell office:value-type="float" office:value="8.839366">
                <text:p>8.8393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.545351">
                <text:p>9.545351</text:p>
              </table:table-cell>
              <table:table-cell office:value-type="float" office:value="NaN">
                <text:p>NaN</text:p>
              </table:table-cell>
              <table:table-cell office:value-type="float" office:value="8.056005">
                <text:p>8.0560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.061459">
                <text:p>10.061459</text:p>
              </table:table-cell>
              <table:table-cell office:value-type="float" office:value="NaN">
                <text:p>NaN</text:p>
              </table:table-cell>
              <table:table-cell office:value-type="float" office:value="8.271841">
                <text:p>8.2718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953165">
                <text:p>11.953165</text:p>
              </table:table-cell>
              <table:table-cell office:value-type="float" office:value="NaN">
                <text:p>NaN</text:p>
              </table:table-cell>
              <table:table-cell office:value-type="float" office:value="6.822955">
                <text:p>6.8229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.796247">
                <text:p>10.796247</text:p>
              </table:table-cell>
              <table:table-cell office:value-type="float" office:value="NaN">
                <text:p>NaN</text:p>
              </table:table-cell>
              <table:table-cell office:value-type="float" office:value="9.252429">
                <text:p>9.2524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.38086">
                <text:p>15.38086</text:p>
              </table:table-cell>
              <table:table-cell office:value-type="float" office:value="NaN">
                <text:p>NaN</text:p>
              </table:table-cell>
              <table:table-cell office:value-type="float" office:value="8.138967">
                <text:p>8.1389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925966">
                <text:p>11.925966</text:p>
              </table:table-cell>
              <table:table-cell office:value-type="float" office:value="NaN">
                <text:p>NaN</text:p>
              </table:table-cell>
              <table:table-cell office:value-type="float" office:value="9.264407">
                <text:p>9.2644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62539">
                <text:p>11.62539</text:p>
              </table:table-cell>
              <table:table-cell office:value-type="float" office:value="NaN">
                <text:p>NaN</text:p>
              </table:table-cell>
              <table:table-cell office:value-type="float" office:value="11.104558">
                <text:p>11.1045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.091329">
                <text:p>15.091329</text:p>
              </table:table-cell>
              <table:table-cell office:value-type="float" office:value="NaN">
                <text:p>NaN</text:p>
              </table:table-cell>
              <table:table-cell office:value-type="float" office:value="7.707609">
                <text:p>7.7076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923935">
                <text:p>9.923935</text:p>
              </table:table-cell>
              <table:table-cell office:value-type="float" office:value="NaN">
                <text:p>NaN</text:p>
              </table:table-cell>
              <table:table-cell office:value-type="float" office:value="8.43294">
                <text:p>8.432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.527205">
                <text:p>14.527205</text:p>
              </table:table-cell>
              <table:table-cell office:value-type="float" office:value="NaN">
                <text:p>NaN</text:p>
              </table:table-cell>
              <table:table-cell office:value-type="float" office:value="8.697161">
                <text:p>8.6971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.243764">
                <text:p>10.243764</text:p>
              </table:table-cell>
              <table:table-cell office:value-type="float" office:value="NaN">
                <text:p>NaN</text:p>
              </table:table-cell>
              <table:table-cell office:value-type="float" office:value="9.23058">
                <text:p>9.230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.369001">
                <text:p>15.369001</text:p>
              </table:table-cell>
              <table:table-cell office:value-type="float" office:value="NaN">
                <text:p>NaN</text:p>
              </table:table-cell>
              <table:table-cell office:value-type="float" office:value="7.907358">
                <text:p>7.9073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915964">
                <text:p>11.915964</text:p>
              </table:table-cell>
              <table:table-cell office:value-type="float" office:value="NaN">
                <text:p>NaN</text:p>
              </table:table-cell>
              <table:table-cell office:value-type="float" office:value="6.866109">
                <text:p>6.8661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905886">
                <text:p>11.905886</text:p>
              </table:table-cell>
              <table:table-cell office:value-type="float" office:value="NaN">
                <text:p>NaN</text:p>
              </table:table-cell>
              <table:table-cell office:value-type="float" office:value="7.944267">
                <text:p>7.9442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787551">
                <text:p>13.787551</text:p>
              </table:table-cell>
              <table:table-cell office:value-type="float" office:value="NaN">
                <text:p>NaN</text:p>
              </table:table-cell>
              <table:table-cell office:value-type="float" office:value="10.176782">
                <text:p>10.1767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.570234">
                <text:p>14.570234</text:p>
              </table:table-cell>
              <table:table-cell office:value-type="float" office:value="NaN">
                <text:p>NaN</text:p>
              </table:table-cell>
              <table:table-cell office:value-type="float" office:value="7.65119">
                <text:p>7.651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.705625">
                <text:p>10.705625</text:p>
              </table:table-cell>
              <table:table-cell office:value-type="float" office:value="NaN">
                <text:p>NaN</text:p>
              </table:table-cell>
              <table:table-cell office:value-type="float" office:value="6.716127">
                <text:p>6.7161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.952518">
                <text:p>10.952518</text:p>
              </table:table-cell>
              <table:table-cell office:value-type="float" office:value="NaN">
                <text:p>NaN</text:p>
              </table:table-cell>
              <table:table-cell office:value-type="float" office:value="9.123736">
                <text:p>9.1237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876453">
                <text:p>11.876453</text:p>
              </table:table-cell>
              <table:table-cell office:value-type="float" office:value="NaN">
                <text:p>NaN</text:p>
              </table:table-cell>
              <table:table-cell office:value-type="float" office:value="11.045372">
                <text:p>11.0453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.306554">
                <text:p>13.306554</text:p>
              </table:table-cell>
              <table:table-cell office:value-type="float" office:value="NaN">
                <text:p>NaN</text:p>
              </table:table-cell>
              <table:table-cell office:value-type="float" office:value="10.082577">
                <text:p>10.0825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.94771">
                <text:p>13.94771</text:p>
              </table:table-cell>
              <table:table-cell office:value-type="float" office:value="NaN">
                <text:p>NaN</text:p>
              </table:table-cell>
              <table:table-cell office:value-type="float" office:value="9.665133">
                <text:p>9.6651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.854871">
                <text:p>10.854871</text:p>
              </table:table-cell>
              <table:table-cell office:value-type="float" office:value="NaN">
                <text:p>NaN</text:p>
              </table:table-cell>
              <table:table-cell office:value-type="float" office:value="7.105713">
                <text:p>7.1057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.733872">
                <text:p>10.733872</text:p>
              </table:table-cell>
              <table:table-cell office:value-type="float" office:value="NaN">
                <text:p>NaN</text:p>
              </table:table-cell>
              <table:table-cell office:value-type="float" office:value="10.442392">
                <text:p>10.4423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769249">
                <text:p>9.769249</text:p>
              </table:table-cell>
              <table:table-cell office:value-type="float" office:value="NaN">
                <text:p>NaN</text:p>
              </table:table-cell>
              <table:table-cell office:value-type="float" office:value="6.559751">
                <text:p>6.55975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685212">
                <text:p>12.685212</text:p>
              </table:table-cell>
              <table:table-cell office:value-type="float" office:value="NaN">
                <text:p>NaN</text:p>
              </table:table-cell>
              <table:table-cell office:value-type="float" office:value="10.275229">
                <text:p>10.27522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.165636">
                <text:p>13.165636</text:p>
              </table:table-cell>
              <table:table-cell office:value-type="float" office:value="NaN">
                <text:p>NaN</text:p>
              </table:table-cell>
              <table:table-cell office:value-type="float" office:value="6.429497">
                <text:p>6.4294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463186">
                <text:p>11.463186</text:p>
              </table:table-cell>
              <table:table-cell office:value-type="float" office:value="NaN">
                <text:p>NaN</text:p>
              </table:table-cell>
              <table:table-cell office:value-type="float" office:value="9.40981">
                <text:p>9.409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209731">
                <text:p>9.209731</text:p>
              </table:table-cell>
              <table:table-cell office:value-type="float" office:value="8.614617">
                <text:p>8.614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.799973">
                <text:p>13.799973</text:p>
              </table:table-cell>
              <table:table-cell office:value-type="float" office:value="NaN">
                <text:p>NaN</text:p>
              </table:table-cell>
              <table:table-cell office:value-type="float" office:value="6.431171">
                <text:p>6.4311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.319366">
                <text:p>13.319366</text:p>
              </table:table-cell>
              <table:table-cell office:value-type="float" office:value="NaN">
                <text:p>NaN</text:p>
              </table:table-cell>
              <table:table-cell office:value-type="float" office:value="11.378881">
                <text:p>11.3788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.021065">
                <text:p>13.021065</text:p>
              </table:table-cell>
              <table:table-cell office:value-type="float" office:value="NaN">
                <text:p>NaN</text:p>
              </table:table-cell>
              <table:table-cell office:value-type="float" office:value="8.177925">
                <text:p>8.1779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443752">
                <text:p>10.443752</text:p>
              </table:table-cell>
              <table:table-cell office:value-type="float" office:value="NaN">
                <text:p>NaN</text:p>
              </table:table-cell>
              <table:table-cell office:value-type="float" office:value="9.983639">
                <text:p>9.9836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177624">
                <text:p>12.177624</text:p>
              </table:table-cell>
              <table:table-cell office:value-type="float" office:value="NaN">
                <text:p>NaN</text:p>
              </table:table-cell>
              <table:table-cell office:value-type="float" office:value="8.918921">
                <text:p>8.9189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.452888">
                <text:p>14.452888</text:p>
              </table:table-cell>
              <table:table-cell office:value-type="float" office:value="NaN">
                <text:p>NaN</text:p>
              </table:table-cell>
              <table:table-cell office:value-type="float" office:value="10.178671">
                <text:p>10.1786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.6481">
                <text:p>11.6481</text:p>
              </table:table-cell>
              <table:table-cell office:value-type="float" office:value="NaN">
                <text:p>NaN</text:p>
              </table:table-cell>
              <table:table-cell office:value-type="float" office:value="10.371973">
                <text:p>10.3719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.554307">
                <text:p>11.554307</text:p>
              </table:table-cell>
              <table:table-cell office:value-type="float" office:value="NaN">
                <text:p>NaN</text:p>
              </table:table-cell>
              <table:table-cell office:value-type="float" office:value="11.501471">
                <text:p>11.5014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.017493">
                <text:p>14.017493</text:p>
              </table:table-cell>
              <table:table-cell office:value-type="float" office:value="NaN">
                <text:p>NaN</text:p>
              </table:table-cell>
              <table:table-cell office:value-type="float" office:value="8.392248">
                <text:p>8.3922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.961937">
                <text:p>14.961937</text:p>
              </table:table-cell>
              <table:table-cell office:value-type="float" office:value="NaN">
                <text:p>NaN</text:p>
              </table:table-cell>
              <table:table-cell office:value-type="float" office:value="7.88313">
                <text:p>7.883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395455">
                <text:p>10.395455</text:p>
              </table:table-cell>
              <table:table-cell office:value-type="float" office:value="NaN">
                <text:p>NaN</text:p>
              </table:table-cell>
              <table:table-cell office:value-type="float" office:value="8.101399">
                <text:p>8.1013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.897748">
                <text:p>14.897748</text:p>
              </table:table-cell>
              <table:table-cell office:value-type="float" office:value="NaN">
                <text:p>NaN</text:p>
              </table:table-cell>
              <table:table-cell office:value-type="float" office:value="8.321614">
                <text:p>8.3216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.538918">
                <text:p>9.538918</text:p>
              </table:table-cell>
              <table:table-cell office:value-type="float" office:value="NaN">
                <text:p>NaN</text:p>
              </table:table-cell>
              <table:table-cell office:value-type="float" office:value="9.324792">
                <text:p>9.3247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534407">
                <text:p>10.534407</text:p>
              </table:table-cell>
              <table:table-cell office:value-type="float" office:value="NaN">
                <text:p>NaN</text:p>
              </table:table-cell>
              <table:table-cell office:value-type="float" office:value="6.855857">
                <text:p>6.8558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412333">
                <text:p>13.412333</text:p>
              </table:table-cell>
              <table:table-cell office:value-type="float" office:value="NaN">
                <text:p>NaN</text:p>
              </table:table-cell>
              <table:table-cell office:value-type="float" office:value="6.871552">
                <text:p>6.8715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.032386">
                <text:p>9.032386</text:p>
              </table:table-cell>
              <table:table-cell office:value-type="float" office:value="8.951305">
                <text:p>8.95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568859">
                <text:p>10.568859</text:p>
              </table:table-cell>
              <table:table-cell office:value-type="float" office:value="NaN">
                <text:p>NaN</text:p>
              </table:table-cell>
              <table:table-cell office:value-type="float" office:value="10.14592">
                <text:p>10.145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.039977">
                <text:p>11.039977</text:p>
              </table:table-cell>
              <table:table-cell office:value-type="float" office:value="NaN">
                <text:p>NaN</text:p>
              </table:table-cell>
              <table:table-cell office:value-type="float" office:value="8.727893">
                <text:p>8.7278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.594284">
                <text:p>13.594284</text:p>
              </table:table-cell>
              <table:table-cell office:value-type="float" office:value="NaN">
                <text:p>NaN</text:p>
              </table:table-cell>
              <table:table-cell office:value-type="float" office:value="11.398085">
                <text:p>11.3980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139363">
                <text:p>12.139363</text:p>
              </table:table-cell>
              <table:table-cell office:value-type="float" office:value="NaN">
                <text:p>NaN</text:p>
              </table:table-cell>
              <table:table-cell office:value-type="float" office:value="10.899022">
                <text:p>10.8990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060565">
                <text:p>12.060565</text:p>
              </table:table-cell>
              <table:table-cell office:value-type="float" office:value="NaN">
                <text:p>NaN</text:p>
              </table:table-cell>
              <table:table-cell office:value-type="float" office:value="11.514025">
                <text:p>11.5140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.070959">
                <text:p>14.070959</text:p>
              </table:table-cell>
              <table:table-cell office:value-type="float" office:value="NaN">
                <text:p>NaN</text:p>
              </table:table-cell>
              <table:table-cell office:value-type="float" office:value="7.607155">
                <text:p>7.6071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.466414">
                <text:p>15.466414</text:p>
              </table:table-cell>
              <table:table-cell office:value-type="float" office:value="NaN">
                <text:p>NaN</text:p>
              </table:table-cell>
              <table:table-cell office:value-type="float" office:value="8.186728">
                <text:p>8.1867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.11321">
                <text:p>11.11321</text:p>
              </table:table-cell>
              <table:table-cell office:value-type="float" office:value="NaN">
                <text:p>NaN</text:p>
              </table:table-cell>
              <table:table-cell office:value-type="float" office:value="8.163141">
                <text:p>8.1631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321731">
                <text:p>12.321731</text:p>
              </table:table-cell>
              <table:table-cell office:value-type="float" office:value="NaN">
                <text:p>NaN</text:p>
              </table:table-cell>
              <table:table-cell office:value-type="float" office:value="8.2783">
                <text:p>8.27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544982">
                <text:p>11.544982</text:p>
              </table:table-cell>
              <table:table-cell office:value-type="float" office:value="NaN">
                <text:p>NaN</text:p>
              </table:table-cell>
              <table:table-cell office:value-type="float" office:value="10.532122">
                <text:p>10.5321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.251616">
                <text:p>15.251616</text:p>
              </table:table-cell>
              <table:table-cell office:value-type="float" office:value="NaN">
                <text:p>NaN</text:p>
              </table:table-cell>
              <table:table-cell office:value-type="float" office:value="9.323279">
                <text:p>9.3232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.076915">
                <text:p>14.076915</text:p>
              </table:table-cell>
              <table:table-cell office:value-type="float" office:value="NaN">
                <text:p>NaN</text:p>
              </table:table-cell>
              <table:table-cell office:value-type="float" office:value="9.126124">
                <text:p>9.1261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.799263">
                <text:p>9.799263</text:p>
              </table:table-cell>
              <table:table-cell office:value-type="float" office:value="NaN">
                <text:p>NaN</text:p>
              </table:table-cell>
              <table:table-cell office:value-type="float" office:value="10.497828">
                <text:p>10.4978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.367531">
                <text:p>10.367531</text:p>
              </table:table-cell>
              <table:table-cell office:value-type="float" office:value="NaN">
                <text:p>NaN</text:p>
              </table:table-cell>
              <table:table-cell office:value-type="float" office:value="9.596489">
                <text:p>9.5964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363692">
                <text:p>14.363692</text:p>
              </table:table-cell>
              <table:table-cell office:value-type="float" office:value="NaN">
                <text:p>NaN</text:p>
              </table:table-cell>
              <table:table-cell office:value-type="float" office:value="8.303235">
                <text:p>8.3032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.009216">
                <text:p>15.009216</text:p>
              </table:table-cell>
              <table:table-cell office:value-type="float" office:value="NaN">
                <text:p>NaN</text:p>
              </table:table-cell>
              <table:table-cell office:value-type="float" office:value="8.525306">
                <text:p>8.5253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.080224">
                <text:p>14.080224</text:p>
              </table:table-cell>
              <table:table-cell office:value-type="float" office:value="NaN">
                <text:p>NaN</text:p>
              </table:table-cell>
              <table:table-cell office:value-type="float" office:value="9.00573">
                <text:p>9.005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.338515">
                <text:p>14.338515</text:p>
              </table:table-cell>
              <table:table-cell office:value-type="float" office:value="NaN">
                <text:p>NaN</text:p>
              </table:table-cell>
              <table:table-cell office:value-type="float" office:value="7.470245">
                <text:p>7.4702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.831923">
                <text:p>11.831923</text:p>
              </table:table-cell>
              <table:table-cell office:value-type="float" office:value="NaN">
                <text:p>NaN</text:p>
              </table:table-cell>
              <table:table-cell office:value-type="float" office:value="7.923853">
                <text:p>7.9238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23211">
                <text:p>12.23211</text:p>
              </table:table-cell>
              <table:table-cell office:value-type="float" office:value="NaN">
                <text:p>NaN</text:p>
              </table:table-cell>
              <table:table-cell office:value-type="float" office:value="7.685469">
                <text:p>7.6854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568517">
                <text:p>12.568517</text:p>
              </table:table-cell>
              <table:table-cell office:value-type="float" office:value="NaN">
                <text:p>NaN</text:p>
              </table:table-cell>
              <table:table-cell office:value-type="float" office:value="7.997786">
                <text:p>7.9977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.919575">
                <text:p>9.919575</text:p>
              </table:table-cell>
              <table:table-cell office:value-type="float" office:value="NaN">
                <text:p>NaN</text:p>
              </table:table-cell>
              <table:table-cell office:value-type="float" office:value="6.584701">
                <text:p>6.5847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748555">
                <text:p>13.748555</text:p>
              </table:table-cell>
              <table:table-cell office:value-type="float" office:value="NaN">
                <text:p>NaN</text:p>
              </table:table-cell>
              <table:table-cell office:value-type="float" office:value="10.227921">
                <text:p>10.2279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083963">
                <text:p>11.083963</text:p>
              </table:table-cell>
              <table:table-cell office:value-type="float" office:value="NaN">
                <text:p>NaN</text:p>
              </table:table-cell>
              <table:table-cell office:value-type="float" office:value="8.935748">
                <text:p>8.9357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451495">
                <text:p>12.451495</text:p>
              </table:table-cell>
              <table:table-cell office:value-type="float" office:value="NaN">
                <text:p>NaN</text:p>
              </table:table-cell>
              <table:table-cell office:value-type="float" office:value="7.645038">
                <text:p>7.6450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442237">
                <text:p>10.442237</text:p>
              </table:table-cell>
              <table:table-cell office:value-type="float" office:value="NaN">
                <text:p>NaN</text:p>
              </table:table-cell>
              <table:table-cell office:value-type="float" office:value="8.0468">
                <text:p>8.04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445472">
                <text:p>13.445472</text:p>
              </table:table-cell>
              <table:table-cell office:value-type="float" office:value="NaN">
                <text:p>NaN</text:p>
              </table:table-cell>
              <table:table-cell office:value-type="float" office:value="7.144403">
                <text:p>7.1444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.38078">
                <text:p>11.38078</text:p>
              </table:table-cell>
              <table:table-cell office:value-type="float" office:value="NaN">
                <text:p>NaN</text:p>
              </table:table-cell>
              <table:table-cell office:value-type="float" office:value="10.369708">
                <text:p>10.3697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.971004">
                <text:p>9.971004</text:p>
              </table:table-cell>
              <table:table-cell office:value-type="float" office:value="NaN">
                <text:p>NaN</text:p>
              </table:table-cell>
              <table:table-cell office:value-type="float" office:value="7.780204">
                <text:p>7.7802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918224">
                <text:p>12.918224</text:p>
              </table:table-cell>
              <table:table-cell office:value-type="float" office:value="NaN">
                <text:p>NaN</text:p>
              </table:table-cell>
              <table:table-cell office:value-type="float" office:value="7.859076">
                <text:p>7.8590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.08847">
                <text:p>15.08847</text:p>
              </table:table-cell>
              <table:table-cell office:value-type="float" office:value="NaN">
                <text:p>NaN</text:p>
              </table:table-cell>
              <table:table-cell office:value-type="float" office:value="8.956548">
                <text:p>8.9565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.182929">
                <text:p>14.182929</text:p>
              </table:table-cell>
              <table:table-cell office:value-type="float" office:value="NaN">
                <text:p>NaN</text:p>
              </table:table-cell>
              <table:table-cell office:value-type="float" office:value="10.530591">
                <text:p>10.5305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078398">
                <text:p>10.078398</text:p>
              </table:table-cell>
              <table:table-cell office:value-type="float" office:value="NaN">
                <text:p>NaN</text:p>
              </table:table-cell>
              <table:table-cell office:value-type="float" office:value="6.738377">
                <text:p>6.7383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997972">
                <text:p>10.997972</text:p>
              </table:table-cell>
              <table:table-cell office:value-type="float" office:value="NaN">
                <text:p>NaN</text:p>
              </table:table-cell>
              <table:table-cell office:value-type="float" office:value="8.023078">
                <text:p>8.0230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.256527">
                <text:p>9.256527</text:p>
              </table:table-cell>
              <table:table-cell office:value-type="float" office:value="8.384562">
                <text:p>8.384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768537">
                <text:p>10.768537</text:p>
              </table:table-cell>
              <table:table-cell office:value-type="float" office:value="NaN">
                <text:p>NaN</text:p>
              </table:table-cell>
              <table:table-cell office:value-type="float" office:value="9.826799">
                <text:p>9.8267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093722">
                <text:p>13.093722</text:p>
              </table:table-cell>
              <table:table-cell office:value-type="float" office:value="NaN">
                <text:p>NaN</text:p>
              </table:table-cell>
              <table:table-cell office:value-type="float" office:value="8.702083">
                <text:p>8.70208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482271">
                <text:p>11.482271</text:p>
              </table:table-cell>
              <table:table-cell office:value-type="float" office:value="NaN">
                <text:p>NaN</text:p>
              </table:table-cell>
              <table:table-cell office:value-type="float" office:value="11.082863">
                <text:p>11.0828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256745">
                <text:p>10.256745</text:p>
              </table:table-cell>
              <table:table-cell office:value-type="float" office:value="NaN">
                <text:p>NaN</text:p>
              </table:table-cell>
              <table:table-cell office:value-type="float" office:value="9.817834">
                <text:p>9.8178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.263867">
                <text:p>9.263867</text:p>
              </table:table-cell>
              <table:table-cell office:value-type="float" office:value="9.675109">
                <text:p>9.675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485631">
                <text:p>12.485631</text:p>
              </table:table-cell>
              <table:table-cell office:value-type="float" office:value="NaN">
                <text:p>NaN</text:p>
              </table:table-cell>
              <table:table-cell office:value-type="float" office:value="11.367351">
                <text:p>11.3673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284205">
                <text:p>13.284205</text:p>
              </table:table-cell>
              <table:table-cell office:value-type="float" office:value="NaN">
                <text:p>NaN</text:p>
              </table:table-cell>
              <table:table-cell office:value-type="float" office:value="6.875322">
                <text:p>6.8753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.295099">
                <text:p>14.295099</text:p>
              </table:table-cell>
              <table:table-cell office:value-type="float" office:value="NaN">
                <text:p>NaN</text:p>
              </table:table-cell>
              <table:table-cell office:value-type="float" office:value="6.457086">
                <text:p>6.45708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831849">
                <text:p>10.831849</text:p>
              </table:table-cell>
              <table:table-cell office:value-type="float" office:value="NaN">
                <text:p>NaN</text:p>
              </table:table-cell>
              <table:table-cell office:value-type="float" office:value="11.264127">
                <text:p>11.2641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.142095">
                <text:p>9.142095</text:p>
              </table:table-cell>
              <table:table-cell office:value-type="float" office:value="8.792323">
                <text:p>8.792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.114291">
                <text:p>12.114291</text:p>
              </table:table-cell>
              <table:table-cell office:value-type="float" office:value="NaN">
                <text:p>NaN</text:p>
              </table:table-cell>
              <table:table-cell office:value-type="float" office:value="9.05619">
                <text:p>9.056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.361241">
                <text:p>9.361241</text:p>
              </table:table-cell>
              <table:table-cell office:value-type="float" office:value="NaN">
                <text:p>NaN</text:p>
              </table:table-cell>
              <table:table-cell office:value-type="float" office:value="8.399722">
                <text:p>8.3997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.15622">
                <text:p>14.15622</text:p>
              </table:table-cell>
              <table:table-cell office:value-type="float" office:value="NaN">
                <text:p>NaN</text:p>
              </table:table-cell>
              <table:table-cell office:value-type="float" office:value="10.033571">
                <text:p>10.03357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982247">
                <text:p>10.982247</text:p>
              </table:table-cell>
              <table:table-cell office:value-type="float" office:value="NaN">
                <text:p>NaN</text:p>
              </table:table-cell>
              <table:table-cell office:value-type="float" office:value="10.319362">
                <text:p>10.3193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.308894">
                <text:p>15.308894</text:p>
              </table:table-cell>
              <table:table-cell office:value-type="float" office:value="NaN">
                <text:p>NaN</text:p>
              </table:table-cell>
              <table:table-cell office:value-type="float" office:value="7.890213">
                <text:p>7.8902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.245009">
                <text:p>15.245009</text:p>
              </table:table-cell>
              <table:table-cell office:value-type="float" office:value="NaN">
                <text:p>NaN</text:p>
              </table:table-cell>
              <table:table-cell office:value-type="float" office:value="9.334135">
                <text:p>9.3341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.791996">
                <text:p>12.791996</text:p>
              </table:table-cell>
              <table:table-cell office:value-type="float" office:value="NaN">
                <text:p>NaN</text:p>
              </table:table-cell>
              <table:table-cell office:value-type="float" office:value="5.656481">
                <text:p>5.6564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058187">
                <text:p>10.058187</text:p>
              </table:table-cell>
              <table:table-cell office:value-type="float" office:value="NaN">
                <text:p>NaN</text:p>
              </table:table-cell>
              <table:table-cell office:value-type="float" office:value="10.388088">
                <text:p>10.38808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.114885">
                <text:p>14.114885</text:p>
              </table:table-cell>
              <table:table-cell office:value-type="float" office:value="NaN">
                <text:p>NaN</text:p>
              </table:table-cell>
              <table:table-cell office:value-type="float" office:value="10.555354">
                <text:p>10.5553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927818">
                <text:p>13.927818</text:p>
              </table:table-cell>
              <table:table-cell office:value-type="float" office:value="NaN">
                <text:p>NaN</text:p>
              </table:table-cell>
              <table:table-cell office:value-type="float" office:value="7.81259">
                <text:p>7.812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.921575">
                <text:p>12.921575</text:p>
              </table:table-cell>
              <table:table-cell office:value-type="float" office:value="NaN">
                <text:p>NaN</text:p>
              </table:table-cell>
              <table:table-cell office:value-type="float" office:value="7.907944">
                <text:p>7.9079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.165146">
                <text:p>11.165146</text:p>
              </table:table-cell>
              <table:table-cell office:value-type="float" office:value="NaN">
                <text:p>NaN</text:p>
              </table:table-cell>
              <table:table-cell office:value-type="float" office:value="9.908106">
                <text:p>9.9081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.137305">
                <text:p>10.137305</text:p>
              </table:table-cell>
              <table:table-cell office:value-type="float" office:value="NaN">
                <text:p>NaN</text:p>
              </table:table-cell>
              <table:table-cell office:value-type="float" office:value="10.695453">
                <text:p>10.6954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.823752">
                <text:p>9.823752</text:p>
              </table:table-cell>
              <table:table-cell office:value-type="float" office:value="NaN">
                <text:p>NaN</text:p>
              </table:table-cell>
              <table:table-cell office:value-type="float" office:value="8.934781">
                <text:p>8.9347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436711">
                <text:p>13.436711</text:p>
              </table:table-cell>
              <table:table-cell office:value-type="float" office:value="NaN">
                <text:p>NaN</text:p>
              </table:table-cell>
              <table:table-cell office:value-type="float" office:value="10.727618">
                <text:p>10.7276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816445">
                <text:p>13.816445</text:p>
              </table:table-cell>
              <table:table-cell office:value-type="float" office:value="NaN">
                <text:p>NaN</text:p>
              </table:table-cell>
              <table:table-cell office:value-type="float" office:value="6.827832">
                <text:p>6.8278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571455">
                <text:p>13.571455</text:p>
              </table:table-cell>
              <table:table-cell office:value-type="float" office:value="NaN">
                <text:p>NaN</text:p>
              </table:table-cell>
              <table:table-cell office:value-type="float" office:value="7.127505">
                <text:p>7.1275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.18401">
                <text:p>15.18401</text:p>
              </table:table-cell>
              <table:table-cell office:value-type="float" office:value="NaN">
                <text:p>NaN</text:p>
              </table:table-cell>
              <table:table-cell office:value-type="float" office:value="8.971322">
                <text:p>8.9713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.619501">
                <text:p>14.619501</text:p>
              </table:table-cell>
              <table:table-cell office:value-type="float" office:value="NaN">
                <text:p>NaN</text:p>
              </table:table-cell>
              <table:table-cell office:value-type="float" office:value="9.327803">
                <text:p>9.3278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.187688">
                <text:p>9.187688</text:p>
              </table:table-cell>
              <table:table-cell office:value-type="float" office:value="8.318944">
                <text:p>8.318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.652688">
                <text:p>11.652688</text:p>
              </table:table-cell>
              <table:table-cell office:value-type="float" office:value="NaN">
                <text:p>NaN</text:p>
              </table:table-cell>
              <table:table-cell office:value-type="float" office:value="7.084298">
                <text:p>7.0842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.090506">
                <text:p>10.090506</text:p>
              </table:table-cell>
              <table:table-cell office:value-type="float" office:value="NaN">
                <text:p>NaN</text:p>
              </table:table-cell>
              <table:table-cell office:value-type="float" office:value="7.413146">
                <text:p>7.4131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705873">
                <text:p>14.705873</text:p>
              </table:table-cell>
              <table:table-cell office:value-type="float" office:value="NaN">
                <text:p>NaN</text:p>
              </table:table-cell>
              <table:table-cell office:value-type="float" office:value="10.02109">
                <text:p>10.021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.381018">
                <text:p>10.381018</text:p>
              </table:table-cell>
              <table:table-cell office:value-type="float" office:value="NaN">
                <text:p>NaN</text:p>
              </table:table-cell>
              <table:table-cell office:value-type="float" office:value="7.134471">
                <text:p>7.1344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.858395">
                <text:p>14.858395</text:p>
              </table:table-cell>
              <table:table-cell office:value-type="float" office:value="NaN">
                <text:p>NaN</text:p>
              </table:table-cell>
              <table:table-cell office:value-type="float" office:value="8.803081">
                <text:p>8.80308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.564036">
                <text:p>9.564036</text:p>
              </table:table-cell>
              <table:table-cell office:value-type="float" office:value="NaN">
                <text:p>NaN</text:p>
              </table:table-cell>
              <table:table-cell office:value-type="float" office:value="6.884535">
                <text:p>6.8845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.201223">
                <text:p>9.201223</text:p>
              </table:table-cell>
              <table:table-cell office:value-type="float" office:value="9.172544">
                <text:p>9.172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.932295">
                <text:p>10.932295</text:p>
              </table:table-cell>
              <table:table-cell office:value-type="float" office:value="NaN">
                <text:p>NaN</text:p>
              </table:table-cell>
              <table:table-cell office:value-type="float" office:value="10.9994">
                <text:p>10.99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410347">
                <text:p>10.410347</text:p>
              </table:table-cell>
              <table:table-cell office:value-type="float" office:value="NaN">
                <text:p>NaN</text:p>
              </table:table-cell>
              <table:table-cell office:value-type="float" office:value="7.528344">
                <text:p>7.5283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063035">
                <text:p>13.063035</text:p>
              </table:table-cell>
              <table:table-cell office:value-type="float" office:value="NaN">
                <text:p>NaN</text:p>
              </table:table-cell>
              <table:table-cell office:value-type="float" office:value="7.020538">
                <text:p>7.0205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012642">
                <text:p>13.012642</text:p>
              </table:table-cell>
              <table:table-cell office:value-type="float" office:value="NaN">
                <text:p>NaN</text:p>
              </table:table-cell>
              <table:table-cell office:value-type="float" office:value="9.133684">
                <text:p>9.1336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.228514">
                <text:p>12.228514</text:p>
              </table:table-cell>
              <table:table-cell office:value-type="float" office:value="NaN">
                <text:p>NaN</text:p>
              </table:table-cell>
              <table:table-cell office:value-type="float" office:value="7.679904">
                <text:p>7.6799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064774">
                <text:p>11.064774</text:p>
              </table:table-cell>
              <table:table-cell office:value-type="float" office:value="NaN">
                <text:p>NaN</text:p>
              </table:table-cell>
              <table:table-cell office:value-type="float" office:value="9.514376">
                <text:p>9.5143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433168">
                <text:p>10.433168</text:p>
              </table:table-cell>
              <table:table-cell office:value-type="float" office:value="NaN">
                <text:p>NaN</text:p>
              </table:table-cell>
              <table:table-cell office:value-type="float" office:value="6.784588">
                <text:p>6.7845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954299">
                <text:p>13.954299</text:p>
              </table:table-cell>
              <table:table-cell office:value-type="float" office:value="NaN">
                <text:p>NaN</text:p>
              </table:table-cell>
              <table:table-cell office:value-type="float" office:value="7.294426">
                <text:p>7.2944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.640934">
                <text:p>12.640934</text:p>
              </table:table-cell>
              <table:table-cell office:value-type="float" office:value="NaN">
                <text:p>NaN</text:p>
              </table:table-cell>
              <table:table-cell office:value-type="float" office:value="7.101787">
                <text:p>7.1017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.441883">
                <text:p>10.441883</text:p>
              </table:table-cell>
              <table:table-cell office:value-type="float" office:value="NaN">
                <text:p>NaN</text:p>
              </table:table-cell>
              <table:table-cell office:value-type="float" office:value="7.665823">
                <text:p>7.6658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417171">
                <text:p>11.417171</text:p>
              </table:table-cell>
              <table:table-cell office:value-type="float" office:value="NaN">
                <text:p>NaN</text:p>
              </table:table-cell>
              <table:table-cell office:value-type="float" office:value="7.538549">
                <text:p>7.5385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567045">
                <text:p>11.567045</text:p>
              </table:table-cell>
              <table:table-cell office:value-type="float" office:value="NaN">
                <text:p>NaN</text:p>
              </table:table-cell>
              <table:table-cell office:value-type="float" office:value="8.817093">
                <text:p>8.8170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.43959">
                <text:p>15.43959</text:p>
              </table:table-cell>
              <table:table-cell office:value-type="float" office:value="NaN">
                <text:p>NaN</text:p>
              </table:table-cell>
              <table:table-cell office:value-type="float" office:value="8.026493">
                <text:p>8.0264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.359937">
                <text:p>10.359937</text:p>
              </table:table-cell>
              <table:table-cell office:value-type="float" office:value="NaN">
                <text:p>NaN</text:p>
              </table:table-cell>
              <table:table-cell office:value-type="float" office:value="10.254837">
                <text:p>10.2548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422972">
                <text:p>14.422972</text:p>
              </table:table-cell>
              <table:table-cell office:value-type="float" office:value="NaN">
                <text:p>NaN</text:p>
              </table:table-cell>
              <table:table-cell office:value-type="float" office:value="9.802779">
                <text:p>9.8027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477478">
                <text:p>11.477478</text:p>
              </table:table-cell>
              <table:table-cell office:value-type="float" office:value="NaN">
                <text:p>NaN</text:p>
              </table:table-cell>
              <table:table-cell office:value-type="float" office:value="7.146463">
                <text:p>7.14646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705992">
                <text:p>14.705992</text:p>
              </table:table-cell>
              <table:table-cell office:value-type="float" office:value="NaN">
                <text:p>NaN</text:p>
              </table:table-cell>
              <table:table-cell office:value-type="float" office:value="9.211237">
                <text:p>9.2112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.825523">
                <text:p>12.825523</text:p>
              </table:table-cell>
              <table:table-cell office:value-type="float" office:value="NaN">
                <text:p>NaN</text:p>
              </table:table-cell>
              <table:table-cell office:value-type="float" office:value="10.644404">
                <text:p>10.6444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310111">
                <text:p>14.310111</text:p>
              </table:table-cell>
              <table:table-cell office:value-type="float" office:value="NaN">
                <text:p>NaN</text:p>
              </table:table-cell>
              <table:table-cell office:value-type="float" office:value="7.95509">
                <text:p>7.955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.479719">
                <text:p>9.479719</text:p>
              </table:table-cell>
              <table:table-cell office:value-type="float" office:value="NaN">
                <text:p>NaN</text:p>
              </table:table-cell>
              <table:table-cell office:value-type="float" office:value="7.581505">
                <text:p>7.5815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25642">
                <text:p>11.25642</text:p>
              </table:table-cell>
              <table:table-cell office:value-type="float" office:value="NaN">
                <text:p>NaN</text:p>
              </table:table-cell>
              <table:table-cell office:value-type="float" office:value="5.760038">
                <text:p>5.76003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.647328">
                <text:p>13.647328</text:p>
              </table:table-cell>
              <table:table-cell office:value-type="float" office:value="NaN">
                <text:p>NaN</text:p>
              </table:table-cell>
              <table:table-cell office:value-type="float" office:value="7.998586">
                <text:p>7.9985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.724373">
                <text:p>9.724373</text:p>
              </table:table-cell>
              <table:table-cell office:value-type="float" office:value="NaN">
                <text:p>NaN</text:p>
              </table:table-cell>
              <table:table-cell office:value-type="float" office:value="8.703555">
                <text:p>8.7035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.215679">
                <text:p>15.215679</text:p>
              </table:table-cell>
              <table:table-cell office:value-type="float" office:value="NaN">
                <text:p>NaN</text:p>
              </table:table-cell>
              <table:table-cell office:value-type="float" office:value="9.365814">
                <text:p>9.3658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452172">
                <text:p>11.452172</text:p>
              </table:table-cell>
              <table:table-cell office:value-type="float" office:value="NaN">
                <text:p>NaN</text:p>
              </table:table-cell>
              <table:table-cell office:value-type="float" office:value="7.333899">
                <text:p>7.3338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.358056">
                <text:p>9.358056</text:p>
              </table:table-cell>
              <table:table-cell office:value-type="float" office:value="NaN">
                <text:p>NaN</text:p>
              </table:table-cell>
              <table:table-cell office:value-type="float" office:value="8.694488">
                <text:p>8.6944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053382">
                <text:p>14.053382</text:p>
              </table:table-cell>
              <table:table-cell office:value-type="float" office:value="NaN">
                <text:p>NaN</text:p>
              </table:table-cell>
              <table:table-cell office:value-type="float" office:value="7.91048">
                <text:p>7.910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029798">
                <text:p>14.029798</text:p>
              </table:table-cell>
              <table:table-cell office:value-type="float" office:value="NaN">
                <text:p>NaN</text:p>
              </table:table-cell>
              <table:table-cell office:value-type="float" office:value="8.030588">
                <text:p>8.0305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98294">
                <text:p>11.98294</text:p>
              </table:table-cell>
              <table:table-cell office:value-type="float" office:value="NaN">
                <text:p>NaN</text:p>
              </table:table-cell>
              <table:table-cell office:value-type="float" office:value="10.556114">
                <text:p>10.5561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385678">
                <text:p>14.385678</text:p>
              </table:table-cell>
              <table:table-cell office:value-type="float" office:value="NaN">
                <text:p>NaN</text:p>
              </table:table-cell>
              <table:table-cell office:value-type="float" office:value="10.491702">
                <text:p>10.4917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744164">
                <text:p>14.744164</text:p>
              </table:table-cell>
              <table:table-cell office:value-type="float" office:value="NaN">
                <text:p>NaN</text:p>
              </table:table-cell>
              <table:table-cell office:value-type="float" office:value="7.137071">
                <text:p>7.1370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651739">
                <text:p>14.651739</text:p>
              </table:table-cell>
              <table:table-cell office:value-type="float" office:value="NaN">
                <text:p>NaN</text:p>
              </table:table-cell>
              <table:table-cell office:value-type="float" office:value="7.160326">
                <text:p>7.1603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.625866">
                <text:p>13.625866</text:p>
              </table:table-cell>
              <table:table-cell office:value-type="float" office:value="NaN">
                <text:p>NaN</text:p>
              </table:table-cell>
              <table:table-cell office:value-type="float" office:value="8.724216">
                <text:p>8.7242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586005">
                <text:p>10.586005</text:p>
              </table:table-cell>
              <table:table-cell office:value-type="float" office:value="NaN">
                <text:p>NaN</text:p>
              </table:table-cell>
              <table:table-cell office:value-type="float" office:value="6.300031">
                <text:p>6.3000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.038178">
                <text:p>13.038178</text:p>
              </table:table-cell>
              <table:table-cell office:value-type="float" office:value="NaN">
                <text:p>NaN</text:p>
              </table:table-cell>
              <table:table-cell office:value-type="float" office:value="6.143727">
                <text:p>6.1437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358088">
                <text:p>10.358088</text:p>
              </table:table-cell>
              <table:table-cell office:value-type="float" office:value="NaN">
                <text:p>NaN</text:p>
              </table:table-cell>
              <table:table-cell office:value-type="float" office:value="7.110598">
                <text:p>7.1105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.218923">
                <text:p>15.218923</text:p>
              </table:table-cell>
              <table:table-cell office:value-type="float" office:value="NaN">
                <text:p>NaN</text:p>
              </table:table-cell>
              <table:table-cell office:value-type="float" office:value="9.770154">
                <text:p>9.7701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403777">
                <text:p>14.403777</text:p>
              </table:table-cell>
              <table:table-cell office:value-type="float" office:value="NaN">
                <text:p>NaN</text:p>
              </table:table-cell>
              <table:table-cell office:value-type="float" office:value="9.716157">
                <text:p>9.7161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644365">
                <text:p>10.644365</text:p>
              </table:table-cell>
              <table:table-cell office:value-type="float" office:value="NaN">
                <text:p>NaN</text:p>
              </table:table-cell>
              <table:table-cell office:value-type="float" office:value="5.867697">
                <text:p>5.8676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.182271">
                <text:p>12.182271</text:p>
              </table:table-cell>
              <table:table-cell office:value-type="float" office:value="NaN">
                <text:p>NaN</text:p>
              </table:table-cell>
              <table:table-cell office:value-type="float" office:value="9.330356">
                <text:p>9.3303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762921">
                <text:p>11.762921</text:p>
              </table:table-cell>
              <table:table-cell office:value-type="float" office:value="NaN">
                <text:p>NaN</text:p>
              </table:table-cell>
              <table:table-cell office:value-type="float" office:value="11.031745">
                <text:p>11.0317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.28452">
                <text:p>12.28452</text:p>
              </table:table-cell>
              <table:table-cell office:value-type="float" office:value="NaN">
                <text:p>NaN</text:p>
              </table:table-cell>
              <table:table-cell office:value-type="float" office:value="10.193484">
                <text:p>10.1934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.696012">
                <text:p>9.696012</text:p>
              </table:table-cell>
              <table:table-cell office:value-type="float" office:value="NaN">
                <text:p>NaN</text:p>
              </table:table-cell>
              <table:table-cell office:value-type="float" office:value="9.920654">
                <text:p>9.92065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.263811">
                <text:p>9.263811</text:p>
              </table:table-cell>
              <table:table-cell office:value-type="float" office:value="9.431705">
                <text:p>9.431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554902">
                <text:p>11.554902</text:p>
              </table:table-cell>
              <table:table-cell office:value-type="float" office:value="NaN">
                <text:p>NaN</text:p>
              </table:table-cell>
              <table:table-cell office:value-type="float" office:value="11.187994">
                <text:p>11.1879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.975433">
                <text:p>13.975433</text:p>
              </table:table-cell>
              <table:table-cell office:value-type="float" office:value="NaN">
                <text:p>NaN</text:p>
              </table:table-cell>
              <table:table-cell office:value-type="float" office:value="9.653181">
                <text:p>9.65318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.296032">
                <text:p>9.296032</text:p>
              </table:table-cell>
              <table:table-cell office:value-type="float" office:value="8.941912">
                <text:p>8.94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.212855">
                <text:p>15.212855</text:p>
              </table:table-cell>
              <table:table-cell office:value-type="float" office:value="NaN">
                <text:p>NaN</text:p>
              </table:table-cell>
              <table:table-cell office:value-type="float" office:value="8.888133">
                <text:p>8.8881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.193009">
                <text:p>13.193009</text:p>
              </table:table-cell>
              <table:table-cell office:value-type="float" office:value="NaN">
                <text:p>NaN</text:p>
              </table:table-cell>
              <table:table-cell office:value-type="float" office:value="11.373789">
                <text:p>11.37378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.17289">
                <text:p>10.17289</text:p>
              </table:table-cell>
              <table:table-cell office:value-type="float" office:value="NaN">
                <text:p>NaN</text:p>
              </table:table-cell>
              <table:table-cell office:value-type="float" office:value="6.528154">
                <text:p>6.5281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.740586">
                <text:p>10.740586</text:p>
              </table:table-cell>
              <table:table-cell office:value-type="float" office:value="NaN">
                <text:p>NaN</text:p>
              </table:table-cell>
              <table:table-cell office:value-type="float" office:value="10.601437">
                <text:p>10.6014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.768198">
                <text:p>10.768198</text:p>
              </table:table-cell>
              <table:table-cell office:value-type="float" office:value="NaN">
                <text:p>NaN</text:p>
              </table:table-cell>
              <table:table-cell office:value-type="float" office:value="6.874358">
                <text:p>6.87435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.009943">
                <text:p>10.009943</text:p>
              </table:table-cell>
              <table:table-cell office:value-type="float" office:value="NaN">
                <text:p>NaN</text:p>
              </table:table-cell>
              <table:table-cell office:value-type="float" office:value="7.865461">
                <text:p>7.8654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.174351">
                <text:p>15.174351</text:p>
              </table:table-cell>
              <table:table-cell office:value-type="float" office:value="NaN">
                <text:p>NaN</text:p>
              </table:table-cell>
              <table:table-cell office:value-type="float" office:value="8.561474">
                <text:p>8.5614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.305005">
                <text:p>13.305005</text:p>
              </table:table-cell>
              <table:table-cell office:value-type="float" office:value="NaN">
                <text:p>NaN</text:p>
              </table:table-cell>
              <table:table-cell office:value-type="float" office:value="11.467238">
                <text:p>11.4672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093351">
                <text:p>11.093351</text:p>
              </table:table-cell>
              <table:table-cell office:value-type="float" office:value="NaN">
                <text:p>NaN</text:p>
              </table:table-cell>
              <table:table-cell office:value-type="float" office:value="6.827055">
                <text:p>6.8270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.225057">
                <text:p>15.225057</text:p>
              </table:table-cell>
              <table:table-cell office:value-type="float" office:value="NaN">
                <text:p>NaN</text:p>
              </table:table-cell>
              <table:table-cell office:value-type="float" office:value="8.289679">
                <text:p>8.2896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001085">
                <text:p>14.001085</text:p>
              </table:table-cell>
              <table:table-cell office:value-type="float" office:value="NaN">
                <text:p>NaN</text:p>
              </table:table-cell>
              <table:table-cell office:value-type="float" office:value="8.004094">
                <text:p>8.0040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260323">
                <text:p>14.260323</text:p>
              </table:table-cell>
              <table:table-cell office:value-type="float" office:value="NaN">
                <text:p>NaN</text:p>
              </table:table-cell>
              <table:table-cell office:value-type="float" office:value="6.5607">
                <text:p>6.56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.82326">
                <text:p>13.82326</text:p>
              </table:table-cell>
              <table:table-cell office:value-type="float" office:value="NaN">
                <text:p>NaN</text:p>
              </table:table-cell>
              <table:table-cell office:value-type="float" office:value="8.301287">
                <text:p>8.3012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.634696">
                <text:p>12.634696</text:p>
              </table:table-cell>
              <table:table-cell office:value-type="float" office:value="NaN">
                <text:p>NaN</text:p>
              </table:table-cell>
              <table:table-cell office:value-type="float" office:value="7.066673">
                <text:p>7.06667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.282228">
                <text:p>11.282228</text:p>
              </table:table-cell>
              <table:table-cell office:value-type="float" office:value="NaN">
                <text:p>NaN</text:p>
              </table:table-cell>
              <table:table-cell office:value-type="float" office:value="8.076616">
                <text:p>8.0766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.84769">
                <text:p>13.84769</text:p>
              </table:table-cell>
              <table:table-cell office:value-type="float" office:value="NaN">
                <text:p>NaN</text:p>
              </table:table-cell>
              <table:table-cell office:value-type="float" office:value="10.193404">
                <text:p>10.1934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190043">
                <text:p>11.190043</text:p>
              </table:table-cell>
              <table:table-cell office:value-type="float" office:value="NaN">
                <text:p>NaN</text:p>
              </table:table-cell>
              <table:table-cell office:value-type="float" office:value="8.00841">
                <text:p>8.008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.867283">
                <text:p>10.867283</text:p>
              </table:table-cell>
              <table:table-cell office:value-type="float" office:value="NaN">
                <text:p>NaN</text:p>
              </table:table-cell>
              <table:table-cell office:value-type="float" office:value="9.012514">
                <text:p>9.0125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078285">
                <text:p>11.078285</text:p>
              </table:table-cell>
              <table:table-cell office:value-type="float" office:value="NaN">
                <text:p>NaN</text:p>
              </table:table-cell>
              <table:table-cell office:value-type="float" office:value="8.747571">
                <text:p>8.7475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.003063">
                <text:p>13.003063</text:p>
              </table:table-cell>
              <table:table-cell office:value-type="float" office:value="NaN">
                <text:p>NaN</text:p>
              </table:table-cell>
              <table:table-cell office:value-type="float" office:value="9.619385">
                <text:p>9.61938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.668061">
                <text:p>10.668061</text:p>
              </table:table-cell>
              <table:table-cell office:value-type="float" office:value="NaN">
                <text:p>NaN</text:p>
              </table:table-cell>
              <table:table-cell office:value-type="float" office:value="8.407615">
                <text:p>8.4076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.184584">
                <text:p>9.184584</text:p>
              </table:table-cell>
              <table:table-cell office:value-type="float" office:value="9.622792">
                <text:p>9.62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.631439">
                <text:p>13.631439</text:p>
              </table:table-cell>
              <table:table-cell office:value-type="float" office:value="NaN">
                <text:p>NaN</text:p>
              </table:table-cell>
              <table:table-cell office:value-type="float" office:value="7.956052">
                <text:p>7.9560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.629915">
                <text:p>13.629915</text:p>
              </table:table-cell>
              <table:table-cell office:value-type="float" office:value="NaN">
                <text:p>NaN</text:p>
              </table:table-cell>
              <table:table-cell office:value-type="float" office:value="9.500306">
                <text:p>9.5003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290749">
                <text:p>15.290749</text:p>
              </table:table-cell>
              <table:table-cell office:value-type="float" office:value="NaN">
                <text:p>NaN</text:p>
              </table:table-cell>
              <table:table-cell office:value-type="float" office:value="7.983204">
                <text:p>7.9832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.840223">
                <text:p>13.840223</text:p>
              </table:table-cell>
              <table:table-cell office:value-type="float" office:value="NaN">
                <text:p>NaN</text:p>
              </table:table-cell>
              <table:table-cell office:value-type="float" office:value="8.713207">
                <text:p>8.7132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.873248">
                <text:p>13.873248</text:p>
              </table:table-cell>
              <table:table-cell office:value-type="float" office:value="NaN">
                <text:p>NaN</text:p>
              </table:table-cell>
              <table:table-cell office:value-type="float" office:value="8.9819">
                <text:p>8.98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.709902">
                <text:p>10.709902</text:p>
              </table:table-cell>
              <table:table-cell office:value-type="float" office:value="NaN">
                <text:p>NaN</text:p>
              </table:table-cell>
              <table:table-cell office:value-type="float" office:value="8.944867">
                <text:p>8.9448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.639471">
                <text:p>9.639471</text:p>
              </table:table-cell>
              <table:table-cell office:value-type="float" office:value="NaN">
                <text:p>NaN</text:p>
              </table:table-cell>
              <table:table-cell office:value-type="float" office:value="6.774252">
                <text:p>6.77425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307532">
                <text:p>11.307532</text:p>
              </table:table-cell>
              <table:table-cell office:value-type="float" office:value="NaN">
                <text:p>NaN</text:p>
              </table:table-cell>
              <table:table-cell office:value-type="float" office:value="7.873793">
                <text:p>7.8737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.581866">
                <text:p>13.581866</text:p>
              </table:table-cell>
              <table:table-cell office:value-type="float" office:value="NaN">
                <text:p>NaN</text:p>
              </table:table-cell>
              <table:table-cell office:value-type="float" office:value="7.724301">
                <text:p>7.72430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200565">
                <text:p>15.200565</text:p>
              </table:table-cell>
              <table:table-cell office:value-type="float" office:value="NaN">
                <text:p>NaN</text:p>
              </table:table-cell>
              <table:table-cell office:value-type="float" office:value="7.66262">
                <text:p>7.6626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.033359">
                <text:p>13.033359</text:p>
              </table:table-cell>
              <table:table-cell office:value-type="float" office:value="NaN">
                <text:p>NaN</text:p>
              </table:table-cell>
              <table:table-cell office:value-type="float" office:value="8.861639">
                <text:p>8.8616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.19941">
                <text:p>9.19941</text:p>
              </table:table-cell>
              <table:table-cell office:value-type="float" office:value="8.565987">
                <text:p>8.565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274686">
                <text:p>12.274686</text:p>
              </table:table-cell>
              <table:table-cell office:value-type="float" office:value="NaN">
                <text:p>NaN</text:p>
              </table:table-cell>
              <table:table-cell office:value-type="float" office:value="9.205458">
                <text:p>9.2054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.497649">
                <text:p>11.497649</text:p>
              </table:table-cell>
              <table:table-cell office:value-type="float" office:value="NaN">
                <text:p>NaN</text:p>
              </table:table-cell>
              <table:table-cell office:value-type="float" office:value="9.787275">
                <text:p>9.7872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212991">
                <text:p>15.212991</text:p>
              </table:table-cell>
              <table:table-cell office:value-type="float" office:value="NaN">
                <text:p>NaN</text:p>
              </table:table-cell>
              <table:table-cell office:value-type="float" office:value="7.879142">
                <text:p>7.8791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.215106">
                <text:p>11.215106</text:p>
              </table:table-cell>
              <table:table-cell office:value-type="float" office:value="NaN">
                <text:p>NaN</text:p>
              </table:table-cell>
              <table:table-cell office:value-type="float" office:value="6.305744">
                <text:p>6.30574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.289707">
                <text:p>11.289707</text:p>
              </table:table-cell>
              <table:table-cell office:value-type="float" office:value="NaN">
                <text:p>NaN</text:p>
              </table:table-cell>
              <table:table-cell office:value-type="float" office:value="8.668364">
                <text:p>8.66836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323066">
                <text:p>15.323066</text:p>
              </table:table-cell>
              <table:table-cell office:value-type="float" office:value="NaN">
                <text:p>NaN</text:p>
              </table:table-cell>
              <table:table-cell office:value-type="float" office:value="9.383011">
                <text:p>9.3830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.440003">
                <text:p>9.440003</text:p>
              </table:table-cell>
              <table:table-cell office:value-type="float" office:value="NaN">
                <text:p>NaN</text:p>
              </table:table-cell>
              <table:table-cell office:value-type="float" office:value="7.527597">
                <text:p>7.5275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.711948">
                <text:p>10.711948</text:p>
              </table:table-cell>
              <table:table-cell office:value-type="float" office:value="NaN">
                <text:p>NaN</text:p>
              </table:table-cell>
              <table:table-cell office:value-type="float" office:value="8.276427">
                <text:p>8.2764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.042595">
                <text:p>14.042595</text:p>
              </table:table-cell>
              <table:table-cell office:value-type="float" office:value="NaN">
                <text:p>NaN</text:p>
              </table:table-cell>
              <table:table-cell office:value-type="float" office:value="7.891128">
                <text:p>7.8911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.485763">
                <text:p>9.485763</text:p>
              </table:table-cell>
              <table:table-cell office:value-type="float" office:value="NaN">
                <text:p>NaN</text:p>
              </table:table-cell>
              <table:table-cell office:value-type="float" office:value="7.475215">
                <text:p>7.4752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.050547">
                <text:p>11.050547</text:p>
              </table:table-cell>
              <table:table-cell office:value-type="float" office:value="NaN">
                <text:p>NaN</text:p>
              </table:table-cell>
              <table:table-cell office:value-type="float" office:value="10.741202">
                <text:p>10.7412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.325233">
                <text:p>14.325233</text:p>
              </table:table-cell>
              <table:table-cell office:value-type="float" office:value="NaN">
                <text:p>NaN</text:p>
              </table:table-cell>
              <table:table-cell office:value-type="float" office:value="7.811958">
                <text:p>7.8119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.856661">
                <text:p>11.856661</text:p>
              </table:table-cell>
              <table:table-cell office:value-type="float" office:value="NaN">
                <text:p>NaN</text:p>
              </table:table-cell>
              <table:table-cell office:value-type="float" office:value="5.809234">
                <text:p>5.8092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.579651">
                <text:p>11.579651</text:p>
              </table:table-cell>
              <table:table-cell office:value-type="float" office:value="NaN">
                <text:p>NaN</text:p>
              </table:table-cell>
              <table:table-cell office:value-type="float" office:value="11.704325">
                <text:p>11.7043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.088376">
                <text:p>12.088376</text:p>
              </table:table-cell>
              <table:table-cell office:value-type="float" office:value="NaN">
                <text:p>NaN</text:p>
              </table:table-cell>
              <table:table-cell office:value-type="float" office:value="6.220069">
                <text:p>6.2200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.378083">
                <text:p>14.378083</text:p>
              </table:table-cell>
              <table:table-cell office:value-type="float" office:value="NaN">
                <text:p>NaN</text:p>
              </table:table-cell>
              <table:table-cell office:value-type="float" office:value="7.683096">
                <text:p>7.6830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.288433">
                <text:p>13.288433</text:p>
              </table:table-cell>
              <table:table-cell office:value-type="float" office:value="NaN">
                <text:p>NaN</text:p>
              </table:table-cell>
              <table:table-cell office:value-type="float" office:value="10.028436">
                <text:p>10.0284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.243624">
                <text:p>14.243624</text:p>
              </table:table-cell>
              <table:table-cell office:value-type="float" office:value="NaN">
                <text:p>NaN</text:p>
              </table:table-cell>
              <table:table-cell office:value-type="float" office:value="7.503705">
                <text:p>7.5037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.440384">
                <text:p>15.440384</text:p>
              </table:table-cell>
              <table:table-cell office:value-type="float" office:value="NaN">
                <text:p>NaN</text:p>
              </table:table-cell>
              <table:table-cell office:value-type="float" office:value="8.22681">
                <text:p>8.226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.828852">
                <text:p>12.828852</text:p>
              </table:table-cell>
              <table:table-cell office:value-type="float" office:value="NaN">
                <text:p>NaN</text:p>
              </table:table-cell>
              <table:table-cell office:value-type="float" office:value="8.795628">
                <text:p>8.7956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.51794">
                <text:p>14.51794</text:p>
              </table:table-cell>
              <table:table-cell office:value-type="float" office:value="NaN">
                <text:p>NaN</text:p>
              </table:table-cell>
              <table:table-cell office:value-type="float" office:value="8.926405">
                <text:p>8.9264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.203155">
                <text:p>10.203155</text:p>
              </table:table-cell>
              <table:table-cell office:value-type="float" office:value="NaN">
                <text:p>NaN</text:p>
              </table:table-cell>
              <table:table-cell office:value-type="float" office:value="8.425339">
                <text:p>8.42533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.154357">
                <text:p>9.154357</text:p>
              </table:table-cell>
              <table:table-cell office:value-type="float" office:value="8.311018">
                <text:p>8.31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.043277">
                <text:p>9.043277</text:p>
              </table:table-cell>
              <table:table-cell office:value-type="float" office:value="8.044907">
                <text:p>8.044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.895425">
                <text:p>12.895425</text:p>
              </table:table-cell>
              <table:table-cell office:value-type="float" office:value="NaN">
                <text:p>NaN</text:p>
              </table:table-cell>
              <table:table-cell office:value-type="float" office:value="6.93299">
                <text:p>6.9329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.278522">
                <text:p>15.278522</text:p>
              </table:table-cell>
              <table:table-cell office:value-type="float" office:value="NaN">
                <text:p>NaN</text:p>
              </table:table-cell>
              <table:table-cell office:value-type="float" office:value="8.704539">
                <text:p>8.7045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.597762">
                <text:p>14.597762</text:p>
              </table:table-cell>
              <table:table-cell office:value-type="float" office:value="NaN">
                <text:p>NaN</text:p>
              </table:table-cell>
              <table:table-cell office:value-type="float" office:value="8.654923">
                <text:p>8.6549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.38402">
                <text:p>13.38402</text:p>
              </table:table-cell>
              <table:table-cell office:value-type="float" office:value="NaN">
                <text:p>NaN</text:p>
              </table:table-cell>
              <table:table-cell office:value-type="float" office:value="9.75081">
                <text:p>9.7508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.281734">
                <text:p>15.281734</text:p>
              </table:table-cell>
              <table:table-cell office:value-type="float" office:value="NaN">
                <text:p>NaN</text:p>
              </table:table-cell>
              <table:table-cell office:value-type="float" office:value="8.488202">
                <text:p>8.4882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.666319">
                <text:p>13.666319</text:p>
              </table:table-cell>
              <table:table-cell office:value-type="float" office:value="NaN">
                <text:p>NaN</text:p>
              </table:table-cell>
              <table:table-cell office:value-type="float" office:value="5.822008">
                <text:p>5.8220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.288871">
                <text:p>11.288871</text:p>
              </table:table-cell>
              <table:table-cell office:value-type="float" office:value="NaN">
                <text:p>NaN</text:p>
              </table:table-cell>
              <table:table-cell office:value-type="float" office:value="8.566915">
                <text:p>8.5669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.184296">
                <text:p>15.184296</text:p>
              </table:table-cell>
              <table:table-cell office:value-type="float" office:value="NaN">
                <text:p>NaN</text:p>
              </table:table-cell>
              <table:table-cell office:value-type="float" office:value="9.477694">
                <text:p>9.47769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.254043">
                <text:p>14.254043</text:p>
              </table:table-cell>
              <table:table-cell office:value-type="float" office:value="NaN">
                <text:p>NaN</text:p>
              </table:table-cell>
              <table:table-cell office:value-type="float" office:value="6.392232">
                <text:p>6.3922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.361805">
                <text:p>13.361805</text:p>
              </table:table-cell>
              <table:table-cell office:value-type="float" office:value="NaN">
                <text:p>NaN</text:p>
              </table:table-cell>
              <table:table-cell office:value-type="float" office:value="6.515779">
                <text:p>6.51577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.447156">
                <text:p>13.447156</text:p>
              </table:table-cell>
              <table:table-cell office:value-type="float" office:value="NaN">
                <text:p>NaN</text:p>
              </table:table-cell>
              <table:table-cell office:value-type="float" office:value="10.966589">
                <text:p>10.9665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.23889">
                <text:p>13.23889</text:p>
              </table:table-cell>
              <table:table-cell office:value-type="float" office:value="NaN">
                <text:p>NaN</text:p>
              </table:table-cell>
              <table:table-cell office:value-type="float" office:value="9.278698">
                <text:p>9.2786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.633027">
                <text:p>9.633027</text:p>
              </table:table-cell>
              <table:table-cell office:value-type="float" office:value="NaN">
                <text:p>NaN</text:p>
              </table:table-cell>
              <table:table-cell office:value-type="float" office:value="8.826184">
                <text:p>8.8261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.715869">
                <text:p>14.715869</text:p>
              </table:table-cell>
              <table:table-cell office:value-type="float" office:value="NaN">
                <text:p>NaN</text:p>
              </table:table-cell>
              <table:table-cell office:value-type="float" office:value="8.38139">
                <text:p>8.381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.948833">
                <text:p>11.948833</text:p>
              </table:table-cell>
              <table:table-cell office:value-type="float" office:value="NaN">
                <text:p>NaN</text:p>
              </table:table-cell>
              <table:table-cell office:value-type="float" office:value="8.558574">
                <text:p>8.5585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.081874">
                <text:p>10.081874</text:p>
              </table:table-cell>
              <table:table-cell office:value-type="float" office:value="NaN">
                <text:p>NaN</text:p>
              </table:table-cell>
              <table:table-cell office:value-type="float" office:value="7.109528">
                <text:p>7.1095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.446775">
                <text:p>15.446775</text:p>
              </table:table-cell>
              <table:table-cell office:value-type="float" office:value="NaN">
                <text:p>NaN</text:p>
              </table:table-cell>
              <table:table-cell office:value-type="float" office:value="8.193702">
                <text:p>8.19370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.008355">
                <text:p>13.008355</text:p>
              </table:table-cell>
              <table:table-cell office:value-type="float" office:value="NaN">
                <text:p>NaN</text:p>
              </table:table-cell>
              <table:table-cell office:value-type="float" office:value="6.722759">
                <text:p>6.72275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.581396">
                <text:p>9.581396</text:p>
              </table:table-cell>
              <table:table-cell office:value-type="float" office:value="NaN">
                <text:p>NaN</text:p>
              </table:table-cell>
              <table:table-cell office:value-type="float" office:value="6.973628">
                <text:p>6.9736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.644202">
                <text:p>9.644202</text:p>
              </table:table-cell>
              <table:table-cell office:value-type="float" office:value="NaN">
                <text:p>NaN</text:p>
              </table:table-cell>
              <table:table-cell office:value-type="float" office:value="7.185984">
                <text:p>7.1859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.120784">
                <text:p>15.120784</text:p>
              </table:table-cell>
              <table:table-cell office:value-type="float" office:value="NaN">
                <text:p>NaN</text:p>
              </table:table-cell>
              <table:table-cell office:value-type="float" office:value="9.169673">
                <text:p>9.1696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.388725">
                <text:p>9.388725</text:p>
              </table:table-cell>
              <table:table-cell office:value-type="float" office:value="NaN">
                <text:p>NaN</text:p>
              </table:table-cell>
              <table:table-cell office:value-type="float" office:value="9.21491">
                <text:p>9.214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.921469">
                <text:p>9.921469</text:p>
              </table:table-cell>
              <table:table-cell office:value-type="float" office:value="NaN">
                <text:p>NaN</text:p>
              </table:table-cell>
              <table:table-cell office:value-type="float" office:value="7.165519">
                <text:p>7.1655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.288198">
                <text:p>9.288198</text:p>
              </table:table-cell>
              <table:table-cell office:value-type="float" office:value="8.975046">
                <text:p>8.975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.244974">
                <text:p>9.244974</text:p>
              </table:table-cell>
              <table:table-cell office:value-type="float" office:value="7.790619">
                <text:p>7.790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.59592">
                <text:p>13.59592</text:p>
              </table:table-cell>
              <table:table-cell office:value-type="float" office:value="NaN">
                <text:p>NaN</text:p>
              </table:table-cell>
              <table:table-cell office:value-type="float" office:value="10.415032">
                <text:p>10.4150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.430561">
                <text:p>13.430561</text:p>
              </table:table-cell>
              <table:table-cell office:value-type="float" office:value="NaN">
                <text:p>NaN</text:p>
              </table:table-cell>
              <table:table-cell office:value-type="float" office:value="7.933387">
                <text:p>7.93338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.85332">
                <text:p>14.85332</text:p>
              </table:table-cell>
              <table:table-cell office:value-type="float" office:value="NaN">
                <text:p>NaN</text:p>
              </table:table-cell>
              <table:table-cell office:value-type="float" office:value="6.881017">
                <text:p>6.8810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.405784">
                <text:p>14.405784</text:p>
              </table:table-cell>
              <table:table-cell office:value-type="float" office:value="NaN">
                <text:p>NaN</text:p>
              </table:table-cell>
              <table:table-cell office:value-type="float" office:value="8.554646">
                <text:p>8.5546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.049986">
                <text:p>15.049986</text:p>
              </table:table-cell>
              <table:table-cell office:value-type="float" office:value="NaN">
                <text:p>NaN</text:p>
              </table:table-cell>
              <table:table-cell office:value-type="float" office:value="7.219508">
                <text:p>7.2195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.885428">
                <text:p>11.885428</text:p>
              </table:table-cell>
              <table:table-cell office:value-type="float" office:value="NaN">
                <text:p>NaN</text:p>
              </table:table-cell>
              <table:table-cell office:value-type="float" office:value="8.282082">
                <text:p>8.28208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.265101">
                <text:p>9.265101</text:p>
              </table:table-cell>
              <table:table-cell office:value-type="float" office:value="8.148739">
                <text:p>8.148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677681">
                <text:p>13.677681</text:p>
              </table:table-cell>
              <table:table-cell office:value-type="float" office:value="NaN">
                <text:p>NaN</text:p>
              </table:table-cell>
              <table:table-cell office:value-type="float" office:value="10.89915">
                <text:p>10.899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.22296">
                <text:p>13.22296</text:p>
              </table:table-cell>
              <table:table-cell office:value-type="float" office:value="NaN">
                <text:p>NaN</text:p>
              </table:table-cell>
              <table:table-cell office:value-type="float" office:value="5.947389">
                <text:p>5.9473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.974669">
                <text:p>9.974669</text:p>
              </table:table-cell>
              <table:table-cell office:value-type="float" office:value="NaN">
                <text:p>NaN</text:p>
              </table:table-cell>
              <table:table-cell office:value-type="float" office:value="7.403004">
                <text:p>7.4030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.649714">
                <text:p>13.649714</text:p>
              </table:table-cell>
              <table:table-cell office:value-type="float" office:value="NaN">
                <text:p>NaN</text:p>
              </table:table-cell>
              <table:table-cell office:value-type="float" office:value="10.056131">
                <text:p>10.0561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.816812">
                <text:p>11.816812</text:p>
              </table:table-cell>
              <table:table-cell office:value-type="float" office:value="NaN">
                <text:p>NaN</text:p>
              </table:table-cell>
              <table:table-cell office:value-type="float" office:value="6.056751">
                <text:p>6.0567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.922731">
                <text:p>9.922731</text:p>
              </table:table-cell>
              <table:table-cell office:value-type="float" office:value="NaN">
                <text:p>NaN</text:p>
              </table:table-cell>
              <table:table-cell office:value-type="float" office:value="8.091329">
                <text:p>8.0913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.187312">
                <text:p>14.187312</text:p>
              </table:table-cell>
              <table:table-cell office:value-type="float" office:value="NaN">
                <text:p>NaN</text:p>
              </table:table-cell>
              <table:table-cell office:value-type="float" office:value="10.724715">
                <text:p>10.7247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550632">
                <text:p>13.550632</text:p>
              </table:table-cell>
              <table:table-cell office:value-type="float" office:value="NaN">
                <text:p>NaN</text:p>
              </table:table-cell>
              <table:table-cell office:value-type="float" office:value="8.80337">
                <text:p>8.803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.340499">
                <text:p>13.340499</text:p>
              </table:table-cell>
              <table:table-cell office:value-type="float" office:value="NaN">
                <text:p>NaN</text:p>
              </table:table-cell>
              <table:table-cell office:value-type="float" office:value="5.568015">
                <text:p>5.5680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.900485">
                <text:p>12.900485</text:p>
              </table:table-cell>
              <table:table-cell office:value-type="float" office:value="NaN">
                <text:p>NaN</text:p>
              </table:table-cell>
              <table:table-cell office:value-type="float" office:value="8.453444">
                <text:p>8.4534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.360498">
                <text:p>15.360498</text:p>
              </table:table-cell>
              <table:table-cell office:value-type="float" office:value="NaN">
                <text:p>NaN</text:p>
              </table:table-cell>
              <table:table-cell office:value-type="float" office:value="8.718546">
                <text:p>8.7185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.719237">
                <text:p>11.719237</text:p>
              </table:table-cell>
              <table:table-cell office:value-type="float" office:value="NaN">
                <text:p>NaN</text:p>
              </table:table-cell>
              <table:table-cell office:value-type="float" office:value="6.483428">
                <text:p>6.4834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.121882">
                <text:p>13.121882</text:p>
              </table:table-cell>
              <table:table-cell office:value-type="float" office:value="NaN">
                <text:p>NaN</text:p>
              </table:table-cell>
              <table:table-cell office:value-type="float" office:value="5.592577">
                <text:p>5.5925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.854843">
                <text:p>10.854843</text:p>
              </table:table-cell>
              <table:table-cell office:value-type="float" office:value="NaN">
                <text:p>NaN</text:p>
              </table:table-cell>
              <table:table-cell office:value-type="float" office:value="8.940274">
                <text:p>8.9402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.267246">
                <text:p>10.267246</text:p>
              </table:table-cell>
              <table:table-cell office:value-type="float" office:value="NaN">
                <text:p>NaN</text:p>
              </table:table-cell>
              <table:table-cell office:value-type="float" office:value="11.043278">
                <text:p>11.0432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.916961">
                <text:p>14.916961</text:p>
              </table:table-cell>
              <table:table-cell office:value-type="float" office:value="NaN">
                <text:p>NaN</text:p>
              </table:table-cell>
              <table:table-cell office:value-type="float" office:value="9.932133">
                <text:p>9.9321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.07009">
                <text:p>11.07009</text:p>
              </table:table-cell>
              <table:table-cell office:value-type="float" office:value="NaN">
                <text:p>NaN</text:p>
              </table:table-cell>
              <table:table-cell office:value-type="float" office:value="10.688884">
                <text:p>10.6888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.992822">
                <text:p>11.992822</text:p>
              </table:table-cell>
              <table:table-cell office:value-type="float" office:value="NaN">
                <text:p>NaN</text:p>
              </table:table-cell>
              <table:table-cell office:value-type="float" office:value="11.684587">
                <text:p>11.68458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.086197">
                <text:p>13.086197</text:p>
              </table:table-cell>
              <table:table-cell office:value-type="float" office:value="NaN">
                <text:p>NaN</text:p>
              </table:table-cell>
              <table:table-cell office:value-type="float" office:value="10.619302">
                <text:p>10.6193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.146829">
                <text:p>11.146829</text:p>
              </table:table-cell>
              <table:table-cell office:value-type="float" office:value="NaN">
                <text:p>NaN</text:p>
              </table:table-cell>
              <table:table-cell office:value-type="float" office:value="7.228544">
                <text:p>7.2285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.169801">
                <text:p>12.169801</text:p>
              </table:table-cell>
              <table:table-cell office:value-type="float" office:value="NaN">
                <text:p>NaN</text:p>
              </table:table-cell>
              <table:table-cell office:value-type="float" office:value="7.49656">
                <text:p>7.496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.580286">
                <text:p>9.580286</text:p>
              </table:table-cell>
              <table:table-cell office:value-type="float" office:value="NaN">
                <text:p>NaN</text:p>
              </table:table-cell>
              <table:table-cell office:value-type="float" office:value="8.550398">
                <text:p>8.5503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.278549">
                <text:p>11.278549</text:p>
              </table:table-cell>
              <table:table-cell office:value-type="float" office:value="NaN">
                <text:p>NaN</text:p>
              </table:table-cell>
              <table:table-cell office:value-type="float" office:value="9.733826">
                <text:p>9.7338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.400432">
                <text:p>15.400432</text:p>
              </table:table-cell>
              <table:table-cell office:value-type="float" office:value="NaN">
                <text:p>NaN</text:p>
              </table:table-cell>
              <table:table-cell office:value-type="float" office:value="8.613181">
                <text:p>8.61318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.993649">
                <text:p>14.993649</text:p>
              </table:table-cell>
              <table:table-cell office:value-type="float" office:value="NaN">
                <text:p>NaN</text:p>
              </table:table-cell>
              <table:table-cell office:value-type="float" office:value="7.866459">
                <text:p>7.8664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.42061">
                <text:p>14.42061</text:p>
              </table:table-cell>
              <table:table-cell office:value-type="float" office:value="NaN">
                <text:p>NaN</text:p>
              </table:table-cell>
              <table:table-cell office:value-type="float" office:value="9.936549">
                <text:p>9.9365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.523869">
                <text:p>11.523869</text:p>
              </table:table-cell>
              <table:table-cell office:value-type="float" office:value="NaN">
                <text:p>NaN</text:p>
              </table:table-cell>
              <table:table-cell office:value-type="float" office:value="6.439371">
                <text:p>6.43937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.418455">
                <text:p>11.418455</text:p>
              </table:table-cell>
              <table:table-cell office:value-type="float" office:value="NaN">
                <text:p>NaN</text:p>
              </table:table-cell>
              <table:table-cell office:value-type="float" office:value="8.068489">
                <text:p>8.06848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.054545">
                <text:p>15.054545</text:p>
              </table:table-cell>
              <table:table-cell office:value-type="float" office:value="NaN">
                <text:p>NaN</text:p>
              </table:table-cell>
              <table:table-cell office:value-type="float" office:value="9.717558">
                <text:p>9.7175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.156304">
                <text:p>14.156304</text:p>
              </table:table-cell>
              <table:table-cell office:value-type="float" office:value="NaN">
                <text:p>NaN</text:p>
              </table:table-cell>
              <table:table-cell office:value-type="float" office:value="8.989649">
                <text:p>8.9896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.997844">
                <text:p>13.997844</text:p>
              </table:table-cell>
              <table:table-cell office:value-type="float" office:value="NaN">
                <text:p>NaN</text:p>
              </table:table-cell>
              <table:table-cell office:value-type="float" office:value="7.849653">
                <text:p>7.8496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.448628">
                <text:p>14.448628</text:p>
              </table:table-cell>
              <table:table-cell office:value-type="float" office:value="NaN">
                <text:p>NaN</text:p>
              </table:table-cell>
              <table:table-cell office:value-type="float" office:value="7.471354">
                <text:p>7.4713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.828202">
                <text:p>13.828202</text:p>
              </table:table-cell>
              <table:table-cell office:value-type="float" office:value="NaN">
                <text:p>NaN</text:p>
              </table:table-cell>
              <table:table-cell office:value-type="float" office:value="10.038633">
                <text:p>10.0386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.801558">
                <text:p>10.801558</text:p>
              </table:table-cell>
              <table:table-cell office:value-type="float" office:value="NaN">
                <text:p>NaN</text:p>
              </table:table-cell>
              <table:table-cell office:value-type="float" office:value="10.141583">
                <text:p>10.14158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.013908">
                <text:p>9.013908</text:p>
              </table:table-cell>
              <table:table-cell office:value-type="float" office:value="8.575844">
                <text:p>8.575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.438593">
                <text:p>10.438593</text:p>
              </table:table-cell>
              <table:table-cell office:value-type="float" office:value="NaN">
                <text:p>NaN</text:p>
              </table:table-cell>
              <table:table-cell office:value-type="float" office:value="11.127747">
                <text:p>11.12774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.799712">
                <text:p>14.799712</text:p>
              </table:table-cell>
              <table:table-cell office:value-type="float" office:value="NaN">
                <text:p>NaN</text:p>
              </table:table-cell>
              <table:table-cell office:value-type="float" office:value="7.028166">
                <text:p>7.0281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.889374">
                <text:p>11.889374</text:p>
              </table:table-cell>
              <table:table-cell office:value-type="float" office:value="NaN">
                <text:p>NaN</text:p>
              </table:table-cell>
              <table:table-cell office:value-type="float" office:value="5.341663">
                <text:p>5.3416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.975923">
                <text:p>11.975923</text:p>
              </table:table-cell>
              <table:table-cell office:value-type="float" office:value="NaN">
                <text:p>NaN</text:p>
              </table:table-cell>
              <table:table-cell office:value-type="float" office:value="6.834753">
                <text:p>6.83475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.903481">
                <text:p>9.903481</text:p>
              </table:table-cell>
              <table:table-cell office:value-type="float" office:value="NaN">
                <text:p>NaN</text:p>
              </table:table-cell>
              <table:table-cell office:value-type="float" office:value="10.524402">
                <text:p>10.5244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.901324">
                <text:p>14.901324</text:p>
              </table:table-cell>
              <table:table-cell office:value-type="float" office:value="NaN">
                <text:p>NaN</text:p>
              </table:table-cell>
              <table:table-cell office:value-type="float" office:value="10.159952">
                <text:p>10.1599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.073305">
                <text:p>10.073305</text:p>
              </table:table-cell>
              <table:table-cell office:value-type="float" office:value="NaN">
                <text:p>NaN</text:p>
              </table:table-cell>
              <table:table-cell office:value-type="float" office:value="6.488484">
                <text:p>6.4884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.36089">
                <text:p>13.36089</text:p>
              </table:table-cell>
              <table:table-cell office:value-type="float" office:value="NaN">
                <text:p>NaN</text:p>
              </table:table-cell>
              <table:table-cell office:value-type="float" office:value="11.330068">
                <text:p>11.3300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.374799">
                <text:p>13.374799</text:p>
              </table:table-cell>
              <table:table-cell office:value-type="float" office:value="NaN">
                <text:p>NaN</text:p>
              </table:table-cell>
              <table:table-cell office:value-type="float" office:value="6.224897">
                <text:p>6.22489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.885301">
                <text:p>12.885301</text:p>
              </table:table-cell>
              <table:table-cell office:value-type="float" office:value="NaN">
                <text:p>NaN</text:p>
              </table:table-cell>
              <table:table-cell office:value-type="float" office:value="7.416095">
                <text:p>7.4160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.671144">
                <text:p>9.671144</text:p>
              </table:table-cell>
              <table:table-cell office:value-type="float" office:value="NaN">
                <text:p>NaN</text:p>
              </table:table-cell>
              <table:table-cell office:value-type="float" office:value="6.753842">
                <text:p>6.75384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.470857">
                <text:p>15.470857</text:p>
              </table:table-cell>
              <table:table-cell office:value-type="float" office:value="NaN">
                <text:p>NaN</text:p>
              </table:table-cell>
              <table:table-cell office:value-type="float" office:value="8.807376">
                <text:p>8.80737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.588426">
                <text:p>14.588426</text:p>
              </table:table-cell>
              <table:table-cell office:value-type="float" office:value="NaN">
                <text:p>NaN</text:p>
              </table:table-cell>
              <table:table-cell office:value-type="float" office:value="10.584521">
                <text:p>10.5845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.241777">
                <text:p>11.241777</text:p>
              </table:table-cell>
              <table:table-cell office:value-type="float" office:value="NaN">
                <text:p>NaN</text:p>
              </table:table-cell>
              <table:table-cell office:value-type="float" office:value="9.486472">
                <text:p>9.4864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.525832">
                <text:p>12.525832</text:p>
              </table:table-cell>
              <table:table-cell office:value-type="float" office:value="NaN">
                <text:p>NaN</text:p>
              </table:table-cell>
              <table:table-cell office:value-type="float" office:value="8.669703">
                <text:p>8.6697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.259777">
                <text:p>14.259777</text:p>
              </table:table-cell>
              <table:table-cell office:value-type="float" office:value="NaN">
                <text:p>NaN</text:p>
              </table:table-cell>
              <table:table-cell office:value-type="float" office:value="9.168304">
                <text:p>9.1683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.448262">
                <text:p>15.448262</text:p>
              </table:table-cell>
              <table:table-cell office:value-type="float" office:value="NaN">
                <text:p>NaN</text:p>
              </table:table-cell>
              <table:table-cell office:value-type="float" office:value="8.68363">
                <text:p>8.683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.93376">
                <text:p>13.93376</text:p>
              </table:table-cell>
              <table:table-cell office:value-type="float" office:value="NaN">
                <text:p>NaN</text:p>
              </table:table-cell>
              <table:table-cell office:value-type="float" office:value="9.354774">
                <text:p>9.35477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.912334">
                <text:p>14.912334</text:p>
              </table:table-cell>
              <table:table-cell office:value-type="float" office:value="NaN">
                <text:p>NaN</text:p>
              </table:table-cell>
              <table:table-cell office:value-type="float" office:value="9.473299">
                <text:p>9.47329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.035631">
                <text:p>13.035631</text:p>
              </table:table-cell>
              <table:table-cell office:value-type="float" office:value="NaN">
                <text:p>NaN</text:p>
              </table:table-cell>
              <table:table-cell office:value-type="float" office:value="11.404259">
                <text:p>11.4042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.744654">
                <text:p>14.744654</text:p>
              </table:table-cell>
              <table:table-cell office:value-type="float" office:value="NaN">
                <text:p>NaN</text:p>
              </table:table-cell>
              <table:table-cell office:value-type="float" office:value="9.810627">
                <text:p>9.81062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.586883">
                <text:p>10.586883</text:p>
              </table:table-cell>
              <table:table-cell office:value-type="float" office:value="NaN">
                <text:p>NaN</text:p>
              </table:table-cell>
              <table:table-cell office:value-type="float" office:value="8.624152">
                <text:p>8.6241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.094258">
                <text:p>14.094258</text:p>
              </table:table-cell>
              <table:table-cell office:value-type="float" office:value="NaN">
                <text:p>NaN</text:p>
              </table:table-cell>
              <table:table-cell office:value-type="float" office:value="8.338025">
                <text:p>8.3380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.118673">
                <text:p>11.118673</text:p>
              </table:table-cell>
              <table:table-cell office:value-type="float" office:value="NaN">
                <text:p>NaN</text:p>
              </table:table-cell>
              <table:table-cell office:value-type="float" office:value="6.847775">
                <text:p>6.8477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.305145">
                <text:p>15.305145</text:p>
              </table:table-cell>
              <table:table-cell office:value-type="float" office:value="NaN">
                <text:p>NaN</text:p>
              </table:table-cell>
              <table:table-cell office:value-type="float" office:value="7.595782">
                <text:p>7.5957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.033184">
                <text:p>14.033184</text:p>
              </table:table-cell>
              <table:table-cell office:value-type="float" office:value="NaN">
                <text:p>NaN</text:p>
              </table:table-cell>
              <table:table-cell office:value-type="float" office:value="7.274246">
                <text:p>7.2742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.531513">
                <text:p>13.531513</text:p>
              </table:table-cell>
              <table:table-cell office:value-type="float" office:value="NaN">
                <text:p>NaN</text:p>
              </table:table-cell>
              <table:table-cell office:value-type="float" office:value="6.252712">
                <text:p>6.2527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.577607">
                <text:p>11.577607</text:p>
              </table:table-cell>
              <table:table-cell office:value-type="float" office:value="NaN">
                <text:p>NaN</text:p>
              </table:table-cell>
              <table:table-cell office:value-type="float" office:value="11.186471">
                <text:p>11.1864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.297064">
                <text:p>14.297064</text:p>
              </table:table-cell>
              <table:table-cell office:value-type="float" office:value="NaN">
                <text:p>NaN</text:p>
              </table:table-cell>
              <table:table-cell office:value-type="float" office:value="10.779919">
                <text:p>10.7799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.308805">
                <text:p>14.308805</text:p>
              </table:table-cell>
              <table:table-cell office:value-type="float" office:value="NaN">
                <text:p>NaN</text:p>
              </table:table-cell>
              <table:table-cell office:value-type="float" office:value="8.32555">
                <text:p>8.325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.830599">
                <text:p>14.830599</text:p>
              </table:table-cell>
              <table:table-cell office:value-type="float" office:value="NaN">
                <text:p>NaN</text:p>
              </table:table-cell>
              <table:table-cell office:value-type="float" office:value="7.894621">
                <text:p>7.8946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.280204">
                <text:p>11.280204</text:p>
              </table:table-cell>
              <table:table-cell office:value-type="float" office:value="NaN">
                <text:p>NaN</text:p>
              </table:table-cell>
              <table:table-cell office:value-type="float" office:value="9.481504">
                <text:p>9.4815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.219804">
                <text:p>15.219804</text:p>
              </table:table-cell>
              <table:table-cell office:value-type="float" office:value="NaN">
                <text:p>NaN</text:p>
              </table:table-cell>
              <table:table-cell office:value-type="float" office:value="8.085763">
                <text:p>8.08576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.767829">
                <text:p>11.767829</text:p>
              </table:table-cell>
              <table:table-cell office:value-type="float" office:value="NaN">
                <text:p>NaN</text:p>
              </table:table-cell>
              <table:table-cell office:value-type="float" office:value="8.931799">
                <text:p>8.93179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.315604">
                <text:p>13.315604</text:p>
              </table:table-cell>
              <table:table-cell office:value-type="float" office:value="NaN">
                <text:p>NaN</text:p>
              </table:table-cell>
              <table:table-cell office:value-type="float" office:value="7.919196">
                <text:p>7.9191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.513667">
                <text:p>10.513667</text:p>
              </table:table-cell>
              <table:table-cell office:value-type="float" office:value="NaN">
                <text:p>NaN</text:p>
              </table:table-cell>
              <table:table-cell office:value-type="float" office:value="6.504118">
                <text:p>6.5041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.543623">
                <text:p>11.543623</text:p>
              </table:table-cell>
              <table:table-cell office:value-type="float" office:value="NaN">
                <text:p>NaN</text:p>
              </table:table-cell>
              <table:table-cell office:value-type="float" office:value="10.338862">
                <text:p>10.3388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.237302">
                <text:p>15.237302</text:p>
              </table:table-cell>
              <table:table-cell office:value-type="float" office:value="NaN">
                <text:p>NaN</text:p>
              </table:table-cell>
              <table:table-cell office:value-type="float" office:value="9.578815">
                <text:p>9.5788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54527">
                <text:p>14.54527</text:p>
              </table:table-cell>
              <table:table-cell office:value-type="float" office:value="NaN">
                <text:p>NaN</text:p>
              </table:table-cell>
              <table:table-cell office:value-type="float" office:value="8.400716">
                <text:p>8.4007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703959">
                <text:p>14.703959</text:p>
              </table:table-cell>
              <table:table-cell office:value-type="float" office:value="NaN">
                <text:p>NaN</text:p>
              </table:table-cell>
              <table:table-cell office:value-type="float" office:value="7.207779">
                <text:p>7.2077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.693878">
                <text:p>13.693878</text:p>
              </table:table-cell>
              <table:table-cell office:value-type="float" office:value="NaN">
                <text:p>NaN</text:p>
              </table:table-cell>
              <table:table-cell office:value-type="float" office:value="9.060547">
                <text:p>9.06054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.888142">
                <text:p>13.888142</text:p>
              </table:table-cell>
              <table:table-cell office:value-type="float" office:value="NaN">
                <text:p>NaN</text:p>
              </table:table-cell>
              <table:table-cell office:value-type="float" office:value="8.401146">
                <text:p>8.4011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992764">
                <text:p>9.992764</text:p>
              </table:table-cell>
              <table:table-cell office:value-type="float" office:value="NaN">
                <text:p>NaN</text:p>
              </table:table-cell>
              <table:table-cell office:value-type="float" office:value="8.809631">
                <text:p>8.80963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462372">
                <text:p>9.462372</text:p>
              </table:table-cell>
              <table:table-cell office:value-type="float" office:value="NaN">
                <text:p>NaN</text:p>
              </table:table-cell>
              <table:table-cell office:value-type="float" office:value="8.539434">
                <text:p>8.5394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.14775">
                <text:p>10.14775</text:p>
              </table:table-cell>
              <table:table-cell office:value-type="float" office:value="NaN">
                <text:p>NaN</text:p>
              </table:table-cell>
              <table:table-cell office:value-type="float" office:value="6.77003">
                <text:p>6.770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.007263">
                <text:p>15.007263</text:p>
              </table:table-cell>
              <table:table-cell office:value-type="float" office:value="NaN">
                <text:p>NaN</text:p>
              </table:table-cell>
              <table:table-cell office:value-type="float" office:value="9.132867">
                <text:p>9.1328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080997">
                <text:p>9.080997</text:p>
              </table:table-cell>
              <table:table-cell office:value-type="float" office:value="7.969118">
                <text:p>7.96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.12481">
                <text:p>14.12481</text:p>
              </table:table-cell>
              <table:table-cell office:value-type="float" office:value="NaN">
                <text:p>NaN</text:p>
              </table:table-cell>
              <table:table-cell office:value-type="float" office:value="6.071675">
                <text:p>6.0716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.647919">
                <text:p>14.647919</text:p>
              </table:table-cell>
              <table:table-cell office:value-type="float" office:value="NaN">
                <text:p>NaN</text:p>
              </table:table-cell>
              <table:table-cell office:value-type="float" office:value="10.611233">
                <text:p>10.6112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.316945">
                <text:p>15.316945</text:p>
              </table:table-cell>
              <table:table-cell office:value-type="float" office:value="NaN">
                <text:p>NaN</text:p>
              </table:table-cell>
              <table:table-cell office:value-type="float" office:value="9.466413">
                <text:p>9.4664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.72907">
                <text:p>11.72907</text:p>
              </table:table-cell>
              <table:table-cell office:value-type="float" office:value="NaN">
                <text:p>NaN</text:p>
              </table:table-cell>
              <table:table-cell office:value-type="float" office:value="7.339232">
                <text:p>7.3392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.564555">
                <text:p>11.564555</text:p>
              </table:table-cell>
              <table:table-cell office:value-type="float" office:value="NaN">
                <text:p>NaN</text:p>
              </table:table-cell>
              <table:table-cell office:value-type="float" office:value="10.440378">
                <text:p>10.4403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.557319">
                <text:p>12.557319</text:p>
              </table:table-cell>
              <table:table-cell office:value-type="float" office:value="NaN">
                <text:p>NaN</text:p>
              </table:table-cell>
              <table:table-cell office:value-type="float" office:value="6.278129">
                <text:p>6.2781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.60275">
                <text:p>14.60275</text:p>
              </table:table-cell>
              <table:table-cell office:value-type="float" office:value="NaN">
                <text:p>NaN</text:p>
              </table:table-cell>
              <table:table-cell office:value-type="float" office:value="9.517563">
                <text:p>9.51756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260499">
                <text:p>9.260499</text:p>
              </table:table-cell>
              <table:table-cell office:value-type="float" office:value="9.011615">
                <text:p>9.01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.734826">
                <text:p>12.734826</text:p>
              </table:table-cell>
              <table:table-cell office:value-type="float" office:value="NaN">
                <text:p>NaN</text:p>
              </table:table-cell>
              <table:table-cell office:value-type="float" office:value="7.623444">
                <text:p>7.6234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.077693">
                <text:p>10.077693</text:p>
              </table:table-cell>
              <table:table-cell office:value-type="float" office:value="NaN">
                <text:p>NaN</text:p>
              </table:table-cell>
              <table:table-cell office:value-type="float" office:value="9.593295">
                <text:p>9.5932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.448938">
                <text:p>11.448938</text:p>
              </table:table-cell>
              <table:table-cell office:value-type="float" office:value="NaN">
                <text:p>NaN</text:p>
              </table:table-cell>
              <table:table-cell office:value-type="float" office:value="10.878409">
                <text:p>10.8784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.118056">
                <text:p>14.118056</text:p>
              </table:table-cell>
              <table:table-cell office:value-type="float" office:value="NaN">
                <text:p>NaN</text:p>
              </table:table-cell>
              <table:table-cell office:value-type="float" office:value="11.189731">
                <text:p>11.1897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.446369">
                <text:p>14.446369</text:p>
              </table:table-cell>
              <table:table-cell office:value-type="float" office:value="NaN">
                <text:p>NaN</text:p>
              </table:table-cell>
              <table:table-cell office:value-type="float" office:value="6.515003">
                <text:p>6.5150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.46725">
                <text:p>12.46725</text:p>
              </table:table-cell>
              <table:table-cell office:value-type="float" office:value="NaN">
                <text:p>NaN</text:p>
              </table:table-cell>
              <table:table-cell office:value-type="float" office:value="9.295362">
                <text:p>9.2953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.381416">
                <text:p>14.381416</text:p>
              </table:table-cell>
              <table:table-cell office:value-type="float" office:value="NaN">
                <text:p>NaN</text:p>
              </table:table-cell>
              <table:table-cell office:value-type="float" office:value="6.75597">
                <text:p>6.7559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.664817">
                <text:p>12.664817</text:p>
              </table:table-cell>
              <table:table-cell office:value-type="float" office:value="NaN">
                <text:p>NaN</text:p>
              </table:table-cell>
              <table:table-cell office:value-type="float" office:value="9.984973">
                <text:p>9.98497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.013289">
                <text:p>14.013289</text:p>
              </table:table-cell>
              <table:table-cell office:value-type="float" office:value="NaN">
                <text:p>NaN</text:p>
              </table:table-cell>
              <table:table-cell office:value-type="float" office:value="9.097723">
                <text:p>9.0977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764874">
                <text:p>9.764874</text:p>
              </table:table-cell>
              <table:table-cell office:value-type="float" office:value="NaN">
                <text:p>NaN</text:p>
              </table:table-cell>
              <table:table-cell office:value-type="float" office:value="7.670508">
                <text:p>7.6705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.058222">
                <text:p>13.058222</text:p>
              </table:table-cell>
              <table:table-cell office:value-type="float" office:value="NaN">
                <text:p>NaN</text:p>
              </table:table-cell>
              <table:table-cell office:value-type="float" office:value="11.405334">
                <text:p>11.4053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.78052">
                <text:p>10.78052</text:p>
              </table:table-cell>
              <table:table-cell office:value-type="float" office:value="NaN">
                <text:p>NaN</text:p>
              </table:table-cell>
              <table:table-cell office:value-type="float" office:value="5.993027">
                <text:p>5.99302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.073816">
                <text:p>15.073816</text:p>
              </table:table-cell>
              <table:table-cell office:value-type="float" office:value="NaN">
                <text:p>NaN</text:p>
              </table:table-cell>
              <table:table-cell office:value-type="float" office:value="7.156667">
                <text:p>7.1566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.162226">
                <text:p>14.162226</text:p>
              </table:table-cell>
              <table:table-cell office:value-type="float" office:value="NaN">
                <text:p>NaN</text:p>
              </table:table-cell>
              <table:table-cell office:value-type="float" office:value="6.686927">
                <text:p>6.6869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.655118">
                <text:p>10.655118</text:p>
              </table:table-cell>
              <table:table-cell office:value-type="float" office:value="NaN">
                <text:p>NaN</text:p>
              </table:table-cell>
              <table:table-cell office:value-type="float" office:value="6.086658">
                <text:p>6.08665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611487">
                <text:p>9.611487</text:p>
              </table:table-cell>
              <table:table-cell office:value-type="float" office:value="NaN">
                <text:p>NaN</text:p>
              </table:table-cell>
              <table:table-cell office:value-type="float" office:value="9.525109">
                <text:p>9.52510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013334">
                <text:p>9.013334</text:p>
              </table:table-cell>
              <table:table-cell office:value-type="float" office:value="8.414207">
                <text:p>8.414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.938529">
                <text:p>14.938529</text:p>
              </table:table-cell>
              <table:table-cell office:value-type="float" office:value="NaN">
                <text:p>NaN</text:p>
              </table:table-cell>
              <table:table-cell office:value-type="float" office:value="10.012283">
                <text:p>10.01228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.894728">
                <text:p>13.894728</text:p>
              </table:table-cell>
              <table:table-cell office:value-type="float" office:value="NaN">
                <text:p>NaN</text:p>
              </table:table-cell>
              <table:table-cell office:value-type="float" office:value="10.70531">
                <text:p>10.705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.478544">
                <text:p>13.478544</text:p>
              </table:table-cell>
              <table:table-cell office:value-type="float" office:value="NaN">
                <text:p>NaN</text:p>
              </table:table-cell>
              <table:table-cell office:value-type="float" office:value="7.817333">
                <text:p>7.8173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771977">
                <text:p>9.771977</text:p>
              </table:table-cell>
              <table:table-cell office:value-type="float" office:value="NaN">
                <text:p>NaN</text:p>
              </table:table-cell>
              <table:table-cell office:value-type="float" office:value="9.20426">
                <text:p>9.204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.427095">
                <text:p>11.427095</text:p>
              </table:table-cell>
              <table:table-cell office:value-type="float" office:value="NaN">
                <text:p>NaN</text:p>
              </table:table-cell>
              <table:table-cell office:value-type="float" office:value="7.24382">
                <text:p>7.243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.690918">
                <text:p>13.690918</text:p>
              </table:table-cell>
              <table:table-cell office:value-type="float" office:value="NaN">
                <text:p>NaN</text:p>
              </table:table-cell>
              <table:table-cell office:value-type="float" office:value="10.004251">
                <text:p>10.0042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.865072">
                <text:p>13.865072</text:p>
              </table:table-cell>
              <table:table-cell office:value-type="float" office:value="NaN">
                <text:p>NaN</text:p>
              </table:table-cell>
              <table:table-cell office:value-type="float" office:value="6.18129">
                <text:p>6.181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222947">
                <text:p>11.222947</text:p>
              </table:table-cell>
              <table:table-cell office:value-type="float" office:value="NaN">
                <text:p>NaN</text:p>
              </table:table-cell>
              <table:table-cell office:value-type="float" office:value="7.089969">
                <text:p>7.0899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.776237">
                <text:p>14.776237</text:p>
              </table:table-cell>
              <table:table-cell office:value-type="float" office:value="NaN">
                <text:p>NaN</text:p>
              </table:table-cell>
              <table:table-cell office:value-type="float" office:value="6.566854">
                <text:p>6.5668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.363465">
                <text:p>15.363465</text:p>
              </table:table-cell>
              <table:table-cell office:value-type="float" office:value="NaN">
                <text:p>NaN</text:p>
              </table:table-cell>
              <table:table-cell office:value-type="float" office:value="7.899906">
                <text:p>7.8999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090487">
                <text:p>9.090487</text:p>
              </table:table-cell>
              <table:table-cell office:value-type="float" office:value="8.726058">
                <text:p>8.726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.206855">
                <text:p>10.206855</text:p>
              </table:table-cell>
              <table:table-cell office:value-type="float" office:value="NaN">
                <text:p>NaN</text:p>
              </table:table-cell>
              <table:table-cell office:value-type="float" office:value="8.174587">
                <text:p>8.1745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.919139">
                <text:p>14.919139</text:p>
              </table:table-cell>
              <table:table-cell office:value-type="float" office:value="NaN">
                <text:p>NaN</text:p>
              </table:table-cell>
              <table:table-cell office:value-type="float" office:value="6.909421">
                <text:p>6.9094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.633049">
                <text:p>11.633049</text:p>
              </table:table-cell>
              <table:table-cell office:value-type="float" office:value="NaN">
                <text:p>NaN</text:p>
              </table:table-cell>
              <table:table-cell office:value-type="float" office:value="11.387964">
                <text:p>11.3879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.150381">
                <text:p>14.150381</text:p>
              </table:table-cell>
              <table:table-cell office:value-type="float" office:value="NaN">
                <text:p>NaN</text:p>
              </table:table-cell>
              <table:table-cell office:value-type="float" office:value="10.906425">
                <text:p>10.9064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.748734">
                <text:p>11.748734</text:p>
              </table:table-cell>
              <table:table-cell office:value-type="float" office:value="NaN">
                <text:p>NaN</text:p>
              </table:table-cell>
              <table:table-cell office:value-type="float" office:value="6.843522">
                <text:p>6.8435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.692554">
                <text:p>13.692554</text:p>
              </table:table-cell>
              <table:table-cell office:value-type="float" office:value="NaN">
                <text:p>NaN</text:p>
              </table:table-cell>
              <table:table-cell office:value-type="float" office:value="6.065558">
                <text:p>6.06555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.582104">
                <text:p>13.582104</text:p>
              </table:table-cell>
              <table:table-cell office:value-type="float" office:value="NaN">
                <text:p>NaN</text:p>
              </table:table-cell>
              <table:table-cell office:value-type="float" office:value="10.76981">
                <text:p>10.769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.957176">
                <text:p>11.957176</text:p>
              </table:table-cell>
              <table:table-cell office:value-type="float" office:value="NaN">
                <text:p>NaN</text:p>
              </table:table-cell>
              <table:table-cell office:value-type="float" office:value="10.552773">
                <text:p>10.5527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.202757">
                <text:p>10.202757</text:p>
              </table:table-cell>
              <table:table-cell office:value-type="float" office:value="NaN">
                <text:p>NaN</text:p>
              </table:table-cell>
              <table:table-cell office:value-type="float" office:value="8.617007">
                <text:p>8.6170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426208">
                <text:p>9.426208</text:p>
              </table:table-cell>
              <table:table-cell office:value-type="float" office:value="NaN">
                <text:p>NaN</text:p>
              </table:table-cell>
              <table:table-cell office:value-type="float" office:value="8.326115">
                <text:p>8.3261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.613982">
                <text:p>10.613982</text:p>
              </table:table-cell>
              <table:table-cell office:value-type="float" office:value="NaN">
                <text:p>NaN</text:p>
              </table:table-cell>
              <table:table-cell office:value-type="float" office:value="9.532969">
                <text:p>9.5329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.818675">
                <text:p>13.818675</text:p>
              </table:table-cell>
              <table:table-cell office:value-type="float" office:value="NaN">
                <text:p>NaN</text:p>
              </table:table-cell>
              <table:table-cell office:value-type="float" office:value="10.39167">
                <text:p>10.391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.662107">
                <text:p>12.662107</text:p>
              </table:table-cell>
              <table:table-cell office:value-type="float" office:value="NaN">
                <text:p>NaN</text:p>
              </table:table-cell>
              <table:table-cell office:value-type="float" office:value="6.534719">
                <text:p>6.5347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.006557">
                <text:p>11.006557</text:p>
              </table:table-cell>
              <table:table-cell office:value-type="float" office:value="NaN">
                <text:p>NaN</text:p>
              </table:table-cell>
              <table:table-cell office:value-type="float" office:value="11.326061">
                <text:p>11.3260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.3851">
                <text:p>15.3851</text:p>
              </table:table-cell>
              <table:table-cell office:value-type="float" office:value="NaN">
                <text:p>NaN</text:p>
              </table:table-cell>
              <table:table-cell office:value-type="float" office:value="7.759741">
                <text:p>7.75974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.666504">
                <text:p>11.666504</text:p>
              </table:table-cell>
              <table:table-cell office:value-type="float" office:value="NaN">
                <text:p>NaN</text:p>
              </table:table-cell>
              <table:table-cell office:value-type="float" office:value="5.787349">
                <text:p>5.78734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.225299">
                <text:p>12.225299</text:p>
              </table:table-cell>
              <table:table-cell office:value-type="float" office:value="NaN">
                <text:p>NaN</text:p>
              </table:table-cell>
              <table:table-cell office:value-type="float" office:value="10.158833">
                <text:p>10.1588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.205109">
                <text:p>11.205109</text:p>
              </table:table-cell>
              <table:table-cell office:value-type="float" office:value="NaN">
                <text:p>NaN</text:p>
              </table:table-cell>
              <table:table-cell office:value-type="float" office:value="9.015783">
                <text:p>9.0157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.621606">
                <text:p>12.621606</text:p>
              </table:table-cell>
              <table:table-cell office:value-type="float" office:value="NaN">
                <text:p>NaN</text:p>
              </table:table-cell>
              <table:table-cell office:value-type="float" office:value="11.065936">
                <text:p>11.0659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.17435">
                <text:p>13.17435</text:p>
              </table:table-cell>
              <table:table-cell office:value-type="float" office:value="NaN">
                <text:p>NaN</text:p>
              </table:table-cell>
              <table:table-cell office:value-type="float" office:value="9.19686">
                <text:p>9.1968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.592944">
                <text:p>11.592944</text:p>
              </table:table-cell>
              <table:table-cell office:value-type="float" office:value="NaN">
                <text:p>NaN</text:p>
              </table:table-cell>
              <table:table-cell office:value-type="float" office:value="10.720355">
                <text:p>10.7203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.383969">
                <text:p>10.383969</text:p>
              </table:table-cell>
              <table:table-cell office:value-type="float" office:value="NaN">
                <text:p>NaN</text:p>
              </table:table-cell>
              <table:table-cell office:value-type="float" office:value="6.436672">
                <text:p>6.43667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544338">
                <text:p>9.544338</text:p>
              </table:table-cell>
              <table:table-cell office:value-type="float" office:value="NaN">
                <text:p>NaN</text:p>
              </table:table-cell>
              <table:table-cell office:value-type="float" office:value="7.502724">
                <text:p>7.5027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.541749">
                <text:p>11.541749</text:p>
              </table:table-cell>
              <table:table-cell office:value-type="float" office:value="NaN">
                <text:p>NaN</text:p>
              </table:table-cell>
              <table:table-cell office:value-type="float" office:value="10.60111">
                <text:p>10.601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.437444">
                <text:p>12.437444</text:p>
              </table:table-cell>
              <table:table-cell office:value-type="float" office:value="NaN">
                <text:p>NaN</text:p>
              </table:table-cell>
              <table:table-cell office:value-type="float" office:value="10.137172">
                <text:p>10.1371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.332544">
                <text:p>12.332544</text:p>
              </table:table-cell>
              <table:table-cell office:value-type="float" office:value="NaN">
                <text:p>NaN</text:p>
              </table:table-cell>
              <table:table-cell office:value-type="float" office:value="10.971288">
                <text:p>10.9712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631967">
                <text:p>9.631967</text:p>
              </table:table-cell>
              <table:table-cell office:value-type="float" office:value="NaN">
                <text:p>NaN</text:p>
              </table:table-cell>
              <table:table-cell office:value-type="float" office:value="7.147791">
                <text:p>7.1477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.119316">
                <text:p>10.119316</text:p>
              </table:table-cell>
              <table:table-cell office:value-type="float" office:value="NaN">
                <text:p>NaN</text:p>
              </table:table-cell>
              <table:table-cell office:value-type="float" office:value="7.827584">
                <text:p>7.8275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.6064">
                <text:p>11.6064</text:p>
              </table:table-cell>
              <table:table-cell office:value-type="float" office:value="NaN">
                <text:p>NaN</text:p>
              </table:table-cell>
              <table:table-cell office:value-type="float" office:value="10.032693">
                <text:p>10.03269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.322183">
                <text:p>15.322183</text:p>
              </table:table-cell>
              <table:table-cell office:value-type="float" office:value="NaN">
                <text:p>NaN</text:p>
              </table:table-cell>
              <table:table-cell office:value-type="float" office:value="8.409755">
                <text:p>8.4097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.650558">
                <text:p>10.650558</text:p>
              </table:table-cell>
              <table:table-cell office:value-type="float" office:value="NaN">
                <text:p>NaN</text:p>
              </table:table-cell>
              <table:table-cell office:value-type="float" office:value="6.094104">
                <text:p>6.09410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.547419">
                <text:p>14.547419</text:p>
              </table:table-cell>
              <table:table-cell office:value-type="float" office:value="NaN">
                <text:p>NaN</text:p>
              </table:table-cell>
              <table:table-cell office:value-type="float" office:value="7.001063">
                <text:p>7.0010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.394662">
                <text:p>14.394662</text:p>
              </table:table-cell>
              <table:table-cell office:value-type="float" office:value="NaN">
                <text:p>NaN</text:p>
              </table:table-cell>
              <table:table-cell office:value-type="float" office:value="8.385033">
                <text:p>8.3850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041333">
                <text:p>9.041333</text:p>
              </table:table-cell>
              <table:table-cell office:value-type="float" office:value="8.104689">
                <text:p>8.104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.508667">
                <text:p>13.508667</text:p>
              </table:table-cell>
              <table:table-cell office:value-type="float" office:value="NaN">
                <text:p>NaN</text:p>
              </table:table-cell>
              <table:table-cell office:value-type="float" office:value="7.592837">
                <text:p>7.5928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.75136">
                <text:p>11.75136</text:p>
              </table:table-cell>
              <table:table-cell office:value-type="float" office:value="NaN">
                <text:p>NaN</text:p>
              </table:table-cell>
              <table:table-cell office:value-type="float" office:value="8.28869">
                <text:p>8.288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.402592">
                <text:p>14.402592</text:p>
              </table:table-cell>
              <table:table-cell office:value-type="float" office:value="NaN">
                <text:p>NaN</text:p>
              </table:table-cell>
              <table:table-cell office:value-type="float" office:value="7.39681">
                <text:p>7.3968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196695">
                <text:p>15.196695</text:p>
              </table:table-cell>
              <table:table-cell office:value-type="float" office:value="NaN">
                <text:p>NaN</text:p>
              </table:table-cell>
              <table:table-cell office:value-type="float" office:value="8.759336">
                <text:p>8.75933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.797873">
                <text:p>12.797873</text:p>
              </table:table-cell>
              <table:table-cell office:value-type="float" office:value="NaN">
                <text:p>NaN</text:p>
              </table:table-cell>
              <table:table-cell office:value-type="float" office:value="6.74711">
                <text:p>6.747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392905">
                <text:p>9.392905</text:p>
              </table:table-cell>
              <table:table-cell office:value-type="float" office:value="NaN">
                <text:p>NaN</text:p>
              </table:table-cell>
              <table:table-cell office:value-type="float" office:value="9.363665">
                <text:p>9.3636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.874347">
                <text:p>12.874347</text:p>
              </table:table-cell>
              <table:table-cell office:value-type="float" office:value="NaN">
                <text:p>NaN</text:p>
              </table:table-cell>
              <table:table-cell office:value-type="float" office:value="10.826388">
                <text:p>10.8263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090582">
                <text:p>9.090582</text:p>
              </table:table-cell>
              <table:table-cell office:value-type="float" office:value="9.049733">
                <text:p>9.049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.829362">
                <text:p>11.829362</text:p>
              </table:table-cell>
              <table:table-cell office:value-type="float" office:value="NaN">
                <text:p>NaN</text:p>
              </table:table-cell>
              <table:table-cell office:value-type="float" office:value="9.59984">
                <text:p>9.599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.63405">
                <text:p>14.63405</text:p>
              </table:table-cell>
              <table:table-cell office:value-type="float" office:value="NaN">
                <text:p>NaN</text:p>
              </table:table-cell>
              <table:table-cell office:value-type="float" office:value="10.312605">
                <text:p>10.3126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66348">
                <text:p>9.966348</text:p>
              </table:table-cell>
              <table:table-cell office:value-type="float" office:value="NaN">
                <text:p>NaN</text:p>
              </table:table-cell>
              <table:table-cell office:value-type="float" office:value="6.573965">
                <text:p>6.5739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.955037">
                <text:p>12.955037</text:p>
              </table:table-cell>
              <table:table-cell office:value-type="float" office:value="NaN">
                <text:p>NaN</text:p>
              </table:table-cell>
              <table:table-cell office:value-type="float" office:value="5.649479">
                <text:p>5.64947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.675883">
                <text:p>14.675883</text:p>
              </table:table-cell>
              <table:table-cell office:value-type="float" office:value="NaN">
                <text:p>NaN</text:p>
              </table:table-cell>
              <table:table-cell office:value-type="float" office:value="7.945219">
                <text:p>7.9452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.359719">
                <text:p>12.359719</text:p>
              </table:table-cell>
              <table:table-cell office:value-type="float" office:value="NaN">
                <text:p>NaN</text:p>
              </table:table-cell>
              <table:table-cell office:value-type="float" office:value="10.457532">
                <text:p>10.4575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.092329">
                <text:p>13.092329</text:p>
              </table:table-cell>
              <table:table-cell office:value-type="float" office:value="NaN">
                <text:p>NaN</text:p>
              </table:table-cell>
              <table:table-cell office:value-type="float" office:value="9.110222">
                <text:p>9.1102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3.071551">
                <text:p>13.071551</text:p>
              </table:table-cell>
              <table:table-cell office:value-type="float" office:value="NaN">
                <text:p>NaN</text:p>
              </table:table-cell>
              <table:table-cell office:value-type="float" office:value="9.641615">
                <text:p>9.6416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.383887">
                <text:p>10.383887</text:p>
              </table:table-cell>
              <table:table-cell office:value-type="float" office:value="NaN">
                <text:p>NaN</text:p>
              </table:table-cell>
              <table:table-cell office:value-type="float" office:value="6.139417">
                <text:p>6.1394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420275">
                <text:p>9.420275</text:p>
              </table:table-cell>
              <table:table-cell office:value-type="float" office:value="NaN">
                <text:p>NaN</text:p>
              </table:table-cell>
              <table:table-cell office:value-type="float" office:value="8.473474">
                <text:p>8.4734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.467691">
                <text:p>14.467691</text:p>
              </table:table-cell>
              <table:table-cell office:value-type="float" office:value="NaN">
                <text:p>NaN</text:p>
              </table:table-cell>
              <table:table-cell office:value-type="float" office:value="6.996328">
                <text:p>6.996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